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833cm"/>
    </style:style>
    <style:style style:name="co2" style:family="table-column">
      <style:table-column-properties fo:break-before="auto" style:column-width="1.533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UraniumSpectrum" table:style-name="ta1">
        <table:shapes>
          <draw:frame draw:z-index="0" draw:style-name="gr1" draw:text-style-name="P1" svg:width="25.924cm" svg:height="19.31cm" svg:x="22.732cm" svg:y="4.941cm">
            <draw:object draw:notify-on-update-of-ranges="UraniumSpectrum.A2:UraniumSpectrum.A1500 UraniumSpectrum.C1:UraniumSpectrum.C1 UraniumSpectrum.C2:UraniumSpectrum.C150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ADC_BIN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SMOOTH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0" calcext:value-type="float">
            <text:p>530</text:p>
          </table:table-cell>
          <table:table-cell office:value-type="float" office:value="114.315789473684" calcext:value-type="float">
            <text:p>114,31578947368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office:value-type="float" office:value="60.4736842105263" calcext:value-type="float">
            <text:p>60,473684210526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8" calcext:value-type="float">
            <text:p>98</text:p>
          </table:table-cell>
          <table:table-cell office:value-type="float" office:value="51.4210526315789" calcext:value-type="float">
            <text:p>51,421052631578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1" calcext:value-type="float">
            <text:p>81</text:p>
          </table:table-cell>
          <table:table-cell office:value-type="float" office:value="43.1578947368421" calcext:value-type="float">
            <text:p>43,157894736842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1" calcext:value-type="float">
            <text:p>61</text:p>
          </table:table-cell>
          <table:table-cell office:value-type="float" office:value="37.5789473684211" calcext:value-type="float">
            <text:p>37,578947368421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office:value-type="float" office:value="32.3157894736842" calcext:value-type="float">
            <text:p>32,315789473684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2" calcext:value-type="float">
            <text:p>52</text:p>
          </table:table-cell>
          <table:table-cell office:value-type="float" office:value="28.421052631579" calcext:value-type="float">
            <text:p>28,42105263157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25.421052631579" calcext:value-type="float">
            <text:p>25,42105263157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float" office:value="22.7368421052632" calcext:value-type="float">
            <text:p>22,736842105263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20.5789473684211" calcext:value-type="float">
            <text:p>20,578947368421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8.9473684210526" calcext:value-type="float">
            <text:p>18,947368421052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17.7368421052632" calcext:value-type="float">
            <text:p>17,736842105263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6.4736842105263" calcext:value-type="float">
            <text:p>16,473684210526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5.4210526315789" calcext:value-type="float">
            <text:p>15,421052631578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4.7368421052632" calcext:value-type="float">
            <text:p>14,736842105263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4.0526315789474" calcext:value-type="float">
            <text:p>14,052631578947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3.2105263157895" calcext:value-type="float">
            <text:p>13,210526315789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12.4210526315789" calcext:value-type="float">
            <text:p>12,421052631578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2.6315789473684" calcext:value-type="float">
            <text:p>12,631578947368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2.8421052631579" calcext:value-type="float">
            <text:p>12,842105263157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3.6842105263158" calcext:value-type="float">
            <text:p>13,684210526315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14.6315789473684" calcext:value-type="float">
            <text:p>14,631578947368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15.8947368421053" calcext:value-type="float">
            <text:p>15,894736842105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8.9473684210526" calcext:value-type="float">
            <text:p>18,947368421052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20.6842105263158" calcext:value-type="float">
            <text:p>20,684210526315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23.1578947368421" calcext:value-type="float">
            <text:p>23,157894736842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25.3684210526316" calcext:value-type="float">
            <text:p>25,368421052631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27.3684210526316" calcext:value-type="float">
            <text:p>27,368421052631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32.7368421052632" calcext:value-type="float">
            <text:p>32,736842105263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35.7894736842105" calcext:value-type="float">
            <text:p>35,789473684210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38.8947368421053" calcext:value-type="float">
            <text:p>38,894736842105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42.2105263157895" calcext:value-type="float">
            <text:p>42,210526315789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45.7368421052632" calcext:value-type="float">
            <text:p>45,736842105263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49.1578947368421" calcext:value-type="float">
            <text:p>49,157894736842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52.2631578947368" calcext:value-type="float">
            <text:p>52,263157894736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55.2631578947368" calcext:value-type="float">
            <text:p>55,2631578947368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58.3157894736842" calcext:value-type="float">
            <text:p>58,315789473684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60.6842105263158" calcext:value-type="float">
            <text:p>60,684210526315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62.8421052631579" calcext:value-type="float">
            <text:p>62,842105263157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64.8947368421053" calcext:value-type="float">
            <text:p>64,894736842105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65.5789473684211" calcext:value-type="float">
            <text:p>65,578947368421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67.1052631578947" calcext:value-type="float">
            <text:p>67,105263157894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67.8421052631579" calcext:value-type="float">
            <text:p>67,842105263157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67.6842105263158" calcext:value-type="float">
            <text:p>67,6842105263158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68.8421052631579" calcext:value-type="float">
            <text:p>68,8421052631579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69.4736842105263" calcext:value-type="float">
            <text:p>69,4736842105263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70.4736842105263" calcext:value-type="float">
            <text:p>70,4736842105263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office:value-type="float" office:value="71.8421052631579" calcext:value-type="float">
            <text:p>71,842105263157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71.9473684210526" calcext:value-type="float">
            <text:p>71,947368421052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office:value-type="float" office:value="73.5789473684211" calcext:value-type="float">
            <text:p>73,578947368421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73.2105263157895" calcext:value-type="float">
            <text:p>73,210526315789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73.0526315789474" calcext:value-type="float">
            <text:p>73,0526315789474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73.7368421052632" calcext:value-type="float">
            <text:p>73,7368421052632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office:value-type="float" office:value="74.421052631579" calcext:value-type="float">
            <text:p>74,421052631579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3" calcext:value-type="float">
            <text:p>3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office:value-type="float" office:value="75.3157894736842" calcext:value-type="float">
            <text:p>75,3157894736842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float" office:value="75.421052631579" calcext:value-type="float">
            <text:p>75,421052631579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float" office:value="75.7894736842105" calcext:value-type="float">
            <text:p>75,789473684210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76.6315789473684" calcext:value-type="float">
            <text:p>76,6315789473684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77.8947368421053" calcext:value-type="float">
            <text:p>77,8947368421053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3" calcext:value-type="float">
            <text:p>3</text:p>
          </table:table-cell>
          <table:table-cell office:value-type="float" office:value="77.9473684210526" calcext:value-type="float">
            <text:p>77,9473684210526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78.8421052631579" calcext:value-type="float">
            <text:p>78,842105263157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79.8947368421053" calcext:value-type="float">
            <text:p>79,8947368421053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office:value-type="float" office:value="80.1578947368421" calcext:value-type="float">
            <text:p>80,1578947368421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float" office:value="80.8947368421053" calcext:value-type="float">
            <text:p>80,8947368421053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80.8947368421053" calcext:value-type="float">
            <text:p>80,8947368421053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office:value-type="float" office:value="81.3157894736842" calcext:value-type="float">
            <text:p>81,3157894736842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3" calcext:value-type="float">
            <text:p>3</text:p>
          </table:table-cell>
          <table:table-cell office:value-type="float" office:value="82.5263157894737" calcext:value-type="float">
            <text:p>82,5263157894737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3" calcext:value-type="float">
            <text:p>3</text:p>
          </table:table-cell>
          <table:table-cell office:value-type="float" office:value="83.0526315789474" calcext:value-type="float">
            <text:p>83,0526315789474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office:value-type="float" office:value="84.1578947368421" calcext:value-type="float">
            <text:p>84,157894736842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3" calcext:value-type="float">
            <text:p>3</text:p>
          </table:table-cell>
          <table:table-cell office:value-type="float" office:value="86.0526315789474" calcext:value-type="float">
            <text:p>86,0526315789474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4" calcext:value-type="float">
            <text:p>4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office:value-type="float" office:value="86.5263157894737" calcext:value-type="float">
            <text:p>86,5263157894737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office:value-type="float" office:value="87.8947368421053" calcext:value-type="float">
            <text:p>87,8947368421053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2" calcext:value-type="float">
            <text:p>2</text:p>
          </table:table-cell>
          <table:table-cell office:value-type="float" office:value="88.6315789473684" calcext:value-type="float">
            <text:p>88,6315789473684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float" office:value="89.6315789473684" calcext:value-type="float">
            <text:p>89,6315789473684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float" office:value="90.6842105263158" calcext:value-type="float">
            <text:p>90,6842105263158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4" calcext:value-type="float">
            <text:p>4</text:p>
          </table:table-cell>
          <table:table-cell office:value-type="float" office:value="91.2631578947368" calcext:value-type="float">
            <text:p>91,263157894736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office:value-type="float" office:value="91.3157894736842" calcext:value-type="float">
            <text:p>91,3157894736842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office:value-type="float" office:value="91.6842105263158" calcext:value-type="float">
            <text:p>91,6842105263158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3" calcext:value-type="float">
            <text:p>3</text:p>
          </table:table-cell>
          <table:table-cell office:value-type="float" office:value="92.1578947368421" calcext:value-type="float">
            <text:p>92,1578947368421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float" office:value="93.421052631579" calcext:value-type="float">
            <text:p>93,421052631579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5" calcext:value-type="float">
            <text:p>5</text:p>
          </table:table-cell>
          <table:table-cell office:value-type="float" office:value="96.8947368421053" calcext:value-type="float">
            <text:p>96,8947368421053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3" calcext:value-type="float">
            <text:p>3</text:p>
          </table:table-cell>
          <table:table-cell office:value-type="float" office:value="97.4736842105263" calcext:value-type="float">
            <text:p>97,4736842105263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office:value-type="float" office:value="100.894736842105" calcext:value-type="float">
            <text:p>100,89473684210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6" calcext:value-type="float">
            <text:p>6</text:p>
          </table:table-cell>
          <table:table-cell office:value-type="float" office:value="102.947368421053" calcext:value-type="float">
            <text:p>102,947368421053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office:value-type="float" office:value="103.842105263158" calcext:value-type="float">
            <text:p>103,842105263158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office:value-type="float" office:value="105.105263157895" calcext:value-type="float">
            <text:p>105,105263157895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106.789473684211" calcext:value-type="float">
            <text:p>106,789473684211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4" calcext:value-type="float">
            <text:p>4</text:p>
          </table:table-cell>
          <table:table-cell office:value-type="float" office:value="107.368421052632" calcext:value-type="float">
            <text:p>107,368421052632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3" calcext:value-type="float">
            <text:p>3</text:p>
          </table:table-cell>
          <table:table-cell office:value-type="float" office:value="108.105263157895" calcext:value-type="float">
            <text:p>108,105263157895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office:value-type="float" office:value="108.473684210526" calcext:value-type="float">
            <text:p>108,473684210526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float" office:value="109.105263157895" calcext:value-type="float">
            <text:p>109,105263157895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office:value-type="float" office:value="111.052631578947" calcext:value-type="float">
            <text:p>111,052631578947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office:value-type="float" office:value="113.789473684211" calcext:value-type="float">
            <text:p>113,78947368421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float" office:value="116.473684210526" calcext:value-type="float">
            <text:p>116,473684210526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office:value-type="float" office:value="118.421052631579" calcext:value-type="float">
            <text:p>118,421052631579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4" calcext:value-type="float">
            <text:p>4</text:p>
          </table:table-cell>
          <table:table-cell office:value-type="float" office:value="119.368421052632" calcext:value-type="float">
            <text:p>119,368421052632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6" calcext:value-type="float">
            <text:p>6</text:p>
          </table:table-cell>
          <table:table-cell office:value-type="float" office:value="119.631578947368" calcext:value-type="float">
            <text:p>119,631578947368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office:value-type="float" office:value="121.052631578947" calcext:value-type="float">
            <text:p>121,052631578947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3" calcext:value-type="float">
            <text:p>3</text:p>
          </table:table-cell>
          <table:table-cell office:value-type="float" office:value="122.947368421053" calcext:value-type="float">
            <text:p>122,947368421053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office:value-type="float" office:value="124.526315789474" calcext:value-type="float">
            <text:p>124,526315789474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4" calcext:value-type="float">
            <text:p>4</text:p>
          </table:table-cell>
          <table:table-cell office:value-type="float" office:value="123.789473684211" calcext:value-type="float">
            <text:p>123,789473684211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5" calcext:value-type="float">
            <text:p>5</text:p>
          </table:table-cell>
          <table:table-cell office:value-type="float" office:value="124.210526315789" calcext:value-type="float">
            <text:p>124,210526315789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3" calcext:value-type="float">
            <text:p>3</text:p>
          </table:table-cell>
          <table:table-cell office:value-type="float" office:value="125.526315789474" calcext:value-type="float">
            <text:p>125,526315789474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3" calcext:value-type="float">
            <text:p>3</text:p>
          </table:table-cell>
          <table:table-cell office:value-type="float" office:value="127.105263157895" calcext:value-type="float">
            <text:p>127,105263157895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  <table:table-cell office:value-type="float" office:value="127.736842105263" calcext:value-type="float">
            <text:p>127,736842105263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3" calcext:value-type="float">
            <text:p>3</text:p>
          </table:table-cell>
          <table:table-cell office:value-type="float" office:value="127.631578947368" calcext:value-type="float">
            <text:p>127,631578947368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office:value-type="float" office:value="128.526315789474" calcext:value-type="float">
            <text:p>128,526315789474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office:value-type="float" office:value="129.947368421053" calcext:value-type="float">
            <text:p>129,947368421053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office:value-type="float" office:value="131.789473684211" calcext:value-type="float">
            <text:p>131,789473684211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2" calcext:value-type="float">
            <text:p>2</text:p>
          </table:table-cell>
          <table:table-cell office:value-type="float" office:value="133.421052631579" calcext:value-type="float">
            <text:p>133,421052631579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2" calcext:value-type="float">
            <text:p>2</text:p>
          </table:table-cell>
          <table:table-cell office:value-type="float" office:value="133.736842105263" calcext:value-type="float">
            <text:p>133,736842105263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2" calcext:value-type="float">
            <text:p>2</text:p>
          </table:table-cell>
          <table:table-cell office:value-type="float" office:value="135.684210526316" calcext:value-type="float">
            <text:p>135,684210526316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3" calcext:value-type="float">
            <text:p>3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4" calcext:value-type="float">
            <text:p>4</text:p>
          </table:table-cell>
          <table:table-cell office:value-type="float" office:value="136.894736842105" calcext:value-type="float">
            <text:p>136,894736842105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4" calcext:value-type="float">
            <text:p>4</text:p>
          </table:table-cell>
          <table:table-cell office:value-type="float" office:value="138.736842105263" calcext:value-type="float">
            <text:p>138,736842105263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3" calcext:value-type="float">
            <text:p>3</text:p>
          </table:table-cell>
          <table:table-cell office:value-type="float" office:value="140.210526315789" calcext:value-type="float">
            <text:p>140,210526315789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6" calcext:value-type="float">
            <text:p>6</text:p>
          </table:table-cell>
          <table:table-cell office:value-type="float" office:value="141.263157894737" calcext:value-type="float">
            <text:p>141,263157894737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3" calcext:value-type="float">
            <text:p>3</text:p>
          </table:table-cell>
          <table:table-cell office:value-type="float" office:value="142.578947368421" calcext:value-type="float">
            <text:p>142,578947368421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office:value-type="float" office:value="142.736842105263" calcext:value-type="float">
            <text:p>142,736842105263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3" calcext:value-type="float">
            <text:p>3</text:p>
          </table:table-cell>
          <table:table-cell office:value-type="float" office:value="145.210526315789" calcext:value-type="float">
            <text:p>145,210526315789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office:value-type="float" office:value="146.210526315789" calcext:value-type="float">
            <text:p>146,21052631578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145.157894736842" calcext:value-type="float">
            <text:p>145,157894736842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2" calcext:value-type="float">
            <text:p>2</text:p>
          </table:table-cell>
          <table:table-cell office:value-type="float" office:value="145.526315789474" calcext:value-type="float">
            <text:p>145,526315789474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office:value-type="float" office:value="146.421052631579" calcext:value-type="float">
            <text:p>146,421052631579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6" calcext:value-type="float">
            <text:p>6</text:p>
          </table:table-cell>
          <table:table-cell office:value-type="float" office:value="149.894736842105" calcext:value-type="float">
            <text:p>149,894736842105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2" calcext:value-type="float">
            <text:p>2</text:p>
          </table:table-cell>
          <table:table-cell office:value-type="float" office:value="152.315789473684" calcext:value-type="float">
            <text:p>152,315789473684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office:value-type="float" office:value="155.210526315789" calcext:value-type="float">
            <text:p>155,210526315789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office:value-type="float" office:value="157.421052631579" calcext:value-type="float">
            <text:p>157,421052631579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5" calcext:value-type="float">
            <text:p>5</text:p>
          </table:table-cell>
          <table:table-cell office:value-type="float" office:value="161.368421052632" calcext:value-type="float">
            <text:p>161,368421052632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office:value-type="float" office:value="163.578947368421" calcext:value-type="float">
            <text:p>163,578947368421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2" calcext:value-type="float">
            <text:p>2</text:p>
          </table:table-cell>
          <table:table-cell office:value-type="float" office:value="167.631578947368" calcext:value-type="float">
            <text:p>167,631578947368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3" calcext:value-type="float">
            <text:p>3</text:p>
          </table:table-cell>
          <table:table-cell office:value-type="float" office:value="171.894736842105" calcext:value-type="float">
            <text:p>171,894736842105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3" calcext:value-type="float">
            <text:p>3</text:p>
          </table:table-cell>
          <table:table-cell office:value-type="float" office:value="177.473684210526" calcext:value-type="float">
            <text:p>177,473684210526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office:value-type="float" office:value="180.052631578947" calcext:value-type="float">
            <text:p>180,052631578947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6" calcext:value-type="float">
            <text:p>6</text:p>
          </table:table-cell>
          <table:table-cell office:value-type="float" office:value="185.421052631579" calcext:value-type="float">
            <text:p>185,421052631579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office:value-type="float" office:value="189.684210526316" calcext:value-type="float">
            <text:p>189,684210526316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office:value-type="float" office:value="194.421052631579" calcext:value-type="float">
            <text:p>194,421052631579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office:value-type="float" office:value="199.210526315789" calcext:value-type="float">
            <text:p>199,210526315789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3" calcext:value-type="float">
            <text:p>3</text:p>
          </table:table-cell>
          <table:table-cell office:value-type="float" office:value="202.894736842105" calcext:value-type="float">
            <text:p>202,894736842105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0" calcext:value-type="float">
            <text:p>0</text:p>
          </table:table-cell>
          <table:table-cell office:value-type="float" office:value="205.368421052632" calcext:value-type="float">
            <text:p>205,36842105263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office:value-type="float" office:value="207.526315789474" calcext:value-type="float">
            <text:p>207,526315789474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office:value-type="float" office:value="209.789473684211" calcext:value-type="float">
            <text:p>209,789473684211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2" calcext:value-type="float">
            <text:p>12</text:p>
          </table:table-cell>
          <table:table-cell office:value-type="float" office:value="210.947368421053" calcext:value-type="float">
            <text:p>210,947368421053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8" calcext:value-type="float">
            <text:p>8</text:p>
          </table:table-cell>
          <table:table-cell office:value-type="float" office:value="211.052631578947" calcext:value-type="float">
            <text:p>211,052631578947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24" calcext:value-type="float">
            <text:p>24</text:p>
          </table:table-cell>
          <table:table-cell office:value-type="float" office:value="212.157894736842" calcext:value-type="float">
            <text:p>212,157894736842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34" calcext:value-type="float">
            <text:p>34</text:p>
          </table:table-cell>
          <table:table-cell office:value-type="float" office:value="212.052631578947" calcext:value-type="float">
            <text:p>212,052631578947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32" calcext:value-type="float">
            <text:p>32</text:p>
          </table:table-cell>
          <table:table-cell office:value-type="float" office:value="211.315789473684" calcext:value-type="float">
            <text:p>211,315789473684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43" calcext:value-type="float">
            <text:p>43</text:p>
          </table:table-cell>
          <table:table-cell office:value-type="float" office:value="209.210526315789" calcext:value-type="float">
            <text:p>209,210526315789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64" calcext:value-type="float">
            <text:p>64</text:p>
          </table:table-cell>
          <table:table-cell office:value-type="float" office:value="207.526315789474" calcext:value-type="float">
            <text:p>207,526315789474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76" calcext:value-type="float">
            <text:p>76</text:p>
          </table:table-cell>
          <table:table-cell office:value-type="float" office:value="201.684210526316" calcext:value-type="float">
            <text:p>201,684210526316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92" calcext:value-type="float">
            <text:p>92</text:p>
          </table:table-cell>
          <table:table-cell office:value-type="float" office:value="197.789473684211" calcext:value-type="float">
            <text:p>197,789473684211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74" calcext:value-type="float">
            <text:p>74</text:p>
          </table:table-cell>
          <table:table-cell office:value-type="float" office:value="191.421052631579" calcext:value-type="float">
            <text:p>191,421052631579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81" calcext:value-type="float">
            <text:p>81</text:p>
          </table:table-cell>
          <table:table-cell office:value-type="float" office:value="187.157894736842" calcext:value-type="float">
            <text:p>187,157894736842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73" calcext:value-type="float">
            <text:p>73</text:p>
          </table:table-cell>
          <table:table-cell office:value-type="float" office:value="182.526315789474" calcext:value-type="float">
            <text:p>182,526315789474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83" calcext:value-type="float">
            <text:p>83</text:p>
          </table:table-cell>
          <table:table-cell office:value-type="float" office:value="178.421052631579" calcext:value-type="float">
            <text:p>178,421052631579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60" calcext:value-type="float">
            <text:p>60</text:p>
          </table:table-cell>
          <table:table-cell office:value-type="float" office:value="173.421052631579" calcext:value-type="float">
            <text:p>173,421052631579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62" calcext:value-type="float">
            <text:p>62</text:p>
          </table:table-cell>
          <table:table-cell office:value-type="float" office:value="169.894736842105" calcext:value-type="float">
            <text:p>169,894736842105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37" calcext:value-type="float">
            <text:p>37</text:p>
          </table:table-cell>
          <table:table-cell office:value-type="float" office:value="165.947368421053" calcext:value-type="float">
            <text:p>165,947368421053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41" calcext:value-type="float">
            <text:p>41</text:p>
          </table:table-cell>
          <table:table-cell office:value-type="float" office:value="164.473684210526" calcext:value-type="float">
            <text:p>164,473684210526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32" calcext:value-type="float">
            <text:p>32</text:p>
          </table:table-cell>
          <table:table-cell office:value-type="float" office:value="161.526315789474" calcext:value-type="float">
            <text:p>161,526315789474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25" calcext:value-type="float">
            <text:p>25</text:p>
          </table:table-cell>
          <table:table-cell office:value-type="float" office:value="158.315789473684" calcext:value-type="float">
            <text:p>158,315789473684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8" calcext:value-type="float">
            <text:p>18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8" calcext:value-type="float">
            <text:p>18</text:p>
          </table:table-cell>
          <table:table-cell office:value-type="float" office:value="154.368421052632" calcext:value-type="float">
            <text:p>154,368421052632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1" calcext:value-type="float">
            <text:p>11</text:p>
          </table:table-cell>
          <table:table-cell office:value-type="float" office:value="151.947368421053" calcext:value-type="float">
            <text:p>151,947368421053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8" calcext:value-type="float">
            <text:p>8</text:p>
          </table:table-cell>
          <table:table-cell office:value-type="float" office:value="148.842105263158" calcext:value-type="float">
            <text:p>148,842105263158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office:value-type="float" office:value="145.421052631579" calcext:value-type="float">
            <text:p>145,421052631579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5" calcext:value-type="float">
            <text:p>5</text:p>
          </table:table-cell>
          <table:table-cell office:value-type="float" office:value="144.684210526316" calcext:value-type="float">
            <text:p>144,684210526316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8" calcext:value-type="float">
            <text:p>8</text:p>
          </table:table-cell>
          <table:table-cell office:value-type="float" office:value="144.210526315789" calcext:value-type="float">
            <text:p>144,210526315789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5" calcext:value-type="float">
            <text:p>5</text:p>
          </table:table-cell>
          <table:table-cell office:value-type="float" office:value="145.947368421053" calcext:value-type="float">
            <text:p>145,947368421053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5" calcext:value-type="float">
            <text:p>5</text:p>
          </table:table-cell>
          <table:table-cell office:value-type="float" office:value="145.842105263158" calcext:value-type="float">
            <text:p>145,842105263158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7" calcext:value-type="float">
            <text:p>7</text:p>
          </table:table-cell>
          <table:table-cell office:value-type="float" office:value="145.894736842105" calcext:value-type="float">
            <text:p>145,894736842105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0" calcext:value-type="float">
            <text:p>10</text:p>
          </table:table-cell>
          <table:table-cell office:value-type="float" office:value="147.684210526316" calcext:value-type="float">
            <text:p>147,684210526316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3" calcext:value-type="float">
            <text:p>3</text:p>
          </table:table-cell>
          <table:table-cell office:value-type="float" office:value="146.842105263158" calcext:value-type="float">
            <text:p>146,842105263158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5" calcext:value-type="float">
            <text:p>5</text:p>
          </table:table-cell>
          <table:table-cell office:value-type="float" office:value="143.947368421053" calcext:value-type="float">
            <text:p>143,947368421053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3" calcext:value-type="float">
            <text:p>3</text:p>
          </table:table-cell>
          <table:table-cell office:value-type="float" office:value="143.052631578947" calcext:value-type="float">
            <text:p>143,052631578947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3" calcext:value-type="float">
            <text:p>3</text:p>
          </table:table-cell>
          <table:table-cell office:value-type="float" office:value="141.736842105263" calcext:value-type="float">
            <text:p>141,736842105263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3" calcext:value-type="float">
            <text:p>3</text:p>
          </table:table-cell>
          <table:table-cell office:value-type="float" office:value="140.789473684211" calcext:value-type="float">
            <text:p>140,789473684211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3" calcext:value-type="float">
            <text:p>3</text:p>
          </table:table-cell>
          <table:table-cell office:value-type="float" office:value="139.473684210526" calcext:value-type="float">
            <text:p>139,473684210526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2" calcext:value-type="float">
            <text:p>2</text:p>
          </table:table-cell>
          <table:table-cell office:value-type="float" office:value="139.842105263158" calcext:value-type="float">
            <text:p>139,842105263158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2" calcext:value-type="float">
            <text:p>2</text:p>
          </table:table-cell>
          <table:table-cell office:value-type="float" office:value="138.263157894737" calcext:value-type="float">
            <text:p>138,263157894737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2" calcext:value-type="float">
            <text:p>2</text:p>
          </table:table-cell>
          <table:table-cell office:value-type="float" office:value="136.736842105263" calcext:value-type="float">
            <text:p>136,736842105263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3" calcext:value-type="float">
            <text:p>3</text:p>
          </table:table-cell>
          <table:table-cell office:value-type="float" office:value="136.473684210526" calcext:value-type="float">
            <text:p>136,473684210526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3" calcext:value-type="float">
            <text:p>3</text:p>
          </table:table-cell>
          <table:table-cell office:value-type="float" office:value="135.578947368421" calcext:value-type="float">
            <text:p>135,578947368421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4" calcext:value-type="float">
            <text:p>4</text:p>
          </table:table-cell>
          <table:table-cell office:value-type="float" office:value="136.578947368421" calcext:value-type="float">
            <text:p>136,578947368421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2" calcext:value-type="float">
            <text:p>2</text:p>
          </table:table-cell>
          <table:table-cell office:value-type="float" office:value="136.631578947368" calcext:value-type="float">
            <text:p>136,631578947368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3" calcext:value-type="float">
            <text:p>3</text:p>
          </table:table-cell>
          <table:table-cell office:value-type="float" office:value="136.526315789474" calcext:value-type="float">
            <text:p>136,526315789474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2" calcext:value-type="float">
            <text:p>2</text:p>
          </table:table-cell>
          <table:table-cell office:value-type="float" office:value="135.894736842105" calcext:value-type="float">
            <text:p>135,894736842105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5" calcext:value-type="float">
            <text:p>5</text:p>
          </table:table-cell>
          <table:table-cell office:value-type="float" office:value="134.052631578947" calcext:value-type="float">
            <text:p>134,052631578947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4" calcext:value-type="float">
            <text:p>4</text:p>
          </table:table-cell>
          <table:table-cell office:value-type="float" office:value="133.421052631579" calcext:value-type="float">
            <text:p>133,421052631579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office:value-type="float" office:value="132.631578947368" calcext:value-type="float">
            <text:p>132,63157894736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130.210526315789" calcext:value-type="float">
            <text:p>130,210526315789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6" calcext:value-type="float">
            <text:p>6</text:p>
          </table:table-cell>
          <table:table-cell office:value-type="float" office:value="129.947368421053" calcext:value-type="float">
            <text:p>129,947368421053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4" calcext:value-type="float">
            <text:p>4</text:p>
          </table:table-cell>
          <table:table-cell office:value-type="float" office:value="130.789473684211" calcext:value-type="float">
            <text:p>130,789473684211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3" calcext:value-type="float">
            <text:p>3</text:p>
          </table:table-cell>
          <table:table-cell office:value-type="float" office:value="130.315789473684" calcext:value-type="float">
            <text:p>130,315789473684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5" calcext:value-type="float">
            <text:p>5</text:p>
          </table:table-cell>
          <table:table-cell office:value-type="float" office:value="130.789473684211" calcext:value-type="float">
            <text:p>130,789473684211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4" calcext:value-type="float">
            <text:p>4</text:p>
          </table:table-cell>
          <table:table-cell office:value-type="float" office:value="132.105263157895" calcext:value-type="float">
            <text:p>132,105263157895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5" calcext:value-type="float">
            <text:p>5</text:p>
          </table:table-cell>
          <table:table-cell office:value-type="float" office:value="132.631578947368" calcext:value-type="float">
            <text:p>132,631578947368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6" calcext:value-type="float">
            <text:p>6</text:p>
          </table:table-cell>
          <table:table-cell office:value-type="float" office:value="132.157894736842" calcext:value-type="float">
            <text:p>132,157894736842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1" calcext:value-type="float">
            <text:p>1</text:p>
          </table:table-cell>
          <table:table-cell office:value-type="float" office:value="132.789473684211" calcext:value-type="float">
            <text:p>132,789473684211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3" calcext:value-type="float">
            <text:p>3</text:p>
          </table:table-cell>
          <table:table-cell office:value-type="float" office:value="133.842105263158" calcext:value-type="float">
            <text:p>133,842105263158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4" calcext:value-type="float">
            <text:p>4</text:p>
          </table:table-cell>
          <table:table-cell office:value-type="float" office:value="134.684210526316" calcext:value-type="float">
            <text:p>134,684210526316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2" calcext:value-type="float">
            <text:p>2</text:p>
          </table:table-cell>
          <table:table-cell office:value-type="float" office:value="136.210526315789" calcext:value-type="float">
            <text:p>136,210526315789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2" calcext:value-type="float">
            <text:p>2</text:p>
          </table:table-cell>
          <table:table-cell office:value-type="float" office:value="137.578947368421" calcext:value-type="float">
            <text:p>137,578947368421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" calcext:value-type="float">
            <text:p>1</text:p>
          </table:table-cell>
          <table:table-cell office:value-type="float" office:value="139.578947368421" calcext:value-type="float">
            <text:p>139,578947368421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5" calcext:value-type="float">
            <text:p>5</text:p>
          </table:table-cell>
          <table:table-cell office:value-type="float" office:value="140.263157894737" calcext:value-type="float">
            <text:p>140,263157894737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3" calcext:value-type="float">
            <text:p>3</text:p>
          </table:table-cell>
          <table:table-cell office:value-type="float" office:value="140.526315789474" calcext:value-type="float">
            <text:p>140,526315789474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3" calcext:value-type="float">
            <text:p>3</text:p>
          </table:table-cell>
          <table:table-cell office:value-type="float" office:value="140.631578947368" calcext:value-type="float">
            <text:p>140,631578947368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1" calcext:value-type="float">
            <text:p>1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4" calcext:value-type="float">
            <text:p>4</text:p>
          </table:table-cell>
          <table:table-cell office:value-type="float" office:value="143.263157894737" calcext:value-type="float">
            <text:p>143,263157894737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3" calcext:value-type="float">
            <text:p>3</text:p>
          </table:table-cell>
          <table:table-cell office:value-type="float" office:value="146.684210526316" calcext:value-type="float">
            <text:p>146,684210526316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" calcext:value-type="float">
            <text:p>0</text:p>
          </table:table-cell>
          <table:table-cell office:value-type="float" office:value="148.631578947368" calcext:value-type="float">
            <text:p>148,631578947368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3" calcext:value-type="float">
            <text:p>3</text:p>
          </table:table-cell>
          <table:table-cell office:value-type="float" office:value="150.578947368421" calcext:value-type="float">
            <text:p>150,578947368421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3" calcext:value-type="float">
            <text:p>3</text:p>
          </table:table-cell>
          <table:table-cell office:value-type="float" office:value="153.210526315789" calcext:value-type="float">
            <text:p>153,210526315789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5" calcext:value-type="float">
            <text:p>5</text:p>
          </table:table-cell>
          <table:table-cell office:value-type="float" office:value="153.157894736842" calcext:value-type="float">
            <text:p>153,157894736842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3" calcext:value-type="float">
            <text:p>3</text:p>
          </table:table-cell>
          <table:table-cell office:value-type="float" office:value="152.578947368421" calcext:value-type="float">
            <text:p>152,578947368421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" calcext:value-type="float">
            <text:p>1</text:p>
          </table:table-cell>
          <table:table-cell office:value-type="float" office:value="153.578947368421" calcext:value-type="float">
            <text:p>153,578947368421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5" calcext:value-type="float">
            <text:p>5</text:p>
          </table:table-cell>
          <table:table-cell office:value-type="float" office:value="156.052631578947" calcext:value-type="float">
            <text:p>156,052631578947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6" calcext:value-type="float">
            <text:p>6</text:p>
          </table:table-cell>
          <table:table-cell office:value-type="float" office:value="158.526315789474" calcext:value-type="float">
            <text:p>158,526315789474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3" calcext:value-type="float">
            <text:p>3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5" calcext:value-type="float">
            <text:p>5</text:p>
          </table:table-cell>
          <table:table-cell office:value-type="float" office:value="162.210526315789" calcext:value-type="float">
            <text:p>162,210526315789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4" calcext:value-type="float">
            <text:p>4</text:p>
          </table:table-cell>
          <table:table-cell office:value-type="float" office:value="164.578947368421" calcext:value-type="float">
            <text:p>164,578947368421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" calcext:value-type="float">
            <text:p>1</text:p>
          </table:table-cell>
          <table:table-cell office:value-type="float" office:value="165.578947368421" calcext:value-type="float">
            <text:p>165,578947368421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4" calcext:value-type="float">
            <text:p>4</text:p>
          </table:table-cell>
          <table:table-cell office:value-type="float" office:value="168.105263157895" calcext:value-type="float">
            <text:p>168,105263157895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3" calcext:value-type="float">
            <text:p>3</text:p>
          </table:table-cell>
          <table:table-cell office:value-type="float" office:value="171.263157894737" calcext:value-type="float">
            <text:p>171,263157894737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0" calcext:value-type="float">
            <text:p>0</text:p>
          </table:table-cell>
          <table:table-cell office:value-type="float" office:value="174.473684210526" calcext:value-type="float">
            <text:p>174,473684210526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4" calcext:value-type="float">
            <text:p>4</text:p>
          </table:table-cell>
          <table:table-cell office:value-type="float" office:value="178.894736842105" calcext:value-type="float">
            <text:p>178,894736842105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4" calcext:value-type="float">
            <text:p>4</text:p>
          </table:table-cell>
          <table:table-cell office:value-type="float" office:value="182.421052631579" calcext:value-type="float">
            <text:p>182,421052631579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4" calcext:value-type="float">
            <text:p>4</text:p>
          </table:table-cell>
          <table:table-cell office:value-type="float" office:value="185.947368421053" calcext:value-type="float">
            <text:p>185,947368421053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5" calcext:value-type="float">
            <text:p>5</text:p>
          </table:table-cell>
          <table:table-cell office:value-type="float" office:value="188.894736842105" calcext:value-type="float">
            <text:p>188,894736842105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5" calcext:value-type="float">
            <text:p>5</text:p>
          </table:table-cell>
          <table:table-cell office:value-type="float" office:value="190.421052631579" calcext:value-type="float">
            <text:p>190,421052631579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7" calcext:value-type="float">
            <text:p>7</text:p>
          </table:table-cell>
          <table:table-cell office:value-type="float" office:value="190.210526315789" calcext:value-type="float">
            <text:p>190,210526315789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3" calcext:value-type="float">
            <text:p>3</text:p>
          </table:table-cell>
          <table:table-cell office:value-type="float" office:value="192.157894736842" calcext:value-type="float">
            <text:p>192,157894736842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5" calcext:value-type="float">
            <text:p>5</text:p>
          </table:table-cell>
          <table:table-cell office:value-type="float" office:value="197.052631578947" calcext:value-type="float">
            <text:p>197,052631578947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5" calcext:value-type="float">
            <text:p>5</text:p>
          </table:table-cell>
          <table:table-cell office:value-type="float" office:value="201.421052631579" calcext:value-type="float">
            <text:p>201,421052631579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4" calcext:value-type="float">
            <text:p>4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3" calcext:value-type="float">
            <text:p>3</text:p>
          </table:table-cell>
          <table:table-cell office:value-type="float" office:value="207.368421052632" calcext:value-type="float">
            <text:p>207,368421052632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3" calcext:value-type="float">
            <text:p>3</text:p>
          </table:table-cell>
          <table:table-cell office:value-type="float" office:value="209.736842105263" calcext:value-type="float">
            <text:p>209,736842105263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5" calcext:value-type="float">
            <text:p>5</text:p>
          </table:table-cell>
          <table:table-cell office:value-type="float" office:value="212.578947368421" calcext:value-type="float">
            <text:p>212,578947368421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4" calcext:value-type="float">
            <text:p>4</text:p>
          </table:table-cell>
          <table:table-cell office:value-type="float" office:value="216.263157894737" calcext:value-type="float">
            <text:p>216,263157894737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4" calcext:value-type="float">
            <text:p>4</text:p>
          </table:table-cell>
          <table:table-cell office:value-type="float" office:value="219" calcext:value-type="float">
            <text:p>219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222.578947368421" calcext:value-type="float">
            <text:p>222,578947368421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3" calcext:value-type="float">
            <text:p>3</text:p>
          </table:table-cell>
          <table:table-cell office:value-type="float" office:value="225.368421052632" calcext:value-type="float">
            <text:p>225,368421052632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7" calcext:value-type="float">
            <text:p>7</text:p>
          </table:table-cell>
          <table:table-cell office:value-type="float" office:value="229.105263157895" calcext:value-type="float">
            <text:p>229,105263157895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" calcext:value-type="float">
            <text:p>1</text:p>
          </table:table-cell>
          <table:table-cell office:value-type="float" office:value="232.684210526316" calcext:value-type="float">
            <text:p>232,684210526316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3" calcext:value-type="float">
            <text:p>3</text:p>
          </table:table-cell>
          <table:table-cell office:value-type="float" office:value="235.526315789474" calcext:value-type="float">
            <text:p>235,526315789474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6" calcext:value-type="float">
            <text:p>6</text:p>
          </table:table-cell>
          <table:table-cell office:value-type="float" office:value="239.421052631579" calcext:value-type="float">
            <text:p>239,421052631579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float" office:value="239.526315789474" calcext:value-type="float">
            <text:p>239,526315789474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4" calcext:value-type="float">
            <text:p>4</text:p>
          </table:table-cell>
          <table:table-cell office:value-type="float" office:value="241.473684210526" calcext:value-type="float">
            <text:p>241,473684210526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7" calcext:value-type="float">
            <text:p>7</text:p>
          </table:table-cell>
          <table:table-cell office:value-type="float" office:value="245.789473684211" calcext:value-type="float">
            <text:p>245,789473684211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6" calcext:value-type="float">
            <text:p>6</text:p>
          </table:table-cell>
          <table:table-cell office:value-type="float" office:value="251.473684210526" calcext:value-type="float">
            <text:p>251,473684210526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6" calcext:value-type="float">
            <text:p>6</text:p>
          </table:table-cell>
          <table:table-cell office:value-type="float" office:value="255.052631578947" calcext:value-type="float">
            <text:p>255,052631578947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9" calcext:value-type="float">
            <text:p>9</text:p>
          </table:table-cell>
          <table:table-cell office:value-type="float" office:value="258.631578947368" calcext:value-type="float">
            <text:p>258,631578947368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8" calcext:value-type="float">
            <text:p>8</text:p>
          </table:table-cell>
          <table:table-cell office:value-type="float" office:value="261.052631578947" calcext:value-type="float">
            <text:p>261,052631578947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11" calcext:value-type="float">
            <text:p>11</text:p>
          </table:table-cell>
          <table:table-cell office:value-type="float" office:value="265.421052631579" calcext:value-type="float">
            <text:p>265,421052631579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5" calcext:value-type="float">
            <text:p>5</text:p>
          </table:table-cell>
          <table:table-cell office:value-type="float" office:value="268.473684210526" calcext:value-type="float">
            <text:p>268,473684210526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3" calcext:value-type="float">
            <text:p>3</text:p>
          </table:table-cell>
          <table:table-cell office:value-type="float" office:value="273.105263157895" calcext:value-type="float">
            <text:p>273,105263157895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6" calcext:value-type="float">
            <text:p>6</text:p>
          </table:table-cell>
          <table:table-cell office:value-type="float" office:value="278.736842105263" calcext:value-type="float">
            <text:p>278,736842105263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6" calcext:value-type="float">
            <text:p>6</text:p>
          </table:table-cell>
          <table:table-cell office:value-type="float" office:value="285.105263157895" calcext:value-type="float">
            <text:p>285,105263157895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7" calcext:value-type="float">
            <text:p>7</text:p>
          </table:table-cell>
          <table:table-cell office:value-type="float" office:value="290.052631578947" calcext:value-type="float">
            <text:p>290,052631578947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3" calcext:value-type="float">
            <text:p>3</text:p>
          </table:table-cell>
          <table:table-cell office:value-type="float" office:value="293.368421052632" calcext:value-type="float">
            <text:p>293,368421052632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5" calcext:value-type="float">
            <text:p>5</text:p>
          </table:table-cell>
          <table:table-cell office:value-type="float" office:value="295.578947368421" calcext:value-type="float">
            <text:p>295,578947368421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9" calcext:value-type="float">
            <text:p>9</text:p>
          </table:table-cell>
          <table:table-cell office:value-type="float" office:value="299.315789473684" calcext:value-type="float">
            <text:p>299,315789473684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9" calcext:value-type="float">
            <text:p>9</text:p>
          </table:table-cell>
          <table:table-cell office:value-type="float" office:value="301.894736842105" calcext:value-type="float">
            <text:p>301,894736842105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5" calcext:value-type="float">
            <text:p>5</text:p>
          </table:table-cell>
          <table:table-cell office:value-type="float" office:value="305.684210526316" calcext:value-type="float">
            <text:p>305,684210526316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7" calcext:value-type="float">
            <text:p>7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5" calcext:value-type="float">
            <text:p>5</text:p>
          </table:table-cell>
          <table:table-cell office:value-type="float" office:value="318.473684210526" calcext:value-type="float">
            <text:p>318,473684210526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9" calcext:value-type="float">
            <text:p>9</text:p>
          </table:table-cell>
          <table:table-cell office:value-type="float" office:value="323.631578947368" calcext:value-type="float">
            <text:p>323,631578947368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9" calcext:value-type="float">
            <text:p>9</text:p>
          </table:table-cell>
          <table:table-cell office:value-type="float" office:value="328.157894736842" calcext:value-type="float">
            <text:p>328,157894736842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10" calcext:value-type="float">
            <text:p>10</text:p>
          </table:table-cell>
          <table:table-cell office:value-type="float" office:value="335.526315789474" calcext:value-type="float">
            <text:p>335,526315789474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7" calcext:value-type="float">
            <text:p>7</text:p>
          </table:table-cell>
          <table:table-cell office:value-type="float" office:value="340.947368421053" calcext:value-type="float">
            <text:p>340,947368421053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1" calcext:value-type="float">
            <text:p>11</text:p>
          </table:table-cell>
          <table:table-cell office:value-type="float" office:value="347.736842105263" calcext:value-type="float">
            <text:p>347,736842105263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6" calcext:value-type="float">
            <text:p>6</text:p>
          </table:table-cell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5" calcext:value-type="float">
            <text:p>5</text:p>
          </table:table-cell>
          <table:table-cell office:value-type="float" office:value="357.105263157895" calcext:value-type="float">
            <text:p>357,105263157895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5" calcext:value-type="float">
            <text:p>5</text:p>
          </table:table-cell>
          <table:table-cell office:value-type="float" office:value="362.789473684211" calcext:value-type="float">
            <text:p>362,789473684211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10" calcext:value-type="float">
            <text:p>10</text:p>
          </table:table-cell>
          <table:table-cell office:value-type="float" office:value="366.052631578947" calcext:value-type="float">
            <text:p>366,052631578947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6" calcext:value-type="float">
            <text:p>6</text:p>
          </table:table-cell>
          <table:table-cell office:value-type="float" office:value="369.789473684211" calcext:value-type="float">
            <text:p>369,789473684211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6" calcext:value-type="float">
            <text:p>6</text:p>
          </table:table-cell>
          <table:table-cell office:value-type="float" office:value="372.421052631579" calcext:value-type="float">
            <text:p>372,421052631579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7" calcext:value-type="float">
            <text:p>7</text:p>
          </table:table-cell>
          <table:table-cell office:value-type="float" office:value="374.684210526316" calcext:value-type="float">
            <text:p>374,684210526316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7" calcext:value-type="float">
            <text:p>7</text:p>
          </table:table-cell>
          <table:table-cell office:value-type="float" office:value="378.052631578947" calcext:value-type="float">
            <text:p>378,052631578947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9" calcext:value-type="float">
            <text:p>9</text:p>
          </table:table-cell>
          <table:table-cell office:value-type="float" office:value="382.631578947368" calcext:value-type="float">
            <text:p>382,631578947368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4" calcext:value-type="float">
            <text:p>14</text:p>
          </table:table-cell>
          <table:table-cell office:value-type="float" office:value="385.263157894737" calcext:value-type="float">
            <text:p>385,263157894737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8" calcext:value-type="float">
            <text:p>8</text:p>
          </table:table-cell>
          <table:table-cell office:value-type="float" office:value="391.21052631579" calcext:value-type="float">
            <text:p>391,21052631579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9" calcext:value-type="float">
            <text:p>9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7" calcext:value-type="float">
            <text:p>7</text:p>
          </table:table-cell>
          <table:table-cell office:value-type="float" office:value="397.789473684211" calcext:value-type="float">
            <text:p>397,789473684211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12" calcext:value-type="float">
            <text:p>12</text:p>
          </table:table-cell>
          <table:table-cell office:value-type="float" office:value="400.578947368421" calcext:value-type="float">
            <text:p>400,578947368421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5" calcext:value-type="float">
            <text:p>5</text:p>
          </table:table-cell>
          <table:table-cell office:value-type="float" office:value="404.368421052632" calcext:value-type="float">
            <text:p>404,368421052632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14" calcext:value-type="float">
            <text:p>14</text:p>
          </table:table-cell>
          <table:table-cell office:value-type="float" office:value="408.052631578947" calcext:value-type="float">
            <text:p>408,052631578947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8" calcext:value-type="float">
            <text:p>8</text:p>
          </table:table-cell>
          <table:table-cell office:value-type="float" office:value="408.157894736842" calcext:value-type="float">
            <text:p>408,157894736842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7" calcext:value-type="float">
            <text:p>7</text:p>
          </table:table-cell>
          <table:table-cell office:value-type="float" office:value="412.368421052632" calcext:value-type="float">
            <text:p>412,368421052632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7" calcext:value-type="float">
            <text:p>7</text:p>
          </table:table-cell>
          <table:table-cell office:value-type="float" office:value="412.21052631579" calcext:value-type="float">
            <text:p>412,21052631579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7" calcext:value-type="float">
            <text:p>17</text:p>
          </table:table-cell>
          <table:table-cell office:value-type="float" office:value="416.21052631579" calcext:value-type="float">
            <text:p>416,21052631579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4" calcext:value-type="float">
            <text:p>4</text:p>
          </table:table-cell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8" calcext:value-type="float">
            <text:p>8</text:p>
          </table:table-cell>
          <table:table-cell office:value-type="float" office:value="421.842105263158" calcext:value-type="float">
            <text:p>421,842105263158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9" calcext:value-type="float">
            <text:p>9</text:p>
          </table:table-cell>
          <table:table-cell office:value-type="float" office:value="422.842105263158" calcext:value-type="float">
            <text:p>422,842105263158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4" calcext:value-type="float">
            <text:p>4</text:p>
          </table:table-cell>
          <table:table-cell office:value-type="float" office:value="422.578947368421" calcext:value-type="float">
            <text:p>422,578947368421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5" calcext:value-type="float">
            <text:p>5</text:p>
          </table:table-cell>
          <table:table-cell office:value-type="float" office:value="421.21052631579" calcext:value-type="float">
            <text:p>421,21052631579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7" calcext:value-type="float">
            <text:p>7</text:p>
          </table:table-cell>
          <table:table-cell office:value-type="float" office:value="422.578947368421" calcext:value-type="float">
            <text:p>422,578947368421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9" calcext:value-type="float">
            <text:p>9</text:p>
          </table:table-cell>
          <table:table-cell office:value-type="float" office:value="423.894736842105" calcext:value-type="float">
            <text:p>423,894736842105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5" calcext:value-type="float">
            <text:p>5</text:p>
          </table:table-cell>
          <table:table-cell office:value-type="float" office:value="425.684210526316" calcext:value-type="float">
            <text:p>425,684210526316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9" calcext:value-type="float">
            <text:p>9</text:p>
          </table:table-cell>
          <table:table-cell office:value-type="float" office:value="426.789473684211" calcext:value-type="float">
            <text:p>426,789473684211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14" calcext:value-type="float">
            <text:p>14</text:p>
          </table:table-cell>
          <table:table-cell office:value-type="float" office:value="427.631578947368" calcext:value-type="float">
            <text:p>427,631578947368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7" calcext:value-type="float">
            <text:p>7</text:p>
          </table:table-cell>
          <table:table-cell office:value-type="float" office:value="427.263157894737" calcext:value-type="float">
            <text:p>427,263157894737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7" calcext:value-type="float">
            <text:p>7</text:p>
          </table:table-cell>
          <table:table-cell office:value-type="float" office:value="429.947368421053" calcext:value-type="float">
            <text:p>429,947368421053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7" calcext:value-type="float">
            <text:p>7</text:p>
          </table:table-cell>
          <table:table-cell office:value-type="float" office:value="426.894736842105" calcext:value-type="float">
            <text:p>426,894736842105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5" calcext:value-type="float">
            <text:p>5</text:p>
          </table:table-cell>
          <table:table-cell office:value-type="float" office:value="426.789473684211" calcext:value-type="float">
            <text:p>426,789473684211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5" calcext:value-type="float">
            <text:p>5</text:p>
          </table:table-cell>
          <table:table-cell office:value-type="float" office:value="425.157894736842" calcext:value-type="float">
            <text:p>425,157894736842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9" calcext:value-type="float">
            <text:p>9</text:p>
          </table:table-cell>
          <table:table-cell office:value-type="float" office:value="424.052631578947" calcext:value-type="float">
            <text:p>424,052631578947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5" calcext:value-type="float">
            <text:p>5</text:p>
          </table:table-cell>
          <table:table-cell office:value-type="float" office:value="423.21052631579" calcext:value-type="float">
            <text:p>423,21052631579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17" calcext:value-type="float">
            <text:p>17</text:p>
          </table:table-cell>
          <table:table-cell office:value-type="float" office:value="422.21052631579" calcext:value-type="float">
            <text:p>422,21052631579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17" calcext:value-type="float">
            <text:p>17</text:p>
          </table:table-cell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5" calcext:value-type="float">
            <text:p>5</text:p>
          </table:table-cell>
          <table:table-cell office:value-type="float" office:value="413.105263157895" calcext:value-type="float">
            <text:p>413,105263157895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7" calcext:value-type="float">
            <text:p>7</text:p>
          </table:table-cell>
          <table:table-cell office:value-type="float" office:value="407.421052631579" calcext:value-type="float">
            <text:p>407,421052631579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12" calcext:value-type="float">
            <text:p>12</text:p>
          </table:table-cell>
          <table:table-cell office:value-type="float" office:value="406.684210526316" calcext:value-type="float">
            <text:p>406,684210526316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7" calcext:value-type="float">
            <text:p>7</text:p>
          </table:table-cell>
          <table:table-cell office:value-type="float" office:value="404.842105263158" calcext:value-type="float">
            <text:p>404,842105263158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5" calcext:value-type="float">
            <text:p>5</text:p>
          </table:table-cell>
          <table:table-cell office:value-type="float" office:value="403.473684210526" calcext:value-type="float">
            <text:p>403,473684210526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8" calcext:value-type="float">
            <text:p>8</text:p>
          </table:table-cell>
          <table:table-cell office:value-type="float" office:value="400.421052631579" calcext:value-type="float">
            <text:p>400,421052631579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10" calcext:value-type="float">
            <text:p>10</text:p>
          </table:table-cell>
          <table:table-cell office:value-type="float" office:value="398.052631578947" calcext:value-type="float">
            <text:p>398,052631578947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6" calcext:value-type="float">
            <text:p>6</text:p>
          </table:table-cell>
          <table:table-cell office:value-type="float" office:value="393.21052631579" calcext:value-type="float">
            <text:p>393,21052631579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13" calcext:value-type="float">
            <text:p>13</text:p>
          </table:table-cell>
          <table:table-cell office:value-type="float" office:value="390.421052631579" calcext:value-type="float">
            <text:p>390,421052631579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13" calcext:value-type="float">
            <text:p>13</text:p>
          </table:table-cell>
          <table:table-cell office:value-type="float" office:value="384.789473684211" calcext:value-type="float">
            <text:p>384,789473684211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5" calcext:value-type="float">
            <text:p>5</text:p>
          </table:table-cell>
          <table:table-cell office:value-type="float" office:value="382.421052631579" calcext:value-type="float">
            <text:p>382,421052631579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4" calcext:value-type="float">
            <text:p>4</text:p>
          </table:table-cell>
          <table:table-cell office:value-type="float" office:value="379.526315789474" calcext:value-type="float">
            <text:p>379,526315789474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7" calcext:value-type="float">
            <text:p>7</text:p>
          </table:table-cell>
          <table:table-cell office:value-type="float" office:value="377.947368421053" calcext:value-type="float">
            <text:p>377,947368421053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5" calcext:value-type="float">
            <text:p>5</text:p>
          </table:table-cell>
          <table:table-cell office:value-type="float" office:value="374.315789473684" calcext:value-type="float">
            <text:p>374,315789473684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5" calcext:value-type="float">
            <text:p>5</text:p>
          </table:table-cell>
          <table:table-cell office:value-type="float" office:value="369.842105263158" calcext:value-type="float">
            <text:p>369,842105263158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11" calcext:value-type="float">
            <text:p>11</text:p>
          </table:table-cell>
          <table:table-cell office:value-type="float" office:value="364.315789473684" calcext:value-type="float">
            <text:p>364,315789473684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6" calcext:value-type="float">
            <text:p>6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6" calcext:value-type="float">
            <text:p>6</text:p>
          </table:table-cell>
          <table:table-cell office:value-type="float" office:value="352.789473684211" calcext:value-type="float">
            <text:p>352,789473684211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6" calcext:value-type="float">
            <text:p>6</text:p>
          </table:table-cell>
          <table:table-cell office:value-type="float" office:value="352.578947368421" calcext:value-type="float">
            <text:p>352,578947368421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4" calcext:value-type="float">
            <text:p>4</text:p>
          </table:table-cell>
          <table:table-cell office:value-type="float" office:value="352.105263157895" calcext:value-type="float">
            <text:p>352,105263157895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4" calcext:value-type="float">
            <text:p>4</text:p>
          </table:table-cell>
          <table:table-cell office:value-type="float" office:value="351.105263157895" calcext:value-type="float">
            <text:p>351,105263157895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3" calcext:value-type="float">
            <text:p>3</text:p>
          </table:table-cell>
          <table:table-cell office:value-type="float" office:value="347.052631578947" calcext:value-type="float">
            <text:p>347,052631578947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10" calcext:value-type="float">
            <text:p>10</text:p>
          </table:table-cell>
          <table:table-cell office:value-type="float" office:value="342.894736842105" calcext:value-type="float">
            <text:p>342,894736842105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7" calcext:value-type="float">
            <text:p>7</text:p>
          </table:table-cell>
          <table:table-cell office:value-type="float" office:value="335.684210526316" calcext:value-type="float">
            <text:p>335,684210526316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12" calcext:value-type="float">
            <text:p>12</text:p>
          </table:table-cell>
          <table:table-cell office:value-type="float" office:value="327.052631578947" calcext:value-type="float">
            <text:p>327,052631578947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3" calcext:value-type="float">
            <text:p>3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7" calcext:value-type="float">
            <text:p>7</text:p>
          </table:table-cell>
          <table:table-cell office:value-type="float" office:value="323.684210526316" calcext:value-type="float">
            <text:p>323,684210526316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9" calcext:value-type="float">
            <text:p>9</text:p>
          </table:table-cell>
          <table:table-cell office:value-type="float" office:value="320.736842105263" calcext:value-type="float">
            <text:p>320,736842105263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5" calcext:value-type="float">
            <text:p>5</text:p>
          </table:table-cell>
          <table:table-cell office:value-type="float" office:value="318.894736842105" calcext:value-type="float">
            <text:p>318,894736842105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5" calcext:value-type="float">
            <text:p>5</text:p>
          </table:table-cell>
          <table:table-cell office:value-type="float" office:value="315.894736842105" calcext:value-type="float">
            <text:p>315,894736842105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8" calcext:value-type="float">
            <text:p>8</text:p>
          </table:table-cell>
          <table:table-cell office:value-type="float" office:value="309.736842105263" calcext:value-type="float">
            <text:p>309,736842105263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7" calcext:value-type="float">
            <text:p>7</text:p>
          </table:table-cell>
          <table:table-cell office:value-type="float" office:value="305.947368421053" calcext:value-type="float">
            <text:p>305,947368421053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7" calcext:value-type="float">
            <text:p>7</text:p>
          </table:table-cell>
          <table:table-cell office:value-type="float" office:value="301.947368421053" calcext:value-type="float">
            <text:p>301,947368421053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5" calcext:value-type="float">
            <text:p>5</text:p>
          </table:table-cell>
          <table:table-cell office:value-type="float" office:value="300.157894736842" calcext:value-type="float">
            <text:p>300,157894736842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6" calcext:value-type="float">
            <text:p>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7" calcext:value-type="float">
            <text:p>7</text:p>
          </table:table-cell>
          <table:table-cell office:value-type="float" office:value="301.526315789474" calcext:value-type="float">
            <text:p>301,526315789474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10" calcext:value-type="float">
            <text:p>10</text:p>
          </table:table-cell>
          <table:table-cell office:value-type="float" office:value="303.526315789474" calcext:value-type="float">
            <text:p>303,526315789474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4" calcext:value-type="float">
            <text:p>4</text:p>
          </table:table-cell>
          <table:table-cell office:value-type="float" office:value="300.789473684211" calcext:value-type="float">
            <text:p>300,789473684211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3" calcext:value-type="float">
            <text:p>3</text:p>
          </table:table-cell>
          <table:table-cell office:value-type="float" office:value="298.052631578947" calcext:value-type="float">
            <text:p>298,052631578947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6" calcext:value-type="float">
            <text:p>6</text:p>
          </table:table-cell>
          <table:table-cell office:value-type="float" office:value="296.157894736842" calcext:value-type="float">
            <text:p>296,157894736842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6" calcext:value-type="float">
            <text:p>6</text:p>
          </table:table-cell>
          <table:table-cell office:value-type="float" office:value="296.631578947368" calcext:value-type="float">
            <text:p>296,631578947368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4" calcext:value-type="float">
            <text:p>4</text:p>
          </table:table-cell>
          <table:table-cell office:value-type="float" office:value="298.526315789474" calcext:value-type="float">
            <text:p>298,526315789474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3" calcext:value-type="float">
            <text:p>3</text:p>
          </table:table-cell>
          <table:table-cell office:value-type="float" office:value="303.526315789474" calcext:value-type="float">
            <text:p>303,526315789474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9" calcext:value-type="float">
            <text:p>9</text:p>
          </table:table-cell>
          <table:table-cell office:value-type="float" office:value="310.21052631579" calcext:value-type="float">
            <text:p>310,21052631579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8" calcext:value-type="float">
            <text:p>8</text:p>
          </table:table-cell>
          <table:table-cell office:value-type="float" office:value="312.21052631579" calcext:value-type="float">
            <text:p>312,21052631579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9" calcext:value-type="float">
            <text:p>9</text:p>
          </table:table-cell>
          <table:table-cell office:value-type="float" office:value="312.157894736842" calcext:value-type="float">
            <text:p>312,157894736842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13" calcext:value-type="float">
            <text:p>13</text:p>
          </table:table-cell>
          <table:table-cell office:value-type="float" office:value="313.684210526316" calcext:value-type="float">
            <text:p>313,684210526316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7" calcext:value-type="float">
            <text:p>7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3" calcext:value-type="float">
            <text:p>3</text:p>
          </table:table-cell>
          <table:table-cell office:value-type="float" office:value="312.526315789474" calcext:value-type="float">
            <text:p>312,526315789474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9" calcext:value-type="float">
            <text:p>9</text:p>
          </table:table-cell>
          <table:table-cell office:value-type="float" office:value="314.842105263158" calcext:value-type="float">
            <text:p>314,842105263158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10" calcext:value-type="float">
            <text:p>10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12" calcext:value-type="float">
            <text:p>12</text:p>
          </table:table-cell>
          <table:table-cell office:value-type="float" office:value="318.631578947368" calcext:value-type="float">
            <text:p>318,631578947368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8" calcext:value-type="float">
            <text:p>8</text:p>
          </table:table-cell>
          <table:table-cell office:value-type="float" office:value="320.526315789474" calcext:value-type="float">
            <text:p>320,526315789474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7" calcext:value-type="float">
            <text:p>7</text:p>
          </table:table-cell>
          <table:table-cell office:value-type="float" office:value="321.789473684211" calcext:value-type="float">
            <text:p>321,789473684211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11" calcext:value-type="float">
            <text:p>11</text:p>
          </table:table-cell>
          <table:table-cell office:value-type="float" office:value="322.473684210526" calcext:value-type="float">
            <text:p>322,473684210526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5" calcext:value-type="float">
            <text:p>5</text:p>
          </table:table-cell>
          <table:table-cell office:value-type="float" office:value="321.21052631579" calcext:value-type="float">
            <text:p>321,21052631579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7" calcext:value-type="float">
            <text:p>7</text:p>
          </table:table-cell>
          <table:table-cell office:value-type="float" office:value="324.526315789474" calcext:value-type="float">
            <text:p>324,526315789474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5" calcext:value-type="float">
            <text:p>5</text:p>
          </table:table-cell>
          <table:table-cell office:value-type="float" office:value="326.368421052632" calcext:value-type="float">
            <text:p>326,368421052632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10" calcext:value-type="float">
            <text:p>10</text:p>
          </table:table-cell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5" calcext:value-type="float">
            <text:p>5</text:p>
          </table:table-cell>
          <table:table-cell office:value-type="float" office:value="331.789473684211" calcext:value-type="float">
            <text:p>331,789473684211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8" calcext:value-type="float">
            <text:p>8</text:p>
          </table:table-cell>
          <table:table-cell office:value-type="float" office:value="332.631578947368" calcext:value-type="float">
            <text:p>332,631578947368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7" calcext:value-type="float">
            <text:p>7</text:p>
          </table:table-cell>
          <table:table-cell office:value-type="float" office:value="332.684210526316" calcext:value-type="float">
            <text:p>332,684210526316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3" calcext:value-type="float">
            <text:p>3</text:p>
          </table:table-cell>
          <table:table-cell office:value-type="float" office:value="333.21052631579" calcext:value-type="float">
            <text:p>333,21052631579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7" calcext:value-type="float">
            <text:p>7</text:p>
          </table:table-cell>
          <table:table-cell office:value-type="float" office:value="331.736842105263" calcext:value-type="float">
            <text:p>331,736842105263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16" calcext:value-type="float">
            <text:p>16</text:p>
          </table:table-cell>
          <table:table-cell office:value-type="float" office:value="333.21052631579" calcext:value-type="float">
            <text:p>333,21052631579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9" calcext:value-type="float">
            <text:p>9</text:p>
          </table:table-cell>
          <table:table-cell office:value-type="float" office:value="333.263157894737" calcext:value-type="float">
            <text:p>333,263157894737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6" calcext:value-type="float">
            <text:p>6</text:p>
          </table:table-cell>
          <table:table-cell office:value-type="float" office:value="335.526315789474" calcext:value-type="float">
            <text:p>335,526315789474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14" calcext:value-type="float">
            <text:p>14</text:p>
          </table:table-cell>
          <table:table-cell office:value-type="float" office:value="339.894736842105" calcext:value-type="float">
            <text:p>339,894736842105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6" calcext:value-type="float">
            <text:p>6</text:p>
          </table:table-cell>
          <table:table-cell office:value-type="float" office:value="342.736842105263" calcext:value-type="float">
            <text:p>342,736842105263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9" calcext:value-type="float">
            <text:p>9</text:p>
          </table:table-cell>
          <table:table-cell office:value-type="float" office:value="344.631578947368" calcext:value-type="float">
            <text:p>344,631578947368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11" calcext:value-type="float">
            <text:p>11</text:p>
          </table:table-cell>
          <table:table-cell office:value-type="float" office:value="347.736842105263" calcext:value-type="float">
            <text:p>347,736842105263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6" calcext:value-type="float">
            <text:p>6</text:p>
          </table:table-cell>
          <table:table-cell office:value-type="float" office:value="349.421052631579" calcext:value-type="float">
            <text:p>349,421052631579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6" calcext:value-type="float">
            <text:p>6</text:p>
          </table:table-cell>
          <table:table-cell office:value-type="float" office:value="351.473684210526" calcext:value-type="float">
            <text:p>351,473684210526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6" calcext:value-type="float">
            <text:p>6</text:p>
          </table:table-cell>
          <table:table-cell office:value-type="float" office:value="355.473684210526" calcext:value-type="float">
            <text:p>355,473684210526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14" calcext:value-type="float">
            <text:p>14</text:p>
          </table:table-cell>
          <table:table-cell office:value-type="float" office:value="358.157894736842" calcext:value-type="float">
            <text:p>358,157894736842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5" calcext:value-type="float">
            <text:p>5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11" calcext:value-type="float">
            <text:p>11</text:p>
          </table:table-cell>
          <table:table-cell office:value-type="float" office:value="363.736842105263" calcext:value-type="float">
            <text:p>363,736842105263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6" calcext:value-type="float">
            <text:p>6</text:p>
          </table:table-cell>
          <table:table-cell office:value-type="float" office:value="369.21052631579" calcext:value-type="float">
            <text:p>369,21052631579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6" calcext:value-type="float">
            <text:p>6</text:p>
          </table:table-cell>
          <table:table-cell office:value-type="float" office:value="372.21052631579" calcext:value-type="float">
            <text:p>372,21052631579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13" calcext:value-type="float">
            <text:p>13</text:p>
          </table:table-cell>
          <table:table-cell office:value-type="float" office:value="375.105263157895" calcext:value-type="float">
            <text:p>375,105263157895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8" calcext:value-type="float">
            <text:p>8</text:p>
          </table:table-cell>
          <table:table-cell office:value-type="float" office:value="376.578947368421" calcext:value-type="float">
            <text:p>376,578947368421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9" calcext:value-type="float">
            <text:p>9</text:p>
          </table:table-cell>
          <table:table-cell office:value-type="float" office:value="380.473684210526" calcext:value-type="float">
            <text:p>380,473684210526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8" calcext:value-type="float">
            <text:p>8</text:p>
          </table:table-cell>
          <table:table-cell office:value-type="float" office:value="387.21052631579" calcext:value-type="float">
            <text:p>387,21052631579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12" calcext:value-type="float">
            <text:p>12</text:p>
          </table:table-cell>
          <table:table-cell office:value-type="float" office:value="392.421052631579" calcext:value-type="float">
            <text:p>392,421052631579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5" calcext:value-type="float">
            <text:p>5</text:p>
          </table:table-cell>
          <table:table-cell office:value-type="float" office:value="397.052631578947" calcext:value-type="float">
            <text:p>397,052631578947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8" calcext:value-type="float">
            <text:p>8</text:p>
          </table:table-cell>
          <table:table-cell office:value-type="float" office:value="399.736842105263" calcext:value-type="float">
            <text:p>399,736842105263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9" calcext:value-type="float">
            <text:p>9</text:p>
          </table:table-cell>
          <table:table-cell office:value-type="float" office:value="402.789473684211" calcext:value-type="float">
            <text:p>402,789473684211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4" calcext:value-type="float">
            <text:p>4</text:p>
          </table:table-cell>
          <table:table-cell office:value-type="float" office:value="406.315789473684" calcext:value-type="float">
            <text:p>406,315789473684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8" calcext:value-type="float">
            <text:p>8</text:p>
          </table:table-cell>
          <table:table-cell office:value-type="float" office:value="409.631578947368" calcext:value-type="float">
            <text:p>409,631578947368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11" calcext:value-type="float">
            <text:p>11</text:p>
          </table:table-cell>
          <table:table-cell office:value-type="float" office:value="412.315789473684" calcext:value-type="float">
            <text:p>412,315789473684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9" calcext:value-type="float">
            <text:p>9</text:p>
          </table:table-cell>
          <table:table-cell office:value-type="float" office:value="415.842105263158" calcext:value-type="float">
            <text:p>415,842105263158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10" calcext:value-type="float">
            <text:p>10</text:p>
          </table:table-cell>
          <table:table-cell office:value-type="float" office:value="417.21052631579" calcext:value-type="float">
            <text:p>417,21052631579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10" calcext:value-type="float">
            <text:p>10</text:p>
          </table:table-cell>
          <table:table-cell office:value-type="float" office:value="420.684210526316" calcext:value-type="float">
            <text:p>420,684210526316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5" calcext:value-type="float">
            <text:p>5</text:p>
          </table:table-cell>
          <table:table-cell office:value-type="float" office:value="422.578947368421" calcext:value-type="float">
            <text:p>422,578947368421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10" calcext:value-type="float">
            <text:p>10</text:p>
          </table:table-cell>
          <table:table-cell office:value-type="float" office:value="424.894736842105" calcext:value-type="float">
            <text:p>424,894736842105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11" calcext:value-type="float">
            <text:p>11</text:p>
          </table:table-cell>
          <table:table-cell office:value-type="float" office:value="424.736842105263" calcext:value-type="float">
            <text:p>424,736842105263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19" calcext:value-type="float">
            <text:p>19</text:p>
          </table:table-cell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6" calcext:value-type="float">
            <text:p>6</text:p>
          </table:table-cell>
          <table:table-cell office:value-type="float" office:value="420.263157894737" calcext:value-type="float">
            <text:p>420,263157894737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12" calcext:value-type="float">
            <text:p>12</text:p>
          </table:table-cell>
          <table:table-cell office:value-type="float" office:value="422.052631578947" calcext:value-type="float">
            <text:p>422,052631578947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8" calcext:value-type="float">
            <text:p>8</text:p>
          </table:table-cell>
          <table:table-cell office:value-type="float" office:value="426.947368421053" calcext:value-type="float">
            <text:p>426,947368421053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20" calcext:value-type="float">
            <text:p>20</text:p>
          </table:table-cell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10" calcext:value-type="float">
            <text:p>10</text:p>
          </table:table-cell>
          <table:table-cell office:value-type="float" office:value="430.315789473684" calcext:value-type="float">
            <text:p>430,315789473684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9" calcext:value-type="float">
            <text:p>9</text:p>
          </table:table-cell>
          <table:table-cell office:value-type="float" office:value="430.21052631579" calcext:value-type="float">
            <text:p>430,21052631579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10" calcext:value-type="float">
            <text:p>10</text:p>
          </table:table-cell>
          <table:table-cell office:value-type="float" office:value="431.263157894737" calcext:value-type="float">
            <text:p>431,263157894737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11" calcext:value-type="float">
            <text:p>11</text:p>
          </table:table-cell>
          <table:table-cell office:value-type="float" office:value="432.947368421053" calcext:value-type="float">
            <text:p>432,947368421053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6" calcext:value-type="float">
            <text:p>6</text:p>
          </table:table-cell>
          <table:table-cell office:value-type="float" office:value="436.105263157895" calcext:value-type="float">
            <text:p>436,105263157895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10" calcext:value-type="float">
            <text:p>10</text:p>
          </table:table-cell>
          <table:table-cell office:value-type="float" office:value="436.947368421053" calcext:value-type="float">
            <text:p>436,947368421053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7" calcext:value-type="float">
            <text:p>7</text:p>
          </table:table-cell>
          <table:table-cell office:value-type="float" office:value="440.578947368421" calcext:value-type="float">
            <text:p>440,578947368421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9" calcext:value-type="float">
            <text:p>9</text:p>
          </table:table-cell>
          <table:table-cell office:value-type="float" office:value="443.052631578947" calcext:value-type="float">
            <text:p>443,052631578947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7" calcext:value-type="float">
            <text:p>7</text:p>
          </table:table-cell>
          <table:table-cell office:value-type="float" office:value="444.736842105263" calcext:value-type="float">
            <text:p>444,736842105263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11" calcext:value-type="float">
            <text:p>11</text:p>
          </table:table-cell>
          <table:table-cell office:value-type="float" office:value="448.684210526316" calcext:value-type="float">
            <text:p>448,684210526316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12" calcext:value-type="float">
            <text:p>12</text:p>
          </table:table-cell>
          <table:table-cell office:value-type="float" office:value="445.263157894737" calcext:value-type="float">
            <text:p>445,263157894737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13" calcext:value-type="float">
            <text:p>13</text:p>
          </table:table-cell>
          <table:table-cell office:value-type="float" office:value="444.105263157895" calcext:value-type="float">
            <text:p>444,105263157895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10" calcext:value-type="float">
            <text:p>10</text:p>
          </table:table-cell>
          <table:table-cell office:value-type="float" office:value="442.421052631579" calcext:value-type="float">
            <text:p>442,421052631579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14" calcext:value-type="float">
            <text:p>14</text:p>
          </table:table-cell>
          <table:table-cell office:value-type="float" office:value="446.684210526316" calcext:value-type="float">
            <text:p>446,684210526316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4" calcext:value-type="float">
            <text:p>4</text:p>
          </table:table-cell>
          <table:table-cell office:value-type="float" office:value="449.052631578947" calcext:value-type="float">
            <text:p>449,052631578947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9" calcext:value-type="float">
            <text:p>9</text:p>
          </table:table-cell>
          <table:table-cell office:value-type="float" office:value="450.421052631579" calcext:value-type="float">
            <text:p>450,421052631579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7" calcext:value-type="float">
            <text:p>7</text:p>
          </table:table-cell>
          <table:table-cell office:value-type="float" office:value="450.631578947368" calcext:value-type="float">
            <text:p>450,631578947368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7" calcext:value-type="float">
            <text:p>7</text:p>
          </table:table-cell>
          <table:table-cell office:value-type="float" office:value="447.894736842105" calcext:value-type="float">
            <text:p>447,894736842105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6" calcext:value-type="float">
            <text:p>6</text:p>
          </table:table-cell>
          <table:table-cell office:value-type="float" office:value="446.263157894737" calcext:value-type="float">
            <text:p>446,263157894737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10" calcext:value-type="float">
            <text:p>10</text:p>
          </table:table-cell>
          <table:table-cell office:value-type="float" office:value="445.578947368421" calcext:value-type="float">
            <text:p>445,578947368421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12" calcext:value-type="float">
            <text:p>12</text:p>
          </table:table-cell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7" calcext:value-type="float">
            <text:p>7</text:p>
          </table:table-cell>
          <table:table-cell office:value-type="float" office:value="440.315789473684" calcext:value-type="float">
            <text:p>440,315789473684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9" calcext:value-type="float">
            <text:p>9</text:p>
          </table:table-cell>
          <table:table-cell office:value-type="float" office:value="436.526315789474" calcext:value-type="float">
            <text:p>436,526315789474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7" calcext:value-type="float">
            <text:p>7</text:p>
          </table:table-cell>
          <table:table-cell office:value-type="float" office:value="432.631578947368" calcext:value-type="float">
            <text:p>432,631578947368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6" calcext:value-type="float">
            <text:p>6</text:p>
          </table:table-cell>
          <table:table-cell office:value-type="float" office:value="428.526315789474" calcext:value-type="float">
            <text:p>428,526315789474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15" calcext:value-type="float">
            <text:p>15</text:p>
          </table:table-cell>
          <table:table-cell office:value-type="float" office:value="422.736842105263" calcext:value-type="float">
            <text:p>422,736842105263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9" calcext:value-type="float">
            <text:p>9</text:p>
          </table:table-cell>
          <table:table-cell office:value-type="float" office:value="415.368421052632" calcext:value-type="float">
            <text:p>415,368421052632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8" calcext:value-type="float">
            <text:p>8</text:p>
          </table:table-cell>
          <table:table-cell office:value-type="float" office:value="410.842105263158" calcext:value-type="float">
            <text:p>410,842105263158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7" calcext:value-type="float">
            <text:p>7</text:p>
          </table:table-cell>
          <table:table-cell office:value-type="float" office:value="404.789473684211" calcext:value-type="float">
            <text:p>404,789473684211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6" calcext:value-type="float">
            <text:p>6</text:p>
          </table:table-cell>
          <table:table-cell office:value-type="float" office:value="405.421052631579" calcext:value-type="float">
            <text:p>405,421052631579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7" calcext:value-type="float">
            <text:p>7</text:p>
          </table:table-cell>
          <table:table-cell office:value-type="float" office:value="404.105263157895" calcext:value-type="float">
            <text:p>404,105263157895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10" calcext:value-type="float">
            <text:p>10</text:p>
          </table:table-cell>
          <table:table-cell office:value-type="float" office:value="400.684210526316" calcext:value-type="float">
            <text:p>400,684210526316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9" calcext:value-type="float">
            <text:p>9</text:p>
          </table:table-cell>
          <table:table-cell office:value-type="float" office:value="396.263157894737" calcext:value-type="float">
            <text:p>396,263157894737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5" calcext:value-type="float">
            <text:p>5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10" calcext:value-type="float">
            <text:p>10</text:p>
          </table:table-cell>
          <table:table-cell office:value-type="float" office:value="389.368421052632" calcext:value-type="float">
            <text:p>389,368421052632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7" calcext:value-type="float">
            <text:p>7</text:p>
          </table:table-cell>
          <table:table-cell office:value-type="float" office:value="385.789473684211" calcext:value-type="float">
            <text:p>385,789473684211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6" calcext:value-type="float">
            <text:p>6</text:p>
          </table:table-cell>
          <table:table-cell office:value-type="float" office:value="383.842105263158" calcext:value-type="float">
            <text:p>383,842105263158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10" calcext:value-type="float">
            <text:p>10</text:p>
          </table:table-cell>
          <table:table-cell office:value-type="float" office:value="378.578947368421" calcext:value-type="float">
            <text:p>378,578947368421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1" calcext:value-type="float">
            <text:p>1</text:p>
          </table:table-cell>
          <table:table-cell office:value-type="float" office:value="376.105263157895" calcext:value-type="float">
            <text:p>376,105263157895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8" calcext:value-type="float">
            <text:p>8</text:p>
          </table:table-cell>
          <table:table-cell office:value-type="float" office:value="371.894736842105" calcext:value-type="float">
            <text:p>371,894736842105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3" calcext:value-type="float">
            <text:p>3</text:p>
          </table:table-cell>
          <table:table-cell office:value-type="float" office:value="368.736842105263" calcext:value-type="float">
            <text:p>368,736842105263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9" calcext:value-type="float">
            <text:p>9</text:p>
          </table:table-cell>
          <table:table-cell office:value-type="float" office:value="365" calcext:value-type="float">
            <text:p>365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6" calcext:value-type="float">
            <text:p>6</text:p>
          </table:table-cell>
          <table:table-cell office:value-type="float" office:value="360.157894736842" calcext:value-type="float">
            <text:p>360,157894736842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13" calcext:value-type="float">
            <text:p>13</text:p>
          </table:table-cell>
          <table:table-cell office:value-type="float" office:value="355.526315789474" calcext:value-type="float">
            <text:p>355,526315789474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10" calcext:value-type="float">
            <text:p>10</text:p>
          </table:table-cell>
          <table:table-cell office:value-type="float" office:value="352.578947368421" calcext:value-type="float">
            <text:p>352,578947368421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7" calcext:value-type="float">
            <text:p>7</text:p>
          </table:table-cell>
          <table:table-cell office:value-type="float" office:value="351.315789473684" calcext:value-type="float">
            <text:p>351,315789473684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4" calcext:value-type="float">
            <text:p>4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10" calcext:value-type="float">
            <text:p>10</text:p>
          </table:table-cell>
          <table:table-cell office:value-type="float" office:value="345.105263157895" calcext:value-type="float">
            <text:p>345,105263157895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3" calcext:value-type="float">
            <text:p>3</text:p>
          </table:table-cell>
          <table:table-cell office:value-type="float" office:value="341.368421052632" calcext:value-type="float">
            <text:p>341,368421052632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5" calcext:value-type="float">
            <text:p>5</text:p>
          </table:table-cell>
          <table:table-cell office:value-type="float" office:value="337.21052631579" calcext:value-type="float">
            <text:p>337,21052631579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9" calcext:value-type="float">
            <text:p>9</text:p>
          </table:table-cell>
          <table:table-cell office:value-type="float" office:value="330.157894736842" calcext:value-type="float">
            <text:p>330,157894736842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12" calcext:value-type="float">
            <text:p>12</text:p>
          </table:table-cell>
          <table:table-cell office:value-type="float" office:value="324.21052631579" calcext:value-type="float">
            <text:p>324,21052631579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6" calcext:value-type="float">
            <text:p>6</text:p>
          </table:table-cell>
          <table:table-cell office:value-type="float" office:value="318.947368421053" calcext:value-type="float">
            <text:p>318,947368421053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9" calcext:value-type="float">
            <text:p>9</text:p>
          </table:table-cell>
          <table:table-cell office:value-type="float" office:value="315.105263157895" calcext:value-type="float">
            <text:p>315,105263157895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7" calcext:value-type="float">
            <text:p>7</text:p>
          </table:table-cell>
          <table:table-cell office:value-type="float" office:value="310.421052631579" calcext:value-type="float">
            <text:p>310,421052631579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8" calcext:value-type="float">
            <text:p>8</text:p>
          </table:table-cell>
          <table:table-cell office:value-type="float" office:value="304.842105263158" calcext:value-type="float">
            <text:p>304,842105263158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4" calcext:value-type="float">
            <text:p>4</text:p>
          </table:table-cell>
          <table:table-cell office:value-type="float" office:value="300.842105263158" calcext:value-type="float">
            <text:p>300,842105263158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5" calcext:value-type="float">
            <text:p>5</text:p>
          </table:table-cell>
          <table:table-cell office:value-type="float" office:value="296.368421052632" calcext:value-type="float">
            <text:p>296,368421052632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3" calcext:value-type="float">
            <text:p>3</text:p>
          </table:table-cell>
          <table:table-cell office:value-type="float" office:value="292.684210526316" calcext:value-type="float">
            <text:p>292,684210526316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2" calcext:value-type="float">
            <text:p>2</text:p>
          </table:table-cell>
          <table:table-cell office:value-type="float" office:value="286.263157894737" calcext:value-type="float">
            <text:p>286,263157894737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6" calcext:value-type="float">
            <text:p>6</text:p>
          </table:table-cell>
          <table:table-cell office:value-type="float" office:value="283.842105263158" calcext:value-type="float">
            <text:p>283,842105263158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7" calcext:value-type="float">
            <text:p>7</text:p>
          </table:table-cell>
          <table:table-cell office:value-type="float" office:value="280.578947368421" calcext:value-type="float">
            <text:p>280,578947368421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6" calcext:value-type="float">
            <text:p>6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4" calcext:value-type="float">
            <text:p>4</text:p>
          </table:table-cell>
          <table:table-cell office:value-type="float" office:value="274.578947368421" calcext:value-type="float">
            <text:p>274,578947368421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7" calcext:value-type="float">
            <text:p>7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4" calcext:value-type="float">
            <text:p>4</text:p>
          </table:table-cell>
          <table:table-cell office:value-type="float" office:value="266.526315789474" calcext:value-type="float">
            <text:p>266,526315789474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9" calcext:value-type="float">
            <text:p>9</text:p>
          </table:table-cell>
          <table:table-cell office:value-type="float" office:value="261.842105263158" calcext:value-type="float">
            <text:p>261,842105263158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5" calcext:value-type="float">
            <text:p>5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9" calcext:value-type="float">
            <text:p>9</text:p>
          </table:table-cell>
          <table:table-cell office:value-type="float" office:value="252.105263157895" calcext:value-type="float">
            <text:p>252,105263157895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4" calcext:value-type="float">
            <text:p>4</text:p>
          </table:table-cell>
          <table:table-cell office:value-type="float" office:value="252.210526315789" calcext:value-type="float">
            <text:p>252,210526315789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5" calcext:value-type="float">
            <text:p>5</text:p>
          </table:table-cell>
          <table:table-cell office:value-type="float" office:value="250.157894736842" calcext:value-type="float">
            <text:p>250,157894736842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2" calcext:value-type="float">
            <text:p>2</text:p>
          </table:table-cell>
          <table:table-cell office:value-type="float" office:value="246.684210526316" calcext:value-type="float">
            <text:p>246,684210526316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9" calcext:value-type="float">
            <text:p>9</text:p>
          </table:table-cell>
          <table:table-cell office:value-type="float" office:value="243.736842105263" calcext:value-type="float">
            <text:p>243,736842105263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2" calcext:value-type="float">
            <text:p>2</text:p>
          </table:table-cell>
          <table:table-cell office:value-type="float" office:value="240.736842105263" calcext:value-type="float">
            <text:p>240,736842105263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7" calcext:value-type="float">
            <text:p>7</text:p>
          </table:table-cell>
          <table:table-cell office:value-type="float" office:value="236.473684210526" calcext:value-type="float">
            <text:p>236,473684210526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3" calcext:value-type="float">
            <text:p>3</text:p>
          </table:table-cell>
          <table:table-cell office:value-type="float" office:value="232.105263157895" calcext:value-type="float">
            <text:p>232,105263157895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6" calcext:value-type="float">
            <text:p>6</text:p>
          </table:table-cell>
          <table:table-cell office:value-type="float" office:value="227.473684210526" calcext:value-type="float">
            <text:p>227,473684210526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3" calcext:value-type="float">
            <text:p>3</text:p>
          </table:table-cell>
          <table:table-cell office:value-type="float" office:value="223.315789473684" calcext:value-type="float">
            <text:p>223,315789473684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7" calcext:value-type="float">
            <text:p>7</text:p>
          </table:table-cell>
          <table:table-cell office:value-type="float" office:value="222.947368421053" calcext:value-type="float">
            <text:p>222,947368421053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7" calcext:value-type="float">
            <text:p>7</text:p>
          </table:table-cell>
          <table:table-cell office:value-type="float" office:value="215.684210526316" calcext:value-type="float">
            <text:p>215,684210526316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2" calcext:value-type="float">
            <text:p>2</text:p>
          </table:table-cell>
          <table:table-cell office:value-type="float" office:value="211.631578947368" calcext:value-type="float">
            <text:p>211,631578947368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4" calcext:value-type="float">
            <text:p>4</text:p>
          </table:table-cell>
          <table:table-cell office:value-type="float" office:value="207.526315789474" calcext:value-type="float">
            <text:p>207,526315789474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6" calcext:value-type="float">
            <text:p>6</text:p>
          </table:table-cell>
          <table:table-cell office:value-type="float" office:value="205.789473684211" calcext:value-type="float">
            <text:p>205,789473684211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2" calcext:value-type="float">
            <text:p>2</text:p>
          </table:table-cell>
          <table:table-cell office:value-type="float" office:value="203.263157894737" calcext:value-type="float">
            <text:p>203,263157894737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4" calcext:value-type="float">
            <text:p>4</text:p>
          </table:table-cell>
          <table:table-cell office:value-type="float" office:value="200.842105263158" calcext:value-type="float">
            <text:p>200,842105263158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1" calcext:value-type="float">
            <text:p>1</text:p>
          </table:table-cell>
          <table:table-cell office:value-type="float" office:value="197.526315789474" calcext:value-type="float">
            <text:p>197,526315789474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7" calcext:value-type="float">
            <text:p>7</text:p>
          </table:table-cell>
          <table:table-cell office:value-type="float" office:value="194.789473684211" calcext:value-type="float">
            <text:p>194,789473684211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1" calcext:value-type="float">
            <text:p>1</text:p>
          </table:table-cell>
          <table:table-cell office:value-type="float" office:value="190.473684210526" calcext:value-type="float">
            <text:p>190,473684210526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3" calcext:value-type="float">
            <text:p>3</text:p>
          </table:table-cell>
          <table:table-cell office:value-type="float" office:value="188.526315789474" calcext:value-type="float">
            <text:p>188,526315789474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1" calcext:value-type="float">
            <text:p>1</text:p>
          </table:table-cell>
          <table:table-cell office:value-type="float" office:value="185.210526315789" calcext:value-type="float">
            <text:p>185,210526315789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2" calcext:value-type="float">
            <text:p>2</text:p>
          </table:table-cell>
          <table:table-cell office:value-type="float" office:value="180.578947368421" calcext:value-type="float">
            <text:p>180,578947368421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2" calcext:value-type="float">
            <text:p>2</text:p>
          </table:table-cell>
          <table:table-cell office:value-type="float" office:value="176.421052631579" calcext:value-type="float">
            <text:p>176,421052631579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7" calcext:value-type="float">
            <text:p>7</text:p>
          </table:table-cell>
          <table:table-cell office:value-type="float" office:value="175.842105263158" calcext:value-type="float">
            <text:p>175,842105263158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2" calcext:value-type="float">
            <text:p>2</text:p>
          </table:table-cell>
          <table:table-cell office:value-type="float" office:value="174.684210526316" calcext:value-type="float">
            <text:p>174,684210526316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5" calcext:value-type="float">
            <text:p>5</text:p>
          </table:table-cell>
          <table:table-cell office:value-type="float" office:value="172.368421052632" calcext:value-type="float">
            <text:p>172,368421052632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3" calcext:value-type="float">
            <text:p>3</text:p>
          </table:table-cell>
          <table:table-cell office:value-type="float" office:value="171.842105263158" calcext:value-type="float">
            <text:p>171,842105263158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5" calcext:value-type="float">
            <text:p>5</text:p>
          </table:table-cell>
          <table:table-cell office:value-type="float" office:value="169.526315789474" calcext:value-type="float">
            <text:p>169,526315789474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1" calcext:value-type="float">
            <text:p>1</text:p>
          </table:table-cell>
          <table:table-cell office:value-type="float" office:value="166.684210526316" calcext:value-type="float">
            <text:p>166,684210526316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5" calcext:value-type="float">
            <text:p>5</text:p>
          </table:table-cell>
          <table:table-cell office:value-type="float" office:value="165.263157894737" calcext:value-type="float">
            <text:p>165,263157894737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2" calcext:value-type="float">
            <text:p>2</text:p>
          </table:table-cell>
          <table:table-cell office:value-type="float" office:value="162.526315789474" calcext:value-type="float">
            <text:p>162,526315789474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5" calcext:value-type="float">
            <text:p>5</text:p>
          </table:table-cell>
          <table:table-cell office:value-type="float" office:value="162.052631578947" calcext:value-type="float">
            <text:p>162,052631578947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3" calcext:value-type="float">
            <text:p>3</text:p>
          </table:table-cell>
          <table:table-cell office:value-type="float" office:value="159.421052631579" calcext:value-type="float">
            <text:p>159,421052631579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3" calcext:value-type="float">
            <text:p>3</text:p>
          </table:table-cell>
          <table:table-cell office:value-type="float" office:value="157.315789473684" calcext:value-type="float">
            <text:p>157,315789473684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2" calcext:value-type="float">
            <text:p>2</text:p>
          </table:table-cell>
          <table:table-cell office:value-type="float" office:value="156.736842105263" calcext:value-type="float">
            <text:p>156,736842105263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2" calcext:value-type="float">
            <text:p>2</text:p>
          </table:table-cell>
          <table:table-cell office:value-type="float" office:value="155.736842105263" calcext:value-type="float">
            <text:p>155,736842105263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6" calcext:value-type="float">
            <text:p>6</text:p>
          </table:table-cell>
          <table:table-cell office:value-type="float" office:value="153.947368421053" calcext:value-type="float">
            <text:p>153,947368421053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2" calcext:value-type="float">
            <text:p>2</text:p>
          </table:table-cell>
          <table:table-cell office:value-type="float" office:value="153.105263157895" calcext:value-type="float">
            <text:p>153,105263157895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1" calcext:value-type="float">
            <text:p>1</text:p>
          </table:table-cell>
          <table:table-cell office:value-type="float" office:value="150.315789473684" calcext:value-type="float">
            <text:p>150,315789473684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4" calcext:value-type="float">
            <text:p>4</text:p>
          </table:table-cell>
          <table:table-cell office:value-type="float" office:value="149.210526315789" calcext:value-type="float">
            <text:p>149,210526315789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1" calcext:value-type="float">
            <text:p>1</text:p>
          </table:table-cell>
          <table:table-cell office:value-type="float" office:value="149.631578947368" calcext:value-type="float">
            <text:p>149,631578947368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2" calcext:value-type="float">
            <text:p>2</text:p>
          </table:table-cell>
          <table:table-cell office:value-type="float" office:value="148.473684210526" calcext:value-type="float">
            <text:p>148,473684210526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3" calcext:value-type="float">
            <text:p>3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5" calcext:value-type="float">
            <text:p>5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4" calcext:value-type="float">
            <text:p>4</text:p>
          </table:table-cell>
          <table:table-cell office:value-type="float" office:value="144.315789473684" calcext:value-type="float">
            <text:p>144,315789473684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2" calcext:value-type="float">
            <text:p>2</text:p>
          </table:table-cell>
          <table:table-cell office:value-type="float" office:value="143.736842105263" calcext:value-type="float">
            <text:p>143,736842105263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5" calcext:value-type="float">
            <text:p>5</text:p>
          </table:table-cell>
          <table:table-cell office:value-type="float" office:value="141.842105263158" calcext:value-type="float">
            <text:p>141,842105263158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5" calcext:value-type="float">
            <text:p>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4" calcext:value-type="float">
            <text:p>4</text:p>
          </table:table-cell>
          <table:table-cell office:value-type="float" office:value="142.368421052632" calcext:value-type="float">
            <text:p>142,368421052632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1" calcext:value-type="float">
            <text:p>1</text:p>
          </table:table-cell>
          <table:table-cell office:value-type="float" office:value="142.473684210526" calcext:value-type="float">
            <text:p>142,473684210526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7" calcext:value-type="float">
            <text:p>7</text:p>
          </table:table-cell>
          <table:table-cell office:value-type="float" office:value="141.421052631579" calcext:value-type="float">
            <text:p>141,421052631579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2" calcext:value-type="float">
            <text:p>2</text:p>
          </table:table-cell>
          <table:table-cell office:value-type="float" office:value="140.894736842105" calcext:value-type="float">
            <text:p>140,894736842105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3" calcext:value-type="float">
            <text:p>3</text:p>
          </table:table-cell>
          <table:table-cell office:value-type="float" office:value="140.263157894737" calcext:value-type="float">
            <text:p>140,263157894737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2" calcext:value-type="float">
            <text:p>2</text:p>
          </table:table-cell>
          <table:table-cell office:value-type="float" office:value="137.736842105263" calcext:value-type="float">
            <text:p>137,736842105263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3" calcext:value-type="float">
            <text:p>3</text:p>
          </table:table-cell>
          <table:table-cell office:value-type="float" office:value="136.263157894737" calcext:value-type="float">
            <text:p>136,263157894737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7" calcext:value-type="float">
            <text:p>7</text:p>
          </table:table-cell>
          <table:table-cell office:value-type="float" office:value="135.842105263158" calcext:value-type="float">
            <text:p>135,842105263158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3" calcext:value-type="float">
            <text:p>3</text:p>
          </table:table-cell>
          <table:table-cell office:value-type="float" office:value="134.526315789474" calcext:value-type="float">
            <text:p>134,526315789474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134.526315789474" calcext:value-type="float">
            <text:p>134,526315789474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2" calcext:value-type="float">
            <text:p>2</text:p>
          </table:table-cell>
          <table:table-cell office:value-type="float" office:value="133.947368421053" calcext:value-type="float">
            <text:p>133,947368421053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3" calcext:value-type="float">
            <text:p>3</text:p>
          </table:table-cell>
          <table:table-cell office:value-type="float" office:value="133.315789473684" calcext:value-type="float">
            <text:p>133,315789473684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4" calcext:value-type="float">
            <text:p>4</text:p>
          </table:table-cell>
          <table:table-cell office:value-type="float" office:value="132.947368421053" calcext:value-type="float">
            <text:p>132,947368421053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1" calcext:value-type="float">
            <text:p>1</text:p>
          </table:table-cell>
          <table:table-cell office:value-type="float" office:value="131.736842105263" calcext:value-type="float">
            <text:p>131,736842105263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1" calcext:value-type="float">
            <text:p>1</text:p>
          </table:table-cell>
          <table:table-cell office:value-type="float" office:value="129.526315789474" calcext:value-type="float">
            <text:p>129,526315789474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3" calcext:value-type="float">
            <text:p>3</text:p>
          </table:table-cell>
          <table:table-cell office:value-type="float" office:value="127.157894736842" calcext:value-type="float">
            <text:p>127,157894736842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6" calcext:value-type="float">
            <text:p>6</text:p>
          </table:table-cell>
          <table:table-cell office:value-type="float" office:value="125.473684210526" calcext:value-type="float">
            <text:p>125,473684210526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4" calcext:value-type="float">
            <text:p>4</text:p>
          </table:table-cell>
          <table:table-cell office:value-type="float" office:value="124.315789473684" calcext:value-type="float">
            <text:p>124,315789473684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2" calcext:value-type="float">
            <text:p>2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2" calcext:value-type="float">
            <text:p>2</text:p>
          </table:table-cell>
          <table:table-cell office:value-type="float" office:value="121.157894736842" calcext:value-type="float">
            <text:p>121,157894736842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2" calcext:value-type="float">
            <text:p>2</text:p>
          </table:table-cell>
          <table:table-cell office:value-type="float" office:value="118.578947368421" calcext:value-type="float">
            <text:p>118,578947368421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1" calcext:value-type="float">
            <text:p>1</text:p>
          </table:table-cell>
          <table:table-cell office:value-type="float" office:value="116.578947368421" calcext:value-type="float">
            <text:p>116,578947368421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1" calcext:value-type="float">
            <text:p>1</text:p>
          </table:table-cell>
          <table:table-cell office:value-type="float" office:value="115.315789473684" calcext:value-type="float">
            <text:p>115,315789473684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2" calcext:value-type="float">
            <text:p>2</text:p>
          </table:table-cell>
          <table:table-cell office:value-type="float" office:value="114.368421052632" calcext:value-type="float">
            <text:p>114,368421052632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4" calcext:value-type="float">
            <text:p>4</text:p>
          </table:table-cell>
          <table:table-cell office:value-type="float" office:value="114.368421052632" calcext:value-type="float">
            <text:p>114,368421052632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3" calcext:value-type="float">
            <text:p>3</text:p>
          </table:table-cell>
          <table:table-cell office:value-type="float" office:value="113.631578947368" calcext:value-type="float">
            <text:p>113,631578947368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1" calcext:value-type="float">
            <text:p>1</text:p>
          </table:table-cell>
          <table:table-cell office:value-type="float" office:value="110.894736842105" calcext:value-type="float">
            <text:p>110,894736842105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4" calcext:value-type="float">
            <text:p>4</text:p>
          </table:table-cell>
          <table:table-cell office:value-type="float" office:value="111.105263157895" calcext:value-type="float">
            <text:p>111,105263157895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4" calcext:value-type="float">
            <text:p>4</text:p>
          </table:table-cell>
          <table:table-cell office:value-type="float" office:value="110.105263157895" calcext:value-type="float">
            <text:p>110,105263157895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1" calcext:value-type="float">
            <text:p>1</text:p>
          </table:table-cell>
          <table:table-cell office:value-type="float" office:value="109.052631578947" calcext:value-type="float">
            <text:p>109,052631578947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4" calcext:value-type="float">
            <text:p>4</text:p>
          </table:table-cell>
          <table:table-cell office:value-type="float" office:value="107.789473684211" calcext:value-type="float">
            <text:p>107,789473684211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1" calcext:value-type="float">
            <text:p>1</text:p>
          </table:table-cell>
          <table:table-cell office:value-type="float" office:value="107.894736842105" calcext:value-type="float">
            <text:p>107,894736842105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1" calcext:value-type="float">
            <text:p>1</text:p>
          </table:table-cell>
          <table:table-cell office:value-type="float" office:value="106.631578947368" calcext:value-type="float">
            <text:p>106,631578947368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1" calcext:value-type="float">
            <text:p>1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1" calcext:value-type="float">
            <text:p>1</text:p>
          </table:table-cell>
          <table:table-cell office:value-type="float" office:value="109.736842105263" calcext:value-type="float">
            <text:p>109,736842105263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0" calcext:value-type="float">
            <text:p>0</text:p>
          </table:table-cell>
          <table:table-cell office:value-type="float" office:value="108.578947368421" calcext:value-type="float">
            <text:p>108,578947368421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4" calcext:value-type="float">
            <text:p>4</text:p>
          </table:table-cell>
          <table:table-cell office:value-type="float" office:value="107.473684210526" calcext:value-type="float">
            <text:p>107,473684210526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1" calcext:value-type="float">
            <text:p>1</text:p>
          </table:table-cell>
          <table:table-cell office:value-type="float" office:value="105.631578947368" calcext:value-type="float">
            <text:p>105,631578947368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2" calcext:value-type="float">
            <text:p>2</text:p>
          </table:table-cell>
          <table:table-cell office:value-type="float" office:value="105.105263157895" calcext:value-type="float">
            <text:p>105,105263157895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3" calcext:value-type="float">
            <text:p>3</text:p>
          </table:table-cell>
          <table:table-cell office:value-type="float" office:value="105.526315789474" calcext:value-type="float">
            <text:p>105,526315789474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2" calcext:value-type="float">
            <text:p>2</text:p>
          </table:table-cell>
          <table:table-cell office:value-type="float" office:value="105.789473684211" calcext:value-type="float">
            <text:p>105,789473684211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4" calcext:value-type="float">
            <text:p>4</text:p>
          </table:table-cell>
          <table:table-cell office:value-type="float" office:value="106.210526315789" calcext:value-type="float">
            <text:p>106,210526315789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1" calcext:value-type="float">
            <text:p>1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3" calcext:value-type="float">
            <text:p>3</text:p>
          </table:table-cell>
          <table:table-cell office:value-type="float" office:value="104.631578947368" calcext:value-type="float">
            <text:p>104,631578947368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3" calcext:value-type="float">
            <text:p>3</text:p>
          </table:table-cell>
          <table:table-cell office:value-type="float" office:value="104.263157894737" calcext:value-type="float">
            <text:p>104,263157894737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2" calcext:value-type="float">
            <text:p>2</text:p>
          </table:table-cell>
          <table:table-cell office:value-type="float" office:value="105.842105263158" calcext:value-type="float">
            <text:p>105,842105263158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1" calcext:value-type="float">
            <text:p>1</text:p>
          </table:table-cell>
          <table:table-cell office:value-type="float" office:value="104.631578947368" calcext:value-type="float">
            <text:p>104,631578947368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2" calcext:value-type="float">
            <text:p>2</text:p>
          </table:table-cell>
          <table:table-cell office:value-type="float" office:value="104.263157894737" calcext:value-type="float">
            <text:p>104,263157894737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1" calcext:value-type="float">
            <text:p>1</text:p>
          </table:table-cell>
          <table:table-cell office:value-type="float" office:value="101.894736842105" calcext:value-type="float">
            <text:p>101,894736842105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2" calcext:value-type="float">
            <text:p>2</text:p>
          </table:table-cell>
          <table:table-cell office:value-type="float" office:value="101.578947368421" calcext:value-type="float">
            <text:p>101,578947368421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5" calcext:value-type="float">
            <text:p>5</text:p>
          </table:table-cell>
          <table:table-cell office:value-type="float" office:value="100.684210526316" calcext:value-type="float">
            <text:p>100,684210526316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1" calcext:value-type="float">
            <text:p>1</text:p>
          </table:table-cell>
          <table:table-cell office:value-type="float" office:value="100.736842105263" calcext:value-type="float">
            <text:p>100,736842105263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1" calcext:value-type="float">
            <text:p>1</text:p>
          </table:table-cell>
          <table:table-cell office:value-type="float" office:value="99.2105263157895" calcext:value-type="float">
            <text:p>99,2105263157895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0" calcext:value-type="float">
            <text:p>0</text:p>
          </table:table-cell>
          <table:table-cell office:value-type="float" office:value="97.5263157894737" calcext:value-type="float">
            <text:p>97,5263157894737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3" calcext:value-type="float">
            <text:p>3</text:p>
          </table:table-cell>
          <table:table-cell office:value-type="float" office:value="97.5789473684211" calcext:value-type="float">
            <text:p>97,5789473684211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1" calcext:value-type="float">
            <text:p>1</text:p>
          </table:table-cell>
          <table:table-cell office:value-type="float" office:value="99.6315789473684" calcext:value-type="float">
            <text:p>99,6315789473684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3" calcext:value-type="float">
            <text:p>3</text:p>
          </table:table-cell>
          <table:table-cell office:value-type="float" office:value="100.789473684211" calcext:value-type="float">
            <text:p>100,789473684211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0" calcext:value-type="float">
            <text:p>0</text:p>
          </table:table-cell>
          <table:table-cell office:value-type="float" office:value="101.315789473684" calcext:value-type="float">
            <text:p>101,315789473684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3" calcext:value-type="float">
            <text:p>3</text:p>
          </table:table-cell>
          <table:table-cell office:value-type="float" office:value="101.526315789474" calcext:value-type="float">
            <text:p>101,526315789474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6" calcext:value-type="float">
            <text:p>6</text:p>
          </table:table-cell>
          <table:table-cell office:value-type="float" office:value="101.578947368421" calcext:value-type="float">
            <text:p>101,578947368421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1" calcext:value-type="float">
            <text:p>1</text:p>
          </table:table-cell>
          <table:table-cell office:value-type="float" office:value="100.315789473684" calcext:value-type="float">
            <text:p>100,315789473684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office:value-type="float" office:value="100.157894736842" calcext:value-type="float">
            <text:p>100,157894736842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3" calcext:value-type="float">
            <text:p>3</text:p>
          </table:table-cell>
          <table:table-cell office:value-type="float" office:value="99.8421052631579" calcext:value-type="float">
            <text:p>99,8421052631579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1" calcext:value-type="float">
            <text:p>1</text:p>
          </table:table-cell>
          <table:table-cell office:value-type="float" office:value="99.3684210526316" calcext:value-type="float">
            <text:p>99,3684210526316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0" calcext:value-type="float">
            <text:p>0</text:p>
          </table:table-cell>
          <table:table-cell office:value-type="float" office:value="98.1578947368421" calcext:value-type="float">
            <text:p>98,1578947368421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1" calcext:value-type="float">
            <text:p>1</text:p>
          </table:table-cell>
          <table:table-cell office:value-type="float" office:value="97.6315789473684" calcext:value-type="float">
            <text:p>97,6315789473684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0" calcext:value-type="float">
            <text:p>0</text:p>
          </table:table-cell>
          <table:table-cell office:value-type="float" office:value="96.7368421052632" calcext:value-type="float">
            <text:p>96,7368421052632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3" calcext:value-type="float">
            <text:p>3</text:p>
          </table:table-cell>
          <table:table-cell office:value-type="float" office:value="98.5263157894737" calcext:value-type="float">
            <text:p>98,5263157894737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3" calcext:value-type="float">
            <text:p>3</text:p>
          </table:table-cell>
          <table:table-cell office:value-type="float" office:value="97.421052631579" calcext:value-type="float">
            <text:p>97,421052631579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2" calcext:value-type="float">
            <text:p>2</text:p>
          </table:table-cell>
          <table:table-cell office:value-type="float" office:value="97.1052631578947" calcext:value-type="float">
            <text:p>97,1052631578947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2" calcext:value-type="float">
            <text:p>2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0" calcext:value-type="float">
            <text:p>0</text:p>
          </table:table-cell>
          <table:table-cell office:value-type="float" office:value="95.9473684210526" calcext:value-type="float">
            <text:p>95,9473684210526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5" calcext:value-type="float">
            <text:p>5</text:p>
          </table:table-cell>
          <table:table-cell office:value-type="float" office:value="95.3684210526316" calcext:value-type="float">
            <text:p>95,3684210526316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2" calcext:value-type="float">
            <text:p>2</text:p>
          </table:table-cell>
          <table:table-cell office:value-type="float" office:value="94.2631578947368" calcext:value-type="float">
            <text:p>94,2631578947368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3" calcext:value-type="float">
            <text:p>3</text:p>
          </table:table-cell>
          <table:table-cell office:value-type="float" office:value="92.6842105263158" calcext:value-type="float">
            <text:p>92,6842105263158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4" calcext:value-type="float">
            <text:p>4</text:p>
          </table:table-cell>
          <table:table-cell office:value-type="float" office:value="91.3684210526316" calcext:value-type="float">
            <text:p>91,3684210526316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3" calcext:value-type="float">
            <text:p>3</text:p>
          </table:table-cell>
          <table:table-cell office:value-type="float" office:value="90.1578947368421" calcext:value-type="float">
            <text:p>90,1578947368421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0" calcext:value-type="float">
            <text:p>0</text:p>
          </table:table-cell>
          <table:table-cell office:value-type="float" office:value="89.5263157894737" calcext:value-type="float">
            <text:p>89,5263157894737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1" calcext:value-type="float">
            <text:p>1</text:p>
          </table:table-cell>
          <table:table-cell office:value-type="float" office:value="88.7368421052632" calcext:value-type="float">
            <text:p>88,7368421052632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1" calcext:value-type="float">
            <text:p>1</text:p>
          </table:table-cell>
          <table:table-cell office:value-type="float" office:value="88.421052631579" calcext:value-type="float">
            <text:p>88,421052631579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1" calcext:value-type="float">
            <text:p>1</text:p>
          </table:table-cell>
          <table:table-cell office:value-type="float" office:value="87.8947368421053" calcext:value-type="float">
            <text:p>87,8947368421053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6" calcext:value-type="float">
            <text:p>6</text:p>
          </table:table-cell>
          <table:table-cell office:value-type="float" office:value="87.0526315789474" calcext:value-type="float">
            <text:p>87,0526315789474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2" calcext:value-type="float">
            <text:p>2</text:p>
          </table:table-cell>
          <table:table-cell office:value-type="float" office:value="87.1578947368421" calcext:value-type="float">
            <text:p>87,1578947368421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1" calcext:value-type="float">
            <text:p>1</text:p>
          </table:table-cell>
          <table:table-cell office:value-type="float" office:value="87.8421052631579" calcext:value-type="float">
            <text:p>87,8421052631579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6" calcext:value-type="float">
            <text:p>6</text:p>
          </table:table-cell>
          <table:table-cell office:value-type="float" office:value="88.8421052631579" calcext:value-type="float">
            <text:p>88,8421052631579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1" calcext:value-type="float">
            <text:p>1</text:p>
          </table:table-cell>
          <table:table-cell office:value-type="float" office:value="89.7894736842105" calcext:value-type="float">
            <text:p>89,7894736842105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0" calcext:value-type="float">
            <text:p>0</text:p>
          </table:table-cell>
          <table:table-cell office:value-type="float" office:value="88.9473684210526" calcext:value-type="float">
            <text:p>88,9473684210526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3" calcext:value-type="float">
            <text:p>3</text:p>
          </table:table-cell>
          <table:table-cell office:value-type="float" office:value="89.421052631579" calcext:value-type="float">
            <text:p>89,421052631579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3" calcext:value-type="float">
            <text:p>3</text:p>
          </table:table-cell>
          <table:table-cell office:value-type="float" office:value="89.3684210526316" calcext:value-type="float">
            <text:p>89,3684210526316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3" calcext:value-type="float">
            <text:p>3</text:p>
          </table:table-cell>
          <table:table-cell office:value-type="float" office:value="90.3157894736842" calcext:value-type="float">
            <text:p>90,3157894736842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3" calcext:value-type="float">
            <text:p>3</text:p>
          </table:table-cell>
          <table:table-cell office:value-type="float" office:value="91.2105263157895" calcext:value-type="float">
            <text:p>91,2105263157895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3" calcext:value-type="float">
            <text:p>3</text:p>
          </table:table-cell>
          <table:table-cell office:value-type="float" office:value="91.5263157894737" calcext:value-type="float">
            <text:p>91,5263157894737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2" calcext:value-type="float">
            <text:p>2</text:p>
          </table:table-cell>
          <table:table-cell office:value-type="float" office:value="91.8947368421053" calcext:value-type="float">
            <text:p>91,8947368421053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3" calcext:value-type="float">
            <text:p>3</text:p>
          </table:table-cell>
          <table:table-cell office:value-type="float" office:value="91.8947368421053" calcext:value-type="float">
            <text:p>91,8947368421053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4" calcext:value-type="float">
            <text:p>4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1" calcext:value-type="float">
            <text:p>1</text:p>
          </table:table-cell>
          <table:table-cell office:value-type="float" office:value="91.8421052631579" calcext:value-type="float">
            <text:p>91,8421052631579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4" calcext:value-type="float">
            <text:p>4</text:p>
          </table:table-cell>
          <table:table-cell office:value-type="float" office:value="92.2631578947368" calcext:value-type="float">
            <text:p>92,2631578947368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2" calcext:value-type="float">
            <text:p>2</text:p>
          </table:table-cell>
          <table:table-cell office:value-type="float" office:value="92.3684210526316" calcext:value-type="float">
            <text:p>92,3684210526316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1" calcext:value-type="float">
            <text:p>1</text:p>
          </table:table-cell>
          <table:table-cell office:value-type="float" office:value="92.7894736842105" calcext:value-type="float">
            <text:p>92,7894736842105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4" calcext:value-type="float">
            <text:p>4</text:p>
          </table:table-cell>
          <table:table-cell office:value-type="float" office:value="92.8947368421053" calcext:value-type="float">
            <text:p>92,8947368421053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2" calcext:value-type="float">
            <text:p>2</text:p>
          </table:table-cell>
          <table:table-cell office:value-type="float" office:value="93.2631578947368" calcext:value-type="float">
            <text:p>93,2631578947368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1" calcext:value-type="float">
            <text:p>1</text:p>
          </table:table-cell>
          <table:table-cell office:value-type="float" office:value="92.3157894736842" calcext:value-type="float">
            <text:p>92,3157894736842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2" calcext:value-type="float">
            <text:p>2</text:p>
          </table:table-cell>
          <table:table-cell office:value-type="float" office:value="92.2105263157895" calcext:value-type="float">
            <text:p>92,2105263157895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2" calcext:value-type="float">
            <text:p>2</text:p>
          </table:table-cell>
          <table:table-cell office:value-type="float" office:value="92.1052631578947" calcext:value-type="float">
            <text:p>92,1052631578947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0" calcext:value-type="float">
            <text:p>0</text:p>
          </table:table-cell>
          <table:table-cell office:value-type="float" office:value="91.2631578947368" calcext:value-type="float">
            <text:p>91,2631578947368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3" calcext:value-type="float">
            <text:p>3</text:p>
          </table:table-cell>
          <table:table-cell office:value-type="float" office:value="92.3157894736842" calcext:value-type="float">
            <text:p>92,3157894736842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0" calcext:value-type="float">
            <text:p>0</text:p>
          </table:table-cell>
          <table:table-cell office:value-type="float" office:value="92.4736842105263" calcext:value-type="float">
            <text:p>92,4736842105263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1" calcext:value-type="float">
            <text:p>1</text:p>
          </table:table-cell>
          <table:table-cell office:value-type="float" office:value="92.0526315789474" calcext:value-type="float">
            <text:p>92,0526315789474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2" calcext:value-type="float">
            <text:p>2</text:p>
          </table:table-cell>
          <table:table-cell office:value-type="float" office:value="92.2631578947368" calcext:value-type="float">
            <text:p>92,2631578947368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3" calcext:value-type="float">
            <text:p>3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1" calcext:value-type="float">
            <text:p>1</text:p>
          </table:table-cell>
          <table:table-cell office:value-type="float" office:value="92.0526315789474" calcext:value-type="float">
            <text:p>92,0526315789474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0" calcext:value-type="float">
            <text:p>0</text:p>
          </table:table-cell>
          <table:table-cell office:value-type="float" office:value="91.6315789473684" calcext:value-type="float">
            <text:p>91,6315789473684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0" calcext:value-type="float">
            <text:p>0</text:p>
          </table:table-cell>
          <table:table-cell office:value-type="float" office:value="90.6315789473684" calcext:value-type="float">
            <text:p>90,6315789473684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0" calcext:value-type="float">
            <text:p>0</text:p>
          </table:table-cell>
          <table:table-cell office:value-type="float" office:value="89.5789473684211" calcext:value-type="float">
            <text:p>89,5789473684211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2" calcext:value-type="float">
            <text:p>2</text:p>
          </table:table-cell>
          <table:table-cell office:value-type="float" office:value="89.6842105263158" calcext:value-type="float">
            <text:p>89,6842105263158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1" calcext:value-type="float">
            <text:p>1</text:p>
          </table:table-cell>
          <table:table-cell office:value-type="float" office:value="89.421052631579" calcext:value-type="float">
            <text:p>89,421052631579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2" calcext:value-type="float">
            <text:p>2</text:p>
          </table:table-cell>
          <table:table-cell office:value-type="float" office:value="88.8947368421053" calcext:value-type="float">
            <text:p>88,8947368421053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0" calcext:value-type="float">
            <text:p>0</text:p>
          </table:table-cell>
          <table:table-cell office:value-type="float" office:value="87.8947368421053" calcext:value-type="float">
            <text:p>87,8947368421053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3" calcext:value-type="float">
            <text:p>3</text:p>
          </table:table-cell>
          <table:table-cell office:value-type="float" office:value="87.6842105263158" calcext:value-type="float">
            <text:p>87,6842105263158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0" calcext:value-type="float">
            <text:p>0</text:p>
          </table:table-cell>
          <table:table-cell office:value-type="float" office:value="86.8947368421053" calcext:value-type="float">
            <text:p>86,8947368421053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4" calcext:value-type="float">
            <text:p>4</text:p>
          </table:table-cell>
          <table:table-cell office:value-type="float" office:value="87.421052631579" calcext:value-type="float">
            <text:p>87,421052631579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1" calcext:value-type="float">
            <text:p>1</text:p>
          </table:table-cell>
          <table:table-cell office:value-type="float" office:value="86.8421052631579" calcext:value-type="float">
            <text:p>86,8421052631579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2" calcext:value-type="float">
            <text:p>2</text:p>
          </table:table-cell>
          <table:table-cell office:value-type="float" office:value="85.6315789473684" calcext:value-type="float">
            <text:p>85,6315789473684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3" calcext:value-type="float">
            <text:p>3</text:p>
          </table:table-cell>
          <table:table-cell office:value-type="float" office:value="85.7894736842105" calcext:value-type="float">
            <text:p>85,7894736842105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3" calcext:value-type="float">
            <text:p>3</text:p>
          </table:table-cell>
          <table:table-cell office:value-type="float" office:value="85.3684210526316" calcext:value-type="float">
            <text:p>85,3684210526316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1" calcext:value-type="float">
            <text:p>1</text:p>
          </table:table-cell>
          <table:table-cell office:value-type="float" office:value="84.8421052631579" calcext:value-type="float">
            <text:p>84,8421052631579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1" calcext:value-type="float">
            <text:p>1</text:p>
          </table:table-cell>
          <table:table-cell office:value-type="float" office:value="84.5789473684211" calcext:value-type="float">
            <text:p>84,5789473684211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2" calcext:value-type="float">
            <text:p>2</text:p>
          </table:table-cell>
          <table:table-cell office:value-type="float" office:value="82.8421052631579" calcext:value-type="float">
            <text:p>82,8421052631579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1" calcext:value-type="float">
            <text:p>1</text:p>
          </table:table-cell>
          <table:table-cell office:value-type="float" office:value="82.2631578947368" calcext:value-type="float">
            <text:p>82,2631578947368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2" calcext:value-type="float">
            <text:p>2</text:p>
          </table:table-cell>
          <table:table-cell office:value-type="float" office:value="81.5263157894737" calcext:value-type="float">
            <text:p>81,5263157894737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1" calcext:value-type="float">
            <text:p>1</text:p>
          </table:table-cell>
          <table:table-cell office:value-type="float" office:value="81.3684210526316" calcext:value-type="float">
            <text:p>81,3684210526316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1" calcext:value-type="float">
            <text:p>1</text:p>
          </table:table-cell>
          <table:table-cell office:value-type="float" office:value="81.7368421052632" calcext:value-type="float">
            <text:p>81,7368421052632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1" calcext:value-type="float">
            <text:p>1</text:p>
          </table:table-cell>
          <table:table-cell office:value-type="float" office:value="81.421052631579" calcext:value-type="float">
            <text:p>81,421052631579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0" calcext:value-type="float">
            <text:p>0</text:p>
          </table:table-cell>
          <table:table-cell office:value-type="float" office:value="80.6842105263158" calcext:value-type="float">
            <text:p>80,6842105263158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5" calcext:value-type="float">
            <text:p>5</text:p>
          </table:table-cell>
          <table:table-cell office:value-type="float" office:value="79.9473684210526" calcext:value-type="float">
            <text:p>79,9473684210526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5" calcext:value-type="float">
            <text:p>5</text:p>
          </table:table-cell>
          <table:table-cell office:value-type="float" office:value="80.3684210526316" calcext:value-type="float">
            <text:p>80,3684210526316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3" calcext:value-type="float">
            <text:p>3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0" calcext:value-type="float">
            <text:p>0</text:p>
          </table:table-cell>
          <table:table-cell office:value-type="float" office:value="79.8421052631579" calcext:value-type="float">
            <text:p>79,8421052631579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1" calcext:value-type="float">
            <text:p>1</text:p>
          </table:table-cell>
          <table:table-cell office:value-type="float" office:value="79.6842105263158" calcext:value-type="float">
            <text:p>79,6842105263158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1" calcext:value-type="float">
            <text:p>1</text:p>
          </table:table-cell>
          <table:table-cell office:value-type="float" office:value="79.0526315789474" calcext:value-type="float">
            <text:p>79,0526315789474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1" calcext:value-type="float">
            <text:p>1</text:p>
          </table:table-cell>
          <table:table-cell office:value-type="float" office:value="77.9473684210526" calcext:value-type="float">
            <text:p>77,9473684210526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1" calcext:value-type="float">
            <text:p>1</text:p>
          </table:table-cell>
          <table:table-cell office:value-type="float" office:value="78.6315789473684" calcext:value-type="float">
            <text:p>78,6315789473684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8" calcext:value-type="float">
            <text:p>8</text:p>
          </table:table-cell>
          <table:table-cell office:value-type="float" office:value="77.2631578947368" calcext:value-type="float">
            <text:p>77,2631578947368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1" calcext:value-type="float">
            <text:p>1</text:p>
          </table:table-cell>
          <table:table-cell office:value-type="float" office:value="76.0526315789474" calcext:value-type="float">
            <text:p>76,0526315789474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5" calcext:value-type="float">
            <text:p>5</text:p>
          </table:table-cell>
          <table:table-cell office:value-type="float" office:value="75.421052631579" calcext:value-type="float">
            <text:p>75,421052631579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2" calcext:value-type="float">
            <text:p>2</text:p>
          </table:table-cell>
          <table:table-cell office:value-type="float" office:value="74.9473684210526" calcext:value-type="float">
            <text:p>74,9473684210526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1" calcext:value-type="float">
            <text:p>1</text:p>
          </table:table-cell>
          <table:table-cell office:value-type="float" office:value="74.7368421052632" calcext:value-type="float">
            <text:p>74,7368421052632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2" calcext:value-type="float">
            <text:p>2</text:p>
          </table:table-cell>
          <table:table-cell office:value-type="float" office:value="74.1052631578947" calcext:value-type="float">
            <text:p>74,1052631578947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1" calcext:value-type="float">
            <text:p>1</text:p>
          </table:table-cell>
          <table:table-cell office:value-type="float" office:value="73.421052631579" calcext:value-type="float">
            <text:p>73,421052631579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1" calcext:value-type="float">
            <text:p>1</text:p>
          </table:table-cell>
          <table:table-cell office:value-type="float" office:value="73.2631578947368" calcext:value-type="float">
            <text:p>73,2631578947368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4" calcext:value-type="float">
            <text:p>4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0" calcext:value-type="float">
            <text:p>0</text:p>
          </table:table-cell>
          <table:table-cell office:value-type="float" office:value="72.7894736842105" calcext:value-type="float">
            <text:p>72,7894736842105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0" calcext:value-type="float">
            <text:p>0</text:p>
          </table:table-cell>
          <table:table-cell office:value-type="float" office:value="72.8421052631579" calcext:value-type="float">
            <text:p>72,8421052631579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0" calcext:value-type="float">
            <text:p>0</text:p>
          </table:table-cell>
          <table:table-cell office:value-type="float" office:value="72.6315789473684" calcext:value-type="float">
            <text:p>72,6315789473684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1" calcext:value-type="float">
            <text:p>1</text:p>
          </table:table-cell>
          <table:table-cell office:value-type="float" office:value="72.1052631578947" calcext:value-type="float">
            <text:p>72,1052631578947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2" calcext:value-type="float">
            <text:p>2</text:p>
          </table:table-cell>
          <table:table-cell office:value-type="float" office:value="70.0526315789474" calcext:value-type="float">
            <text:p>70,0526315789474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0" calcext:value-type="float">
            <text:p>0</text:p>
          </table:table-cell>
          <table:table-cell office:value-type="float" office:value="70.5789473684211" calcext:value-type="float">
            <text:p>70,5789473684211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0" calcext:value-type="float">
            <text:p>0</text:p>
          </table:table-cell>
          <table:table-cell office:value-type="float" office:value="70.1052631578947" calcext:value-type="float">
            <text:p>70,1052631578947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1" calcext:value-type="float">
            <text:p>1</text:p>
          </table:table-cell>
          <table:table-cell office:value-type="float" office:value="70.3157894736842" calcext:value-type="float">
            <text:p>70,3157894736842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2" calcext:value-type="float">
            <text:p>2</text:p>
          </table:table-cell>
          <table:table-cell office:value-type="float" office:value="70.7368421052632" calcext:value-type="float">
            <text:p>70,7368421052632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2" calcext:value-type="float">
            <text:p>2</text:p>
          </table:table-cell>
          <table:table-cell office:value-type="float" office:value="70.1052631578947" calcext:value-type="float">
            <text:p>70,1052631578947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2" calcext:value-type="float">
            <text:p>2</text:p>
          </table:table-cell>
          <table:table-cell office:value-type="float" office:value="70.4736842105263" calcext:value-type="float">
            <text:p>70,4736842105263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0" calcext:value-type="float">
            <text:p>0</text:p>
          </table:table-cell>
          <table:table-cell office:value-type="float" office:value="69.7894736842105" calcext:value-type="float">
            <text:p>69,7894736842105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3" calcext:value-type="float">
            <text:p>3</text:p>
          </table:table-cell>
          <table:table-cell office:value-type="float" office:value="69.7368421052632" calcext:value-type="float">
            <text:p>69,7368421052632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0" calcext:value-type="float">
            <text:p>0</text:p>
          </table:table-cell>
          <table:table-cell office:value-type="float" office:value="69.5263157894737" calcext:value-type="float">
            <text:p>69,5263157894737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3" calcext:value-type="float">
            <text:p>3</text:p>
          </table:table-cell>
          <table:table-cell office:value-type="float" office:value="69.4736842105263" calcext:value-type="float">
            <text:p>69,4736842105263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1" calcext:value-type="float">
            <text:p>1</text:p>
          </table:table-cell>
          <table:table-cell office:value-type="float" office:value="68.8947368421053" calcext:value-type="float">
            <text:p>68,8947368421053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1" calcext:value-type="float">
            <text:p>1</text:p>
          </table:table-cell>
          <table:table-cell office:value-type="float" office:value="69.4736842105263" calcext:value-type="float">
            <text:p>69,4736842105263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2" calcext:value-type="float">
            <text:p>2</text:p>
          </table:table-cell>
          <table:table-cell office:value-type="float" office:value="69.3157894736842" calcext:value-type="float">
            <text:p>69,3157894736842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1" calcext:value-type="float">
            <text:p>1</text:p>
          </table:table-cell>
          <table:table-cell office:value-type="float" office:value="68.2105263157895" calcext:value-type="float">
            <text:p>68,2105263157895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0" calcext:value-type="float">
            <text:p>0</text:p>
          </table:table-cell>
          <table:table-cell office:value-type="float" office:value="68.421052631579" calcext:value-type="float">
            <text:p>68,421052631579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3" calcext:value-type="float">
            <text:p>3</text:p>
          </table:table-cell>
          <table:table-cell office:value-type="float" office:value="68.9473684210526" calcext:value-type="float">
            <text:p>68,9473684210526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1" calcext:value-type="float">
            <text:p>1</text:p>
          </table:table-cell>
          <table:table-cell office:value-type="float" office:value="68.0526315789474" calcext:value-type="float">
            <text:p>68,0526315789474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0" calcext:value-type="float">
            <text:p>0</text:p>
          </table:table-cell>
          <table:table-cell office:value-type="float" office:value="69.2105263157895" calcext:value-type="float">
            <text:p>69,2105263157895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2" calcext:value-type="float">
            <text:p>2</text:p>
          </table:table-cell>
          <table:table-cell office:value-type="float" office:value="69.2631578947368" calcext:value-type="float">
            <text:p>69,2631578947368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2" calcext:value-type="float">
            <text:p>2</text:p>
          </table:table-cell>
          <table:table-cell office:value-type="float" office:value="69.2631578947368" calcext:value-type="float">
            <text:p>69,2631578947368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4" calcext:value-type="float">
            <text:p>4</text:p>
          </table:table-cell>
          <table:table-cell office:value-type="float" office:value="68.7894736842105" calcext:value-type="float">
            <text:p>68,7894736842105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0" calcext:value-type="float">
            <text:p>0</text:p>
          </table:table-cell>
          <table:table-cell office:value-type="float" office:value="68.1578947368421" calcext:value-type="float">
            <text:p>68,1578947368421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3" calcext:value-type="float">
            <text:p>3</text:p>
          </table:table-cell>
          <table:table-cell office:value-type="float" office:value="67.5263157894737" calcext:value-type="float">
            <text:p>67,5263157894737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1" calcext:value-type="float">
            <text:p>1</text:p>
          </table:table-cell>
          <table:table-cell office:value-type="float" office:value="66.6315789473684" calcext:value-type="float">
            <text:p>66,6315789473684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0" calcext:value-type="float">
            <text:p>0</text:p>
          </table:table-cell>
          <table:table-cell office:value-type="float" office:value="66.3157894736842" calcext:value-type="float">
            <text:p>66,3157894736842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3" calcext:value-type="float">
            <text:p>3</text:p>
          </table:table-cell>
          <table:table-cell office:value-type="float" office:value="66.4736842105263" calcext:value-type="float">
            <text:p>66,4736842105263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0" calcext:value-type="float">
            <text:p>0</text:p>
          </table:table-cell>
          <table:table-cell office:value-type="float" office:value="66.5263157894737" calcext:value-type="float">
            <text:p>66,5263157894737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1" calcext:value-type="float">
            <text:p>1</text:p>
          </table:table-cell>
          <table:table-cell office:value-type="float" office:value="66.6315789473684" calcext:value-type="float">
            <text:p>66,6315789473684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3" calcext:value-type="float">
            <text:p>3</text:p>
          </table:table-cell>
          <table:table-cell office:value-type="float" office:value="66.421052631579" calcext:value-type="float">
            <text:p>66,421052631579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0" calcext:value-type="float">
            <text:p>0</text:p>
          </table:table-cell>
          <table:table-cell office:value-type="float" office:value="65.7894736842105" calcext:value-type="float">
            <text:p>65,7894736842105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4" calcext:value-type="float">
            <text:p>4</text:p>
          </table:table-cell>
          <table:table-cell office:value-type="float" office:value="65.4736842105263" calcext:value-type="float">
            <text:p>65,4736842105263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3" calcext:value-type="float">
            <text:p>3</text:p>
          </table:table-cell>
          <table:table-cell office:value-type="float" office:value="65.0526315789474" calcext:value-type="float">
            <text:p>65,0526315789474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0" calcext:value-type="float">
            <text:p>0</text:p>
          </table:table-cell>
          <table:table-cell office:value-type="float" office:value="63.3684210526316" calcext:value-type="float">
            <text:p>63,3684210526316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3" calcext:value-type="float">
            <text:p>3</text:p>
          </table:table-cell>
          <table:table-cell office:value-type="float" office:value="62.1578947368421" calcext:value-type="float">
            <text:p>62,1578947368421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1" calcext:value-type="float">
            <text:p>1</text:p>
          </table:table-cell>
          <table:table-cell office:value-type="float" office:value="62.1578947368421" calcext:value-type="float">
            <text:p>62,1578947368421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2" calcext:value-type="float">
            <text:p>2</text:p>
          </table:table-cell>
          <table:table-cell office:value-type="float" office:value="63.4736842105263" calcext:value-type="float">
            <text:p>63,4736842105263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2" calcext:value-type="float">
            <text:p>2</text:p>
          </table:table-cell>
          <table:table-cell office:value-type="float" office:value="62.5789473684211" calcext:value-type="float">
            <text:p>62,5789473684211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0" calcext:value-type="float">
            <text:p>0</text:p>
          </table:table-cell>
          <table:table-cell office:value-type="float" office:value="62.2105263157895" calcext:value-type="float">
            <text:p>62,2105263157895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2" calcext:value-type="float">
            <text:p>2</text:p>
          </table:table-cell>
          <table:table-cell office:value-type="float" office:value="62.1052631578947" calcext:value-type="float">
            <text:p>62,1052631578947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0" calcext:value-type="float">
            <text:p>0</text:p>
          </table:table-cell>
          <table:table-cell office:value-type="float" office:value="61.3684210526316" calcext:value-type="float">
            <text:p>61,3684210526316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1" calcext:value-type="float">
            <text:p>1</text:p>
          </table:table-cell>
          <table:table-cell office:value-type="float" office:value="61.3157894736842" calcext:value-type="float">
            <text:p>61,3157894736842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5" calcext:value-type="float">
            <text:p>5</text:p>
          </table:table-cell>
          <table:table-cell office:value-type="float" office:value="62.6842105263158" calcext:value-type="float">
            <text:p>62,6842105263158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0" calcext:value-type="float">
            <text:p>0</text:p>
          </table:table-cell>
          <table:table-cell office:value-type="float" office:value="62.6842105263158" calcext:value-type="float">
            <text:p>62,6842105263158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1" calcext:value-type="float">
            <text:p>1</text:p>
          </table:table-cell>
          <table:table-cell office:value-type="float" office:value="62.4210526315789" calcext:value-type="float">
            <text:p>62,4210526315789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1" calcext:value-type="float">
            <text:p>1</text:p>
          </table:table-cell>
          <table:table-cell office:value-type="float" office:value="61.7894736842105" calcext:value-type="float">
            <text:p>61,7894736842105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0" calcext:value-type="float">
            <text:p>0</text:p>
          </table:table-cell>
          <table:table-cell office:value-type="float" office:value="61.7894736842105" calcext:value-type="float">
            <text:p>61,7894736842105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0" calcext:value-type="float">
            <text:p>0</text:p>
          </table:table-cell>
          <table:table-cell office:value-type="float" office:value="61.8421052631579" calcext:value-type="float">
            <text:p>61,8421052631579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2" calcext:value-type="float">
            <text:p>2</text:p>
          </table:table-cell>
          <table:table-cell office:value-type="float" office:value="61.7368421052632" calcext:value-type="float">
            <text:p>61,7368421052632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1" calcext:value-type="float">
            <text:p>1</text:p>
          </table:table-cell>
          <table:table-cell office:value-type="float" office:value="64.421052631579" calcext:value-type="float">
            <text:p>64,421052631579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1" calcext:value-type="float">
            <text:p>1</text:p>
          </table:table-cell>
          <table:table-cell office:value-type="float" office:value="65.3684210526316" calcext:value-type="float">
            <text:p>65,3684210526316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1" calcext:value-type="float">
            <text:p>1</text:p>
          </table:table-cell>
          <table:table-cell office:value-type="float" office:value="65.3684210526316" calcext:value-type="float">
            <text:p>65,3684210526316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2" calcext:value-type="float">
            <text:p>2</text:p>
          </table:table-cell>
          <table:table-cell office:value-type="float" office:value="64.6315789473684" calcext:value-type="float">
            <text:p>64,6315789473684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0" calcext:value-type="float">
            <text:p>0</text:p>
          </table:table-cell>
          <table:table-cell office:value-type="float" office:value="64.1578947368421" calcext:value-type="float">
            <text:p>64,1578947368421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0" calcext:value-type="float">
            <text:p>0</text:p>
          </table:table-cell>
          <table:table-cell office:value-type="float" office:value="62.8947368421053" calcext:value-type="float">
            <text:p>62,8947368421053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1" calcext:value-type="float">
            <text:p>1</text:p>
          </table:table-cell>
          <table:table-cell office:value-type="float" office:value="62.5263157894737" calcext:value-type="float">
            <text:p>62,5263157894737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0" calcext:value-type="float">
            <text:p>0</text:p>
          </table:table-cell>
          <table:table-cell office:value-type="float" office:value="61.6315789473684" calcext:value-type="float">
            <text:p>61,6315789473684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1" calcext:value-type="float">
            <text:p>1</text:p>
          </table:table-cell>
          <table:table-cell office:value-type="float" office:value="62.3684210526316" calcext:value-type="float">
            <text:p>62,3684210526316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2" calcext:value-type="float">
            <text:p>2</text:p>
          </table:table-cell>
          <table:table-cell office:value-type="float" office:value="63.2105263157895" calcext:value-type="float">
            <text:p>63,2105263157895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0" calcext:value-type="float">
            <text:p>0</text:p>
          </table:table-cell>
          <table:table-cell office:value-type="float" office:value="62.0526315789474" calcext:value-type="float">
            <text:p>62,0526315789474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2" calcext:value-type="float">
            <text:p>2</text:p>
          </table:table-cell>
          <table:table-cell office:value-type="float" office:value="61.6315789473684" calcext:value-type="float">
            <text:p>61,6315789473684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0" calcext:value-type="float">
            <text:p>0</text:p>
          </table:table-cell>
          <table:table-cell office:value-type="float" office:value="62.3157894736842" calcext:value-type="float">
            <text:p>62,3157894736842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1" calcext:value-type="float">
            <text:p>1</text:p>
          </table:table-cell>
          <table:table-cell office:value-type="float" office:value="62.1578947368421" calcext:value-type="float">
            <text:p>62,1578947368421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2" calcext:value-type="float">
            <text:p>2</text:p>
          </table:table-cell>
          <table:table-cell office:value-type="float" office:value="62.1578947368421" calcext:value-type="float">
            <text:p>62,1578947368421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1" calcext:value-type="float">
            <text:p>1</text:p>
          </table:table-cell>
          <table:table-cell office:value-type="float" office:value="62.4210526315789" calcext:value-type="float">
            <text:p>62,4210526315789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1" calcext:value-type="float">
            <text:p>1</text:p>
          </table:table-cell>
          <table:table-cell office:value-type="float" office:value="62.8947368421053" calcext:value-type="float">
            <text:p>62,8947368421053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2" calcext:value-type="float">
            <text:p>2</text:p>
          </table:table-cell>
          <table:table-cell office:value-type="float" office:value="63.3157894736842" calcext:value-type="float">
            <text:p>63,3157894736842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3" calcext:value-type="float">
            <text:p>3</text:p>
          </table:table-cell>
          <table:table-cell office:value-type="float" office:value="63.0526315789474" calcext:value-type="float">
            <text:p>63,0526315789474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1" calcext:value-type="float">
            <text:p>1</text:p>
          </table:table-cell>
          <table:table-cell office:value-type="float" office:value="62.5789473684211" calcext:value-type="float">
            <text:p>62,5789473684211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1" calcext:value-type="float">
            <text:p>1</text:p>
          </table:table-cell>
          <table:table-cell office:value-type="float" office:value="62.2105263157895" calcext:value-type="float">
            <text:p>62,2105263157895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0" calcext:value-type="float">
            <text:p>0</text:p>
          </table:table-cell>
          <table:table-cell office:value-type="float" office:value="61.0526315789474" calcext:value-type="float">
            <text:p>61,0526315789474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3" calcext:value-type="float">
            <text:p>3</text:p>
          </table:table-cell>
          <table:table-cell office:value-type="float" office:value="61.4210526315789" calcext:value-type="float">
            <text:p>61,4210526315789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2" calcext:value-type="float">
            <text:p>2</text:p>
          </table:table-cell>
          <table:table-cell office:value-type="float" office:value="61.9473684210526" calcext:value-type="float">
            <text:p>61,9473684210526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2" calcext:value-type="float">
            <text:p>2</text:p>
          </table:table-cell>
          <table:table-cell office:value-type="float" office:value="62.8947368421053" calcext:value-type="float">
            <text:p>62,8947368421053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3" calcext:value-type="float">
            <text:p>3</text:p>
          </table:table-cell>
          <table:table-cell office:value-type="float" office:value="64.6842105263158" calcext:value-type="float">
            <text:p>64,6842105263158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5" calcext:value-type="float">
            <text:p>5</text:p>
          </table:table-cell>
          <table:table-cell office:value-type="float" office:value="64.8421052631579" calcext:value-type="float">
            <text:p>64,8421052631579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0" calcext:value-type="float">
            <text:p>0</text:p>
          </table:table-cell>
          <table:table-cell office:value-type="float" office:value="63.8421052631579" calcext:value-type="float">
            <text:p>63,8421052631579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1" calcext:value-type="float">
            <text:p>1</text:p>
          </table:table-cell>
          <table:table-cell office:value-type="float" office:value="64.1052631578947" calcext:value-type="float">
            <text:p>64,1052631578947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3" calcext:value-type="float">
            <text:p>3</text:p>
          </table:table-cell>
          <table:table-cell office:value-type="float" office:value="65.4736842105263" calcext:value-type="float">
            <text:p>65,4736842105263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4" calcext:value-type="float">
            <text:p>4</text:p>
          </table:table-cell>
          <table:table-cell office:value-type="float" office:value="65.421052631579" calcext:value-type="float">
            <text:p>65,421052631579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1" calcext:value-type="float">
            <text:p>1</text:p>
          </table:table-cell>
          <table:table-cell office:value-type="float" office:value="65.8947368421053" calcext:value-type="float">
            <text:p>65,8947368421053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1" calcext:value-type="float">
            <text:p>1</text:p>
          </table:table-cell>
          <table:table-cell office:value-type="float" office:value="66.7368421052632" calcext:value-type="float">
            <text:p>66,7368421052632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3" calcext:value-type="float">
            <text:p>3</text:p>
          </table:table-cell>
          <table:table-cell office:value-type="float" office:value="66.9473684210526" calcext:value-type="float">
            <text:p>66,9473684210526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6" calcext:value-type="float">
            <text:p>6</text:p>
          </table:table-cell>
          <table:table-cell office:value-type="float" office:value="65.8421052631579" calcext:value-type="float">
            <text:p>65,8421052631579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2" calcext:value-type="float">
            <text:p>2</text:p>
          </table:table-cell>
          <table:table-cell office:value-type="float" office:value="65.7368421052632" calcext:value-type="float">
            <text:p>65,7368421052632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2" calcext:value-type="float">
            <text:p>2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0" calcext:value-type="float">
            <text:p>0</text:p>
          </table:table-cell>
          <table:table-cell office:value-type="float" office:value="65.5263157894737" calcext:value-type="float">
            <text:p>65,5263157894737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0" calcext:value-type="float">
            <text:p>0</text:p>
          </table:table-cell>
          <table:table-cell office:value-type="float" office:value="65.1052631578947" calcext:value-type="float">
            <text:p>65,1052631578947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2" calcext:value-type="float">
            <text:p>2</text:p>
          </table:table-cell>
          <table:table-cell office:value-type="float" office:value="65.8947368421053" calcext:value-type="float">
            <text:p>65,8947368421053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0" calcext:value-type="float">
            <text:p>0</text:p>
          </table:table-cell>
          <table:table-cell office:value-type="float" office:value="65.7894736842105" calcext:value-type="float">
            <text:p>65,7894736842105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0" calcext:value-type="float">
            <text:p>0</text:p>
          </table:table-cell>
          <table:table-cell office:value-type="float" office:value="66.3157894736842" calcext:value-type="float">
            <text:p>66,3157894736842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4" calcext:value-type="float">
            <text:p>4</text:p>
          </table:table-cell>
          <table:table-cell office:value-type="float" office:value="67.1052631578947" calcext:value-type="float">
            <text:p>67,1052631578947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1" calcext:value-type="float">
            <text:p>1</text:p>
          </table:table-cell>
          <table:table-cell office:value-type="float" office:value="67.1578947368421" calcext:value-type="float">
            <text:p>67,1578947368421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2" calcext:value-type="float">
            <text:p>2</text:p>
          </table:table-cell>
          <table:table-cell office:value-type="float" office:value="67.3684210526316" calcext:value-type="float">
            <text:p>67,3684210526316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1" calcext:value-type="float">
            <text:p>1</text:p>
          </table:table-cell>
          <table:table-cell office:value-type="float" office:value="67.3157894736842" calcext:value-type="float">
            <text:p>67,3157894736842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3" calcext:value-type="float">
            <text:p>3</text:p>
          </table:table-cell>
          <table:table-cell office:value-type="float" office:value="67.8421052631579" calcext:value-type="float">
            <text:p>67,8421052631579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1" calcext:value-type="float">
            <text:p>1</text:p>
          </table:table-cell>
          <table:table-cell office:value-type="float" office:value="68.2105263157895" calcext:value-type="float">
            <text:p>68,2105263157895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2" calcext:value-type="float">
            <text:p>2</text:p>
          </table:table-cell>
          <table:table-cell office:value-type="float" office:value="67.5789473684211" calcext:value-type="float">
            <text:p>67,5789473684211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1" calcext:value-type="float">
            <text:p>1</text:p>
          </table:table-cell>
          <table:table-cell office:value-type="float" office:value="67.5789473684211" calcext:value-type="float">
            <text:p>67,5789473684211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2" calcext:value-type="float">
            <text:p>2</text:p>
          </table:table-cell>
          <table:table-cell office:value-type="float" office:value="67.8421052631579" calcext:value-type="float">
            <text:p>67,8421052631579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0" calcext:value-type="float">
            <text:p>0</text:p>
          </table:table-cell>
          <table:table-cell office:value-type="float" office:value="67.6842105263158" calcext:value-type="float">
            <text:p>67,6842105263158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office:value-type="float" office:value="67.6315789473684" calcext:value-type="float">
            <text:p>67,6315789473684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2" calcext:value-type="float">
            <text:p>2</text:p>
          </table:table-cell>
          <table:table-cell office:value-type="float" office:value="68.5263157894737" calcext:value-type="float">
            <text:p>68,5263157894737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1" calcext:value-type="float">
            <text:p>1</text:p>
          </table:table-cell>
          <table:table-cell office:value-type="float" office:value="67.8421052631579" calcext:value-type="float">
            <text:p>67,8421052631579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1" calcext:value-type="float">
            <text:p>1</text:p>
          </table:table-cell>
          <table:table-cell office:value-type="float" office:value="68.2105263157895" calcext:value-type="float">
            <text:p>68,2105263157895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1" calcext:value-type="float">
            <text:p>1</text:p>
          </table:table-cell>
          <table:table-cell office:value-type="float" office:value="67.8421052631579" calcext:value-type="float">
            <text:p>67,8421052631579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1" calcext:value-type="float">
            <text:p>1</text:p>
          </table:table-cell>
          <table:table-cell office:value-type="float" office:value="68.2631578947368" calcext:value-type="float">
            <text:p>68,2631578947368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2" calcext:value-type="float">
            <text:p>2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1" calcext:value-type="float">
            <text:p>1</text:p>
          </table:table-cell>
          <table:table-cell office:value-type="float" office:value="68.0526315789474" calcext:value-type="float">
            <text:p>68,0526315789474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1" calcext:value-type="float">
            <text:p>1</text:p>
          </table:table-cell>
          <table:table-cell office:value-type="float" office:value="67.1052631578947" calcext:value-type="float">
            <text:p>67,1052631578947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1" calcext:value-type="float">
            <text:p>1</text:p>
          </table:table-cell>
          <table:table-cell office:value-type="float" office:value="66.6315789473684" calcext:value-type="float">
            <text:p>66,6315789473684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1" calcext:value-type="float">
            <text:p>1</text:p>
          </table:table-cell>
          <table:table-cell office:value-type="float" office:value="66.1052631578947" calcext:value-type="float">
            <text:p>66,1052631578947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5" calcext:value-type="float">
            <text:p>5</text:p>
          </table:table-cell>
          <table:table-cell office:value-type="float" office:value="66.5789473684211" calcext:value-type="float">
            <text:p>66,5789473684211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5" calcext:value-type="float">
            <text:p>5</text:p>
          </table:table-cell>
          <table:table-cell office:value-type="float" office:value="67.4736842105263" calcext:value-type="float">
            <text:p>67,4736842105263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1" calcext:value-type="float">
            <text:p>1</text:p>
          </table:table-cell>
          <table:table-cell office:value-type="float" office:value="67.8421052631579" calcext:value-type="float">
            <text:p>67,8421052631579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2" calcext:value-type="float">
            <text:p>2</text:p>
          </table:table-cell>
          <table:table-cell office:value-type="float" office:value="67.7368421052632" calcext:value-type="float">
            <text:p>67,7368421052632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2" calcext:value-type="float">
            <text:p>2</text:p>
          </table:table-cell>
          <table:table-cell office:value-type="float" office:value="68.4736842105263" calcext:value-type="float">
            <text:p>68,4736842105263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2" calcext:value-type="float">
            <text:p>2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2" calcext:value-type="float">
            <text:p>2</text:p>
          </table:table-cell>
          <table:table-cell office:value-type="float" office:value="67.9473684210526" calcext:value-type="float">
            <text:p>67,9473684210526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1" calcext:value-type="float">
            <text:p>1</text:p>
          </table:table-cell>
          <table:table-cell office:value-type="float" office:value="68.5789473684211" calcext:value-type="float">
            <text:p>68,5789473684211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2" calcext:value-type="float">
            <text:p>2</text:p>
          </table:table-cell>
          <table:table-cell office:value-type="float" office:value="68.7894736842105" calcext:value-type="float">
            <text:p>68,7894736842105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1" calcext:value-type="float">
            <text:p>1</text:p>
          </table:table-cell>
          <table:table-cell office:value-type="float" office:value="68.0526315789474" calcext:value-type="float">
            <text:p>68,0526315789474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0" calcext:value-type="float">
            <text:p>0</text:p>
          </table:table-cell>
          <table:table-cell office:value-type="float" office:value="68.7368421052632" calcext:value-type="float">
            <text:p>68,7368421052632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1" calcext:value-type="float">
            <text:p>1</text:p>
          </table:table-cell>
          <table:table-cell office:value-type="float" office:value="68.6315789473684" calcext:value-type="float">
            <text:p>68,6315789473684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2" calcext:value-type="float">
            <text:p>2</text:p>
          </table:table-cell>
          <table:table-cell office:value-type="float" office:value="67.6842105263158" calcext:value-type="float">
            <text:p>67,6842105263158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0" calcext:value-type="float">
            <text:p>0</text:p>
          </table:table-cell>
          <table:table-cell office:value-type="float" office:value="66.8947368421053" calcext:value-type="float">
            <text:p>66,8947368421053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0" calcext:value-type="float">
            <text:p>0</text:p>
          </table:table-cell>
          <table:table-cell office:value-type="float" office:value="67.1578947368421" calcext:value-type="float">
            <text:p>67,1578947368421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0" calcext:value-type="float">
            <text:p>0</text:p>
          </table:table-cell>
          <table:table-cell office:value-type="float" office:value="67.421052631579" calcext:value-type="float">
            <text:p>67,421052631579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2" calcext:value-type="float">
            <text:p>2</text:p>
          </table:table-cell>
          <table:table-cell office:value-type="float" office:value="67.1052631578947" calcext:value-type="float">
            <text:p>67,1052631578947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2" calcext:value-type="float">
            <text:p>2</text:p>
          </table:table-cell>
          <table:table-cell office:value-type="float" office:value="67.0526315789474" calcext:value-type="float">
            <text:p>67,0526315789474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7" calcext:value-type="float">
            <text:p>7</text:p>
          </table:table-cell>
          <table:table-cell office:value-type="float" office:value="65.5789473684211" calcext:value-type="float">
            <text:p>65,5789473684211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2" calcext:value-type="float">
            <text:p>2</text:p>
          </table:table-cell>
          <table:table-cell office:value-type="float" office:value="64.2631578947368" calcext:value-type="float">
            <text:p>64,2631578947368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2" calcext:value-type="float">
            <text:p>2</text:p>
          </table:table-cell>
          <table:table-cell office:value-type="float" office:value="63.5789473684211" calcext:value-type="float">
            <text:p>63,5789473684211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1" calcext:value-type="float">
            <text:p>1</text:p>
          </table:table-cell>
          <table:table-cell office:value-type="float" office:value="63.9473684210526" calcext:value-type="float">
            <text:p>63,9473684210526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3" calcext:value-type="float">
            <text:p>3</text:p>
          </table:table-cell>
          <table:table-cell office:value-type="float" office:value="62.6315789473684" calcext:value-type="float">
            <text:p>62,6315789473684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2" calcext:value-type="float">
            <text:p>2</text:p>
          </table:table-cell>
          <table:table-cell office:value-type="float" office:value="62.1052631578947" calcext:value-type="float">
            <text:p>62,1052631578947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3" calcext:value-type="float">
            <text:p>3</text:p>
          </table:table-cell>
          <table:table-cell office:value-type="float" office:value="61.8947368421053" calcext:value-type="float">
            <text:p>61,8947368421053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5" calcext:value-type="float">
            <text:p>5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2" calcext:value-type="float">
            <text:p>2</text:p>
          </table:table-cell>
          <table:table-cell office:value-type="float" office:value="61.4210526315789" calcext:value-type="float">
            <text:p>61,4210526315789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0" calcext:value-type="float">
            <text:p>0</text:p>
          </table:table-cell>
          <table:table-cell office:value-type="float" office:value="60.5789473684211" calcext:value-type="float">
            <text:p>60,5789473684211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0" calcext:value-type="float">
            <text:p>0</text:p>
          </table:table-cell>
          <table:table-cell office:value-type="float" office:value="60.7368421052632" calcext:value-type="float">
            <text:p>60,7368421052632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2" calcext:value-type="float">
            <text:p>2</text:p>
          </table:table-cell>
          <table:table-cell office:value-type="float" office:value="61.2631578947368" calcext:value-type="float">
            <text:p>61,2631578947368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0" calcext:value-type="float">
            <text:p>0</text:p>
          </table:table-cell>
          <table:table-cell office:value-type="float" office:value="62.4210526315789" calcext:value-type="float">
            <text:p>62,4210526315789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3" calcext:value-type="float">
            <text:p>3</text:p>
          </table:table-cell>
          <table:table-cell office:value-type="float" office:value="62.6315789473684" calcext:value-type="float">
            <text:p>62,6315789473684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1" calcext:value-type="float">
            <text:p>1</text:p>
          </table:table-cell>
          <table:table-cell office:value-type="float" office:value="63.4210526315789" calcext:value-type="float">
            <text:p>63,4210526315789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2" calcext:value-type="float">
            <text:p>2</text:p>
          </table:table-cell>
          <table:table-cell office:value-type="float" office:value="63.7368421052632" calcext:value-type="float">
            <text:p>63,7368421052632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0" calcext:value-type="float">
            <text:p>0</text:p>
          </table:table-cell>
          <table:table-cell office:value-type="float" office:value="63.2105263157895" calcext:value-type="float">
            <text:p>63,2105263157895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1" calcext:value-type="float">
            <text:p>1</text:p>
          </table:table-cell>
          <table:table-cell office:value-type="float" office:value="63.4736842105263" calcext:value-type="float">
            <text:p>63,4736842105263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1" calcext:value-type="float">
            <text:p>1</text:p>
          </table:table-cell>
          <table:table-cell office:value-type="float" office:value="63.2105263157895" calcext:value-type="float">
            <text:p>63,2105263157895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0" calcext:value-type="float">
            <text:p>0</text:p>
          </table:table-cell>
          <table:table-cell office:value-type="float" office:value="61.9473684210526" calcext:value-type="float">
            <text:p>61,9473684210526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1" calcext:value-type="float">
            <text:p>1</text:p>
          </table:table-cell>
          <table:table-cell office:value-type="float" office:value="60.3684210526316" calcext:value-type="float">
            <text:p>60,3684210526316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2" calcext:value-type="float">
            <text:p>2</text:p>
          </table:table-cell>
          <table:table-cell office:value-type="float" office:value="59.6842105263158" calcext:value-type="float">
            <text:p>59,6842105263158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0" calcext:value-type="float">
            <text:p>0</text:p>
          </table:table-cell>
          <table:table-cell office:value-type="float" office:value="59.4736842105263" calcext:value-type="float">
            <text:p>59,4736842105263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5" calcext:value-type="float">
            <text:p>5</text:p>
          </table:table-cell>
          <table:table-cell office:value-type="float" office:value="58.7368421052632" calcext:value-type="float">
            <text:p>58,7368421052632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1" calcext:value-type="float">
            <text:p>1</text:p>
          </table:table-cell>
          <table:table-cell office:value-type="float" office:value="58.6315789473684" calcext:value-type="float">
            <text:p>58,6315789473684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2" calcext:value-type="float">
            <text:p>2</text:p>
          </table:table-cell>
          <table:table-cell office:value-type="float" office:value="58.8947368421053" calcext:value-type="float">
            <text:p>58,8947368421053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0" calcext:value-type="float">
            <text:p>0</text:p>
          </table:table-cell>
          <table:table-cell office:value-type="float" office:value="57.5789473684211" calcext:value-type="float">
            <text:p>57,5789473684211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1" calcext:value-type="float">
            <text:p>1</text:p>
          </table:table-cell>
          <table:table-cell office:value-type="float" office:value="57.1578947368421" calcext:value-type="float">
            <text:p>57,1578947368421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3" calcext:value-type="float">
            <text:p>3</text:p>
          </table:table-cell>
          <table:table-cell office:value-type="float" office:value="56.2631578947368" calcext:value-type="float">
            <text:p>56,2631578947368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0" calcext:value-type="float">
            <text:p>0</text:p>
          </table:table-cell>
          <table:table-cell office:value-type="float" office:value="55.3684210526316" calcext:value-type="float">
            <text:p>55,3684210526316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2" calcext:value-type="float">
            <text:p>2</text:p>
          </table:table-cell>
          <table:table-cell office:value-type="float" office:value="51.5263157894737" calcext:value-type="float">
            <text:p>51,5263157894737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1" calcext:value-type="float">
            <text:p>1</text:p>
          </table:table-cell>
          <table:table-cell office:value-type="float" office:value="50.1578947368421" calcext:value-type="float">
            <text:p>50,1578947368421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0" calcext:value-type="float">
            <text:p>0</text:p>
          </table:table-cell>
          <table:table-cell office:value-type="float" office:value="49.5263157894737" calcext:value-type="float">
            <text:p>49,5263157894737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1" calcext:value-type="float">
            <text:p>1</text:p>
          </table:table-cell>
          <table:table-cell office:value-type="float" office:value="49.4736842105263" calcext:value-type="float">
            <text:p>49,4736842105263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1" calcext:value-type="float">
            <text:p>1</text:p>
          </table:table-cell>
          <table:table-cell office:value-type="float" office:value="49.7368421052632" calcext:value-type="float">
            <text:p>49,7368421052632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1" calcext:value-type="float">
            <text:p>1</text:p>
          </table:table-cell>
          <table:table-cell office:value-type="float" office:value="49.5789473684211" calcext:value-type="float">
            <text:p>49,5789473684211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0" calcext:value-type="float">
            <text:p>0</text:p>
          </table:table-cell>
          <table:table-cell office:value-type="float" office:value="49.7894736842105" calcext:value-type="float">
            <text:p>49,7894736842105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1" calcext:value-type="float">
            <text:p>1</text:p>
          </table:table-cell>
          <table:table-cell office:value-type="float" office:value="49.3684210526316" calcext:value-type="float">
            <text:p>49,3684210526316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3" calcext:value-type="float">
            <text:p>3</text:p>
          </table:table-cell>
          <table:table-cell office:value-type="float" office:value="49.5263157894737" calcext:value-type="float">
            <text:p>49,5263157894737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1" calcext:value-type="float">
            <text:p>1</text:p>
          </table:table-cell>
          <table:table-cell office:value-type="float" office:value="49.4210526315789" calcext:value-type="float">
            <text:p>49,4210526315789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1" calcext:value-type="float">
            <text:p>1</text:p>
          </table:table-cell>
          <table:table-cell office:value-type="float" office:value="49.4210526315789" calcext:value-type="float">
            <text:p>49,4210526315789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2" calcext:value-type="float">
            <text:p>2</text:p>
          </table:table-cell>
          <table:table-cell office:value-type="float" office:value="48.4210526315789" calcext:value-type="float">
            <text:p>48,4210526315789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1" calcext:value-type="float">
            <text:p>1</text:p>
          </table:table-cell>
          <table:table-cell office:value-type="float" office:value="47.7894736842105" calcext:value-type="float">
            <text:p>47,7894736842105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0" calcext:value-type="float">
            <text:p>0</text:p>
          </table:table-cell>
          <table:table-cell office:value-type="float" office:value="47.7894736842105" calcext:value-type="float">
            <text:p>47,7894736842105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0" calcext:value-type="float">
            <text:p>0</text:p>
          </table:table-cell>
          <table:table-cell office:value-type="float" office:value="47.4736842105263" calcext:value-type="float">
            <text:p>47,4736842105263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2" calcext:value-type="float">
            <text:p>2</text:p>
          </table:table-cell>
          <table:table-cell office:value-type="float" office:value="47.2631578947368" calcext:value-type="float">
            <text:p>47,2631578947368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0" calcext:value-type="float">
            <text:p>0</text:p>
          </table:table-cell>
          <table:table-cell office:value-type="float" office:value="46.7368421052632" calcext:value-type="float">
            <text:p>46,7368421052632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0" calcext:value-type="float">
            <text:p>0</text:p>
          </table:table-cell>
          <table:table-cell office:value-type="float" office:value="45.7894736842105" calcext:value-type="float">
            <text:p>45,7894736842105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2" calcext:value-type="float">
            <text:p>2</text:p>
          </table:table-cell>
          <table:table-cell office:value-type="float" office:value="45.5263157894737" calcext:value-type="float">
            <text:p>45,5263157894737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0" calcext:value-type="float">
            <text:p>0</text:p>
          </table:table-cell>
          <table:table-cell office:value-type="float" office:value="45.3157894736842" calcext:value-type="float">
            <text:p>45,3157894736842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3" calcext:value-type="float">
            <text:p>3</text:p>
          </table:table-cell>
          <table:table-cell office:value-type="float" office:value="44.6842105263158" calcext:value-type="float">
            <text:p>44,6842105263158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1" calcext:value-type="float">
            <text:p>1</text:p>
          </table:table-cell>
          <table:table-cell office:value-type="float" office:value="44.1578947368421" calcext:value-type="float">
            <text:p>44,1578947368421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1" calcext:value-type="float">
            <text:p>1</text:p>
          </table:table-cell>
          <table:table-cell office:value-type="float" office:value="43.2105263157895" calcext:value-type="float">
            <text:p>43,2105263157895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0" calcext:value-type="float">
            <text:p>0</text:p>
          </table:table-cell>
          <table:table-cell office:value-type="float" office:value="42.6842105263158" calcext:value-type="float">
            <text:p>42,6842105263158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1" calcext:value-type="float">
            <text:p>1</text:p>
          </table:table-cell>
          <table:table-cell office:value-type="float" office:value="42.2631578947368" calcext:value-type="float">
            <text:p>42,2631578947368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0" calcext:value-type="float">
            <text:p>0</text:p>
          </table:table-cell>
          <table:table-cell office:value-type="float" office:value="42.1578947368421" calcext:value-type="float">
            <text:p>42,1578947368421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0" calcext:value-type="float">
            <text:p>0</text:p>
          </table:table-cell>
          <table:table-cell office:value-type="float" office:value="41.5263157894737" calcext:value-type="float">
            <text:p>41,5263157894737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1" calcext:value-type="float">
            <text:p>1</text:p>
          </table:table-cell>
          <table:table-cell office:value-type="float" office:value="40.2631578947368" calcext:value-type="float">
            <text:p>40,2631578947368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2" calcext:value-type="float">
            <text:p>2</text:p>
          </table:table-cell>
          <table:table-cell office:value-type="float" office:value="39.6842105263158" calcext:value-type="float">
            <text:p>39,6842105263158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0" calcext:value-type="float">
            <text:p>0</text:p>
          </table:table-cell>
          <table:table-cell office:value-type="float" office:value="38.9473684210526" calcext:value-type="float">
            <text:p>38,9473684210526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0" calcext:value-type="float">
            <text:p>0</text:p>
          </table:table-cell>
          <table:table-cell office:value-type="float" office:value="37.8421052631579" calcext:value-type="float">
            <text:p>37,8421052631579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0" calcext:value-type="float">
            <text:p>0</text:p>
          </table:table-cell>
          <table:table-cell office:value-type="float" office:value="37.5263157894737" calcext:value-type="float">
            <text:p>37,5263157894737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0" calcext:value-type="float">
            <text:p>0</text:p>
          </table:table-cell>
          <table:table-cell office:value-type="float" office:value="37.4210526315789" calcext:value-type="float">
            <text:p>37,4210526315789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0" calcext:value-type="float">
            <text:p>0</text:p>
          </table:table-cell>
          <table:table-cell office:value-type="float" office:value="37.4210526315789" calcext:value-type="float">
            <text:p>37,4210526315789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1" calcext:value-type="float">
            <text:p>1</text:p>
          </table:table-cell>
          <table:table-cell office:value-type="float" office:value="37.2105263157895" calcext:value-type="float">
            <text:p>37,2105263157895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36.8947368421053" calcext:value-type="float">
            <text:p>36,8947368421053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1" calcext:value-type="float">
            <text:p>1</text:p>
          </table:table-cell>
          <table:table-cell office:value-type="float" office:value="36.6315789473684" calcext:value-type="float">
            <text:p>36,6315789473684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0" calcext:value-type="float">
            <text:p>0</text:p>
          </table:table-cell>
          <table:table-cell office:value-type="float" office:value="36.7368421052632" calcext:value-type="float">
            <text:p>36,7368421052632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2" calcext:value-type="float">
            <text:p>2</text:p>
          </table:table-cell>
          <table:table-cell office:value-type="float" office:value="35.9473684210526" calcext:value-type="float">
            <text:p>35,9473684210526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0" calcext:value-type="float">
            <text:p>0</text:p>
          </table:table-cell>
          <table:table-cell office:value-type="float" office:value="35.2105263157895" calcext:value-type="float">
            <text:p>35,2105263157895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1" calcext:value-type="float">
            <text:p>1</text:p>
          </table:table-cell>
          <table:table-cell office:value-type="float" office:value="34.6842105263158" calcext:value-type="float">
            <text:p>34,6842105263158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1" calcext:value-type="float">
            <text:p>1</text:p>
          </table:table-cell>
          <table:table-cell office:value-type="float" office:value="34.7894736842105" calcext:value-type="float">
            <text:p>34,7894736842105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1" calcext:value-type="float">
            <text:p>1</text:p>
          </table:table-cell>
          <table:table-cell office:value-type="float" office:value="34.1052631578947" calcext:value-type="float">
            <text:p>34,1052631578947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1" calcext:value-type="float">
            <text:p>1</text:p>
          </table:table-cell>
          <table:table-cell office:value-type="float" office:value="34.0526315789474" calcext:value-type="float">
            <text:p>34,0526315789474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0" calcext:value-type="float">
            <text:p>0</text:p>
          </table:table-cell>
          <table:table-cell office:value-type="float" office:value="33.9473684210526" calcext:value-type="float">
            <text:p>33,9473684210526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1" calcext:value-type="float">
            <text:p>1</text:p>
          </table:table-cell>
          <table:table-cell office:value-type="float" office:value="33.8421052631579" calcext:value-type="float">
            <text:p>33,8421052631579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0" calcext:value-type="float">
            <text:p>0</text:p>
          </table:table-cell>
          <table:table-cell office:value-type="float" office:value="34.1578947368421" calcext:value-type="float">
            <text:p>34,1578947368421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0" calcext:value-type="float">
            <text:p>0</text:p>
          </table:table-cell>
          <table:table-cell office:value-type="float" office:value="33.6842105263158" calcext:value-type="float">
            <text:p>33,6842105263158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1" calcext:value-type="float">
            <text:p>1</text:p>
          </table:table-cell>
          <table:table-cell office:value-type="float" office:value="33.9473684210526" calcext:value-type="float">
            <text:p>33,9473684210526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2" calcext:value-type="float">
            <text:p>2</text:p>
          </table:table-cell>
          <table:table-cell office:value-type="float" office:value="34.1578947368421" calcext:value-type="float">
            <text:p>34,1578947368421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1" calcext:value-type="float">
            <text:p>1</text:p>
          </table:table-cell>
          <table:table-cell office:value-type="float" office:value="33.2105263157895" calcext:value-type="float">
            <text:p>33,2105263157895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0" calcext:value-type="float">
            <text:p>0</text:p>
          </table:table-cell>
          <table:table-cell office:value-type="float" office:value="32.6842105263158" calcext:value-type="float">
            <text:p>32,6842105263158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1" calcext:value-type="float">
            <text:p>1</text:p>
          </table:table-cell>
          <table:table-cell office:value-type="float" office:value="32.3157894736842" calcext:value-type="float">
            <text:p>32,3157894736842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0" calcext:value-type="float">
            <text:p>0</text:p>
          </table:table-cell>
          <table:table-cell office:value-type="float" office:value="32.0526315789474" calcext:value-type="float">
            <text:p>32,0526315789474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0" calcext:value-type="float">
            <text:p>0</text:p>
          </table:table-cell>
          <table:table-cell office:value-type="float" office:value="31.7368421052632" calcext:value-type="float">
            <text:p>31,7368421052632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0" calcext:value-type="float">
            <text:p>0</text:p>
          </table:table-cell>
          <table:table-cell office:value-type="float" office:value="32.2105263157895" calcext:value-type="float">
            <text:p>32,2105263157895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0" calcext:value-type="float">
            <text:p>0</text:p>
          </table:table-cell>
          <table:table-cell office:value-type="float" office:value="31.8421052631579" calcext:value-type="float">
            <text:p>31,8421052631579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2" calcext:value-type="float">
            <text:p>2</text:p>
          </table:table-cell>
          <table:table-cell office:value-type="float" office:value="31.5789473684211" calcext:value-type="float">
            <text:p>31,5789473684211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1" calcext:value-type="float">
            <text:p>1</text:p>
          </table:table-cell>
          <table:table-cell office:value-type="float" office:value="31.7894736842105" calcext:value-type="float">
            <text:p>31,7894736842105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0" calcext:value-type="float">
            <text:p>0</text:p>
          </table:table-cell>
          <table:table-cell office:value-type="float" office:value="30.7368421052632" calcext:value-type="float">
            <text:p>30,7368421052632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0" calcext:value-type="float">
            <text:p>0</text:p>
          </table:table-cell>
          <table:table-cell office:value-type="float" office:value="30.1578947368421" calcext:value-type="float">
            <text:p>30,1578947368421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1" calcext:value-type="float">
            <text:p>1</text:p>
          </table:table-cell>
          <table:table-cell office:value-type="float" office:value="30.2631578947368" calcext:value-type="float">
            <text:p>30,2631578947368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0" calcext:value-type="float">
            <text:p>0</text:p>
          </table:table-cell>
          <table:table-cell office:value-type="float" office:value="30.3157894736842" calcext:value-type="float">
            <text:p>30,3157894736842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0" calcext:value-type="float">
            <text:p>0</text:p>
          </table:table-cell>
          <table:table-cell office:value-type="float" office:value="29.5789473684211" calcext:value-type="float">
            <text:p>29,5789473684211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0" calcext:value-type="float">
            <text:p>0</text:p>
          </table:table-cell>
          <table:table-cell office:value-type="float" office:value="28.7368421052632" calcext:value-type="float">
            <text:p>28,7368421052632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2" calcext:value-type="float">
            <text:p>2</text:p>
          </table:table-cell>
          <table:table-cell office:value-type="float" office:value="28.5263157894737" calcext:value-type="float">
            <text:p>28,5263157894737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1" calcext:value-type="float">
            <text:p>1</text:p>
          </table:table-cell>
          <table:table-cell office:value-type="float" office:value="28.6315789473684" calcext:value-type="float">
            <text:p>28,6315789473684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0" calcext:value-type="float">
            <text:p>0</text:p>
          </table:table-cell>
          <table:table-cell office:value-type="float" office:value="27.7368421052632" calcext:value-type="float">
            <text:p>27,7368421052632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0" calcext:value-type="float">
            <text:p>0</text:p>
          </table:table-cell>
          <table:table-cell office:value-type="float" office:value="28.2105263157895" calcext:value-type="float">
            <text:p>28,2105263157895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1" calcext:value-type="float">
            <text:p>1</text:p>
          </table:table-cell>
          <table:table-cell office:value-type="float" office:value="27.4736842105263" calcext:value-type="float">
            <text:p>27,4736842105263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0" calcext:value-type="float">
            <text:p>0</text:p>
          </table:table-cell>
          <table:table-cell office:value-type="float" office:value="27.3684210526316" calcext:value-type="float">
            <text:p>27,3684210526316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1" calcext:value-type="float">
            <text:p>1</text:p>
          </table:table-cell>
          <table:table-cell office:value-type="float" office:value="27.2105263157895" calcext:value-type="float">
            <text:p>27,2105263157895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1" calcext:value-type="float">
            <text:p>1</text:p>
          </table:table-cell>
          <table:table-cell office:value-type="float" office:value="26.421052631579" calcext:value-type="float">
            <text:p>26,421052631579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1" calcext:value-type="float">
            <text:p>1</text:p>
          </table:table-cell>
          <table:table-cell office:value-type="float" office:value="26.2631578947368" calcext:value-type="float">
            <text:p>26,2631578947368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0" calcext:value-type="float">
            <text:p>0</text:p>
          </table:table-cell>
          <table:table-cell office:value-type="float" office:value="26.2105263157895" calcext:value-type="float">
            <text:p>26,2105263157895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1" calcext:value-type="float">
            <text:p>1</text:p>
          </table:table-cell>
          <table:table-cell office:value-type="float" office:value="25.8421052631579" calcext:value-type="float">
            <text:p>25,8421052631579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0" calcext:value-type="float">
            <text:p>0</text:p>
          </table:table-cell>
          <table:table-cell office:value-type="float" office:value="26.0526315789474" calcext:value-type="float">
            <text:p>26,0526315789474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0" calcext:value-type="float">
            <text:p>0</text:p>
          </table:table-cell>
          <table:table-cell office:value-type="float" office:value="25.7368421052632" calcext:value-type="float">
            <text:p>25,7368421052632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0" calcext:value-type="float">
            <text:p>0</text:p>
          </table:table-cell>
          <table:table-cell office:value-type="float" office:value="25.421052631579" calcext:value-type="float">
            <text:p>25,421052631579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1" calcext:value-type="float">
            <text:p>1</text:p>
          </table:table-cell>
          <table:table-cell office:value-type="float" office:value="24.9473684210526" calcext:value-type="float">
            <text:p>24,9473684210526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1" calcext:value-type="float">
            <text:p>1</text:p>
          </table:table-cell>
          <table:table-cell office:value-type="float" office:value="25.2105263157895" calcext:value-type="float">
            <text:p>25,2105263157895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2" calcext:value-type="float">
            <text:p>2</text:p>
          </table:table-cell>
          <table:table-cell office:value-type="float" office:value="25.7894736842105" calcext:value-type="float">
            <text:p>25,7894736842105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0" calcext:value-type="float">
            <text:p>0</text:p>
          </table:table-cell>
          <table:table-cell office:value-type="float" office:value="25.1052631578947" calcext:value-type="float">
            <text:p>25,1052631578947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3" calcext:value-type="float">
            <text:p>3</text:p>
          </table:table-cell>
          <table:table-cell office:value-type="float" office:value="24.4736842105263" calcext:value-type="float">
            <text:p>24,4736842105263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1" calcext:value-type="float">
            <text:p>1</text:p>
          </table:table-cell>
          <table:table-cell office:value-type="float" office:value="24.2631578947368" calcext:value-type="float">
            <text:p>24,2631578947368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1" calcext:value-type="float">
            <text:p>1</text:p>
          </table:table-cell>
          <table:table-cell office:value-type="float" office:value="23.5789473684211" calcext:value-type="float">
            <text:p>23,5789473684211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1" calcext:value-type="float">
            <text:p>1</text:p>
          </table:table-cell>
          <table:table-cell office:value-type="float" office:value="23.6842105263158" calcext:value-type="float">
            <text:p>23,6842105263158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0" calcext:value-type="float">
            <text:p>0</text:p>
          </table:table-cell>
          <table:table-cell office:value-type="float" office:value="24.2105263157895" calcext:value-type="float">
            <text:p>24,2105263157895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1" calcext:value-type="float">
            <text:p>1</text:p>
          </table:table-cell>
          <table:table-cell office:value-type="float" office:value="23.9473684210526" calcext:value-type="float">
            <text:p>23,9473684210526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1" calcext:value-type="float">
            <text:p>1</text:p>
          </table:table-cell>
          <table:table-cell office:value-type="float" office:value="23.4736842105263" calcext:value-type="float">
            <text:p>23,4736842105263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0" calcext:value-type="float">
            <text:p>0</text:p>
          </table:table-cell>
          <table:table-cell office:value-type="float" office:value="24.0526315789474" calcext:value-type="float">
            <text:p>24,0526315789474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0" calcext:value-type="float">
            <text:p>0</text:p>
          </table:table-cell>
          <table:table-cell office:value-type="float" office:value="23.7894736842105" calcext:value-type="float">
            <text:p>23,7894736842105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0" calcext:value-type="float">
            <text:p>0</text:p>
          </table:table-cell>
          <table:table-cell office:value-type="float" office:value="23.6842105263158" calcext:value-type="float">
            <text:p>23,6842105263158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0" calcext:value-type="float">
            <text:p>0</text:p>
          </table:table-cell>
          <table:table-cell office:value-type="float" office:value="23.1578947368421" calcext:value-type="float">
            <text:p>23,1578947368421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0" calcext:value-type="float">
            <text:p>0</text:p>
          </table:table-cell>
          <table:table-cell office:value-type="float" office:value="23.421052631579" calcext:value-type="float">
            <text:p>23,421052631579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0" calcext:value-type="float">
            <text:p>0</text:p>
          </table:table-cell>
          <table:table-cell office:value-type="float" office:value="22.8421052631579" calcext:value-type="float">
            <text:p>22,8421052631579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0" calcext:value-type="float">
            <text:p>0</text:p>
          </table:table-cell>
          <table:table-cell office:value-type="float" office:value="22.6842105263158" calcext:value-type="float">
            <text:p>22,6842105263158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0" calcext:value-type="float">
            <text:p>0</text:p>
          </table:table-cell>
          <table:table-cell office:value-type="float" office:value="21.9473684210526" calcext:value-type="float">
            <text:p>21,9473684210526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2" calcext:value-type="float">
            <text:p>2</text:p>
          </table:table-cell>
          <table:table-cell office:value-type="float" office:value="22.0526315789474" calcext:value-type="float">
            <text:p>22,0526315789474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0" calcext:value-type="float">
            <text:p>0</text:p>
          </table:table-cell>
          <table:table-cell office:value-type="float" office:value="21.2631578947368" calcext:value-type="float">
            <text:p>21,2631578947368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0" calcext:value-type="float">
            <text:p>0</text:p>
          </table:table-cell>
          <table:table-cell office:value-type="float" office:value="21.5263157894737" calcext:value-type="float">
            <text:p>21,5263157894737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0" calcext:value-type="float">
            <text:p>0</text:p>
          </table:table-cell>
          <table:table-cell office:value-type="float" office:value="21.5263157894737" calcext:value-type="float">
            <text:p>21,5263157894737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0" calcext:value-type="float">
            <text:p>0</text:p>
          </table:table-cell>
          <table:table-cell office:value-type="float" office:value="21.9473684210526" calcext:value-type="float">
            <text:p>21,9473684210526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1" calcext:value-type="float">
            <text:p>1</text:p>
          </table:table-cell>
          <table:table-cell office:value-type="float" office:value="22.1578947368421" calcext:value-type="float">
            <text:p>22,1578947368421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0" calcext:value-type="float">
            <text:p>0</text:p>
          </table:table-cell>
          <table:table-cell office:value-type="float" office:value="21.2105263157895" calcext:value-type="float">
            <text:p>21,2105263157895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0" calcext:value-type="float">
            <text:p>0</text:p>
          </table:table-cell>
          <table:table-cell office:value-type="float" office:value="20.2105263157895" calcext:value-type="float">
            <text:p>20,2105263157895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0" calcext:value-type="float">
            <text:p>0</text:p>
          </table:table-cell>
          <table:table-cell office:value-type="float" office:value="20.421052631579" calcext:value-type="float">
            <text:p>20,421052631579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1" calcext:value-type="float">
            <text:p>1</text:p>
          </table:table-cell>
          <table:table-cell office:value-type="float" office:value="20.5263157894737" calcext:value-type="float">
            <text:p>20,5263157894737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0" calcext:value-type="float">
            <text:p>0</text:p>
          </table:table-cell>
          <table:table-cell office:value-type="float" office:value="19.5263157894737" calcext:value-type="float">
            <text:p>19,5263157894737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0" calcext:value-type="float">
            <text:p>0</text:p>
          </table:table-cell>
          <table:table-cell office:value-type="float" office:value="19.4736842105263" calcext:value-type="float">
            <text:p>19,4736842105263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0" calcext:value-type="float">
            <text:p>0</text:p>
          </table:table-cell>
          <table:table-cell office:value-type="float" office:value="19.3684210526316" calcext:value-type="float">
            <text:p>19,3684210526316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0" calcext:value-type="float">
            <text:p>0</text:p>
          </table:table-cell>
          <table:table-cell office:value-type="float" office:value="19.2105263157895" calcext:value-type="float">
            <text:p>19,2105263157895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1" calcext:value-type="float">
            <text:p>1</text:p>
          </table:table-cell>
          <table:table-cell office:value-type="float" office:value="19.421052631579" calcext:value-type="float">
            <text:p>19,421052631579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0" calcext:value-type="float">
            <text:p>0</text:p>
          </table:table-cell>
          <table:table-cell office:value-type="float" office:value="19.3684210526316" calcext:value-type="float">
            <text:p>19,3684210526316</text:p>
          </table:table-cell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0" calcext:value-type="float">
            <text:p>0</text:p>
          </table:table-cell>
          <table:table-cell office:value-type="float" office:value="19.6842105263158" calcext:value-type="float">
            <text:p>19,6842105263158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0" calcext:value-type="float">
            <text:p>0</text:p>
          </table:table-cell>
          <table:table-cell office:value-type="float" office:value="19.7894736842105" calcext:value-type="float">
            <text:p>19,7894736842105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0" calcext:value-type="float">
            <text:p>0</text:p>
          </table:table-cell>
          <table:table-cell office:value-type="float" office:value="19.2105263157895" calcext:value-type="float">
            <text:p>19,2105263157895</text:p>
          </table:table-cell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0" calcext:value-type="float">
            <text:p>0</text:p>
          </table:table-cell>
          <table:table-cell office:value-type="float" office:value="19.1578947368421" calcext:value-type="float">
            <text:p>19,1578947368421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1" calcext:value-type="float">
            <text:p>1</text:p>
          </table:table-cell>
          <table:table-cell office:value-type="float" office:value="19.2105263157895" calcext:value-type="float">
            <text:p>19,2105263157895</text:p>
          </table:table-cell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0" calcext:value-type="float">
            <text:p>0</text:p>
          </table:table-cell>
          <table:table-cell office:value-type="float" office:value="19.0526315789474" calcext:value-type="float">
            <text:p>19,0526315789474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0" calcext:value-type="float">
            <text:p>0</text:p>
          </table:table-cell>
          <table:table-cell office:value-type="float" office:value="18.2631578947368" calcext:value-type="float">
            <text:p>18,2631578947368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0" calcext:value-type="float">
            <text:p>0</text:p>
          </table:table-cell>
          <table:table-cell office:value-type="float" office:value="18.1052631578947" calcext:value-type="float">
            <text:p>18,1052631578947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1" calcext:value-type="float">
            <text:p>1</text:p>
          </table:table-cell>
          <table:table-cell office:value-type="float" office:value="19.3684210526316" calcext:value-type="float">
            <text:p>19,3684210526316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1" calcext:value-type="float">
            <text:p>1</text:p>
          </table:table-cell>
          <table:table-cell office:value-type="float" office:value="19.1578947368421" calcext:value-type="float">
            <text:p>19,1578947368421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0" calcext:value-type="float">
            <text:p>0</text:p>
          </table:table-cell>
          <table:table-cell office:value-type="float" office:value="18.8947368421053" calcext:value-type="float">
            <text:p>18,8947368421053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0" calcext:value-type="float">
            <text:p>0</text:p>
          </table:table-cell>
          <table:table-cell office:value-type="float" office:value="18.8947368421053" calcext:value-type="float">
            <text:p>18,8947368421053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0" calcext:value-type="float">
            <text:p>0</text:p>
          </table:table-cell>
          <table:table-cell office:value-type="float" office:value="19.2105263157895" calcext:value-type="float">
            <text:p>19,2105263157895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0" calcext:value-type="float">
            <text:p>0</text:p>
          </table:table-cell>
          <table:table-cell office:value-type="float" office:value="18.8947368421053" calcext:value-type="float">
            <text:p>18,8947368421053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0" calcext:value-type="float">
            <text:p>0</text:p>
          </table:table-cell>
          <table:table-cell office:value-type="float" office:value="19.4736842105263" calcext:value-type="float">
            <text:p>19,4736842105263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0" calcext:value-type="float">
            <text:p>0</text:p>
          </table:table-cell>
          <table:table-cell office:value-type="float" office:value="19.8421052631579" calcext:value-type="float">
            <text:p>19,8421052631579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0" calcext:value-type="float">
            <text:p>0</text:p>
          </table:table-cell>
          <table:table-cell office:value-type="float" office:value="19.421052631579" calcext:value-type="float">
            <text:p>19,421052631579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9.6842105263158" calcext:value-type="float">
            <text:p>19,6842105263158</text:p>
          </table:table-cell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float" office:value="0" calcext:value-type="float">
            <text:p>0</text:p>
          </table:table-cell>
          <table:table-cell office:value-type="float" office:value="19.9473684210526" calcext:value-type="float">
            <text:p>19,9473684210526</text:p>
          </table:table-cell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float" office:value="1" calcext:value-type="float">
            <text:p>1</text:p>
          </table:table-cell>
          <table:table-cell office:value-type="float" office:value="19.4736842105263" calcext:value-type="float">
            <text:p>19,4736842105263</text:p>
          </table:table-cell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float" office:value="0" calcext:value-type="float">
            <text:p>0</text:p>
          </table:table-cell>
          <table:table-cell office:value-type="float" office:value="19.3157894736842" calcext:value-type="float">
            <text:p>19,3157894736842</text:p>
          </table:table-cell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float" office:value="0" calcext:value-type="float">
            <text:p>0</text:p>
          </table:table-cell>
          <table:table-cell office:value-type="float" office:value="19.8947368421053" calcext:value-type="float">
            <text:p>19,8947368421053</text:p>
          </table:table-cell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float" office:value="1" calcext:value-type="float">
            <text:p>1</text:p>
          </table:table-cell>
          <table:table-cell office:value-type="float" office:value="19.8421052631579" calcext:value-type="float">
            <text:p>19,8421052631579</text:p>
          </table:table-cell>
        </table:table-row>
        <table:table-row table:style-name="ro1">
          <table:table-cell office:value-type="float" office:value="1006" calcext:value-type="float">
            <text:p>1006</text:p>
          </table:table-cell>
          <table:table-cell office:value-type="float" office:value="0" calcext:value-type="float">
            <text:p>0</text:p>
          </table:table-cell>
          <table:table-cell office:value-type="float" office:value="19.2631578947368" calcext:value-type="float">
            <text:p>19,2631578947368</text:p>
          </table:table-cell>
        </table:table-row>
        <table:table-row table:style-name="ro1">
          <table:table-cell office:value-type="float" office:value="1007" calcext:value-type="float">
            <text:p>1007</text:p>
          </table:table-cell>
          <table:table-cell office:value-type="float" office:value="1" calcext:value-type="float">
            <text:p>1</text:p>
          </table:table-cell>
          <table:table-cell office:value-type="float" office:value="19.1578947368421" calcext:value-type="float">
            <text:p>19,1578947368421</text:p>
          </table:table-cell>
        </table:table-row>
        <table:table-row table:style-name="ro1">
          <table:table-cell office:value-type="float" office:value="1008" calcext:value-type="float">
            <text:p>1008</text:p>
          </table:table-cell>
          <table:table-cell office:value-type="float" office:value="2" calcext:value-type="float">
            <text:p>2</text:p>
          </table:table-cell>
          <table:table-cell office:value-type="float" office:value="19.2631578947368" calcext:value-type="float">
            <text:p>19,2631578947368</text:p>
          </table:table-cell>
        </table:table-row>
        <table:table-row table:style-name="ro1">
          <table:table-cell office:value-type="float" office:value="1009" calcext:value-type="float">
            <text:p>1009</text:p>
          </table:table-cell>
          <table:table-cell office:value-type="float" office:value="1" calcext:value-type="float">
            <text:p>1</text:p>
          </table:table-cell>
          <table:table-cell office:value-type="float" office:value="18.8947368421053" calcext:value-type="float">
            <text:p>18,8947368421053</text:p>
          </table:table-cell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float" office:value="0" calcext:value-type="float">
            <text:p>0</text:p>
          </table:table-cell>
          <table:table-cell office:value-type="float" office:value="18.3157894736842" calcext:value-type="float">
            <text:p>18,3157894736842</text:p>
          </table:table-cell>
        </table:table-row>
        <table:table-row table:style-name="ro1">
          <table:table-cell office:value-type="float" office:value="1011" calcext:value-type="float">
            <text:p>1011</text:p>
          </table:table-cell>
          <table:table-cell office:value-type="float" office:value="1" calcext:value-type="float">
            <text:p>1</text:p>
          </table:table-cell>
          <table:table-cell office:value-type="float" office:value="18.7368421052632" calcext:value-type="float">
            <text:p>18,7368421052632</text:p>
          </table:table-cell>
        </table:table-row>
        <table:table-row table:style-name="ro1">
          <table:table-cell office:value-type="float" office:value="1012" calcext:value-type="float">
            <text:p>1012</text:p>
          </table:table-cell>
          <table:table-cell office:value-type="float" office:value="0" calcext:value-type="float">
            <text:p>0</text:p>
          </table:table-cell>
          <table:table-cell office:value-type="float" office:value="19.1578947368421" calcext:value-type="float">
            <text:p>19,1578947368421</text:p>
          </table:table-cell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float" office:value="0" calcext:value-type="float">
            <text:p>0</text:p>
          </table:table-cell>
          <table:table-cell office:value-type="float" office:value="18.7368421052632" calcext:value-type="float">
            <text:p>18,7368421052632</text:p>
          </table:table-cell>
        </table:table-row>
        <table:table-row table:style-name="ro1">
          <table:table-cell office:value-type="float" office:value="1014" calcext:value-type="float">
            <text:p>1014</text:p>
          </table:table-cell>
          <table:table-cell office:value-type="float" office:value="0" calcext:value-type="float">
            <text:p>0</text:p>
          </table:table-cell>
          <table:table-cell office:value-type="float" office:value="18.3684210526316" calcext:value-type="float">
            <text:p>18,3684210526316</text:p>
          </table:table-cell>
        </table:table-row>
        <table:table-row table:style-name="ro1">
          <table:table-cell office:value-type="float" office:value="1015" calcext:value-type="float">
            <text:p>1015</text:p>
          </table:table-cell>
          <table:table-cell office:value-type="float" office:value="0" calcext:value-type="float">
            <text:p>0</text:p>
          </table:table-cell>
          <table:table-cell office:value-type="float" office:value="17.9473684210526" calcext:value-type="float">
            <text:p>17,9473684210526</text:p>
          </table:table-cell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017" calcext:value-type="float">
            <text:p>1017</text:p>
          </table:table-cell>
          <table:table-cell office:value-type="float" office:value="0" calcext:value-type="float">
            <text:p>0</text:p>
          </table:table-cell>
          <table:table-cell office:value-type="float" office:value="16.3684210526316" calcext:value-type="float">
            <text:p>16,3684210526316</text:p>
          </table:table-cell>
        </table:table-row>
        <table:table-row table:style-name="ro1">
          <table:table-cell office:value-type="float" office:value="1018" calcext:value-type="float">
            <text:p>1018</text:p>
          </table:table-cell>
          <table:table-cell office:value-type="float" office:value="1" calcext:value-type="float">
            <text:p>1</text:p>
          </table:table-cell>
          <table:table-cell office:value-type="float" office:value="16.7894736842105" calcext:value-type="float">
            <text:p>16,7894736842105</text:p>
          </table:table-cell>
        </table:table-row>
        <table:table-row table:style-name="ro1">
          <table:table-cell office:value-type="float" office:value="1019" calcext:value-type="float">
            <text:p>1019</text:p>
          </table:table-cell>
          <table:table-cell office:value-type="float" office:value="1" calcext:value-type="float">
            <text:p>1</text:p>
          </table:table-cell>
          <table:table-cell office:value-type="float" office:value="15.8421052631579" calcext:value-type="float">
            <text:p>15,8421052631579</text:p>
          </table:table-cell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float" office:value="0" calcext:value-type="float">
            <text:p>0</text:p>
          </table:table-cell>
          <table:table-cell office:value-type="float" office:value="15.2105263157895" calcext:value-type="float">
            <text:p>15,2105263157895</text:p>
          </table:table-cell>
        </table:table-row>
        <table:table-row table:style-name="ro1">
          <table:table-cell office:value-type="float" office:value="1021" calcext:value-type="float">
            <text:p>1021</text:p>
          </table:table-cell>
          <table:table-cell office:value-type="float" office:value="0" calcext:value-type="float">
            <text:p>0</text:p>
          </table:table-cell>
          <table:table-cell office:value-type="float" office:value="15.0526315789474" calcext:value-type="float">
            <text:p>15,0526315789474</text:p>
          </table:table-cell>
        </table:table-row>
        <table:table-row table:style-name="ro1">
          <table:table-cell office:value-type="float" office:value="1022" calcext:value-type="float">
            <text:p>1022</text:p>
          </table:table-cell>
          <table:table-cell office:value-type="float" office:value="0" calcext:value-type="float">
            <text:p>0</text:p>
          </table:table-cell>
          <table:table-cell office:value-type="float" office:value="15.3684210526316" calcext:value-type="float">
            <text:p>15,3684210526316</text:p>
          </table:table-cell>
        </table:table-row>
        <table:table-row table:style-name="ro1">
          <table:table-cell office:value-type="float" office:value="1023" calcext:value-type="float">
            <text:p>1023</text:p>
          </table:table-cell>
          <table:table-cell office:value-type="float" office:value="0" calcext:value-type="float">
            <text:p>0</text:p>
          </table:table-cell>
          <table:table-cell office:value-type="float" office:value="14.8947368421053" calcext:value-type="float">
            <text:p>14,8947368421053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0" calcext:value-type="float">
            <text:p>0</text:p>
          </table:table-cell>
          <table:table-cell office:value-type="float" office:value="14.6842105263158" calcext:value-type="float">
            <text:p>14,6842105263158</text:p>
          </table:table-cell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026" calcext:value-type="float">
            <text:p>1026</text:p>
          </table:table-cell>
          <table:table-cell office:value-type="float" office:value="0" calcext:value-type="float">
            <text:p>0</text:p>
          </table:table-cell>
          <table:table-cell office:value-type="float" office:value="15.4736842105263" calcext:value-type="float">
            <text:p>15,4736842105263</text:p>
          </table:table-cell>
        </table:table-row>
        <table:table-row table:style-name="ro1">
          <table:table-cell office:value-type="float" office:value="1027" calcext:value-type="float">
            <text:p>1027</text:p>
          </table:table-cell>
          <table:table-cell office:value-type="float" office:value="0" calcext:value-type="float">
            <text:p>0</text:p>
          </table:table-cell>
          <table:table-cell office:value-type="float" office:value="15.4210526315789" calcext:value-type="float">
            <text:p>15,4210526315789</text:p>
          </table:table-cell>
        </table:table-row>
        <table:table-row table:style-name="ro1">
          <table:table-cell office:value-type="float" office:value="1028" calcext:value-type="float">
            <text:p>1028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029" calcext:value-type="float">
            <text:p>1029</text:p>
          </table:table-cell>
          <table:table-cell office:value-type="float" office:value="0" calcext:value-type="float">
            <text:p>0</text:p>
          </table:table-cell>
          <table:table-cell office:value-type="float" office:value="15.8421052631579" calcext:value-type="float">
            <text:p>15,8421052631579</text:p>
          </table:table-cell>
        </table:table-row>
        <table:table-row table:style-name="ro1">
          <table:table-cell office:value-type="float" office:value="1030" calcext:value-type="float">
            <text:p>1030</text:p>
          </table:table-cell>
          <table:table-cell office:value-type="float" office:value="0" calcext:value-type="float">
            <text:p>0</text:p>
          </table:table-cell>
          <table:table-cell office:value-type="float" office:value="15.5263157894737" calcext:value-type="float">
            <text:p>15,5263157894737</text:p>
          </table:table-cell>
        </table:table-row>
        <table:table-row table:style-name="ro1">
          <table:table-cell office:value-type="float" office:value="1031" calcext:value-type="float">
            <text:p>1031</text:p>
          </table:table-cell>
          <table:table-cell office:value-type="float" office:value="0" calcext:value-type="float">
            <text:p>0</text:p>
          </table:table-cell>
          <table:table-cell office:value-type="float" office:value="14.8947368421053" calcext:value-type="float">
            <text:p>14,8947368421053</text:p>
          </table:table-cell>
        </table:table-row>
        <table:table-row table:style-name="ro1">
          <table:table-cell office:value-type="float" office:value="1032" calcext:value-type="float">
            <text:p>1032</text:p>
          </table:table-cell>
          <table:table-cell office:value-type="float" office:value="0" calcext:value-type="float">
            <text:p>0</text:p>
          </table:table-cell>
          <table:table-cell office:value-type="float" office:value="14.6315789473684" calcext:value-type="float">
            <text:p>14,6315789473684</text:p>
          </table:table-cell>
        </table:table-row>
        <table:table-row table:style-name="ro1">
          <table:table-cell office:value-type="float" office:value="1033" calcext:value-type="float">
            <text:p>1033</text:p>
          </table:table-cell>
          <table:table-cell office:value-type="float" office:value="1" calcext:value-type="float">
            <text:p>1</text:p>
          </table:table-cell>
          <table:table-cell office:value-type="float" office:value="14.8421052631579" calcext:value-type="float">
            <text:p>14,8421052631579</text:p>
          </table:table-cell>
        </table:table-row>
        <table:table-row table:style-name="ro1">
          <table:table-cell office:value-type="float" office:value="1034" calcext:value-type="float">
            <text:p>1034</text:p>
          </table:table-cell>
          <table:table-cell office:value-type="float" office:value="1" calcext:value-type="float">
            <text:p>1</text:p>
          </table:table-cell>
          <table:table-cell office:value-type="float" office:value="14.8947368421053" calcext:value-type="float">
            <text:p>14,8947368421053</text:p>
          </table:table-cell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float" office:value="0" calcext:value-type="float">
            <text:p>0</text:p>
          </table:table-cell>
          <table:table-cell office:value-type="float" office:value="14.6842105263158" calcext:value-type="float">
            <text:p>14,6842105263158</text:p>
          </table:table-cell>
        </table:table-row>
        <table:table-row table:style-name="ro1">
          <table:table-cell office:value-type="float" office:value="1036" calcext:value-type="float">
            <text:p>1036</text:p>
          </table:table-cell>
          <table:table-cell office:value-type="float" office:value="0" calcext:value-type="float">
            <text:p>0</text:p>
          </table:table-cell>
          <table:table-cell office:value-type="float" office:value="14.7368421052632" calcext:value-type="float">
            <text:p>14,7368421052632</text:p>
          </table:table-cell>
        </table:table-row>
        <table:table-row table:style-name="ro1">
          <table:table-cell office:value-type="float" office:value="1037" calcext:value-type="float">
            <text:p>1037</text:p>
          </table:table-cell>
          <table:table-cell office:value-type="float" office:value="0" calcext:value-type="float">
            <text:p>0</text:p>
          </table:table-cell>
          <table:table-cell office:value-type="float" office:value="14.5263157894737" calcext:value-type="float">
            <text:p>14,5263157894737</text:p>
          </table:table-cell>
        </table:table-row>
        <table:table-row table:style-name="ro1">
          <table:table-cell office:value-type="float" office:value="1038" calcext:value-type="float">
            <text:p>1038</text:p>
          </table:table-cell>
          <table:table-cell office:value-type="float" office:value="1" calcext:value-type="float">
            <text:p>1</text:p>
          </table:table-cell>
          <table:table-cell office:value-type="float" office:value="14.5789473684211" calcext:value-type="float">
            <text:p>14,5789473684211</text:p>
          </table:table-cell>
        </table:table-row>
        <table:table-row table:style-name="ro1">
          <table:table-cell office:value-type="float" office:value="1039" calcext:value-type="float">
            <text:p>1039</text:p>
          </table:table-cell>
          <table:table-cell office:value-type="float" office:value="0" calcext:value-type="float">
            <text:p>0</text:p>
          </table:table-cell>
          <table:table-cell office:value-type="float" office:value="14.8421052631579" calcext:value-type="float">
            <text:p>14,8421052631579</text:p>
          </table:table-cell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041" calcext:value-type="float">
            <text:p>1041</text:p>
          </table:table-cell>
          <table:table-cell office:value-type="float" office:value="1" calcext:value-type="float">
            <text:p>1</text:p>
          </table:table-cell>
          <table:table-cell office:value-type="float" office:value="15.1052631578947" calcext:value-type="float">
            <text:p>15,1052631578947</text:p>
          </table:table-cell>
        </table:table-row>
        <table:table-row table:style-name="ro1">
          <table:table-cell office:value-type="float" office:value="1042" calcext:value-type="float">
            <text:p>1042</text:p>
          </table:table-cell>
          <table:table-cell office:value-type="float" office:value="0" calcext:value-type="float">
            <text:p>0</text:p>
          </table:table-cell>
          <table:table-cell office:value-type="float" office:value="15.3157894736842" calcext:value-type="float">
            <text:p>15,3157894736842</text:p>
          </table:table-cell>
        </table:table-row>
        <table:table-row table:style-name="ro1">
          <table:table-cell office:value-type="float" office:value="1043" calcext:value-type="float">
            <text:p>1043</text:p>
          </table:table-cell>
          <table:table-cell office:value-type="float" office:value="0" calcext:value-type="float">
            <text:p>0</text:p>
          </table:table-cell>
          <table:table-cell office:value-type="float" office:value="15.7894736842105" calcext:value-type="float">
            <text:p>15,7894736842105</text:p>
          </table:table-cell>
        </table:table-row>
        <table:table-row table:style-name="ro1">
          <table:table-cell office:value-type="float" office:value="1044" calcext:value-type="float">
            <text:p>1044</text:p>
          </table:table-cell>
          <table:table-cell office:value-type="float" office:value="0" calcext:value-type="float">
            <text:p>0</text:p>
          </table:table-cell>
          <table:table-cell office:value-type="float" office:value="15.4736842105263" calcext:value-type="float">
            <text:p>15,4736842105263</text:p>
          </table:table-cell>
        </table:table-row>
        <table:table-row table:style-name="ro1">
          <table:table-cell office:value-type="float" office:value="1045" calcext:value-type="float">
            <text:p>1045</text:p>
          </table:table-cell>
          <table:table-cell office:value-type="float" office:value="0" calcext:value-type="float">
            <text:p>0</text:p>
          </table:table-cell>
          <table:table-cell office:value-type="float" office:value="15.1578947368421" calcext:value-type="float">
            <text:p>15,1578947368421</text:p>
          </table:table-cell>
        </table:table-row>
        <table:table-row table:style-name="ro1">
          <table:table-cell office:value-type="float" office:value="1046" calcext:value-type="float">
            <text:p>1046</text:p>
          </table:table-cell>
          <table:table-cell office:value-type="float" office:value="1" calcext:value-type="float">
            <text:p>1</text:p>
          </table:table-cell>
          <table:table-cell office:value-type="float" office:value="15.4736842105263" calcext:value-type="float">
            <text:p>15,4736842105263</text:p>
          </table:table-cell>
        </table:table-row>
        <table:table-row table:style-name="ro1">
          <table:table-cell office:value-type="float" office:value="1047" calcext:value-type="float">
            <text:p>1047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048" calcext:value-type="float">
            <text:p>1048</text:p>
          </table:table-cell>
          <table:table-cell office:value-type="float" office:value="1" calcext:value-type="float">
            <text:p>1</text:p>
          </table:table-cell>
          <table:table-cell office:value-type="float" office:value="14.5789473684211" calcext:value-type="float">
            <text:p>14,5789473684211</text:p>
          </table:table-cell>
        </table:table-row>
        <table:table-row table:style-name="ro1">
          <table:table-cell office:value-type="float" office:value="1049" calcext:value-type="float">
            <text:p>1049</text:p>
          </table:table-cell>
          <table:table-cell office:value-type="float" office:value="0" calcext:value-type="float">
            <text:p>0</text:p>
          </table:table-cell>
          <table:table-cell office:value-type="float" office:value="14.8947368421053" calcext:value-type="float">
            <text:p>14,8947368421053</text:p>
          </table:table-cell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0" calcext:value-type="float">
            <text:p>0</text:p>
          </table:table-cell>
          <table:table-cell office:value-type="float" office:value="15.3157894736842" calcext:value-type="float">
            <text:p>15,3157894736842</text:p>
          </table:table-cell>
        </table:table-row>
        <table:table-row table:style-name="ro1">
          <table:table-cell office:value-type="float" office:value="1051" calcext:value-type="float">
            <text:p>1051</text:p>
          </table:table-cell>
          <table:table-cell office:value-type="float" office:value="2" calcext:value-type="float">
            <text:p>2</text:p>
          </table:table-cell>
          <table:table-cell office:value-type="float" office:value="15.6315789473684" calcext:value-type="float">
            <text:p>15,6315789473684</text:p>
          </table:table-cell>
        </table:table-row>
        <table:table-row table:style-name="ro1">
          <table:table-cell office:value-type="float" office:value="1052" calcext:value-type="float">
            <text:p>1052</text:p>
          </table:table-cell>
          <table:table-cell office:value-type="float" office:value="0" calcext:value-type="float">
            <text:p>0</text:p>
          </table:table-cell>
          <table:table-cell office:value-type="float" office:value="15.5789473684211" calcext:value-type="float">
            <text:p>15,5789473684211</text:p>
          </table:table-cell>
        </table:table-row>
        <table:table-row table:style-name="ro1">
          <table:table-cell office:value-type="float" office:value="1053" calcext:value-type="float">
            <text:p>1053</text:p>
          </table:table-cell>
          <table:table-cell office:value-type="float" office:value="0" calcext:value-type="float">
            <text:p>0</text:p>
          </table:table-cell>
          <table:table-cell office:value-type="float" office:value="15.7368421052632" calcext:value-type="float">
            <text:p>15,7368421052632</text:p>
          </table:table-cell>
        </table:table-row>
        <table:table-row table:style-name="ro1">
          <table:table-cell office:value-type="float" office:value="1054" calcext:value-type="float">
            <text:p>1054</text:p>
          </table:table-cell>
          <table:table-cell office:value-type="float" office:value="0" calcext:value-type="float">
            <text:p>0</text:p>
          </table:table-cell>
          <table:table-cell office:value-type="float" office:value="16.2631578947368" calcext:value-type="float">
            <text:p>16,2631578947368</text:p>
          </table:table-cell>
        </table:table-row>
        <table:table-row table:style-name="ro1">
          <table:table-cell office:value-type="float" office:value="1055" calcext:value-type="float">
            <text:p>1055</text:p>
          </table:table-cell>
          <table:table-cell office:value-type="float" office:value="0" calcext:value-type="float">
            <text:p>0</text:p>
          </table:table-cell>
          <table:table-cell office:value-type="float" office:value="16.4736842105263" calcext:value-type="float">
            <text:p>16,4736842105263</text:p>
          </table:table-cell>
        </table:table-row>
        <table:table-row table:style-name="ro1">
          <table:table-cell office:value-type="float" office:value="1056" calcext:value-type="float">
            <text:p>1056</text:p>
          </table:table-cell>
          <table:table-cell office:value-type="float" office:value="0" calcext:value-type="float">
            <text:p>0</text:p>
          </table:table-cell>
          <table:table-cell office:value-type="float" office:value="16.8947368421053" calcext:value-type="float">
            <text:p>16,8947368421053</text:p>
          </table:table-cell>
        </table:table-row>
        <table:table-row table:style-name="ro1">
          <table:table-cell office:value-type="float" office:value="1057" calcext:value-type="float">
            <text:p>1057</text:p>
          </table:table-cell>
          <table:table-cell office:value-type="float" office:value="0" calcext:value-type="float">
            <text:p>0</text:p>
          </table:table-cell>
          <table:table-cell office:value-type="float" office:value="17.2105263157895" calcext:value-type="float">
            <text:p>17,2105263157895</text:p>
          </table:table-cell>
        </table:table-row>
        <table:table-row table:style-name="ro1">
          <table:table-cell office:value-type="float" office:value="1058" calcext:value-type="float">
            <text:p>1058</text:p>
          </table:table-cell>
          <table:table-cell office:value-type="float" office:value="0" calcext:value-type="float">
            <text:p>0</text:p>
          </table:table-cell>
          <table:table-cell office:value-type="float" office:value="16.8947368421053" calcext:value-type="float">
            <text:p>16,8947368421053</text:p>
          </table:table-cell>
        </table:table-row>
        <table:table-row table:style-name="ro1">
          <table:table-cell office:value-type="float" office:value="1059" calcext:value-type="float">
            <text:p>1059</text:p>
          </table:table-cell>
          <table:table-cell office:value-type="float" office:value="1" calcext:value-type="float">
            <text:p>1</text:p>
          </table:table-cell>
          <table:table-cell office:value-type="float" office:value="16.9473684210526" calcext:value-type="float">
            <text:p>16,9473684210526</text:p>
          </table:table-cell>
        </table:table-row>
        <table:table-row table:style-name="ro1">
          <table:table-cell office:value-type="float" office:value="1060" calcext:value-type="float">
            <text:p>1060</text:p>
          </table:table-cell>
          <table:table-cell office:value-type="float" office:value="0" calcext:value-type="float">
            <text:p>0</text:p>
          </table:table-cell>
          <table:table-cell office:value-type="float" office:value="16.3157894736842" calcext:value-type="float">
            <text:p>16,3157894736842</text:p>
          </table:table-cell>
        </table:table-row>
        <table:table-row table:style-name="ro1">
          <table:table-cell office:value-type="float" office:value="1061" calcext:value-type="float">
            <text:p>1061</text:p>
          </table:table-cell>
          <table:table-cell office:value-type="float" office:value="0" calcext:value-type="float">
            <text:p>0</text:p>
          </table:table-cell>
          <table:table-cell office:value-type="float" office:value="16.7368421052632" calcext:value-type="float">
            <text:p>16,7368421052632</text:p>
          </table:table-cell>
        </table:table-row>
        <table:table-row table:style-name="ro1">
          <table:table-cell office:value-type="float" office:value="1062" calcext:value-type="float">
            <text:p>1062</text:p>
          </table:table-cell>
          <table:table-cell office:value-type="float" office:value="0" calcext:value-type="float">
            <text:p>0</text:p>
          </table:table-cell>
          <table:table-cell office:value-type="float" office:value="16.5263157894737" calcext:value-type="float">
            <text:p>16,5263157894737</text:p>
          </table:table-cell>
        </table:table-row>
        <table:table-row table:style-name="ro1">
          <table:table-cell office:value-type="float" office:value="1063" calcext:value-type="float">
            <text:p>1063</text:p>
          </table:table-cell>
          <table:table-cell office:value-type="float" office:value="0" calcext:value-type="float">
            <text:p>0</text:p>
          </table:table-cell>
          <table:table-cell office:value-type="float" office:value="16.1578947368421" calcext:value-type="float">
            <text:p>16,1578947368421</text:p>
          </table:table-cell>
        </table:table-row>
        <table:table-row table:style-name="ro1">
          <table:table-cell office:value-type="float" office:value="1064" calcext:value-type="float">
            <text:p>1064</text:p>
          </table:table-cell>
          <table:table-cell office:value-type="float" office:value="0" calcext:value-type="float">
            <text:p>0</text:p>
          </table:table-cell>
          <table:table-cell office:value-type="float" office:value="15.7368421052632" calcext:value-type="float">
            <text:p>15,7368421052632</text:p>
          </table:table-cell>
        </table:table-row>
        <table:table-row table:style-name="ro1">
          <table:table-cell office:value-type="float" office:value="1065" calcext:value-type="float">
            <text:p>1065</text:p>
          </table:table-cell>
          <table:table-cell office:value-type="float" office:value="1" calcext:value-type="float">
            <text:p>1</text:p>
          </table:table-cell>
          <table:table-cell office:value-type="float" office:value="15.4736842105263" calcext:value-type="float">
            <text:p>15,4736842105263</text:p>
          </table:table-cell>
        </table:table-row>
        <table:table-row table:style-name="ro1">
          <table:table-cell office:value-type="float" office:value="1066" calcext:value-type="float">
            <text:p>1066</text:p>
          </table:table-cell>
          <table:table-cell office:value-type="float" office:value="0" calcext:value-type="float">
            <text:p>0</text:p>
          </table:table-cell>
          <table:table-cell office:value-type="float" office:value="15.2105263157895" calcext:value-type="float">
            <text:p>15,2105263157895</text:p>
          </table:table-cell>
        </table:table-row>
        <table:table-row table:style-name="ro1">
          <table:table-cell office:value-type="float" office:value="1067" calcext:value-type="float">
            <text:p>1067</text:p>
          </table:table-cell>
          <table:table-cell office:value-type="float" office:value="1" calcext:value-type="float">
            <text:p>1</text:p>
          </table:table-cell>
          <table:table-cell office:value-type="float" office:value="15.2631578947368" calcext:value-type="float">
            <text:p>15,2631578947368</text:p>
          </table:table-cell>
        </table:table-row>
        <table:table-row table:style-name="ro1"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  <table:table-cell office:value-type="float" office:value="15.0526315789474" calcext:value-type="float">
            <text:p>15,0526315789474</text:p>
          </table:table-cell>
        </table:table-row>
        <table:table-row table:style-name="ro1">
          <table:table-cell office:value-type="float" office:value="1069" calcext:value-type="float">
            <text:p>1069</text:p>
          </table:table-cell>
          <table:table-cell office:value-type="float" office:value="0" calcext:value-type="float">
            <text:p>0</text:p>
          </table:table-cell>
          <table:table-cell office:value-type="float" office:value="14.5263157894737" calcext:value-type="float">
            <text:p>14,5263157894737</text:p>
          </table:table-cell>
        </table:table-row>
        <table:table-row table:style-name="ro1">
          <table:table-cell office:value-type="float" office:value="1070" calcext:value-type="float">
            <text:p>1070</text:p>
          </table:table-cell>
          <table:table-cell office:value-type="float" office:value="1" calcext:value-type="float">
            <text:p>1</text:p>
          </table:table-cell>
          <table:table-cell office:value-type="float" office:value="14.4736842105263" calcext:value-type="float">
            <text:p>14,4736842105263</text:p>
          </table:table-cell>
        </table:table-row>
        <table:table-row table:style-name="ro1">
          <table:table-cell office:value-type="float" office:value="1071" calcext:value-type="float">
            <text:p>1071</text:p>
          </table:table-cell>
          <table:table-cell office:value-type="float" office:value="0" calcext:value-type="float">
            <text:p>0</text:p>
          </table:table-cell>
          <table:table-cell office:value-type="float" office:value="14.6842105263158" calcext:value-type="float">
            <text:p>14,6842105263158</text:p>
          </table:table-cell>
        </table:table-row>
        <table:table-row table:style-name="ro1">
          <table:table-cell office:value-type="float" office:value="1072" calcext:value-type="float">
            <text:p>1072</text:p>
          </table:table-cell>
          <table:table-cell office:value-type="float" office:value="0" calcext:value-type="float">
            <text:p>0</text:p>
          </table:table-cell>
          <table:table-cell office:value-type="float" office:value="14.7368421052632" calcext:value-type="float">
            <text:p>14,7368421052632</text:p>
          </table:table-cell>
        </table:table-row>
        <table:table-row table:style-name="ro1">
          <table:table-cell office:value-type="float" office:value="1073" calcext:value-type="float">
            <text:p>1073</text:p>
          </table:table-cell>
          <table:table-cell office:value-type="float" office:value="0" calcext:value-type="float">
            <text:p>0</text:p>
          </table:table-cell>
          <table:table-cell office:value-type="float" office:value="14.3157894736842" calcext:value-type="float">
            <text:p>14,3157894736842</text:p>
          </table:table-cell>
        </table:table-row>
        <table:table-row table:style-name="ro1">
          <table:table-cell office:value-type="float" office:value="1074" calcext:value-type="float">
            <text:p>1074</text:p>
          </table:table-cell>
          <table:table-cell office:value-type="float" office:value="1" calcext:value-type="float">
            <text:p>1</text:p>
          </table:table-cell>
          <table:table-cell office:value-type="float" office:value="14.1052631578947" calcext:value-type="float">
            <text:p>14,1052631578947</text:p>
          </table:table-cell>
        </table:table-row>
        <table:table-row table:style-name="ro1">
          <table:table-cell office:value-type="float" office:value="1075" calcext:value-type="float">
            <text:p>1075</text:p>
          </table:table-cell>
          <table:table-cell office:value-type="float" office:value="1" calcext:value-type="float">
            <text:p>1</text:p>
          </table:table-cell>
          <table:table-cell office:value-type="float" office:value="13.8421052631579" calcext:value-type="float">
            <text:p>13,8421052631579</text:p>
          </table:table-cell>
        </table:table-row>
        <table:table-row table:style-name="ro1">
          <table:table-cell office:value-type="float" office:value="1076" calcext:value-type="float">
            <text:p>1076</text:p>
          </table:table-cell>
          <table:table-cell office:value-type="float" office:value="0" calcext:value-type="float">
            <text:p>0</text:p>
          </table:table-cell>
          <table:table-cell office:value-type="float" office:value="13.3684210526316" calcext:value-type="float">
            <text:p>13,3684210526316</text:p>
          </table:table-cell>
        </table:table-row>
        <table:table-row table:style-name="ro1">
          <table:table-cell office:value-type="float" office:value="1077" calcext:value-type="float">
            <text:p>1077</text:p>
          </table:table-cell>
          <table:table-cell office:value-type="float" office:value="0" calcext:value-type="float">
            <text:p>0</text:p>
          </table:table-cell>
          <table:table-cell office:value-type="float" office:value="13.7368421052632" calcext:value-type="float">
            <text:p>13,7368421052632</text:p>
          </table:table-cell>
        </table:table-row>
        <table:table-row table:style-name="ro1">
          <table:table-cell office:value-type="float" office:value="1078" calcext:value-type="float">
            <text:p>1078</text:p>
          </table:table-cell>
          <table:table-cell office:value-type="float" office:value="0" calcext:value-type="float">
            <text:p>0</text:p>
          </table:table-cell>
          <table:table-cell office:value-type="float" office:value="13.5789473684211" calcext:value-type="float">
            <text:p>13,5789473684211</text:p>
          </table:table-cell>
        </table:table-row>
        <table:table-row table:style-name="ro1">
          <table:table-cell office:value-type="float" office:value="1079" calcext:value-type="float">
            <text:p>1079</text:p>
          </table:table-cell>
          <table:table-cell office:value-type="float" office:value="1" calcext:value-type="float">
            <text:p>1</text:p>
          </table:table-cell>
          <table:table-cell office:value-type="float" office:value="13.8947368421053" calcext:value-type="float">
            <text:p>13,8947368421053</text:p>
          </table:table-cell>
        </table:table-row>
        <table:table-row table:style-name="ro1">
          <table:table-cell office:value-type="float" office:value="1080" calcext:value-type="float">
            <text:p>1080</text:p>
          </table:table-cell>
          <table:table-cell office:value-type="float" office:value="0" calcext:value-type="float">
            <text:p>0</text:p>
          </table:table-cell>
          <table:table-cell office:value-type="float" office:value="12.8947368421053" calcext:value-type="float">
            <text:p>12,8947368421053</text:p>
          </table:table-cell>
        </table:table-row>
        <table:table-row table:style-name="ro1">
          <table:table-cell office:value-type="float" office:value="1081" calcext:value-type="float">
            <text:p>1081</text:p>
          </table:table-cell>
          <table:table-cell office:value-type="float" office:value="0" calcext:value-type="float">
            <text:p>0</text:p>
          </table:table-cell>
          <table:table-cell office:value-type="float" office:value="12.7368421052632" calcext:value-type="float">
            <text:p>12,7368421052632</text:p>
          </table:table-cell>
        </table:table-row>
        <table:table-row table:style-name="ro1">
          <table:table-cell office:value-type="float" office:value="1082" calcext:value-type="float">
            <text:p>1082</text:p>
          </table:table-cell>
          <table:table-cell office:value-type="float" office:value="0" calcext:value-type="float">
            <text:p>0</text:p>
          </table:table-cell>
          <table:table-cell office:value-type="float" office:value="13.1578947368421" calcext:value-type="float">
            <text:p>13,1578947368421</text:p>
          </table:table-cell>
        </table:table-row>
        <table:table-row table:style-name="ro1">
          <table:table-cell office:value-type="float" office:value="1083" calcext:value-type="float">
            <text:p>1083</text:p>
          </table:table-cell>
          <table:table-cell office:value-type="float" office:value="0" calcext:value-type="float">
            <text:p>0</text:p>
          </table:table-cell>
          <table:table-cell office:value-type="float" office:value="13.6315789473684" calcext:value-type="float">
            <text:p>13,6315789473684</text:p>
          </table:table-cell>
        </table:table-row>
        <table:table-row table:style-name="ro1">
          <table:table-cell office:value-type="float" office:value="1084" calcext:value-type="float">
            <text:p>1084</text:p>
          </table:table-cell>
          <table:table-cell office:value-type="float" office:value="0" calcext:value-type="float">
            <text:p>0</text:p>
          </table:table-cell>
          <table:table-cell office:value-type="float" office:value="13.5789473684211" calcext:value-type="float">
            <text:p>13,5789473684211</text:p>
          </table:table-cell>
        </table:table-row>
        <table:table-row table:style-name="ro1">
          <table:table-cell office:value-type="float" office:value="1085" calcext:value-type="float">
            <text:p>1085</text:p>
          </table:table-cell>
          <table:table-cell office:value-type="float" office:value="0" calcext:value-type="float">
            <text:p>0</text:p>
          </table:table-cell>
          <table:table-cell office:value-type="float" office:value="13.7894736842105" calcext:value-type="float">
            <text:p>13,7894736842105</text:p>
          </table:table-cell>
        </table:table-row>
        <table:table-row table:style-name="ro1">
          <table:table-cell office:value-type="float" office:value="1086" calcext:value-type="float">
            <text:p>1086</text:p>
          </table:table-cell>
          <table:table-cell office:value-type="float" office:value="0" calcext:value-type="float">
            <text:p>0</text:p>
          </table:table-cell>
          <table:table-cell office:value-type="float" office:value="14.1578947368421" calcext:value-type="float">
            <text:p>14,1578947368421</text:p>
          </table:table-cell>
        </table:table-row>
        <table:table-row table:style-name="ro1">
          <table:table-cell office:value-type="float" office:value="1087" calcext:value-type="float">
            <text:p>1087</text:p>
          </table:table-cell>
          <table:table-cell office:value-type="float" office:value="0" calcext:value-type="float">
            <text:p>0</text:p>
          </table:table-cell>
          <table:table-cell office:value-type="float" office:value="14.0526315789474" calcext:value-type="float">
            <text:p>14,0526315789474</text:p>
          </table:table-cell>
        </table:table-row>
        <table:table-row table:style-name="ro1">
          <table:table-cell office:value-type="float" office:value="1088" calcext:value-type="float">
            <text:p>1088</text:p>
          </table:table-cell>
          <table:table-cell office:value-type="float" office:value="0" calcext:value-type="float">
            <text:p>0</text:p>
          </table:table-cell>
          <table:table-cell office:value-type="float" office:value="14.3157894736842" calcext:value-type="float">
            <text:p>14,3157894736842</text:p>
          </table:table-cell>
        </table:table-row>
        <table:table-row table:style-name="ro1">
          <table:table-cell office:value-type="float" office:value="1089" calcext:value-type="float">
            <text:p>1089</text:p>
          </table:table-cell>
          <table:table-cell office:value-type="float" office:value="0" calcext:value-type="float">
            <text:p>0</text:p>
          </table:table-cell>
          <table:table-cell office:value-type="float" office:value="14.3157894736842" calcext:value-type="float">
            <text:p>14,3157894736842</text:p>
          </table:table-cell>
        </table:table-row>
        <table:table-row table:style-name="ro1">
          <table:table-cell office:value-type="float" office:value="1090" calcext:value-type="float">
            <text:p>1090</text:p>
          </table:table-cell>
          <table:table-cell office:value-type="float" office:value="2" calcext:value-type="float">
            <text:p>2</text:p>
          </table:table-cell>
          <table:table-cell office:value-type="float" office:value="13.9473684210526" calcext:value-type="float">
            <text:p>13,9473684210526</text:p>
          </table:table-cell>
        </table:table-row>
        <table:table-row table:style-name="ro1">
          <table:table-cell office:value-type="float" office:value="1091" calcext:value-type="float">
            <text:p>1091</text:p>
          </table:table-cell>
          <table:table-cell office:value-type="float" office:value="0" calcext:value-type="float">
            <text:p>0</text:p>
          </table:table-cell>
          <table:table-cell office:value-type="float" office:value="13.6842105263158" calcext:value-type="float">
            <text:p>13,6842105263158</text:p>
          </table:table-cell>
        </table:table-row>
        <table:table-row table:style-name="ro1">
          <table:table-cell office:value-type="float" office:value="1092" calcext:value-type="float">
            <text:p>1092</text:p>
          </table:table-cell>
          <table:table-cell office:value-type="float" office:value="0" calcext:value-type="float">
            <text:p>0</text:p>
          </table:table-cell>
          <table:table-cell office:value-type="float" office:value="14.0526315789474" calcext:value-type="float">
            <text:p>14,0526315789474</text:p>
          </table:table-cell>
        </table:table-row>
        <table:table-row table:style-name="ro1">
          <table:table-cell office:value-type="float" office:value="1093" calcext:value-type="float">
            <text:p>1093</text:p>
          </table:table-cell>
          <table:table-cell office:value-type="float" office:value="0" calcext:value-type="float">
            <text:p>0</text:p>
          </table:table-cell>
          <table:table-cell office:value-type="float" office:value="13.9473684210526" calcext:value-type="float">
            <text:p>13,9473684210526</text:p>
          </table:table-cell>
        </table:table-row>
        <table:table-row table:style-name="ro1">
          <table:table-cell office:value-type="float" office:value="1094" calcext:value-type="float">
            <text:p>1094</text:p>
          </table:table-cell>
          <table:table-cell office:value-type="float" office:value="1" calcext:value-type="float">
            <text:p>1</text:p>
          </table:table-cell>
          <table:table-cell office:value-type="float" office:value="13.8947368421053" calcext:value-type="float">
            <text:p>13,8947368421053</text:p>
          </table:table-cell>
        </table:table-row>
        <table:table-row table:style-name="ro1">
          <table:table-cell office:value-type="float" office:value="1095" calcext:value-type="float">
            <text:p>1095</text:p>
          </table:table-cell>
          <table:table-cell office:value-type="float" office:value="0" calcext:value-type="float">
            <text:p>0</text:p>
          </table:table-cell>
          <table:table-cell office:value-type="float" office:value="14.1052631578947" calcext:value-type="float">
            <text:p>14,1052631578947</text:p>
          </table:table-cell>
        </table:table-row>
        <table:table-row table:style-name="ro1">
          <table:table-cell office:value-type="float" office:value="1096" calcext:value-type="float">
            <text:p>1096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097" calcext:value-type="float">
            <text:p>1097</text:p>
          </table:table-cell>
          <table:table-cell office:value-type="float" office:value="0" calcext:value-type="float">
            <text:p>0</text:p>
          </table:table-cell>
          <table:table-cell office:value-type="float" office:value="13.7894736842105" calcext:value-type="float">
            <text:p>13,7894736842105</text:p>
          </table:table-cell>
        </table:table-row>
        <table:table-row table:style-name="ro1">
          <table:table-cell office:value-type="float" office:value="1098" calcext:value-type="float">
            <text:p>1098</text:p>
          </table:table-cell>
          <table:table-cell office:value-type="float" office:value="0" calcext:value-type="float">
            <text:p>0</text:p>
          </table:table-cell>
          <table:table-cell office:value-type="float" office:value="13.5789473684211" calcext:value-type="float">
            <text:p>13,5789473684211</text:p>
          </table:table-cell>
        </table:table-row>
        <table:table-row table:style-name="ro1">
          <table:table-cell office:value-type="float" office:value="1099" calcext:value-type="float">
            <text:p>1099</text:p>
          </table:table-cell>
          <table:table-cell office:value-type="float" office:value="1" calcext:value-type="float">
            <text:p>1</text:p>
          </table:table-cell>
          <table:table-cell office:value-type="float" office:value="13.6842105263158" calcext:value-type="float">
            <text:p>13,6842105263158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2" calcext:value-type="float">
            <text:p>2</text:p>
          </table:table-cell>
          <table:table-cell office:value-type="float" office:value="13.4736842105263" calcext:value-type="float">
            <text:p>13,4736842105263</text:p>
          </table:table-cell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float" office:value="0" calcext:value-type="float">
            <text:p>0</text:p>
          </table:table-cell>
          <table:table-cell office:value-type="float" office:value="13.3684210526316" calcext:value-type="float">
            <text:p>13,3684210526316</text:p>
          </table:table-cell>
        </table:table-row>
        <table:table-row table:style-name="ro1">
          <table:table-cell office:value-type="float" office:value="1102" calcext:value-type="float">
            <text:p>1102</text:p>
          </table:table-cell>
          <table:table-cell office:value-type="float" office:value="1" calcext:value-type="float">
            <text:p>1</text:p>
          </table:table-cell>
          <table:table-cell office:value-type="float" office:value="13.4736842105263" calcext:value-type="float">
            <text:p>13,4736842105263</text:p>
          </table:table-cell>
        </table:table-row>
        <table:table-row table:style-name="ro1">
          <table:table-cell office:value-type="float" office:value="1103" calcext:value-type="float">
            <text:p>1103</text:p>
          </table:table-cell>
          <table:table-cell office:value-type="float" office:value="0" calcext:value-type="float">
            <text:p>0</text:p>
          </table:table-cell>
          <table:table-cell office:value-type="float" office:value="13.2105263157895" calcext:value-type="float">
            <text:p>13,2105263157895</text:p>
          </table:table-cell>
        </table:table-row>
        <table:table-row table:style-name="ro1">
          <table:table-cell office:value-type="float" office:value="1104" calcext:value-type="float">
            <text:p>1104</text:p>
          </table:table-cell>
          <table:table-cell office:value-type="float" office:value="2" calcext:value-type="float">
            <text:p>2</text:p>
          </table:table-cell>
          <table:table-cell office:value-type="float" office:value="12.8421052631579" calcext:value-type="float">
            <text:p>12,8421052631579</text:p>
          </table:table-cell>
        </table:table-row>
        <table:table-row table:style-name="ro1">
          <table:table-cell office:value-type="float" office:value="1105" calcext:value-type="float">
            <text:p>1105</text:p>
          </table:table-cell>
          <table:table-cell office:value-type="float" office:value="1" calcext:value-type="float">
            <text:p>1</text:p>
          </table:table-cell>
          <table:table-cell office:value-type="float" office:value="12.8421052631579" calcext:value-type="float">
            <text:p>12,8421052631579</text:p>
          </table:table-cell>
        </table:table-row>
        <table:table-row table:style-name="ro1">
          <table:table-cell office:value-type="float" office:value="1106" calcext:value-type="float">
            <text:p>1106</text:p>
          </table:table-cell>
          <table:table-cell office:value-type="float" office:value="1" calcext:value-type="float">
            <text:p>1</text:p>
          </table:table-cell>
          <table:table-cell office:value-type="float" office:value="13.1052631578947" calcext:value-type="float">
            <text:p>13,1052631578947</text:p>
          </table:table-cell>
        </table:table-row>
        <table:table-row table:style-name="ro1">
          <table:table-cell office:value-type="float" office:value="1107" calcext:value-type="float">
            <text:p>1107</text:p>
          </table:table-cell>
          <table:table-cell office:value-type="float" office:value="0" calcext:value-type="float">
            <text:p>0</text:p>
          </table:table-cell>
          <table:table-cell office:value-type="float" office:value="13.3684210526316" calcext:value-type="float">
            <text:p>13,3684210526316</text:p>
          </table:table-cell>
        </table:table-row>
        <table:table-row table:style-name="ro1">
          <table:table-cell office:value-type="float" office:value="1108" calcext:value-type="float">
            <text:p>1108</text:p>
          </table:table-cell>
          <table:table-cell office:value-type="float" office:value="0" calcext:value-type="float">
            <text:p>0</text:p>
          </table:table-cell>
          <table:table-cell office:value-type="float" office:value="13.1052631578947" calcext:value-type="float">
            <text:p>13,1052631578947</text:p>
          </table:table-cell>
        </table:table-row>
        <table:table-row table:style-name="ro1">
          <table:table-cell office:value-type="float" office:value="1109" calcext:value-type="float">
            <text:p>1109</text:p>
          </table:table-cell>
          <table:table-cell office:value-type="float" office:value="1" calcext:value-type="float">
            <text:p>1</text:p>
          </table:table-cell>
          <table:table-cell office:value-type="float" office:value="13.2105263157895" calcext:value-type="float">
            <text:p>13,2105263157895</text:p>
          </table:table-cell>
        </table:table-row>
        <table:table-row table:style-name="ro1">
          <table:table-cell office:value-type="float" office:value="1110" calcext:value-type="float">
            <text:p>1110</text:p>
          </table:table-cell>
          <table:table-cell office:value-type="float" office:value="0" calcext:value-type="float">
            <text:p>0</text:p>
          </table:table-cell>
          <table:table-cell office:value-type="float" office:value="13.2105263157895" calcext:value-type="float">
            <text:p>13,2105263157895</text:p>
          </table:table-cell>
        </table:table-row>
        <table:table-row table:style-name="ro1">
          <table:table-cell office:value-type="float" office:value="1111" calcext:value-type="float">
            <text:p>1111</text:p>
          </table:table-cell>
          <table:table-cell office:value-type="float" office:value="0" calcext:value-type="float">
            <text:p>0</text:p>
          </table:table-cell>
          <table:table-cell office:value-type="float" office:value="13.2631578947368" calcext:value-type="float">
            <text:p>13,2631578947368</text:p>
          </table:table-cell>
        </table:table-row>
        <table:table-row table:style-name="ro1">
          <table:table-cell office:value-type="float" office:value="1112" calcext:value-type="float">
            <text:p>1112</text:p>
          </table:table-cell>
          <table:table-cell office:value-type="float" office:value="0" calcext:value-type="float">
            <text:p>0</text:p>
          </table:table-cell>
          <table:table-cell office:value-type="float" office:value="13.3684210526316" calcext:value-type="float">
            <text:p>13,3684210526316</text:p>
          </table:table-cell>
        </table:table-row>
        <table:table-row table:style-name="ro1">
          <table:table-cell office:value-type="float" office:value="1113" calcext:value-type="float">
            <text:p>1113</text:p>
          </table:table-cell>
          <table:table-cell office:value-type="float" office:value="0" calcext:value-type="float">
            <text:p>0</text:p>
          </table:table-cell>
          <table:table-cell office:value-type="float" office:value="13.2631578947368" calcext:value-type="float">
            <text:p>13,2631578947368</text:p>
          </table:table-cell>
        </table:table-row>
        <table:table-row table:style-name="ro1">
          <table:table-cell office:value-type="float" office:value="1114" calcext:value-type="float">
            <text:p>1114</text:p>
          </table:table-cell>
          <table:table-cell office:value-type="float" office:value="0" calcext:value-type="float">
            <text:p>0</text:p>
          </table:table-cell>
          <table:table-cell office:value-type="float" office:value="13.1578947368421" calcext:value-type="float">
            <text:p>13,1578947368421</text:p>
          </table:table-cell>
        </table:table-row>
        <table:table-row table:style-name="ro1">
          <table:table-cell office:value-type="float" office:value="1115" calcext:value-type="float">
            <text:p>1115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116" calcext:value-type="float">
            <text:p>1116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117" calcext:value-type="float">
            <text:p>1117</text:p>
          </table:table-cell>
          <table:table-cell office:value-type="float" office:value="0" calcext:value-type="float">
            <text:p>0</text:p>
          </table:table-cell>
          <table:table-cell office:value-type="float" office:value="13.0526315789474" calcext:value-type="float">
            <text:p>13,0526315789474</text:p>
          </table:table-cell>
        </table:table-row>
        <table:table-row table:style-name="ro1">
          <table:table-cell office:value-type="float" office:value="1118" calcext:value-type="float">
            <text:p>1118</text:p>
          </table:table-cell>
          <table:table-cell office:value-type="float" office:value="0" calcext:value-type="float">
            <text:p>0</text:p>
          </table:table-cell>
          <table:table-cell office:value-type="float" office:value="13.2105263157895" calcext:value-type="float">
            <text:p>13,2105263157895</text:p>
          </table:table-cell>
        </table:table-row>
        <table:table-row table:style-name="ro1">
          <table:table-cell office:value-type="float" office:value="1119" calcext:value-type="float">
            <text:p>1119</text:p>
          </table:table-cell>
          <table:table-cell office:value-type="float" office:value="1" calcext:value-type="float">
            <text:p>1</text:p>
          </table:table-cell>
          <table:table-cell office:value-type="float" office:value="13.1578947368421" calcext:value-type="float">
            <text:p>13,1578947368421</text:p>
          </table:table-cell>
        </table:table-row>
        <table:table-row table:style-name="ro1">
          <table:table-cell office:value-type="float" office:value="1120" calcext:value-type="float">
            <text:p>1120</text:p>
          </table:table-cell>
          <table:table-cell office:value-type="float" office:value="1" calcext:value-type="float">
            <text:p>1</text:p>
          </table:table-cell>
          <table:table-cell office:value-type="float" office:value="12.8421052631579" calcext:value-type="float">
            <text:p>12,8421052631579</text:p>
          </table:table-cell>
        </table:table-row>
        <table:table-row table:style-name="ro1">
          <table:table-cell office:value-type="float" office:value="1121" calcext:value-type="float">
            <text:p>1121</text:p>
          </table:table-cell>
          <table:table-cell office:value-type="float" office:value="0" calcext:value-type="float">
            <text:p>0</text:p>
          </table:table-cell>
          <table:table-cell office:value-type="float" office:value="12.1578947368421" calcext:value-type="float">
            <text:p>12,1578947368421</text:p>
          </table:table-cell>
        </table:table-row>
        <table:table-row table:style-name="ro1">
          <table:table-cell office:value-type="float" office:value="1122" calcext:value-type="float">
            <text:p>1122</text:p>
          </table:table-cell>
          <table:table-cell office:value-type="float" office:value="0" calcext:value-type="float">
            <text:p>0</text:p>
          </table:table-cell>
          <table:table-cell office:value-type="float" office:value="12.2631578947368" calcext:value-type="float">
            <text:p>12,2631578947368</text:p>
          </table:table-cell>
        </table:table-row>
        <table:table-row table:style-name="ro1">
          <table:table-cell office:value-type="float" office:value="1123" calcext:value-type="float">
            <text:p>1123</text:p>
          </table:table-cell>
          <table:table-cell office:value-type="float" office:value="0" calcext:value-type="float">
            <text:p>0</text:p>
          </table:table-cell>
          <table:table-cell office:value-type="float" office:value="12.5789473684211" calcext:value-type="float">
            <text:p>12,5789473684211</text:p>
          </table:table-cell>
        </table:table-row>
        <table:table-row table:style-name="ro1">
          <table:table-cell office:value-type="float" office:value="1124" calcext:value-type="float">
            <text:p>1124</text:p>
          </table:table-cell>
          <table:table-cell office:value-type="float" office:value="0" calcext:value-type="float">
            <text:p>0</text:p>
          </table:table-cell>
          <table:table-cell office:value-type="float" office:value="12.0526315789474" calcext:value-type="float">
            <text:p>12,0526315789474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0" calcext:value-type="float">
            <text:p>0</text:p>
          </table:table-cell>
          <table:table-cell office:value-type="float" office:value="11.7894736842105" calcext:value-type="float">
            <text:p>11,7894736842105</text:p>
          </table:table-cell>
        </table:table-row>
        <table:table-row table:style-name="ro1">
          <table:table-cell office:value-type="float" office:value="1126" calcext:value-type="float">
            <text:p>1126</text:p>
          </table:table-cell>
          <table:table-cell office:value-type="float" office:value="0" calcext:value-type="float">
            <text:p>0</text:p>
          </table:table-cell>
          <table:table-cell office:value-type="float" office:value="11.2105263157895" calcext:value-type="float">
            <text:p>11,2105263157895</text:p>
          </table:table-cell>
        </table:table-row>
        <table:table-row table:style-name="ro1">
          <table:table-cell office:value-type="float" office:value="1127" calcext:value-type="float">
            <text:p>1127</text:p>
          </table:table-cell>
          <table:table-cell office:value-type="float" office:value="0" calcext:value-type="float">
            <text:p>0</text:p>
          </table:table-cell>
          <table:table-cell office:value-type="float" office:value="11.6842105263158" calcext:value-type="float">
            <text:p>11,6842105263158</text:p>
          </table:table-cell>
        </table:table-row>
        <table:table-row table:style-name="ro1">
          <table:table-cell office:value-type="float" office:value="1128" calcext:value-type="float">
            <text:p>1128</text:p>
          </table:table-cell>
          <table:table-cell office:value-type="float" office:value="0" calcext:value-type="float">
            <text:p>0</text:p>
          </table:table-cell>
          <table:table-cell office:value-type="float" office:value="11.2631578947368" calcext:value-type="float">
            <text:p>11,2631578947368</text:p>
          </table:table-cell>
        </table:table-row>
        <table:table-row table:style-name="ro1">
          <table:table-cell office:value-type="float" office:value="1129" calcext:value-type="float">
            <text:p>1129</text:p>
          </table:table-cell>
          <table:table-cell office:value-type="float" office:value="0" calcext:value-type="float">
            <text:p>0</text:p>
          </table:table-cell>
          <table:table-cell office:value-type="float" office:value="11.5263157894737" calcext:value-type="float">
            <text:p>11,5263157894737</text:p>
          </table:table-cell>
        </table:table-row>
        <table:table-row table:style-name="ro1">
          <table:table-cell office:value-type="float" office:value="1130" calcext:value-type="float">
            <text:p>1130</text:p>
          </table:table-cell>
          <table:table-cell office:value-type="float" office:value="0" calcext:value-type="float">
            <text:p>0</text:p>
          </table:table-cell>
          <table:table-cell office:value-type="float" office:value="11.3684210526316" calcext:value-type="float">
            <text:p>11,3684210526316</text:p>
          </table:table-cell>
        </table:table-row>
        <table:table-row table:style-name="ro1">
          <table:table-cell office:value-type="float" office:value="1131" calcext:value-type="float">
            <text:p>1131</text:p>
          </table:table-cell>
          <table:table-cell office:value-type="float" office:value="0" calcext:value-type="float">
            <text:p>0</text:p>
          </table:table-cell>
          <table:table-cell office:value-type="float" office:value="11.4210526315789" calcext:value-type="float">
            <text:p>11,4210526315789</text:p>
          </table:table-cell>
        </table:table-row>
        <table:table-row table:style-name="ro1">
          <table:table-cell office:value-type="float" office:value="1132" calcext:value-type="float">
            <text:p>1132</text:p>
          </table:table-cell>
          <table:table-cell office:value-type="float" office:value="0" calcext:value-type="float">
            <text:p>0</text:p>
          </table:table-cell>
          <table:table-cell office:value-type="float" office:value="11.1052631578947" calcext:value-type="float">
            <text:p>11,1052631578947</text:p>
          </table:table-cell>
        </table:table-row>
        <table:table-row table:style-name="ro1">
          <table:table-cell office:value-type="float" office:value="1133" calcext:value-type="float">
            <text:p>1133</text:p>
          </table:table-cell>
          <table:table-cell office:value-type="float" office:value="0" calcext:value-type="float">
            <text:p>0</text:p>
          </table:table-cell>
          <table:table-cell office:value-type="float" office:value="11.1578947368421" calcext:value-type="float">
            <text:p>11,1578947368421</text:p>
          </table:table-cell>
        </table:table-row>
        <table:table-row table:style-name="ro1">
          <table:table-cell office:value-type="float" office:value="1134" calcext:value-type="float">
            <text:p>1134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135" calcext:value-type="float">
            <text:p>1135</text:p>
          </table:table-cell>
          <table:table-cell office:value-type="float" office:value="0" calcext:value-type="float">
            <text:p>0</text:p>
          </table:table-cell>
          <table:table-cell office:value-type="float" office:value="11.2105263157895" calcext:value-type="float">
            <text:p>11,2105263157895</text:p>
          </table:table-cell>
        </table:table-row>
        <table:table-row table:style-name="ro1">
          <table:table-cell office:value-type="float" office:value="1136" calcext:value-type="float">
            <text:p>1136</text:p>
          </table:table-cell>
          <table:table-cell office:value-type="float" office:value="0" calcext:value-type="float">
            <text:p>0</text:p>
          </table:table-cell>
          <table:table-cell office:value-type="float" office:value="11.0526315789474" calcext:value-type="float">
            <text:p>11,0526315789474</text:p>
          </table:table-cell>
        </table:table-row>
        <table:table-row table:style-name="ro1">
          <table:table-cell office:value-type="float" office:value="1137" calcext:value-type="float">
            <text:p>1137</text:p>
          </table:table-cell>
          <table:table-cell office:value-type="float" office:value="0" calcext:value-type="float">
            <text:p>0</text:p>
          </table:table-cell>
          <table:table-cell office:value-type="float" office:value="10.8947368421053" calcext:value-type="float">
            <text:p>10,8947368421053</text:p>
          </table:table-cell>
        </table:table-row>
        <table:table-row table:style-name="ro1">
          <table:table-cell office:value-type="float" office:value="1138" calcext:value-type="float">
            <text:p>1138</text:p>
          </table:table-cell>
          <table:table-cell office:value-type="float" office:value="0" calcext:value-type="float">
            <text:p>0</text:p>
          </table:table-cell>
          <table:table-cell office:value-type="float" office:value="11.2105263157895" calcext:value-type="float">
            <text:p>11,2105263157895</text:p>
          </table:table-cell>
        </table:table-row>
        <table:table-row table:style-name="ro1">
          <table:table-cell office:value-type="float" office:value="1139" calcext:value-type="float">
            <text:p>1139</text:p>
          </table:table-cell>
          <table:table-cell office:value-type="float" office:value="1" calcext:value-type="float">
            <text:p>1</text:p>
          </table:table-cell>
          <table:table-cell office:value-type="float" office:value="11.3157894736842" calcext:value-type="float">
            <text:p>11,3157894736842</text:p>
          </table:table-cell>
        </table:table-row>
        <table:table-row table:style-name="ro1">
          <table:table-cell office:value-type="float" office:value="1140" calcext:value-type="float">
            <text:p>1140</text:p>
          </table:table-cell>
          <table:table-cell office:value-type="float" office:value="1" calcext:value-type="float">
            <text:p>1</text:p>
          </table:table-cell>
          <table:table-cell office:value-type="float" office:value="11.4210526315789" calcext:value-type="float">
            <text:p>11,4210526315789</text:p>
          </table:table-cell>
        </table:table-row>
        <table:table-row table:style-name="ro1">
          <table:table-cell office:value-type="float" office:value="1141" calcext:value-type="float">
            <text:p>1141</text:p>
          </table:table-cell>
          <table:table-cell office:value-type="float" office:value="0" calcext:value-type="float">
            <text:p>0</text:p>
          </table:table-cell>
          <table:table-cell office:value-type="float" office:value="11.3684210526316" calcext:value-type="float">
            <text:p>11,3684210526316</text:p>
          </table:table-cell>
        </table:table-row>
        <table:table-row table:style-name="ro1">
          <table:table-cell office:value-type="float" office:value="1142" calcext:value-type="float">
            <text:p>1142</text:p>
          </table:table-cell>
          <table:table-cell office:value-type="float" office:value="0" calcext:value-type="float">
            <text:p>0</text:p>
          </table:table-cell>
          <table:table-cell office:value-type="float" office:value="11.1052631578947" calcext:value-type="float">
            <text:p>11,1052631578947</text:p>
          </table:table-cell>
        </table:table-row>
        <table:table-row table:style-name="ro1">
          <table:table-cell office:value-type="float" office:value="1143" calcext:value-type="float">
            <text:p>1143</text:p>
          </table:table-cell>
          <table:table-cell office:value-type="float" office:value="0" calcext:value-type="float">
            <text:p>0</text:p>
          </table:table-cell>
          <table:table-cell office:value-type="float" office:value="11.3684210526316" calcext:value-type="float">
            <text:p>11,3684210526316</text:p>
          </table:table-cell>
        </table:table-row>
        <table:table-row table:style-name="ro1">
          <table:table-cell office:value-type="float" office:value="1144" calcext:value-type="float">
            <text:p>1144</text:p>
          </table:table-cell>
          <table:table-cell office:value-type="float" office:value="0" calcext:value-type="float">
            <text:p>0</text:p>
          </table:table-cell>
          <table:table-cell office:value-type="float" office:value="11.3684210526316" calcext:value-type="float">
            <text:p>11,3684210526316</text:p>
          </table:table-cell>
        </table:table-row>
        <table:table-row table:style-name="ro1">
          <table:table-cell office:value-type="float" office:value="1145" calcext:value-type="float">
            <text:p>1145</text:p>
          </table:table-cell>
          <table:table-cell office:value-type="float" office:value="1" calcext:value-type="float">
            <text:p>1</text:p>
          </table:table-cell>
          <table:table-cell office:value-type="float" office:value="11.5263157894737" calcext:value-type="float">
            <text:p>11,5263157894737</text:p>
          </table:table-cell>
        </table:table-row>
        <table:table-row table:style-name="ro1">
          <table:table-cell office:value-type="float" office:value="1146" calcext:value-type="float">
            <text:p>1146</text:p>
          </table:table-cell>
          <table:table-cell office:value-type="float" office:value="0" calcext:value-type="float">
            <text:p>0</text:p>
          </table:table-cell>
          <table:table-cell office:value-type="float" office:value="11.2631578947368" calcext:value-type="float">
            <text:p>11,2631578947368</text:p>
          </table:table-cell>
        </table:table-row>
        <table:table-row table:style-name="ro1">
          <table:table-cell office:value-type="float" office:value="1147" calcext:value-type="float">
            <text:p>1147</text:p>
          </table:table-cell>
          <table:table-cell office:value-type="float" office:value="0" calcext:value-type="float">
            <text:p>0</text:p>
          </table:table-cell>
          <table:table-cell office:value-type="float" office:value="11.6842105263158" calcext:value-type="float">
            <text:p>11,6842105263158</text:p>
          </table:table-cell>
        </table:table-row>
        <table:table-row table:style-name="ro1">
          <table:table-cell office:value-type="float" office:value="1148" calcext:value-type="float">
            <text:p>1148</text:p>
          </table:table-cell>
          <table:table-cell office:value-type="float" office:value="1" calcext:value-type="float">
            <text:p>1</text:p>
          </table:table-cell>
          <table:table-cell office:value-type="float" office:value="11.5263157894737" calcext:value-type="float">
            <text:p>11,5263157894737</text:p>
          </table:table-cell>
        </table:table-row>
        <table:table-row table:style-name="ro1">
          <table:table-cell office:value-type="float" office:value="1149" calcext:value-type="float">
            <text:p>1149</text:p>
          </table:table-cell>
          <table:table-cell office:value-type="float" office:value="0" calcext:value-type="float">
            <text:p>0</text:p>
          </table:table-cell>
          <table:table-cell office:value-type="float" office:value="11.6315789473684" calcext:value-type="float">
            <text:p>11,6315789473684</text:p>
          </table:table-cell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float" office:value="0" calcext:value-type="float">
            <text:p>0</text:p>
          </table:table-cell>
          <table:table-cell office:value-type="float" office:value="11.3684210526316" calcext:value-type="float">
            <text:p>11,3684210526316</text:p>
          </table:table-cell>
        </table:table-row>
        <table:table-row table:style-name="ro1">
          <table:table-cell office:value-type="float" office:value="1151" calcext:value-type="float">
            <text:p>1151</text:p>
          </table:table-cell>
          <table:table-cell office:value-type="float" office:value="0" calcext:value-type="float">
            <text:p>0</text:p>
          </table:table-cell>
          <table:table-cell office:value-type="float" office:value="11.5263157894737" calcext:value-type="float">
            <text:p>11,5263157894737</text:p>
          </table:table-cell>
        </table:table-row>
        <table:table-row table:style-name="ro1">
          <table:table-cell office:value-type="float" office:value="1152" calcext:value-type="float">
            <text:p>1152</text:p>
          </table:table-cell>
          <table:table-cell office:value-type="float" office:value="0" calcext:value-type="float">
            <text:p>0</text:p>
          </table:table-cell>
          <table:table-cell office:value-type="float" office:value="11.5789473684211" calcext:value-type="float">
            <text:p>11,5789473684211</text:p>
          </table:table-cell>
        </table:table-row>
        <table:table-row table:style-name="ro1">
          <table:table-cell office:value-type="float" office:value="1153" calcext:value-type="float">
            <text:p>1153</text:p>
          </table:table-cell>
          <table:table-cell office:value-type="float" office:value="0" calcext:value-type="float">
            <text:p>0</text:p>
          </table:table-cell>
          <table:table-cell office:value-type="float" office:value="11.5789473684211" calcext:value-type="float">
            <text:p>11,5789473684211</text:p>
          </table:table-cell>
        </table:table-row>
        <table:table-row table:style-name="ro1">
          <table:table-cell office:value-type="float" office:value="1154" calcext:value-type="float">
            <text:p>1154</text:p>
          </table:table-cell>
          <table:table-cell office:value-type="float" office:value="0" calcext:value-type="float">
            <text:p>0</text:p>
          </table:table-cell>
          <table:table-cell office:value-type="float" office:value="11.6842105263158" calcext:value-type="float">
            <text:p>11,6842105263158</text:p>
          </table:table-cell>
        </table:table-row>
        <table:table-row table:style-name="ro1">
          <table:table-cell office:value-type="float" office:value="1155" calcext:value-type="float">
            <text:p>1155</text:p>
          </table:table-cell>
          <table:table-cell office:value-type="float" office:value="0" calcext:value-type="float">
            <text:p>0</text:p>
          </table:table-cell>
          <table:table-cell office:value-type="float" office:value="11.8421052631579" calcext:value-type="float">
            <text:p>11,8421052631579</text:p>
          </table:table-cell>
        </table:table-row>
        <table:table-row table:style-name="ro1">
          <table:table-cell office:value-type="float" office:value="1156" calcext:value-type="float">
            <text:p>1156</text:p>
          </table:table-cell>
          <table:table-cell office:value-type="float" office:value="1" calcext:value-type="float">
            <text:p>1</text:p>
          </table:table-cell>
          <table:table-cell office:value-type="float" office:value="11.8947368421053" calcext:value-type="float">
            <text:p>11,8947368421053</text:p>
          </table:table-cell>
        </table:table-row>
        <table:table-row table:style-name="ro1">
          <table:table-cell office:value-type="float" office:value="1157" calcext:value-type="float">
            <text:p>1157</text:p>
          </table:table-cell>
          <table:table-cell office:value-type="float" office:value="0" calcext:value-type="float">
            <text:p>0</text:p>
          </table:table-cell>
          <table:table-cell office:value-type="float" office:value="11.5789473684211" calcext:value-type="float">
            <text:p>11,5789473684211</text:p>
          </table:table-cell>
        </table:table-row>
        <table:table-row table:style-name="ro1">
          <table:table-cell office:value-type="float" office:value="1158" calcext:value-type="float">
            <text:p>1158</text:p>
          </table:table-cell>
          <table:table-cell office:value-type="float" office:value="0" calcext:value-type="float">
            <text:p>0</text:p>
          </table:table-cell>
          <table:table-cell office:value-type="float" office:value="12.0526315789474" calcext:value-type="float">
            <text:p>12,0526315789474</text:p>
          </table:table-cell>
        </table:table-row>
        <table:table-row table:style-name="ro1">
          <table:table-cell office:value-type="float" office:value="1159" calcext:value-type="float">
            <text:p>1159</text:p>
          </table:table-cell>
          <table:table-cell office:value-type="float" office:value="0" calcext:value-type="float">
            <text:p>0</text:p>
          </table:table-cell>
          <table:table-cell office:value-type="float" office:value="12.1052631578947" calcext:value-type="float">
            <text:p>12,1052631578947</text:p>
          </table:table-cell>
        </table:table-row>
        <table:table-row table:style-name="ro1">
          <table:table-cell office:value-type="float" office:value="1160" calcext:value-type="float">
            <text:p>1160</text:p>
          </table:table-cell>
          <table:table-cell office:value-type="float" office:value="0" calcext:value-type="float">
            <text:p>0</text:p>
          </table:table-cell>
          <table:table-cell office:value-type="float" office:value="12.4736842105263" calcext:value-type="float">
            <text:p>12,4736842105263</text:p>
          </table:table-cell>
        </table:table-row>
        <table:table-row table:style-name="ro1">
          <table:table-cell office:value-type="float" office:value="1161" calcext:value-type="float">
            <text:p>1161</text:p>
          </table:table-cell>
          <table:table-cell office:value-type="float" office:value="0" calcext:value-type="float">
            <text:p>0</text:p>
          </table:table-cell>
          <table:table-cell office:value-type="float" office:value="12.6315789473684" calcext:value-type="float">
            <text:p>12,6315789473684</text:p>
          </table:table-cell>
        </table:table-row>
        <table:table-row table:style-name="ro1">
          <table:table-cell office:value-type="float" office:value="1162" calcext:value-type="float">
            <text:p>1162</text:p>
          </table:table-cell>
          <table:table-cell office:value-type="float" office:value="0" calcext:value-type="float">
            <text:p>0</text:p>
          </table:table-cell>
          <table:table-cell office:value-type="float" office:value="12.6315789473684" calcext:value-type="float">
            <text:p>12,6315789473684</text:p>
          </table:table-cell>
        </table:table-row>
        <table:table-row table:style-name="ro1">
          <table:table-cell office:value-type="float" office:value="1163" calcext:value-type="float">
            <text:p>1163</text:p>
          </table:table-cell>
          <table:table-cell office:value-type="float" office:value="0" calcext:value-type="float">
            <text:p>0</text:p>
          </table:table-cell>
          <table:table-cell office:value-type="float" office:value="12.3684210526316" calcext:value-type="float">
            <text:p>12,3684210526316</text:p>
          </table:table-cell>
        </table:table-row>
        <table:table-row table:style-name="ro1">
          <table:table-cell office:value-type="float" office:value="1164" calcext:value-type="float">
            <text:p>1164</text:p>
          </table:table-cell>
          <table:table-cell office:value-type="float" office:value="0" calcext:value-type="float">
            <text:p>0</text:p>
          </table:table-cell>
          <table:table-cell office:value-type="float" office:value="12.6315789473684" calcext:value-type="float">
            <text:p>12,6315789473684</text:p>
          </table:table-cell>
        </table:table-row>
        <table:table-row table:style-name="ro1">
          <table:table-cell office:value-type="float" office:value="1165" calcext:value-type="float">
            <text:p>1165</text:p>
          </table:table-cell>
          <table:table-cell office:value-type="float" office:value="0" calcext:value-type="float">
            <text:p>0</text:p>
          </table:table-cell>
          <table:table-cell office:value-type="float" office:value="12.6842105263158" calcext:value-type="float">
            <text:p>12,6842105263158</text:p>
          </table:table-cell>
        </table:table-row>
        <table:table-row table:style-name="ro1">
          <table:table-cell office:value-type="float" office:value="1166" calcext:value-type="float">
            <text:p>1166</text:p>
          </table:table-cell>
          <table:table-cell office:value-type="float" office:value="0" calcext:value-type="float">
            <text:p>0</text:p>
          </table:table-cell>
          <table:table-cell office:value-type="float" office:value="12.3684210526316" calcext:value-type="float">
            <text:p>12,3684210526316</text:p>
          </table:table-cell>
        </table:table-row>
        <table:table-row table:style-name="ro1">
          <table:table-cell office:value-type="float" office:value="1167" calcext:value-type="float">
            <text:p>1167</text:p>
          </table:table-cell>
          <table:table-cell office:value-type="float" office:value="0" calcext:value-type="float">
            <text:p>0</text:p>
          </table:table-cell>
          <table:table-cell office:value-type="float" office:value="12.0526315789474" calcext:value-type="float">
            <text:p>12,0526315789474</text:p>
          </table:table-cell>
        </table:table-row>
        <table:table-row table:style-name="ro1">
          <table:table-cell office:value-type="float" office:value="1168" calcext:value-type="float">
            <text:p>1168</text:p>
          </table:table-cell>
          <table:table-cell office:value-type="float" office:value="0" calcext:value-type="float">
            <text:p>0</text:p>
          </table:table-cell>
          <table:table-cell office:value-type="float" office:value="11.8947368421053" calcext:value-type="float">
            <text:p>11,8947368421053</text:p>
          </table:table-cell>
        </table:table-row>
        <table:table-row table:style-name="ro1">
          <table:table-cell office:value-type="float" office:value="1169" calcext:value-type="float">
            <text:p>1169</text:p>
          </table:table-cell>
          <table:table-cell office:value-type="float" office:value="1" calcext:value-type="float">
            <text:p>1</text:p>
          </table:table-cell>
          <table:table-cell office:value-type="float" office:value="12.0526315789474" calcext:value-type="float">
            <text:p>12,0526315789474</text:p>
          </table:table-cell>
        </table:table-row>
        <table:table-row table:style-name="ro1">
          <table:table-cell office:value-type="float" office:value="1170" calcext:value-type="float">
            <text:p>1170</text:p>
          </table:table-cell>
          <table:table-cell office:value-type="float" office:value="0" calcext:value-type="float">
            <text:p>0</text:p>
          </table:table-cell>
          <table:table-cell office:value-type="float" office:value="11.7894736842105" calcext:value-type="float">
            <text:p>11,7894736842105</text:p>
          </table:table-cell>
        </table:table-row>
        <table:table-row table:style-name="ro1">
          <table:table-cell office:value-type="float" office:value="1171" calcext:value-type="float">
            <text:p>1171</text:p>
          </table:table-cell>
          <table:table-cell office:value-type="float" office:value="0" calcext:value-type="float">
            <text:p>0</text:p>
          </table:table-cell>
          <table:table-cell office:value-type="float" office:value="12.1052631578947" calcext:value-type="float">
            <text:p>12,1052631578947</text:p>
          </table:table-cell>
        </table:table-row>
        <table:table-row table:style-name="ro1">
          <table:table-cell office:value-type="float" office:value="1172" calcext:value-type="float">
            <text:p>1172</text:p>
          </table:table-cell>
          <table:table-cell office:value-type="float" office:value="0" calcext:value-type="float">
            <text:p>0</text:p>
          </table:table-cell>
          <table:table-cell office:value-type="float" office:value="12.2631578947368" calcext:value-type="float">
            <text:p>12,2631578947368</text:p>
          </table:table-cell>
        </table:table-row>
        <table:table-row table:style-name="ro1">
          <table:table-cell office:value-type="float" office:value="1173" calcext:value-type="float">
            <text:p>1173</text:p>
          </table:table-cell>
          <table:table-cell office:value-type="float" office:value="0" calcext:value-type="float">
            <text:p>0</text:p>
          </table:table-cell>
          <table:table-cell office:value-type="float" office:value="12.1052631578947" calcext:value-type="float">
            <text:p>12,1052631578947</text:p>
          </table:table-cell>
        </table:table-row>
        <table:table-row table:style-name="ro1">
          <table:table-cell office:value-type="float" office:value="1174" calcext:value-type="float">
            <text:p>1174</text:p>
          </table:table-cell>
          <table:table-cell office:value-type="float" office:value="0" calcext:value-type="float">
            <text:p>0</text:p>
          </table:table-cell>
          <table:table-cell office:value-type="float" office:value="12.3157894736842" calcext:value-type="float">
            <text:p>12,3157894736842</text:p>
          </table:table-cell>
        </table:table-row>
        <table:table-row table:style-name="ro1">
          <table:table-cell office:value-type="float" office:value="1175" calcext:value-type="float">
            <text:p>1175</text:p>
          </table:table-cell>
          <table:table-cell office:value-type="float" office:value="0" calcext:value-type="float">
            <text:p>0</text:p>
          </table:table-cell>
          <table:table-cell office:value-type="float" office:value="12.3684210526316" calcext:value-type="float">
            <text:p>12,3684210526316</text:p>
          </table:table-cell>
        </table:table-row>
        <table:table-row table:style-name="ro1">
          <table:table-cell office:value-type="float" office:value="1176" calcext:value-type="float">
            <text:p>1176</text:p>
          </table:table-cell>
          <table:table-cell office:value-type="float" office:value="0" calcext:value-type="float">
            <text:p>0</text:p>
          </table:table-cell>
          <table:table-cell office:value-type="float" office:value="12.5263157894737" calcext:value-type="float">
            <text:p>12,5263157894737</text:p>
          </table:table-cell>
        </table:table-row>
        <table:table-row table:style-name="ro1">
          <table:table-cell office:value-type="float" office:value="1177" calcext:value-type="float">
            <text:p>1177</text:p>
          </table:table-cell>
          <table:table-cell office:value-type="float" office:value="0" calcext:value-type="float">
            <text:p>0</text:p>
          </table:table-cell>
          <table:table-cell office:value-type="float" office:value="12.1052631578947" calcext:value-type="float">
            <text:p>12,1052631578947</text:p>
          </table:table-cell>
        </table:table-row>
        <table:table-row table:style-name="ro1">
          <table:table-cell office:value-type="float" office:value="1178" calcext:value-type="float">
            <text:p>1178</text:p>
          </table:table-cell>
          <table:table-cell office:value-type="float" office:value="0" calcext:value-type="float">
            <text:p>0</text:p>
          </table:table-cell>
          <table:table-cell office:value-type="float" office:value="12.1052631578947" calcext:value-type="float">
            <text:p>12,1052631578947</text:p>
          </table:table-cell>
        </table:table-row>
        <table:table-row table:style-name="ro1">
          <table:table-cell office:value-type="float" office:value="1179" calcext:value-type="float">
            <text:p>1179</text:p>
          </table:table-cell>
          <table:table-cell office:value-type="float" office:value="0" calcext:value-type="float">
            <text:p>0</text:p>
          </table:table-cell>
          <table:table-cell office:value-type="float" office:value="11.8947368421053" calcext:value-type="float">
            <text:p>11,8947368421053</text:p>
          </table:table-cell>
        </table:table-row>
        <table:table-row table:style-name="ro1">
          <table:table-cell office:value-type="float" office:value="1180" calcext:value-type="float">
            <text:p>1180</text:p>
          </table:table-cell>
          <table:table-cell office:value-type="float" office:value="1" calcext:value-type="float">
            <text:p>1</text:p>
          </table:table-cell>
          <table:table-cell office:value-type="float" office:value="11.6842105263158" calcext:value-type="float">
            <text:p>11,6842105263158</text:p>
          </table:table-cell>
        </table:table-row>
        <table:table-row table:style-name="ro1">
          <table:table-cell office:value-type="float" office:value="1181" calcext:value-type="float">
            <text:p>1181</text:p>
          </table:table-cell>
          <table:table-cell office:value-type="float" office:value="0" calcext:value-type="float">
            <text:p>0</text:p>
          </table:table-cell>
          <table:table-cell office:value-type="float" office:value="11.4736842105263" calcext:value-type="float">
            <text:p>11,4736842105263</text:p>
          </table:table-cell>
        </table:table-row>
        <table:table-row table:style-name="ro1">
          <table:table-cell office:value-type="float" office:value="1182" calcext:value-type="float">
            <text:p>1182</text:p>
          </table:table-cell>
          <table:table-cell office:value-type="float" office:value="1" calcext:value-type="float">
            <text:p>1</text:p>
          </table:table-cell>
          <table:table-cell office:value-type="float" office:value="11.5263157894737" calcext:value-type="float">
            <text:p>11,5263157894737</text:p>
          </table:table-cell>
        </table:table-row>
        <table:table-row table:style-name="ro1">
          <table:table-cell office:value-type="float" office:value="1183" calcext:value-type="float">
            <text:p>1183</text:p>
          </table:table-cell>
          <table:table-cell office:value-type="float" office:value="1" calcext:value-type="float">
            <text:p>1</text:p>
          </table:table-cell>
          <table:table-cell office:value-type="float" office:value="10.8947368421053" calcext:value-type="float">
            <text:p>10,8947368421053</text:p>
          </table:table-cell>
        </table:table-row>
        <table:table-row table:style-name="ro1">
          <table:table-cell office:value-type="float" office:value="1184" calcext:value-type="float">
            <text:p>1184</text:p>
          </table:table-cell>
          <table:table-cell office:value-type="float" office:value="1" calcext:value-type="float">
            <text:p>1</text:p>
          </table:table-cell>
          <table:table-cell office:value-type="float" office:value="10.6315789473684" calcext:value-type="float">
            <text:p>10,6315789473684</text:p>
          </table:table-cell>
        </table:table-row>
        <table:table-row table:style-name="ro1">
          <table:table-cell office:value-type="float" office:value="1185" calcext:value-type="float">
            <text:p>1185</text:p>
          </table:table-cell>
          <table:table-cell office:value-type="float" office:value="0" calcext:value-type="float">
            <text:p>0</text:p>
          </table:table-cell>
          <table:table-cell office:value-type="float" office:value="10.8947368421053" calcext:value-type="float">
            <text:p>10,8947368421053</text:p>
          </table:table-cell>
        </table:table-row>
        <table:table-row table:style-name="ro1">
          <table:table-cell office:value-type="float" office:value="1186" calcext:value-type="float">
            <text:p>1186</text:p>
          </table:table-cell>
          <table:table-cell office:value-type="float" office:value="0" calcext:value-type="float">
            <text:p>0</text:p>
          </table:table-cell>
          <table:table-cell office:value-type="float" office:value="11.1578947368421" calcext:value-type="float">
            <text:p>11,1578947368421</text:p>
          </table:table-cell>
        </table:table-row>
        <table:table-row table:style-name="ro1">
          <table:table-cell office:value-type="float" office:value="1187" calcext:value-type="float">
            <text:p>1187</text:p>
          </table:table-cell>
          <table:table-cell office:value-type="float" office:value="0" calcext:value-type="float">
            <text:p>0</text:p>
          </table:table-cell>
          <table:table-cell office:value-type="float" office:value="11.2105263157895" calcext:value-type="float">
            <text:p>11,2105263157895</text:p>
          </table:table-cell>
        </table:table-row>
        <table:table-row table:style-name="ro1">
          <table:table-cell office:value-type="float" office:value="1188" calcext:value-type="float">
            <text:p>1188</text:p>
          </table:table-cell>
          <table:table-cell office:value-type="float" office:value="0" calcext:value-type="float">
            <text:p>0</text:p>
          </table:table-cell>
          <table:table-cell office:value-type="float" office:value="11.1578947368421" calcext:value-type="float">
            <text:p>11,1578947368421</text:p>
          </table:table-cell>
        </table:table-row>
        <table:table-row table:style-name="ro1">
          <table:table-cell office:value-type="float" office:value="1189" calcext:value-type="float">
            <text:p>1189</text:p>
          </table:table-cell>
          <table:table-cell office:value-type="float" office:value="0" calcext:value-type="float">
            <text:p>0</text:p>
          </table:table-cell>
          <table:table-cell office:value-type="float" office:value="11.1052631578947" calcext:value-type="float">
            <text:p>11,1052631578947</text:p>
          </table:table-cell>
        </table:table-row>
        <table:table-row table:style-name="ro1">
          <table:table-cell office:value-type="float" office:value="1190" calcext:value-type="float">
            <text:p>1190</text:p>
          </table:table-cell>
          <table:table-cell office:value-type="float" office:value="0" calcext:value-type="float">
            <text:p>0</text:p>
          </table:table-cell>
          <table:table-cell office:value-type="float" office:value="10.5263157894737" calcext:value-type="float">
            <text:p>10,5263157894737</text:p>
          </table:table-cell>
        </table:table-row>
        <table:table-row table:style-name="ro1">
          <table:table-cell office:value-type="float" office:value="1191" calcext:value-type="float">
            <text:p>1191</text:p>
          </table:table-cell>
          <table:table-cell office:value-type="float" office:value="0" calcext:value-type="float">
            <text:p>0</text:p>
          </table:table-cell>
          <table:table-cell office:value-type="float" office:value="10.4210526315789" calcext:value-type="float">
            <text:p>10,4210526315789</text:p>
          </table:table-cell>
        </table:table-row>
        <table:table-row table:style-name="ro1">
          <table:table-cell office:value-type="float" office:value="1192" calcext:value-type="float">
            <text:p>1192</text:p>
          </table:table-cell>
          <table:table-cell office:value-type="float" office:value="1" calcext:value-type="float">
            <text:p>1</text:p>
          </table:table-cell>
          <table:table-cell office:value-type="float" office:value="10.5263157894737" calcext:value-type="float">
            <text:p>10,5263157894737</text:p>
          </table:table-cell>
        </table:table-row>
        <table:table-row table:style-name="ro1">
          <table:table-cell office:value-type="float" office:value="1193" calcext:value-type="float">
            <text:p>1193</text:p>
          </table:table-cell>
          <table:table-cell office:value-type="float" office:value="0" calcext:value-type="float">
            <text:p>0</text:p>
          </table:table-cell>
          <table:table-cell office:value-type="float" office:value="10.1052631578947" calcext:value-type="float">
            <text:p>10,1052631578947</text:p>
          </table:table-cell>
        </table:table-row>
        <table:table-row table:style-name="ro1">
          <table:table-cell office:value-type="float" office:value="1194" calcext:value-type="float">
            <text:p>1194</text:p>
          </table:table-cell>
          <table:table-cell office:value-type="float" office:value="0" calcext:value-type="float">
            <text:p>0</text:p>
          </table:table-cell>
          <table:table-cell office:value-type="float" office:value="10.2631578947368" calcext:value-type="float">
            <text:p>10,2631578947368</text:p>
          </table:table-cell>
        </table:table-row>
        <table:table-row table:style-name="ro1">
          <table:table-cell office:value-type="float" office:value="1195" calcext:value-type="float">
            <text:p>1195</text:p>
          </table:table-cell>
          <table:table-cell office:value-type="float" office:value="0" calcext:value-type="float">
            <text:p>0</text:p>
          </table:table-cell>
          <table:table-cell office:value-type="float" office:value="10.3684210526316" calcext:value-type="float">
            <text:p>10,3684210526316</text:p>
          </table:table-cell>
        </table:table-row>
        <table:table-row table:style-name="ro1">
          <table:table-cell office:value-type="float" office:value="1196" calcext:value-type="float">
            <text:p>1196</text:p>
          </table:table-cell>
          <table:table-cell office:value-type="float" office:value="0" calcext:value-type="float">
            <text:p>0</text:p>
          </table:table-cell>
          <table:table-cell office:value-type="float" office:value="10.4736842105263" calcext:value-type="float">
            <text:p>10,4736842105263</text:p>
          </table:table-cell>
        </table:table-row>
        <table:table-row table:style-name="ro1">
          <table:table-cell office:value-type="float" office:value="1197" calcext:value-type="float">
            <text:p>1197</text:p>
          </table:table-cell>
          <table:table-cell office:value-type="float" office:value="0" calcext:value-type="float">
            <text:p>0</text:p>
          </table:table-cell>
          <table:table-cell office:value-type="float" office:value="10.5263157894737" calcext:value-type="float">
            <text:p>10,5263157894737</text:p>
          </table:table-cell>
        </table:table-row>
        <table:table-row table:style-name="ro1">
          <table:table-cell office:value-type="float" office:value="1198" calcext:value-type="float">
            <text:p>1198</text:p>
          </table:table-cell>
          <table:table-cell office:value-type="float" office:value="0" calcext:value-type="float">
            <text:p>0</text:p>
          </table:table-cell>
          <table:table-cell office:value-type="float" office:value="10.6315789473684" calcext:value-type="float">
            <text:p>10,6315789473684</text:p>
          </table:table-cell>
        </table:table-row>
        <table:table-row table:style-name="ro1">
          <table:table-cell office:value-type="float" office:value="1199" calcext:value-type="float">
            <text:p>1199</text:p>
          </table:table-cell>
          <table:table-cell office:value-type="float" office:value="0" calcext:value-type="float">
            <text:p>0</text:p>
          </table:table-cell>
          <table:table-cell office:value-type="float" office:value="10.4210526315789" calcext:value-type="float">
            <text:p>10,4210526315789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10.2105263157895" calcext:value-type="float">
            <text:p>10,2105263157895</text:p>
          </table:table-cell>
        </table:table-row>
        <table:table-row table:style-name="ro1">
          <table:table-cell office:value-type="float" office:value="1201" calcext:value-type="float">
            <text:p>1201</text:p>
          </table:table-cell>
          <table:table-cell office:value-type="float" office:value="0" calcext:value-type="float">
            <text:p>0</text:p>
          </table:table-cell>
          <table:table-cell office:value-type="float" office:value="10.4210526315789" calcext:value-type="float">
            <text:p>10,4210526315789</text:p>
          </table:table-cell>
        </table:table-row>
        <table:table-row table:style-name="ro1">
          <table:table-cell office:value-type="float" office:value="1202" calcext:value-type="float">
            <text:p>1202</text:p>
          </table:table-cell>
          <table:table-cell office:value-type="float" office:value="0" calcext:value-type="float">
            <text:p>0</text:p>
          </table:table-cell>
          <table:table-cell office:value-type="float" office:value="10.5263157894737" calcext:value-type="float">
            <text:p>10,5263157894737</text:p>
          </table:table-cell>
        </table:table-row>
        <table:table-row table:style-name="ro1">
          <table:table-cell office:value-type="float" office:value="1203" calcext:value-type="float">
            <text:p>1203</text:p>
          </table:table-cell>
          <table:table-cell office:value-type="float" office:value="0" calcext:value-type="float">
            <text:p>0</text:p>
          </table:table-cell>
          <table:table-cell office:value-type="float" office:value="10.7894736842105" calcext:value-type="float">
            <text:p>10,7894736842105</text:p>
          </table:table-cell>
        </table:table-row>
        <table:table-row table:style-name="ro1">
          <table:table-cell office:value-type="float" office:value="1204" calcext:value-type="float">
            <text:p>1204</text:p>
          </table:table-cell>
          <table:table-cell office:value-type="float" office:value="0" calcext:value-type="float">
            <text:p>0</text:p>
          </table:table-cell>
          <table:table-cell office:value-type="float" office:value="10.5789473684211" calcext:value-type="float">
            <text:p>10,5789473684211</text:p>
          </table:table-cell>
        </table:table-row>
        <table:table-row table:style-name="ro1">
          <table:table-cell office:value-type="float" office:value="1205" calcext:value-type="float">
            <text:p>1205</text:p>
          </table:table-cell>
          <table:table-cell office:value-type="float" office:value="0" calcext:value-type="float">
            <text:p>0</text:p>
          </table:table-cell>
          <table:table-cell office:value-type="float" office:value="10.4736842105263" calcext:value-type="float">
            <text:p>10,4736842105263</text:p>
          </table:table-cell>
        </table:table-row>
        <table:table-row table:style-name="ro1">
          <table:table-cell office:value-type="float" office:value="1206" calcext:value-type="float">
            <text:p>1206</text:p>
          </table:table-cell>
          <table:table-cell office:value-type="float" office:value="0" calcext:value-type="float">
            <text:p>0</text:p>
          </table:table-cell>
          <table:table-cell office:value-type="float" office:value="10.1578947368421" calcext:value-type="float">
            <text:p>10,1578947368421</text:p>
          </table:table-cell>
        </table:table-row>
        <table:table-row table:style-name="ro1">
          <table:table-cell office:value-type="float" office:value="1207" calcext:value-type="float">
            <text:p>120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08" calcext:value-type="float">
            <text:p>1208</text:p>
          </table:table-cell>
          <table:table-cell office:value-type="float" office:value="0" calcext:value-type="float">
            <text:p>0</text:p>
          </table:table-cell>
          <table:table-cell office:value-type="float" office:value="10.1052631578947" calcext:value-type="float">
            <text:p>10,1052631578947</text:p>
          </table:table-cell>
        </table:table-row>
        <table:table-row table:style-name="ro1">
          <table:table-cell office:value-type="float" office:value="1209" calcext:value-type="float">
            <text:p>1209</text:p>
          </table:table-cell>
          <table:table-cell office:value-type="float" office:value="1" calcext:value-type="float">
            <text:p>1</text:p>
          </table:table-cell>
          <table:table-cell office:value-type="float" office:value="10.4736842105263" calcext:value-type="float">
            <text:p>10,4736842105263</text:p>
          </table:table-cell>
        </table:table-row>
        <table:table-row table:style-name="ro1">
          <table:table-cell office:value-type="float" office:value="1210" calcext:value-type="float">
            <text:p>1210</text:p>
          </table:table-cell>
          <table:table-cell office:value-type="float" office:value="0" calcext:value-type="float">
            <text:p>0</text:p>
          </table:table-cell>
          <table:table-cell office:value-type="float" office:value="10.3157894736842" calcext:value-type="float">
            <text:p>10,3157894736842</text:p>
          </table:table-cell>
        </table:table-row>
        <table:table-row table:style-name="ro1">
          <table:table-cell office:value-type="float" office:value="1211" calcext:value-type="float">
            <text:p>1211</text:p>
          </table:table-cell>
          <table:table-cell office:value-type="float" office:value="0" calcext:value-type="float">
            <text:p>0</text:p>
          </table:table-cell>
          <table:table-cell office:value-type="float" office:value="10.1578947368421" calcext:value-type="float">
            <text:p>10,1578947368421</text:p>
          </table:table-cell>
        </table:table-row>
        <table:table-row table:style-name="ro1">
          <table:table-cell office:value-type="float" office:value="1212" calcext:value-type="float">
            <text:p>1212</text:p>
          </table:table-cell>
          <table:table-cell office:value-type="float" office:value="1" calcext:value-type="float">
            <text:p>1</text:p>
          </table:table-cell>
          <table:table-cell office:value-type="float" office:value="10.1052631578947" calcext:value-type="float">
            <text:p>10,1052631578947</text:p>
          </table:table-cell>
        </table:table-row>
        <table:table-row table:style-name="ro1">
          <table:table-cell office:value-type="float" office:value="1213" calcext:value-type="float">
            <text:p>1213</text:p>
          </table:table-cell>
          <table:table-cell office:value-type="float" office:value="0" calcext:value-type="float">
            <text:p>0</text:p>
          </table:table-cell>
          <table:table-cell office:value-type="float" office:value="9.94736842105263" calcext:value-type="float">
            <text:p>9,94736842105263</text:p>
          </table:table-cell>
        </table:table-row>
        <table:table-row table:style-name="ro1">
          <table:table-cell office:value-type="float" office:value="1214" calcext:value-type="float">
            <text:p>1214</text:p>
          </table:table-cell>
          <table:table-cell office:value-type="float" office:value="0" calcext:value-type="float">
            <text:p>0</text:p>
          </table:table-cell>
          <table:table-cell office:value-type="float" office:value="9.63157894736842" calcext:value-type="float">
            <text:p>9,63157894736842</text:p>
          </table:table-cell>
        </table:table-row>
        <table:table-row table:style-name="ro1">
          <table:table-cell office:value-type="float" office:value="1215" calcext:value-type="float">
            <text:p>1215</text:p>
          </table:table-cell>
          <table:table-cell office:value-type="float" office:value="0" calcext:value-type="float">
            <text:p>0</text:p>
          </table:table-cell>
          <table:table-cell office:value-type="float" office:value="9.57894736842105" calcext:value-type="float">
            <text:p>9,57894736842105</text:p>
          </table:table-cell>
        </table:table-row>
        <table:table-row table:style-name="ro1">
          <table:table-cell office:value-type="float" office:value="1216" calcext:value-type="float">
            <text:p>1216</text:p>
          </table:table-cell>
          <table:table-cell office:value-type="float" office:value="0" calcext:value-type="float">
            <text:p>0</text:p>
          </table:table-cell>
          <table:table-cell office:value-type="float" office:value="9.47368421052632" calcext:value-type="float">
            <text:p>9,47368421052632</text:p>
          </table:table-cell>
        </table:table-row>
        <table:table-row table:style-name="ro1">
          <table:table-cell office:value-type="float" office:value="1217" calcext:value-type="float">
            <text:p>1217</text:p>
          </table:table-cell>
          <table:table-cell office:value-type="float" office:value="0" calcext:value-type="float">
            <text:p>0</text:p>
          </table:table-cell>
          <table:table-cell office:value-type="float" office:value="9.1578947368421" calcext:value-type="float">
            <text:p>9,1578947368421</text:p>
          </table:table-cell>
        </table:table-row>
        <table:table-row table:style-name="ro1">
          <table:table-cell office:value-type="float" office:value="1218" calcext:value-type="float">
            <text:p>1218</text:p>
          </table:table-cell>
          <table:table-cell office:value-type="float" office:value="0" calcext:value-type="float">
            <text:p>0</text:p>
          </table:table-cell>
          <table:table-cell office:value-type="float" office:value="9.47368421052632" calcext:value-type="float">
            <text:p>9,47368421052632</text:p>
          </table:table-cell>
        </table:table-row>
        <table:table-row table:style-name="ro1">
          <table:table-cell office:value-type="float" office:value="1219" calcext:value-type="float">
            <text:p>1219</text:p>
          </table:table-cell>
          <table:table-cell office:value-type="float" office:value="0" calcext:value-type="float">
            <text:p>0</text:p>
          </table:table-cell>
          <table:table-cell office:value-type="float" office:value="9.52631578947369" calcext:value-type="float">
            <text:p>9,52631578947369</text:p>
          </table:table-cell>
        </table:table-row>
        <table:table-row table:style-name="ro1">
          <table:table-cell office:value-type="float" office:value="1220" calcext:value-type="float">
            <text:p>1220</text:p>
          </table:table-cell>
          <table:table-cell office:value-type="float" office:value="0" calcext:value-type="float">
            <text:p>0</text:p>
          </table:table-cell>
          <table:table-cell office:value-type="float" office:value="9.52631578947369" calcext:value-type="float">
            <text:p>9,52631578947369</text:p>
          </table:table-cell>
        </table:table-row>
        <table:table-row table:style-name="ro1">
          <table:table-cell office:value-type="float" office:value="1221" calcext:value-type="float">
            <text:p>1221</text:p>
          </table:table-cell>
          <table:table-cell office:value-type="float" office:value="0" calcext:value-type="float">
            <text:p>0</text:p>
          </table:table-cell>
          <table:table-cell office:value-type="float" office:value="9.57894736842105" calcext:value-type="float">
            <text:p>9,57894736842105</text:p>
          </table:table-cell>
        </table:table-row>
        <table:table-row table:style-name="ro1">
          <table:table-cell office:value-type="float" office:value="1222" calcext:value-type="float">
            <text:p>1222</text:p>
          </table:table-cell>
          <table:table-cell office:value-type="float" office:value="2" calcext:value-type="float">
            <text:p>2</text:p>
          </table:table-cell>
          <table:table-cell office:value-type="float" office:value="9.36842105263158" calcext:value-type="float">
            <text:p>9,36842105263158</text:p>
          </table:table-cell>
        </table:table-row>
        <table:table-row table:style-name="ro1">
          <table:table-cell office:value-type="float" office:value="1223" calcext:value-type="float">
            <text:p>1223</text:p>
          </table:table-cell>
          <table:table-cell office:value-type="float" office:value="0" calcext:value-type="float">
            <text:p>0</text:p>
          </table:table-cell>
          <table:table-cell office:value-type="float" office:value="9.57894736842105" calcext:value-type="float">
            <text:p>9,57894736842105</text:p>
          </table:table-cell>
        </table:table-row>
        <table:table-row table:style-name="ro1">
          <table:table-cell office:value-type="float" office:value="1224" calcext:value-type="float">
            <text:p>1224</text:p>
          </table:table-cell>
          <table:table-cell office:value-type="float" office:value="0" calcext:value-type="float">
            <text:p>0</text:p>
          </table:table-cell>
          <table:table-cell office:value-type="float" office:value="9.57894736842105" calcext:value-type="float">
            <text:p>9,57894736842105</text:p>
          </table:table-cell>
        </table:table-row>
        <table:table-row table:style-name="ro1">
          <table:table-cell office:value-type="float" office:value="1225" calcext:value-type="float">
            <text:p>1225</text:p>
          </table:table-cell>
          <table:table-cell office:value-type="float" office:value="1" calcext:value-type="float">
            <text:p>1</text:p>
          </table:table-cell>
          <table:table-cell office:value-type="float" office:value="9.52631578947369" calcext:value-type="float">
            <text:p>9,52631578947369</text:p>
          </table:table-cell>
        </table:table-row>
        <table:table-row table:style-name="ro1">
          <table:table-cell office:value-type="float" office:value="1226" calcext:value-type="float">
            <text:p>1226</text:p>
          </table:table-cell>
          <table:table-cell office:value-type="float" office:value="0" calcext:value-type="float">
            <text:p>0</text:p>
          </table:table-cell>
          <table:table-cell office:value-type="float" office:value="9.57894736842105" calcext:value-type="float">
            <text:p>9,57894736842105</text:p>
          </table:table-cell>
        </table:table-row>
        <table:table-row table:style-name="ro1">
          <table:table-cell office:value-type="float" office:value="1227" calcext:value-type="float">
            <text:p>1227</text:p>
          </table:table-cell>
          <table:table-cell office:value-type="float" office:value="0" calcext:value-type="float">
            <text:p>0</text:p>
          </table:table-cell>
          <table:table-cell office:value-type="float" office:value="9.68421052631579" calcext:value-type="float">
            <text:p>9,68421052631579</text:p>
          </table:table-cell>
        </table:table-row>
        <table:table-row table:style-name="ro1">
          <table:table-cell office:value-type="float" office:value="1228" calcext:value-type="float">
            <text:p>1228</text:p>
          </table:table-cell>
          <table:table-cell office:value-type="float" office:value="0" calcext:value-type="float">
            <text:p>0</text:p>
          </table:table-cell>
          <table:table-cell office:value-type="float" office:value="9.21052631578947" calcext:value-type="float">
            <text:p>9,21052631578947</text:p>
          </table:table-cell>
        </table:table-row>
        <table:table-row table:style-name="ro1">
          <table:table-cell office:value-type="float" office:value="1229" calcext:value-type="float">
            <text:p>1229</text:p>
          </table:table-cell>
          <table:table-cell office:value-type="float" office:value="0" calcext:value-type="float">
            <text:p>0</text:p>
          </table:table-cell>
          <table:table-cell office:value-type="float" office:value="9.31578947368421" calcext:value-type="float">
            <text:p>9,31578947368421</text:p>
          </table:table-cell>
        </table:table-row>
        <table:table-row table:style-name="ro1">
          <table:table-cell office:value-type="float" office:value="1230" calcext:value-type="float">
            <text:p>1230</text:p>
          </table:table-cell>
          <table:table-cell office:value-type="float" office:value="0" calcext:value-type="float">
            <text:p>0</text:p>
          </table:table-cell>
          <table:table-cell office:value-type="float" office:value="9.42105263157895" calcext:value-type="float">
            <text:p>9,42105263157895</text:p>
          </table:table-cell>
        </table:table-row>
        <table:table-row table:style-name="ro1">
          <table:table-cell office:value-type="float" office:value="1231" calcext:value-type="float">
            <text:p>1231</text:p>
          </table:table-cell>
          <table:table-cell office:value-type="float" office:value="1" calcext:value-type="float">
            <text:p>1</text:p>
          </table:table-cell>
          <table:table-cell office:value-type="float" office:value="9.36842105263158" calcext:value-type="float">
            <text:p>9,36842105263158</text:p>
          </table:table-cell>
        </table:table-row>
        <table:table-row table:style-name="ro1">
          <table:table-cell office:value-type="float" office:value="1232" calcext:value-type="float">
            <text:p>1232</text:p>
          </table:table-cell>
          <table:table-cell office:value-type="float" office:value="1" calcext:value-type="float">
            <text:p>1</text:p>
          </table:table-cell>
          <table:table-cell office:value-type="float" office:value="9.26315789473684" calcext:value-type="float">
            <text:p>9,26315789473684</text:p>
          </table:table-cell>
        </table:table-row>
        <table:table-row table:style-name="ro1">
          <table:table-cell office:value-type="float" office:value="1233" calcext:value-type="float">
            <text:p>1233</text:p>
          </table:table-cell>
          <table:table-cell office:value-type="float" office:value="1" calcext:value-type="float">
            <text:p>1</text:p>
          </table:table-cell>
          <table:table-cell office:value-type="float" office:value="9.31578947368421" calcext:value-type="float">
            <text:p>9,31578947368421</text:p>
          </table:table-cell>
        </table:table-row>
        <table:table-row table:style-name="ro1">
          <table:table-cell office:value-type="float" office:value="1234" calcext:value-type="float">
            <text:p>1234</text:p>
          </table:table-cell>
          <table:table-cell office:value-type="float" office:value="0" calcext:value-type="float">
            <text:p>0</text:p>
          </table:table-cell>
          <table:table-cell office:value-type="float" office:value="9.1578947368421" calcext:value-type="float">
            <text:p>9,1578947368421</text:p>
          </table:table-cell>
        </table:table-row>
        <table:table-row table:style-name="ro1">
          <table:table-cell office:value-type="float" office:value="1235" calcext:value-type="float">
            <text:p>1235</text:p>
          </table:table-cell>
          <table:table-cell office:value-type="float" office:value="0" calcext:value-type="float">
            <text:p>0</text:p>
          </table:table-cell>
          <table:table-cell office:value-type="float" office:value="9.1578947368421" calcext:value-type="float">
            <text:p>9,1578947368421</text:p>
          </table:table-cell>
        </table:table-row>
        <table:table-row table:style-name="ro1">
          <table:table-cell office:value-type="float" office:value="1236" calcext:value-type="float">
            <text:p>1236</text:p>
          </table:table-cell>
          <table:table-cell office:value-type="float" office:value="0" calcext:value-type="float">
            <text:p>0</text:p>
          </table:table-cell>
          <table:table-cell office:value-type="float" office:value="9.26315789473684" calcext:value-type="float">
            <text:p>9,26315789473684</text:p>
          </table:table-cell>
        </table:table-row>
        <table:table-row table:style-name="ro1">
          <table:table-cell office:value-type="float" office:value="1237" calcext:value-type="float">
            <text:p>1237</text:p>
          </table:table-cell>
          <table:table-cell office:value-type="float" office:value="1" calcext:value-type="float">
            <text:p>1</text:p>
          </table:table-cell>
          <table:table-cell office:value-type="float" office:value="9.52631578947369" calcext:value-type="float">
            <text:p>9,52631578947369</text:p>
          </table:table-cell>
        </table:table-row>
        <table:table-row table:style-name="ro1">
          <table:table-cell office:value-type="float" office:value="1238" calcext:value-type="float">
            <text:p>1238</text:p>
          </table:table-cell>
          <table:table-cell office:value-type="float" office:value="0" calcext:value-type="float">
            <text:p>0</text:p>
          </table:table-cell>
          <table:table-cell office:value-type="float" office:value="10.0526315789474" calcext:value-type="float">
            <text:p>10,0526315789474</text:p>
          </table:table-cell>
        </table:table-row>
        <table:table-row table:style-name="ro1">
          <table:table-cell office:value-type="float" office:value="1239" calcext:value-type="float">
            <text:p>1239</text:p>
          </table:table-cell>
          <table:table-cell office:value-type="float" office:value="0" calcext:value-type="float">
            <text:p>0</text:p>
          </table:table-cell>
          <table:table-cell office:value-type="float" office:value="9.89473684210526" calcext:value-type="float">
            <text:p>9,89473684210526</text:p>
          </table:table-cell>
        </table:table-row>
        <table:table-row table:style-name="ro1">
          <table:table-cell office:value-type="float" office:value="1240" calcext:value-type="float">
            <text:p>1240</text:p>
          </table:table-cell>
          <table:table-cell office:value-type="float" office:value="1" calcext:value-type="float">
            <text:p>1</text:p>
          </table:table-cell>
          <table:table-cell office:value-type="float" office:value="9.73684210526316" calcext:value-type="float">
            <text:p>9,73684210526316</text:p>
          </table:table-cell>
        </table:table-row>
        <table:table-row table:style-name="ro1">
          <table:table-cell office:value-type="float" office:value="1241" calcext:value-type="float">
            <text:p>1241</text:p>
          </table:table-cell>
          <table:table-cell office:value-type="float" office:value="0" calcext:value-type="float">
            <text:p>0</text:p>
          </table:table-cell>
          <table:table-cell office:value-type="float" office:value="9.57894736842105" calcext:value-type="float">
            <text:p>9,57894736842105</text:p>
          </table:table-cell>
        </table:table-row>
        <table:table-row table:style-name="ro1">
          <table:table-cell office:value-type="float" office:value="1242" calcext:value-type="float">
            <text:p>1242</text:p>
          </table:table-cell>
          <table:table-cell office:value-type="float" office:value="0" calcext:value-type="float">
            <text:p>0</text:p>
          </table:table-cell>
          <table:table-cell office:value-type="float" office:value="9.26315789473684" calcext:value-type="float">
            <text:p>9,26315789473684</text:p>
          </table:table-cell>
        </table:table-row>
        <table:table-row table:style-name="ro1">
          <table:table-cell office:value-type="float" office:value="1243" calcext:value-type="float">
            <text:p>1243</text:p>
          </table:table-cell>
          <table:table-cell office:value-type="float" office:value="0" calcext:value-type="float">
            <text:p>0</text:p>
          </table:table-cell>
          <table:table-cell office:value-type="float" office:value="9.21052631578947" calcext:value-type="float">
            <text:p>9,21052631578947</text:p>
          </table:table-cell>
        </table:table-row>
        <table:table-row table:style-name="ro1">
          <table:table-cell office:value-type="float" office:value="1244" calcext:value-type="float">
            <text:p>1244</text:p>
          </table:table-cell>
          <table:table-cell office:value-type="float" office:value="0" calcext:value-type="float">
            <text:p>0</text:p>
          </table:table-cell>
          <table:table-cell office:value-type="float" office:value="9.31578947368421" calcext:value-type="float">
            <text:p>9,31578947368421</text:p>
          </table:table-cell>
        </table:table-row>
        <table:table-row table:style-name="ro1">
          <table:table-cell office:value-type="float" office:value="1245" calcext:value-type="float">
            <text:p>1245</text:p>
          </table:table-cell>
          <table:table-cell office:value-type="float" office:value="0" calcext:value-type="float">
            <text:p>0</text:p>
          </table:table-cell>
          <table:table-cell office:value-type="float" office:value="9.47368421052632" calcext:value-type="float">
            <text:p>9,47368421052632</text:p>
          </table:table-cell>
        </table:table-row>
        <table:table-row table:style-name="ro1">
          <table:table-cell office:value-type="float" office:value="1246" calcext:value-type="float">
            <text:p>1246</text:p>
          </table:table-cell>
          <table:table-cell office:value-type="float" office:value="0" calcext:value-type="float">
            <text:p>0</text:p>
          </table:table-cell>
          <table:table-cell office:value-type="float" office:value="9.42105263157895" calcext:value-type="float">
            <text:p>9,42105263157895</text:p>
          </table:table-cell>
        </table:table-row>
        <table:table-row table:style-name="ro1">
          <table:table-cell office:value-type="float" office:value="1247" calcext:value-type="float">
            <text:p>1247</text:p>
          </table:table-cell>
          <table:table-cell office:value-type="float" office:value="0" calcext:value-type="float">
            <text:p>0</text:p>
          </table:table-cell>
          <table:table-cell office:value-type="float" office:value="9.52631578947369" calcext:value-type="float">
            <text:p>9,52631578947369</text:p>
          </table:table-cell>
        </table:table-row>
        <table:table-row table:style-name="ro1">
          <table:table-cell office:value-type="float" office:value="1248" calcext:value-type="float">
            <text:p>1248</text:p>
          </table:table-cell>
          <table:table-cell office:value-type="float" office:value="0" calcext:value-type="float">
            <text:p>0</text:p>
          </table:table-cell>
          <table:table-cell office:value-type="float" office:value="9.31578947368421" calcext:value-type="float">
            <text:p>9,31578947368421</text:p>
          </table:table-cell>
        </table:table-row>
        <table:table-row table:style-name="ro1">
          <table:table-cell office:value-type="float" office:value="1249" calcext:value-type="float">
            <text:p>1249</text:p>
          </table:table-cell>
          <table:table-cell office:value-type="float" office:value="0" calcext:value-type="float">
            <text:p>0</text:p>
          </table:table-cell>
          <table:table-cell office:value-type="float" office:value="8.8421052631579" calcext:value-type="float">
            <text:p>8,8421052631579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251" calcext:value-type="float">
            <text:p>1251</text:p>
          </table:table-cell>
          <table:table-cell office:value-type="float" office:value="0" calcext:value-type="float">
            <text:p>0</text:p>
          </table:table-cell>
          <table:table-cell office:value-type="float" office:value="8.78947368421053" calcext:value-type="float">
            <text:p>8,78947368421053</text:p>
          </table:table-cell>
        </table:table-row>
        <table:table-row table:style-name="ro1">
          <table:table-cell office:value-type="float" office:value="1252" calcext:value-type="float">
            <text:p>1252</text:p>
          </table:table-cell>
          <table:table-cell office:value-type="float" office:value="0" calcext:value-type="float">
            <text:p>0</text:p>
          </table:table-cell>
          <table:table-cell office:value-type="float" office:value="8.8421052631579" calcext:value-type="float">
            <text:p>8,8421052631579</text:p>
          </table:table-cell>
        </table:table-row>
        <table:table-row table:style-name="ro1">
          <table:table-cell office:value-type="float" office:value="1253" calcext:value-type="float">
            <text:p>1253</text:p>
          </table:table-cell>
          <table:table-cell office:value-type="float" office:value="0" calcext:value-type="float">
            <text:p>0</text:p>
          </table:table-cell>
          <table:table-cell office:value-type="float" office:value="8.78947368421053" calcext:value-type="float">
            <text:p>8,78947368421053</text:p>
          </table:table-cell>
        </table:table-row>
        <table:table-row table:style-name="ro1">
          <table:table-cell office:value-type="float" office:value="1254" calcext:value-type="float">
            <text:p>1254</text:p>
          </table:table-cell>
          <table:table-cell office:value-type="float" office:value="0" calcext:value-type="float">
            <text:p>0</text:p>
          </table:table-cell>
          <table:table-cell office:value-type="float" office:value="8.52631578947369" calcext:value-type="float">
            <text:p>8,52631578947369</text:p>
          </table:table-cell>
        </table:table-row>
        <table:table-row table:style-name="ro1">
          <table:table-cell office:value-type="float" office:value="1255" calcext:value-type="float">
            <text:p>1255</text:p>
          </table:table-cell>
          <table:table-cell office:value-type="float" office:value="0" calcext:value-type="float">
            <text:p>0</text:p>
          </table:table-cell>
          <table:table-cell office:value-type="float" office:value="8.21052631578947" calcext:value-type="float">
            <text:p>8,21052631578947</text:p>
          </table:table-cell>
        </table:table-row>
        <table:table-row table:style-name="ro1">
          <table:table-cell office:value-type="float" office:value="1256" calcext:value-type="float">
            <text:p>1256</text:p>
          </table:table-cell>
          <table:table-cell office:value-type="float" office:value="0" calcext:value-type="float">
            <text:p>0</text:p>
          </table:table-cell>
          <table:table-cell office:value-type="float" office:value="7.89473684210526" calcext:value-type="float">
            <text:p>7,89473684210526</text:p>
          </table:table-cell>
        </table:table-row>
        <table:table-row table:style-name="ro1">
          <table:table-cell office:value-type="float" office:value="1257" calcext:value-type="float">
            <text:p>1257</text:p>
          </table:table-cell>
          <table:table-cell office:value-type="float" office:value="0" calcext:value-type="float">
            <text:p>0</text:p>
          </table:table-cell>
          <table:table-cell office:value-type="float" office:value="7.63157894736842" calcext:value-type="float">
            <text:p>7,63157894736842</text:p>
          </table:table-cell>
        </table:table-row>
        <table:table-row table:style-name="ro1">
          <table:table-cell office:value-type="float" office:value="1258" calcext:value-type="float">
            <text:p>1258</text:p>
          </table:table-cell>
          <table:table-cell office:value-type="float" office:value="0" calcext:value-type="float">
            <text:p>0</text:p>
          </table:table-cell>
          <table:table-cell office:value-type="float" office:value="7.36842105263158" calcext:value-type="float">
            <text:p>7,36842105263158</text:p>
          </table:table-cell>
        </table:table-row>
        <table:table-row table:style-name="ro1">
          <table:table-cell office:value-type="float" office:value="1259" calcext:value-type="float">
            <text:p>1259</text:p>
          </table:table-cell>
          <table:table-cell office:value-type="float" office:value="0" calcext:value-type="float">
            <text:p>0</text:p>
          </table:table-cell>
          <table:table-cell office:value-type="float" office:value="7.31578947368421" calcext:value-type="float">
            <text:p>7,31578947368421</text:p>
          </table:table-cell>
        </table:table-row>
        <table:table-row table:style-name="ro1">
          <table:table-cell office:value-type="float" office:value="1260" calcext:value-type="float">
            <text:p>1260</text:p>
          </table:table-cell>
          <table:table-cell office:value-type="float" office:value="0" calcext:value-type="float">
            <text:p>0</text:p>
          </table:table-cell>
          <table:table-cell office:value-type="float" office:value="7.78947368421053" calcext:value-type="float">
            <text:p>7,78947368421053</text:p>
          </table:table-cell>
        </table:table-row>
        <table:table-row table:style-name="ro1">
          <table:table-cell office:value-type="float" office:value="1261" calcext:value-type="float">
            <text:p>126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262" calcext:value-type="float">
            <text:p>1262</text:p>
          </table:table-cell>
          <table:table-cell office:value-type="float" office:value="0" calcext:value-type="float">
            <text:p>0</text:p>
          </table:table-cell>
          <table:table-cell office:value-type="float" office:value="8.1578947368421" calcext:value-type="float">
            <text:p>8,1578947368421</text:p>
          </table:table-cell>
        </table:table-row>
        <table:table-row table:style-name="ro1">
          <table:table-cell office:value-type="float" office:value="1263" calcext:value-type="float">
            <text:p>1263</text:p>
          </table:table-cell>
          <table:table-cell office:value-type="float" office:value="0" calcext:value-type="float">
            <text:p>0</text:p>
          </table:table-cell>
          <table:table-cell office:value-type="float" office:value="7.89473684210526" calcext:value-type="float">
            <text:p>7,89473684210526</text:p>
          </table:table-cell>
        </table:table-row>
        <table:table-row table:style-name="ro1">
          <table:table-cell office:value-type="float" office:value="1264" calcext:value-type="float">
            <text:p>1264</text:p>
          </table:table-cell>
          <table:table-cell office:value-type="float" office:value="0" calcext:value-type="float">
            <text:p>0</text:p>
          </table:table-cell>
          <table:table-cell office:value-type="float" office:value="7.78947368421053" calcext:value-type="float">
            <text:p>7,78947368421053</text:p>
          </table:table-cell>
        </table:table-row>
        <table:table-row table:style-name="ro1">
          <table:table-cell office:value-type="float" office:value="1265" calcext:value-type="float">
            <text:p>1265</text:p>
          </table:table-cell>
          <table:table-cell office:value-type="float" office:value="0" calcext:value-type="float">
            <text:p>0</text:p>
          </table:table-cell>
          <table:table-cell office:value-type="float" office:value="7.63157894736842" calcext:value-type="float">
            <text:p>7,63157894736842</text:p>
          </table:table-cell>
        </table:table-row>
        <table:table-row table:style-name="ro1">
          <table:table-cell office:value-type="float" office:value="1266" calcext:value-type="float">
            <text:p>1266</text:p>
          </table:table-cell>
          <table:table-cell office:value-type="float" office:value="0" calcext:value-type="float">
            <text:p>0</text:p>
          </table:table-cell>
          <table:table-cell office:value-type="float" office:value="7.68421052631579" calcext:value-type="float">
            <text:p>7,68421052631579</text:p>
          </table:table-cell>
        </table:table-row>
        <table:table-row table:style-name="ro1">
          <table:table-cell office:value-type="float" office:value="1267" calcext:value-type="float">
            <text:p>1267</text:p>
          </table:table-cell>
          <table:table-cell office:value-type="float" office:value="0" calcext:value-type="float">
            <text:p>0</text:p>
          </table:table-cell>
          <table:table-cell office:value-type="float" office:value="7.73684210526316" calcext:value-type="float">
            <text:p>7,73684210526316</text:p>
          </table:table-cell>
        </table:table-row>
        <table:table-row table:style-name="ro1">
          <table:table-cell office:value-type="float" office:value="1268" calcext:value-type="float">
            <text:p>1268</text:p>
          </table:table-cell>
          <table:table-cell office:value-type="float" office:value="0" calcext:value-type="float">
            <text:p>0</text:p>
          </table:table-cell>
          <table:table-cell office:value-type="float" office:value="7.94736842105263" calcext:value-type="float">
            <text:p>7,94736842105263</text:p>
          </table:table-cell>
        </table:table-row>
        <table:table-row table:style-name="ro1">
          <table:table-cell office:value-type="float" office:value="1269" calcext:value-type="float">
            <text:p>1269</text:p>
          </table:table-cell>
          <table:table-cell office:value-type="float" office:value="0" calcext:value-type="float">
            <text:p>0</text:p>
          </table:table-cell>
          <table:table-cell office:value-type="float" office:value="7.89473684210526" calcext:value-type="float">
            <text:p>7,89473684210526</text:p>
          </table:table-cell>
        </table:table-row>
        <table:table-row table:style-name="ro1">
          <table:table-cell office:value-type="float" office:value="1270" calcext:value-type="float">
            <text:p>1270</text:p>
          </table:table-cell>
          <table:table-cell office:value-type="float" office:value="0" calcext:value-type="float">
            <text:p>0</text:p>
          </table:table-cell>
          <table:table-cell office:value-type="float" office:value="8.1578947368421" calcext:value-type="float">
            <text:p>8,1578947368421</text:p>
          </table:table-cell>
        </table:table-row>
        <table:table-row table:style-name="ro1">
          <table:table-cell office:value-type="float" office:value="1271" calcext:value-type="float">
            <text:p>1271</text:p>
          </table:table-cell>
          <table:table-cell office:value-type="float" office:value="0" calcext:value-type="float">
            <text:p>0</text:p>
          </table:table-cell>
          <table:table-cell office:value-type="float" office:value="8.1578947368421" calcext:value-type="float">
            <text:p>8,1578947368421</text:p>
          </table:table-cell>
        </table:table-row>
        <table:table-row table:style-name="ro1">
          <table:table-cell office:value-type="float" office:value="1272" calcext:value-type="float">
            <text:p>1272</text:p>
          </table:table-cell>
          <table:table-cell office:value-type="float" office:value="0" calcext:value-type="float">
            <text:p>0</text:p>
          </table:table-cell>
          <table:table-cell office:value-type="float" office:value="8.05263157894737" calcext:value-type="float">
            <text:p>8,05263157894737</text:p>
          </table:table-cell>
        </table:table-row>
        <table:table-row table:style-name="ro1">
          <table:table-cell office:value-type="float" office:value="1273" calcext:value-type="float">
            <text:p>1273</text:p>
          </table:table-cell>
          <table:table-cell office:value-type="float" office:value="0" calcext:value-type="float">
            <text:p>0</text:p>
          </table:table-cell>
          <table:table-cell office:value-type="float" office:value="8.26315789473684" calcext:value-type="float">
            <text:p>8,26315789473684</text:p>
          </table:table-cell>
        </table:table-row>
        <table:table-row table:style-name="ro1">
          <table:table-cell office:value-type="float" office:value="1274" calcext:value-type="float">
            <text:p>1274</text:p>
          </table:table-cell>
          <table:table-cell office:value-type="float" office:value="0" calcext:value-type="float">
            <text:p>0</text:p>
          </table:table-cell>
          <table:table-cell office:value-type="float" office:value="8.42105263157895" calcext:value-type="float">
            <text:p>8,42105263157895</text:p>
          </table:table-cell>
        </table:table-row>
        <table:table-row table:style-name="ro1">
          <table:table-cell office:value-type="float" office:value="1275" calcext:value-type="float">
            <text:p>1275</text:p>
          </table:table-cell>
          <table:table-cell office:value-type="float" office:value="1" calcext:value-type="float">
            <text:p>1</text:p>
          </table:table-cell>
          <table:table-cell office:value-type="float" office:value="8.47368421052632" calcext:value-type="float">
            <text:p>8,47368421052632</text:p>
          </table:table-cell>
        </table:table-row>
        <table:table-row table:style-name="ro1">
          <table:table-cell office:value-type="float" office:value="1276" calcext:value-type="float">
            <text:p>1276</text:p>
          </table:table-cell>
          <table:table-cell office:value-type="float" office:value="0" calcext:value-type="float">
            <text:p>0</text:p>
          </table:table-cell>
          <table:table-cell office:value-type="float" office:value="8.10526315789474" calcext:value-type="float">
            <text:p>8,10526315789474</text:p>
          </table:table-cell>
        </table:table-row>
        <table:table-row table:style-name="ro1">
          <table:table-cell office:value-type="float" office:value="1277" calcext:value-type="float">
            <text:p>1277</text:p>
          </table:table-cell>
          <table:table-cell office:value-type="float" office:value="0" calcext:value-type="float">
            <text:p>0</text:p>
          </table:table-cell>
          <table:table-cell office:value-type="float" office:value="8.47368421052632" calcext:value-type="float">
            <text:p>8,4736842105263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" calcext:value-type="float">
            <text:p>1</text:p>
          </table:table-cell>
          <table:table-cell office:value-type="float" office:value="8.73684210526316" calcext:value-type="float">
            <text:p>8,73684210526316</text:p>
          </table:table-cell>
        </table:table-row>
        <table:table-row table:style-name="ro1">
          <table:table-cell office:value-type="float" office:value="1279" calcext:value-type="float">
            <text:p>1279</text:p>
          </table:table-cell>
          <table:table-cell office:value-type="float" office:value="0" calcext:value-type="float">
            <text:p>0</text:p>
          </table:table-cell>
          <table:table-cell office:value-type="float" office:value="8.1578947368421" calcext:value-type="float">
            <text:p>8,1578947368421</text:p>
          </table:table-cell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float" office:value="0" calcext:value-type="float">
            <text:p>0</text:p>
          </table:table-cell>
          <table:table-cell office:value-type="float" office:value="7.73684210526316" calcext:value-type="float">
            <text:p>7,73684210526316</text:p>
          </table:table-cell>
        </table:table-row>
        <table:table-row table:style-name="ro1">
          <table:table-cell office:value-type="float" office:value="1281" calcext:value-type="float">
            <text:p>1281</text:p>
          </table:table-cell>
          <table:table-cell office:value-type="float" office:value="0" calcext:value-type="float">
            <text:p>0</text:p>
          </table:table-cell>
          <table:table-cell office:value-type="float" office:value="7.52631578947368" calcext:value-type="float">
            <text:p>7,52631578947368</text:p>
          </table:table-cell>
        </table:table-row>
        <table:table-row table:style-name="ro1">
          <table:table-cell office:value-type="float" office:value="1282" calcext:value-type="float">
            <text:p>1282</text:p>
          </table:table-cell>
          <table:table-cell office:value-type="float" office:value="0" calcext:value-type="float">
            <text:p>0</text:p>
          </table:table-cell>
          <table:table-cell office:value-type="float" office:value="7.8421052631579" calcext:value-type="float">
            <text:p>7,8421052631579</text:p>
          </table:table-cell>
        </table:table-row>
        <table:table-row table:style-name="ro1">
          <table:table-cell office:value-type="float" office:value="1283" calcext:value-type="float">
            <text:p>1283</text:p>
          </table:table-cell>
          <table:table-cell office:value-type="float" office:value="0" calcext:value-type="float">
            <text:p>0</text:p>
          </table:table-cell>
          <table:table-cell office:value-type="float" office:value="7.94736842105263" calcext:value-type="float">
            <text:p>7,94736842105263</text:p>
          </table:table-cell>
        </table:table-row>
        <table:table-row table:style-name="ro1">
          <table:table-cell office:value-type="float" office:value="1284" calcext:value-type="float">
            <text:p>1284</text:p>
          </table:table-cell>
          <table:table-cell office:value-type="float" office:value="0" calcext:value-type="float">
            <text:p>0</text:p>
          </table:table-cell>
          <table:table-cell office:value-type="float" office:value="8.1578947368421" calcext:value-type="float">
            <text:p>8,1578947368421</text:p>
          </table:table-cell>
        </table:table-row>
        <table:table-row table:style-name="ro1">
          <table:table-cell office:value-type="float" office:value="1285" calcext:value-type="float">
            <text:p>1285</text:p>
          </table:table-cell>
          <table:table-cell office:value-type="float" office:value="0" calcext:value-type="float">
            <text:p>0</text:p>
          </table:table-cell>
          <table:table-cell office:value-type="float" office:value="8.36842105263158" calcext:value-type="float">
            <text:p>8,36842105263158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0" calcext:value-type="float">
            <text:p>0</text:p>
          </table:table-cell>
          <table:table-cell office:value-type="float" office:value="8.47368421052632" calcext:value-type="float">
            <text:p>8,47368421052632</text:p>
          </table:table-cell>
        </table:table-row>
        <table:table-row table:style-name="ro1">
          <table:table-cell office:value-type="float" office:value="1287" calcext:value-type="float">
            <text:p>1287</text:p>
          </table:table-cell>
          <table:table-cell office:value-type="float" office:value="0" calcext:value-type="float">
            <text:p>0</text:p>
          </table:table-cell>
          <table:table-cell office:value-type="float" office:value="8.73684210526316" calcext:value-type="float">
            <text:p>8,73684210526316</text:p>
          </table:table-cell>
        </table:table-row>
        <table:table-row table:style-name="ro1">
          <table:table-cell office:value-type="float" office:value="1288" calcext:value-type="float">
            <text:p>1288</text:p>
          </table:table-cell>
          <table:table-cell office:value-type="float" office:value="0" calcext:value-type="float">
            <text:p>0</text:p>
          </table:table-cell>
          <table:table-cell office:value-type="float" office:value="8.8421052631579" calcext:value-type="float">
            <text:p>8,8421052631579</text:p>
          </table:table-cell>
        </table:table-row>
        <table:table-row table:style-name="ro1">
          <table:table-cell office:value-type="float" office:value="1289" calcext:value-type="float">
            <text:p>1289</text:p>
          </table:table-cell>
          <table:table-cell office:value-type="float" office:value="0" calcext:value-type="float">
            <text:p>0</text:p>
          </table:table-cell>
          <table:table-cell office:value-type="float" office:value="8.68421052631579" calcext:value-type="float">
            <text:p>8,68421052631579</text:p>
          </table:table-cell>
        </table:table-row>
        <table:table-row table:style-name="ro1">
          <table:table-cell office:value-type="float" office:value="1290" calcext:value-type="float">
            <text:p>1290</text:p>
          </table:table-cell>
          <table:table-cell office:value-type="float" office:value="0" calcext:value-type="float">
            <text:p>0</text:p>
          </table:table-cell>
          <table:table-cell office:value-type="float" office:value="8.68421052631579" calcext:value-type="float">
            <text:p>8,68421052631579</text:p>
          </table:table-cell>
        </table:table-row>
        <table:table-row table:style-name="ro1">
          <table:table-cell office:value-type="float" office:value="1291" calcext:value-type="float">
            <text:p>129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292" calcext:value-type="float">
            <text:p>1292</text:p>
          </table:table-cell>
          <table:table-cell office:value-type="float" office:value="0" calcext:value-type="float">
            <text:p>0</text:p>
          </table:table-cell>
          <table:table-cell office:value-type="float" office:value="9.10526315789474" calcext:value-type="float">
            <text:p>9,10526315789474</text:p>
          </table:table-cell>
        </table:table-row>
        <table:table-row table:style-name="ro1">
          <table:table-cell office:value-type="float" office:value="1293" calcext:value-type="float">
            <text:p>1293</text:p>
          </table:table-cell>
          <table:table-cell office:value-type="float" office:value="0" calcext:value-type="float">
            <text:p>0</text:p>
          </table:table-cell>
          <table:table-cell office:value-type="float" office:value="9.26315789473684" calcext:value-type="float">
            <text:p>9,26315789473684</text:p>
          </table:table-cell>
        </table:table-row>
        <table:table-row table:style-name="ro1">
          <table:table-cell office:value-type="float" office:value="1294" calcext:value-type="float">
            <text:p>1294</text:p>
          </table:table-cell>
          <table:table-cell office:value-type="float" office:value="0" calcext:value-type="float">
            <text:p>0</text:p>
          </table:table-cell>
          <table:table-cell office:value-type="float" office:value="8.89473684210526" calcext:value-type="float">
            <text:p>8,89473684210526</text:p>
          </table:table-cell>
        </table:table-row>
        <table:table-row table:style-name="ro1">
          <table:table-cell office:value-type="float" office:value="1295" calcext:value-type="float">
            <text:p>1295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296" calcext:value-type="float">
            <text:p>1296</text:p>
          </table:table-cell>
          <table:table-cell office:value-type="float" office:value="0" calcext:value-type="float">
            <text:p>0</text:p>
          </table:table-cell>
          <table:table-cell office:value-type="float" office:value="8.78947368421053" calcext:value-type="float">
            <text:p>8,78947368421053</text:p>
          </table:table-cell>
        </table:table-row>
        <table:table-row table:style-name="ro1">
          <table:table-cell office:value-type="float" office:value="1297" calcext:value-type="float">
            <text:p>1297</text:p>
          </table:table-cell>
          <table:table-cell office:value-type="float" office:value="0" calcext:value-type="float">
            <text:p>0</text:p>
          </table:table-cell>
          <table:table-cell office:value-type="float" office:value="8.57894736842105" calcext:value-type="float">
            <text:p>8,57894736842105</text:p>
          </table:table-cell>
        </table:table-row>
        <table:table-row table:style-name="ro1">
          <table:table-cell office:value-type="float" office:value="1298" calcext:value-type="float">
            <text:p>1298</text:p>
          </table:table-cell>
          <table:table-cell office:value-type="float" office:value="0" calcext:value-type="float">
            <text:p>0</text:p>
          </table:table-cell>
          <table:table-cell office:value-type="float" office:value="8.8421052631579" calcext:value-type="float">
            <text:p>8,8421052631579</text:p>
          </table:table-cell>
        </table:table-row>
        <table:table-row table:style-name="ro1">
          <table:table-cell office:value-type="float" office:value="1299" calcext:value-type="float">
            <text:p>1299</text:p>
          </table:table-cell>
          <table:table-cell office:value-type="float" office:value="0" calcext:value-type="float">
            <text:p>0</text:p>
          </table:table-cell>
          <table:table-cell office:value-type="float" office:value="9.1578947368421" calcext:value-type="float">
            <text:p>9,1578947368421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301" calcext:value-type="float">
            <text:p>1301</text:p>
          </table:table-cell>
          <table:table-cell office:value-type="float" office:value="0" calcext:value-type="float">
            <text:p>0</text:p>
          </table:table-cell>
          <table:table-cell office:value-type="float" office:value="8.89473684210526" calcext:value-type="float">
            <text:p>8,89473684210526</text:p>
          </table:table-cell>
        </table:table-row>
        <table:table-row table:style-name="ro1">
          <table:table-cell office:value-type="float" office:value="1302" calcext:value-type="float">
            <text:p>1302</text:p>
          </table:table-cell>
          <table:table-cell office:value-type="float" office:value="0" calcext:value-type="float">
            <text:p>0</text:p>
          </table:table-cell>
          <table:table-cell office:value-type="float" office:value="8.57894736842105" calcext:value-type="float">
            <text:p>8,57894736842105</text:p>
          </table:table-cell>
        </table:table-row>
        <table:table-row table:style-name="ro1">
          <table:table-cell office:value-type="float" office:value="1303" calcext:value-type="float">
            <text:p>1303</text:p>
          </table:table-cell>
          <table:table-cell office:value-type="float" office:value="0" calcext:value-type="float">
            <text:p>0</text:p>
          </table:table-cell>
          <table:table-cell office:value-type="float" office:value="8.57894736842105" calcext:value-type="float">
            <text:p>8,57894736842105</text:p>
          </table:table-cell>
        </table:table-row>
        <table:table-row table:style-name="ro1">
          <table:table-cell office:value-type="float" office:value="1304" calcext:value-type="float">
            <text:p>1304</text:p>
          </table:table-cell>
          <table:table-cell office:value-type="float" office:value="0" calcext:value-type="float">
            <text:p>0</text:p>
          </table:table-cell>
          <table:table-cell office:value-type="float" office:value="8.42105263157895" calcext:value-type="float">
            <text:p>8,42105263157895</text:p>
          </table:table-cell>
        </table:table-row>
        <table:table-row table:style-name="ro1">
          <table:table-cell office:value-type="float" office:value="1305" calcext:value-type="float">
            <text:p>1305</text:p>
          </table:table-cell>
          <table:table-cell office:value-type="float" office:value="0" calcext:value-type="float">
            <text:p>0</text:p>
          </table:table-cell>
          <table:table-cell office:value-type="float" office:value="8.47368421052632" calcext:value-type="float">
            <text:p>8,47368421052632</text:p>
          </table:table-cell>
        </table:table-row>
        <table:table-row table:style-name="ro1">
          <table:table-cell office:value-type="float" office:value="1306" calcext:value-type="float">
            <text:p>1306</text:p>
          </table:table-cell>
          <table:table-cell office:value-type="float" office:value="0" calcext:value-type="float">
            <text:p>0</text:p>
          </table:table-cell>
          <table:table-cell office:value-type="float" office:value="8.21052631578947" calcext:value-type="float">
            <text:p>8,21052631578947</text:p>
          </table:table-cell>
        </table:table-row>
        <table:table-row table:style-name="ro1">
          <table:table-cell office:value-type="float" office:value="1307" calcext:value-type="float">
            <text:p>1307</text:p>
          </table:table-cell>
          <table:table-cell office:value-type="float" office:value="0" calcext:value-type="float">
            <text:p>0</text:p>
          </table:table-cell>
          <table:table-cell office:value-type="float" office:value="8.05263157894737" calcext:value-type="float">
            <text:p>8,05263157894737</text:p>
          </table:table-cell>
        </table:table-row>
        <table:table-row table:style-name="ro1">
          <table:table-cell office:value-type="float" office:value="1308" calcext:value-type="float">
            <text:p>1308</text:p>
          </table:table-cell>
          <table:table-cell office:value-type="float" office:value="0" calcext:value-type="float">
            <text:p>0</text:p>
          </table:table-cell>
          <table:table-cell office:value-type="float" office:value="8.1578947368421" calcext:value-type="float">
            <text:p>8,1578947368421</text:p>
          </table:table-cell>
        </table:table-row>
        <table:table-row table:style-name="ro1">
          <table:table-cell office:value-type="float" office:value="1309" calcext:value-type="float">
            <text:p>1309</text:p>
          </table:table-cell>
          <table:table-cell office:value-type="float" office:value="0" calcext:value-type="float">
            <text:p>0</text:p>
          </table:table-cell>
          <table:table-cell office:value-type="float" office:value="8.21052631578947" calcext:value-type="float">
            <text:p>8,21052631578947</text:p>
          </table:table-cell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float" office:value="0" calcext:value-type="float">
            <text:p>0</text:p>
          </table:table-cell>
          <table:table-cell office:value-type="float" office:value="8.31578947368421" calcext:value-type="float">
            <text:p>8,31578947368421</text:p>
          </table:table-cell>
        </table:table-row>
        <table:table-row table:style-name="ro1">
          <table:table-cell office:value-type="float" office:value="1311" calcext:value-type="float">
            <text:p>1311</text:p>
          </table:table-cell>
          <table:table-cell office:value-type="float" office:value="0" calcext:value-type="float">
            <text:p>0</text:p>
          </table:table-cell>
          <table:table-cell office:value-type="float" office:value="7.94736842105263" calcext:value-type="float">
            <text:p>7,94736842105263</text:p>
          </table:table-cell>
        </table:table-row>
        <table:table-row table:style-name="ro1">
          <table:table-cell office:value-type="float" office:value="1312" calcext:value-type="float">
            <text:p>1312</text:p>
          </table:table-cell>
          <table:table-cell office:value-type="float" office:value="0" calcext:value-type="float">
            <text:p>0</text:p>
          </table:table-cell>
          <table:table-cell office:value-type="float" office:value="7.47368421052632" calcext:value-type="float">
            <text:p>7,47368421052632</text:p>
          </table:table-cell>
        </table:table-row>
        <table:table-row table:style-name="ro1">
          <table:table-cell office:value-type="float" office:value="1313" calcext:value-type="float">
            <text:p>1313</text:p>
          </table:table-cell>
          <table:table-cell office:value-type="float" office:value="0" calcext:value-type="float">
            <text:p>0</text:p>
          </table:table-cell>
          <table:table-cell office:value-type="float" office:value="7.47368421052632" calcext:value-type="float">
            <text:p>7,47368421052632</text:p>
          </table:table-cell>
        </table:table-row>
        <table:table-row table:style-name="ro1">
          <table:table-cell office:value-type="float" office:value="1314" calcext:value-type="float">
            <text:p>1314</text:p>
          </table:table-cell>
          <table:table-cell office:value-type="float" office:value="0" calcext:value-type="float">
            <text:p>0</text:p>
          </table:table-cell>
          <table:table-cell office:value-type="float" office:value="7.52631578947368" calcext:value-type="float">
            <text:p>7,52631578947368</text:p>
          </table:table-cell>
        </table:table-row>
        <table:table-row table:style-name="ro1">
          <table:table-cell office:value-type="float" office:value="1315" calcext:value-type="float">
            <text:p>1315</text:p>
          </table:table-cell>
          <table:table-cell office:value-type="float" office:value="1" calcext:value-type="float">
            <text:p>1</text:p>
          </table:table-cell>
          <table:table-cell office:value-type="float" office:value="7.57894736842105" calcext:value-type="float">
            <text:p>7,57894736842105</text:p>
          </table:table-cell>
        </table:table-row>
        <table:table-row table:style-name="ro1">
          <table:table-cell office:value-type="float" office:value="1316" calcext:value-type="float">
            <text:p>131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317" calcext:value-type="float">
            <text:p>1317</text:p>
          </table:table-cell>
          <table:table-cell office:value-type="float" office:value="0" calcext:value-type="float">
            <text:p>0</text:p>
          </table:table-cell>
          <table:table-cell office:value-type="float" office:value="7.78947368421053" calcext:value-type="float">
            <text:p>7,78947368421053</text:p>
          </table:table-cell>
        </table:table-row>
        <table:table-row table:style-name="ro1">
          <table:table-cell office:value-type="float" office:value="1318" calcext:value-type="float">
            <text:p>1318</text:p>
          </table:table-cell>
          <table:table-cell office:value-type="float" office:value="0" calcext:value-type="float">
            <text:p>0</text:p>
          </table:table-cell>
          <table:table-cell office:value-type="float" office:value="7.63157894736842" calcext:value-type="float">
            <text:p>7,63157894736842</text:p>
          </table:table-cell>
        </table:table-row>
        <table:table-row table:style-name="ro1">
          <table:table-cell office:value-type="float" office:value="1319" calcext:value-type="float">
            <text:p>1319</text:p>
          </table:table-cell>
          <table:table-cell office:value-type="float" office:value="0" calcext:value-type="float">
            <text:p>0</text:p>
          </table:table-cell>
          <table:table-cell office:value-type="float" office:value="7.94736842105263" calcext:value-type="float">
            <text:p>7,94736842105263</text:p>
          </table:table-cell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float" office:value="0" calcext:value-type="float">
            <text:p>0</text:p>
          </table:table-cell>
          <table:table-cell office:value-type="float" office:value="8.1578947368421" calcext:value-type="float">
            <text:p>8,1578947368421</text:p>
          </table:table-cell>
        </table:table-row>
        <table:table-row table:style-name="ro1">
          <table:table-cell office:value-type="float" office:value="1321" calcext:value-type="float">
            <text:p>1321</text:p>
          </table:table-cell>
          <table:table-cell office:value-type="float" office:value="0" calcext:value-type="float">
            <text:p>0</text:p>
          </table:table-cell>
          <table:table-cell office:value-type="float" office:value="8.36842105263158" calcext:value-type="float">
            <text:p>8,36842105263158</text:p>
          </table:table-cell>
        </table:table-row>
        <table:table-row table:style-name="ro1">
          <table:table-cell office:value-type="float" office:value="1322" calcext:value-type="float">
            <text:p>1322</text:p>
          </table:table-cell>
          <table:table-cell office:value-type="float" office:value="0" calcext:value-type="float">
            <text:p>0</text:p>
          </table:table-cell>
          <table:table-cell office:value-type="float" office:value="8.31578947368421" calcext:value-type="float">
            <text:p>8,31578947368421</text:p>
          </table:table-cell>
        </table:table-row>
        <table:table-row table:style-name="ro1">
          <table:table-cell office:value-type="float" office:value="1323" calcext:value-type="float">
            <text:p>1323</text:p>
          </table:table-cell>
          <table:table-cell office:value-type="float" office:value="0" calcext:value-type="float">
            <text:p>0</text:p>
          </table:table-cell>
          <table:table-cell office:value-type="float" office:value="8.1578947368421" calcext:value-type="float">
            <text:p>8,1578947368421</text:p>
          </table:table-cell>
        </table:table-row>
        <table:table-row table:style-name="ro1">
          <table:table-cell office:value-type="float" office:value="1324" calcext:value-type="float">
            <text:p>1324</text:p>
          </table:table-cell>
          <table:table-cell office:value-type="float" office:value="1" calcext:value-type="float">
            <text:p>1</text:p>
          </table:table-cell>
          <table:table-cell office:value-type="float" office:value="7.94736842105263" calcext:value-type="float">
            <text:p>7,94736842105263</text:p>
          </table:table-cell>
        </table:table-row>
        <table:table-row table:style-name="ro1">
          <table:table-cell office:value-type="float" office:value="1325" calcext:value-type="float">
            <text:p>1325</text:p>
          </table:table-cell>
          <table:table-cell office:value-type="float" office:value="0" calcext:value-type="float">
            <text:p>0</text:p>
          </table:table-cell>
          <table:table-cell office:value-type="float" office:value="8.05263157894737" calcext:value-type="float">
            <text:p>8,05263157894737</text:p>
          </table:table-cell>
        </table:table-row>
        <table:table-row table:style-name="ro1">
          <table:table-cell office:value-type="float" office:value="1326" calcext:value-type="float">
            <text:p>132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327" calcext:value-type="float">
            <text:p>132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328" calcext:value-type="float">
            <text:p>1328</text:p>
          </table:table-cell>
          <table:table-cell office:value-type="float" office:value="0" calcext:value-type="float">
            <text:p>0</text:p>
          </table:table-cell>
          <table:table-cell office:value-type="float" office:value="7.94736842105263" calcext:value-type="float">
            <text:p>7,94736842105263</text:p>
          </table:table-cell>
        </table:table-row>
        <table:table-row table:style-name="ro1">
          <table:table-cell office:value-type="float" office:value="1329" calcext:value-type="float">
            <text:p>1329</text:p>
          </table:table-cell>
          <table:table-cell office:value-type="float" office:value="0" calcext:value-type="float">
            <text:p>0</text:p>
          </table:table-cell>
          <table:table-cell office:value-type="float" office:value="7.94736842105263" calcext:value-type="float">
            <text:p>7,94736842105263</text:p>
          </table:table-cell>
        </table:table-row>
        <table:table-row table:style-name="ro1">
          <table:table-cell office:value-type="float" office:value="1330" calcext:value-type="float">
            <text:p>1330</text:p>
          </table:table-cell>
          <table:table-cell office:value-type="float" office:value="0" calcext:value-type="float">
            <text:p>0</text:p>
          </table:table-cell>
          <table:table-cell office:value-type="float" office:value="8.42105263157895" calcext:value-type="float">
            <text:p>8,42105263157895</text:p>
          </table:table-cell>
        </table:table-row>
        <table:table-row table:style-name="ro1">
          <table:table-cell office:value-type="float" office:value="1331" calcext:value-type="float">
            <text:p>133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332" calcext:value-type="float">
            <text:p>1332</text:p>
          </table:table-cell>
          <table:table-cell office:value-type="float" office:value="0" calcext:value-type="float">
            <text:p>0</text:p>
          </table:table-cell>
          <table:table-cell office:value-type="float" office:value="9.42105263157895" calcext:value-type="float">
            <text:p>9,42105263157895</text:p>
          </table:table-cell>
        </table:table-row>
        <table:table-row table:style-name="ro1">
          <table:table-cell office:value-type="float" office:value="1333" calcext:value-type="float">
            <text:p>1333</text:p>
          </table:table-cell>
          <table:table-cell office:value-type="float" office:value="0" calcext:value-type="float">
            <text:p>0</text:p>
          </table:table-cell>
          <table:table-cell office:value-type="float" office:value="9.31578947368421" calcext:value-type="float">
            <text:p>9,31578947368421</text:p>
          </table:table-cell>
        </table:table-row>
        <table:table-row table:style-name="ro1">
          <table:table-cell office:value-type="float" office:value="1334" calcext:value-type="float">
            <text:p>1334</text:p>
          </table:table-cell>
          <table:table-cell office:value-type="float" office:value="0" calcext:value-type="float">
            <text:p>0</text:p>
          </table:table-cell>
          <table:table-cell office:value-type="float" office:value="9.36842105263158" calcext:value-type="float">
            <text:p>9,36842105263158</text:p>
          </table:table-cell>
        </table:table-row>
        <table:table-row table:style-name="ro1">
          <table:table-cell office:value-type="float" office:value="1335" calcext:value-type="float">
            <text:p>1335</text:p>
          </table:table-cell>
          <table:table-cell office:value-type="float" office:value="0" calcext:value-type="float">
            <text:p>0</text:p>
          </table:table-cell>
          <table:table-cell office:value-type="float" office:value="9.05263157894737" calcext:value-type="float">
            <text:p>9,05263157894737</text:p>
          </table:table-cell>
        </table:table-row>
        <table:table-row table:style-name="ro1">
          <table:table-cell office:value-type="float" office:value="1336" calcext:value-type="float">
            <text:p>1336</text:p>
          </table:table-cell>
          <table:table-cell office:value-type="float" office:value="0" calcext:value-type="float">
            <text:p>0</text:p>
          </table:table-cell>
          <table:table-cell office:value-type="float" office:value="9.10526315789474" calcext:value-type="float">
            <text:p>9,10526315789474</text:p>
          </table:table-cell>
        </table:table-row>
        <table:table-row table:style-name="ro1">
          <table:table-cell office:value-type="float" office:value="1337" calcext:value-type="float">
            <text:p>1337</text:p>
          </table:table-cell>
          <table:table-cell office:value-type="float" office:value="1" calcext:value-type="float">
            <text:p>1</text:p>
          </table:table-cell>
          <table:table-cell office:value-type="float" office:value="9.36842105263158" calcext:value-type="float">
            <text:p>9,36842105263158</text:p>
          </table:table-cell>
        </table:table-row>
        <table:table-row table:style-name="ro1">
          <table:table-cell office:value-type="float" office:value="1338" calcext:value-type="float">
            <text:p>1338</text:p>
          </table:table-cell>
          <table:table-cell office:value-type="float" office:value="0" calcext:value-type="float">
            <text:p>0</text:p>
          </table:table-cell>
          <table:table-cell office:value-type="float" office:value="9.31578947368421" calcext:value-type="float">
            <text:p>9,31578947368421</text:p>
          </table:table-cell>
        </table:table-row>
        <table:table-row table:style-name="ro1">
          <table:table-cell office:value-type="float" office:value="1339" calcext:value-type="float">
            <text:p>1339</text:p>
          </table:table-cell>
          <table:table-cell office:value-type="float" office:value="0" calcext:value-type="float">
            <text:p>0</text:p>
          </table:table-cell>
          <table:table-cell office:value-type="float" office:value="9.05263157894737" calcext:value-type="float">
            <text:p>9,05263157894737</text:p>
          </table:table-cell>
        </table:table-row>
        <table:table-row table:style-name="ro1">
          <table:table-cell office:value-type="float" office:value="1340" calcext:value-type="float">
            <text:p>1340</text:p>
          </table:table-cell>
          <table:table-cell office:value-type="float" office:value="0" calcext:value-type="float">
            <text:p>0</text:p>
          </table:table-cell>
          <table:table-cell office:value-type="float" office:value="9.1578947368421" calcext:value-type="float">
            <text:p>9,1578947368421</text:p>
          </table:table-cell>
        </table:table-row>
        <table:table-row table:style-name="ro1">
          <table:table-cell office:value-type="float" office:value="1341" calcext:value-type="float">
            <text:p>1341</text:p>
          </table:table-cell>
          <table:table-cell office:value-type="float" office:value="0" calcext:value-type="float">
            <text:p>0</text:p>
          </table:table-cell>
          <table:table-cell office:value-type="float" office:value="8.94736842105263" calcext:value-type="float">
            <text:p>8,94736842105263</text:p>
          </table:table-cell>
        </table:table-row>
        <table:table-row table:style-name="ro1">
          <table:table-cell office:value-type="float" office:value="1342" calcext:value-type="float">
            <text:p>1342</text:p>
          </table:table-cell>
          <table:table-cell office:value-type="float" office:value="0" calcext:value-type="float">
            <text:p>0</text:p>
          </table:table-cell>
          <table:table-cell office:value-type="float" office:value="9.21052631578947" calcext:value-type="float">
            <text:p>9,21052631578947</text:p>
          </table:table-cell>
        </table:table-row>
        <table:table-row table:style-name="ro1">
          <table:table-cell office:value-type="float" office:value="1343" calcext:value-type="float">
            <text:p>1343</text:p>
          </table:table-cell>
          <table:table-cell office:value-type="float" office:value="0" calcext:value-type="float">
            <text:p>0</text:p>
          </table:table-cell>
          <table:table-cell office:value-type="float" office:value="9.21052631578947" calcext:value-type="float">
            <text:p>9,21052631578947</text:p>
          </table:table-cell>
        </table:table-row>
        <table:table-row table:style-name="ro1">
          <table:table-cell office:value-type="float" office:value="1344" calcext:value-type="float">
            <text:p>1344</text:p>
          </table:table-cell>
          <table:table-cell office:value-type="float" office:value="1" calcext:value-type="float">
            <text:p>1</text:p>
          </table:table-cell>
          <table:table-cell office:value-type="float" office:value="9.1578947368421" calcext:value-type="float">
            <text:p>9,1578947368421</text:p>
          </table:table-cell>
        </table:table-row>
        <table:table-row table:style-name="ro1">
          <table:table-cell office:value-type="float" office:value="1345" calcext:value-type="float">
            <text:p>1345</text:p>
          </table:table-cell>
          <table:table-cell office:value-type="float" office:value="0" calcext:value-type="float">
            <text:p>0</text:p>
          </table:table-cell>
          <table:table-cell office:value-type="float" office:value="9.36842105263158" calcext:value-type="float">
            <text:p>9,36842105263158</text:p>
          </table:table-cell>
        </table:table-row>
        <table:table-row table:style-name="ro1">
          <table:table-cell office:value-type="float" office:value="1346" calcext:value-type="float">
            <text:p>1346</text:p>
          </table:table-cell>
          <table:table-cell office:value-type="float" office:value="0" calcext:value-type="float">
            <text:p>0</text:p>
          </table:table-cell>
          <table:table-cell office:value-type="float" office:value="9.31578947368421" calcext:value-type="float">
            <text:p>9,31578947368421</text:p>
          </table:table-cell>
        </table:table-row>
        <table:table-row table:style-name="ro1">
          <table:table-cell office:value-type="float" office:value="1347" calcext:value-type="float">
            <text:p>1347</text:p>
          </table:table-cell>
          <table:table-cell office:value-type="float" office:value="1" calcext:value-type="float">
            <text:p>1</text:p>
          </table:table-cell>
          <table:table-cell office:value-type="float" office:value="9.10526315789474" calcext:value-type="float">
            <text:p>9,10526315789474</text:p>
          </table:table-cell>
        </table:table-row>
        <table:table-row table:style-name="ro1">
          <table:table-cell office:value-type="float" office:value="1348" calcext:value-type="float">
            <text:p>1348</text:p>
          </table:table-cell>
          <table:table-cell office:value-type="float" office:value="0" calcext:value-type="float">
            <text:p>0</text:p>
          </table:table-cell>
          <table:table-cell office:value-type="float" office:value="8.63157894736842" calcext:value-type="float">
            <text:p>8,63157894736842</text:p>
          </table:table-cell>
        </table:table-row>
        <table:table-row table:style-name="ro1">
          <table:table-cell office:value-type="float" office:value="1349" calcext:value-type="float">
            <text:p>1349</text:p>
          </table:table-cell>
          <table:table-cell office:value-type="float" office:value="0" calcext:value-type="float">
            <text:p>0</text:p>
          </table:table-cell>
          <table:table-cell office:value-type="float" office:value="8.31578947368421" calcext:value-type="float">
            <text:p>8,31578947368421</text:p>
          </table:table-cell>
        </table:table-row>
        <table:table-row table:style-name="ro1">
          <table:table-cell office:value-type="float" office:value="1350" calcext:value-type="float">
            <text:p>135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351" calcext:value-type="float">
            <text:p>1351</text:p>
          </table:table-cell>
          <table:table-cell office:value-type="float" office:value="1" calcext:value-type="float">
            <text:p>1</text:p>
          </table:table-cell>
          <table:table-cell office:value-type="float" office:value="7.89473684210526" calcext:value-type="float">
            <text:p>7,89473684210526</text:p>
          </table:table-cell>
        </table:table-row>
        <table:table-row table:style-name="ro1">
          <table:table-cell office:value-type="float" office:value="1352" calcext:value-type="float">
            <text:p>1352</text:p>
          </table:table-cell>
          <table:table-cell office:value-type="float" office:value="0" calcext:value-type="float">
            <text:p>0</text:p>
          </table:table-cell>
          <table:table-cell office:value-type="float" office:value="8.05263157894737" calcext:value-type="float">
            <text:p>8,05263157894737</text:p>
          </table:table-cell>
        </table:table-row>
        <table:table-row table:style-name="ro1">
          <table:table-cell office:value-type="float" office:value="1353" calcext:value-type="float">
            <text:p>1353</text:p>
          </table:table-cell>
          <table:table-cell office:value-type="float" office:value="0" calcext:value-type="float">
            <text:p>0</text:p>
          </table:table-cell>
          <table:table-cell office:value-type="float" office:value="8.10526315789474" calcext:value-type="float">
            <text:p>8,10526315789474</text:p>
          </table:table-cell>
        </table:table-row>
        <table:table-row table:style-name="ro1">
          <table:table-cell office:value-type="float" office:value="1354" calcext:value-type="float">
            <text:p>1354</text:p>
          </table:table-cell>
          <table:table-cell office:value-type="float" office:value="0" calcext:value-type="float">
            <text:p>0</text:p>
          </table:table-cell>
          <table:table-cell office:value-type="float" office:value="8.21052631578947" calcext:value-type="float">
            <text:p>8,21052631578947</text:p>
          </table:table-cell>
        </table:table-row>
        <table:table-row table:style-name="ro1">
          <table:table-cell office:value-type="float" office:value="1355" calcext:value-type="float">
            <text:p>1355</text:p>
          </table:table-cell>
          <table:table-cell office:value-type="float" office:value="0" calcext:value-type="float">
            <text:p>0</text:p>
          </table:table-cell>
          <table:table-cell office:value-type="float" office:value="8.10526315789474" calcext:value-type="float">
            <text:p>8,10526315789474</text:p>
          </table:table-cell>
        </table:table-row>
        <table:table-row table:style-name="ro1">
          <table:table-cell office:value-type="float" office:value="1356" calcext:value-type="float">
            <text:p>1356</text:p>
          </table:table-cell>
          <table:table-cell office:value-type="float" office:value="0" calcext:value-type="float">
            <text:p>0</text:p>
          </table:table-cell>
          <table:table-cell office:value-type="float" office:value="7.94736842105263" calcext:value-type="float">
            <text:p>7,94736842105263</text:p>
          </table:table-cell>
        </table:table-row>
        <table:table-row table:style-name="ro1">
          <table:table-cell office:value-type="float" office:value="1357" calcext:value-type="float">
            <text:p>135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358" calcext:value-type="float">
            <text:p>1358</text:p>
          </table:table-cell>
          <table:table-cell office:value-type="float" office:value="0" calcext:value-type="float">
            <text:p>0</text:p>
          </table:table-cell>
          <table:table-cell office:value-type="float" office:value="7.94736842105263" calcext:value-type="float">
            <text:p>7,94736842105263</text:p>
          </table:table-cell>
        </table:table-row>
        <table:table-row table:style-name="ro1">
          <table:table-cell office:value-type="float" office:value="1359" calcext:value-type="float">
            <text:p>1359</text:p>
          </table:table-cell>
          <table:table-cell office:value-type="float" office:value="1" calcext:value-type="float">
            <text:p>1</text:p>
          </table:table-cell>
          <table:table-cell office:value-type="float" office:value="7.68421052631579" calcext:value-type="float">
            <text:p>7,68421052631579</text:p>
          </table:table-cell>
        </table:table-row>
        <table:table-row table:style-name="ro1">
          <table:table-cell office:value-type="float" office:value="1360" calcext:value-type="float">
            <text:p>1360</text:p>
          </table:table-cell>
          <table:table-cell office:value-type="float" office:value="0" calcext:value-type="float">
            <text:p>0</text:p>
          </table:table-cell>
          <table:table-cell office:value-type="float" office:value="7.8421052631579" calcext:value-type="float">
            <text:p>7,8421052631579</text:p>
          </table:table-cell>
        </table:table-row>
        <table:table-row table:style-name="ro1">
          <table:table-cell office:value-type="float" office:value="1361" calcext:value-type="float">
            <text:p>1361</text:p>
          </table:table-cell>
          <table:table-cell office:value-type="float" office:value="1" calcext:value-type="float">
            <text:p>1</text:p>
          </table:table-cell>
          <table:table-cell office:value-type="float" office:value="7.63157894736842" calcext:value-type="float">
            <text:p>7,63157894736842</text:p>
          </table:table-cell>
        </table:table-row>
        <table:table-row table:style-name="ro1">
          <table:table-cell office:value-type="float" office:value="1362" calcext:value-type="float">
            <text:p>1362</text:p>
          </table:table-cell>
          <table:table-cell office:value-type="float" office:value="1" calcext:value-type="float">
            <text:p>1</text:p>
          </table:table-cell>
          <table:table-cell office:value-type="float" office:value="7.8421052631579" calcext:value-type="float">
            <text:p>7,8421052631579</text:p>
          </table:table-cell>
        </table:table-row>
        <table:table-row table:style-name="ro1">
          <table:table-cell office:value-type="float" office:value="1363" calcext:value-type="float">
            <text:p>1363</text:p>
          </table:table-cell>
          <table:table-cell office:value-type="float" office:value="0" calcext:value-type="float">
            <text:p>0</text:p>
          </table:table-cell>
          <table:table-cell office:value-type="float" office:value="7.68421052631579" calcext:value-type="float">
            <text:p>7,68421052631579</text:p>
          </table:table-cell>
        </table:table-row>
        <table:table-row table:style-name="ro1">
          <table:table-cell office:value-type="float" office:value="1364" calcext:value-type="float">
            <text:p>1364</text:p>
          </table:table-cell>
          <table:table-cell office:value-type="float" office:value="0" calcext:value-type="float">
            <text:p>0</text:p>
          </table:table-cell>
          <table:table-cell office:value-type="float" office:value="7.57894736842105" calcext:value-type="float">
            <text:p>7,57894736842105</text:p>
          </table:table-cell>
        </table:table-row>
        <table:table-row table:style-name="ro1">
          <table:table-cell office:value-type="float" office:value="1365" calcext:value-type="float">
            <text:p>1365</text:p>
          </table:table-cell>
          <table:table-cell office:value-type="float" office:value="0" calcext:value-type="float">
            <text:p>0</text:p>
          </table:table-cell>
          <table:table-cell office:value-type="float" office:value="7.52631578947368" calcext:value-type="float">
            <text:p>7,52631578947368</text:p>
          </table:table-cell>
        </table:table-row>
        <table:table-row table:style-name="ro1">
          <table:table-cell office:value-type="float" office:value="1366" calcext:value-type="float">
            <text:p>1366</text:p>
          </table:table-cell>
          <table:table-cell office:value-type="float" office:value="0" calcext:value-type="float">
            <text:p>0</text:p>
          </table:table-cell>
          <table:table-cell office:value-type="float" office:value="7.89473684210526" calcext:value-type="float">
            <text:p>7,89473684210526</text:p>
          </table:table-cell>
        </table:table-row>
        <table:table-row table:style-name="ro1">
          <table:table-cell office:value-type="float" office:value="1367" calcext:value-type="float">
            <text:p>1367</text:p>
          </table:table-cell>
          <table:table-cell office:value-type="float" office:value="0" calcext:value-type="float">
            <text:p>0</text:p>
          </table:table-cell>
          <table:table-cell office:value-type="float" office:value="7.89473684210526" calcext:value-type="float">
            <text:p>7,89473684210526</text:p>
          </table:table-cell>
        </table:table-row>
        <table:table-row table:style-name="ro1">
          <table:table-cell office:value-type="float" office:value="1368" calcext:value-type="float">
            <text:p>136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369" calcext:value-type="float">
            <text:p>1369</text:p>
          </table:table-cell>
          <table:table-cell office:value-type="float" office:value="0" calcext:value-type="float">
            <text:p>0</text:p>
          </table:table-cell>
          <table:table-cell office:value-type="float" office:value="7.8421052631579" calcext:value-type="float">
            <text:p>7,8421052631579</text:p>
          </table:table-cell>
        </table:table-row>
        <table:table-row table:style-name="ro1">
          <table:table-cell office:value-type="float" office:value="1370" calcext:value-type="float">
            <text:p>1370</text:p>
          </table:table-cell>
          <table:table-cell office:value-type="float" office:value="0" calcext:value-type="float">
            <text:p>0</text:p>
          </table:table-cell>
          <table:table-cell office:value-type="float" office:value="7.78947368421053" calcext:value-type="float">
            <text:p>7,78947368421053</text:p>
          </table:table-cell>
        </table:table-row>
        <table:table-row table:style-name="ro1">
          <table:table-cell office:value-type="float" office:value="1371" calcext:value-type="float">
            <text:p>1371</text:p>
          </table:table-cell>
          <table:table-cell office:value-type="float" office:value="0" calcext:value-type="float">
            <text:p>0</text:p>
          </table:table-cell>
          <table:table-cell office:value-type="float" office:value="7.63157894736842" calcext:value-type="float">
            <text:p>7,63157894736842</text:p>
          </table:table-cell>
        </table:table-row>
        <table:table-row table:style-name="ro1">
          <table:table-cell office:value-type="float" office:value="1372" calcext:value-type="float">
            <text:p>1372</text:p>
          </table:table-cell>
          <table:table-cell office:value-type="float" office:value="1" calcext:value-type="float">
            <text:p>1</text:p>
          </table:table-cell>
          <table:table-cell office:value-type="float" office:value="7.68421052631579" calcext:value-type="float">
            <text:p>7,68421052631579</text:p>
          </table:table-cell>
        </table:table-row>
        <table:table-row table:style-name="ro1">
          <table:table-cell office:value-type="float" office:value="1373" calcext:value-type="float">
            <text:p>1373</text:p>
          </table:table-cell>
          <table:table-cell office:value-type="float" office:value="1" calcext:value-type="float">
            <text:p>1</text:p>
          </table:table-cell>
          <table:table-cell office:value-type="float" office:value="7.68421052631579" calcext:value-type="float">
            <text:p>7,68421052631579</text:p>
          </table:table-cell>
        </table:table-row>
        <table:table-row table:style-name="ro1">
          <table:table-cell office:value-type="float" office:value="1374" calcext:value-type="float">
            <text:p>1374</text:p>
          </table:table-cell>
          <table:table-cell office:value-type="float" office:value="0" calcext:value-type="float">
            <text:p>0</text:p>
          </table:table-cell>
          <table:table-cell office:value-type="float" office:value="7.68421052631579" calcext:value-type="float">
            <text:p>7,68421052631579</text:p>
          </table:table-cell>
        </table:table-row>
        <table:table-row table:style-name="ro1">
          <table:table-cell office:value-type="float" office:value="1375" calcext:value-type="float">
            <text:p>1375</text:p>
          </table:table-cell>
          <table:table-cell office:value-type="float" office:value="1" calcext:value-type="float">
            <text:p>1</text:p>
          </table:table-cell>
          <table:table-cell office:value-type="float" office:value="7.8421052631579" calcext:value-type="float">
            <text:p>7,8421052631579</text:p>
          </table:table-cell>
        </table:table-row>
        <table:table-row table:style-name="ro1">
          <table:table-cell office:value-type="float" office:value="1376" calcext:value-type="float">
            <text:p>1376</text:p>
          </table:table-cell>
          <table:table-cell office:value-type="float" office:value="0" calcext:value-type="float">
            <text:p>0</text:p>
          </table:table-cell>
          <table:table-cell office:value-type="float" office:value="7.47368421052632" calcext:value-type="float">
            <text:p>7,47368421052632</text:p>
          </table:table-cell>
        </table:table-row>
        <table:table-row table:style-name="ro1">
          <table:table-cell office:value-type="float" office:value="1377" calcext:value-type="float">
            <text:p>1377</text:p>
          </table:table-cell>
          <table:table-cell office:value-type="float" office:value="0" calcext:value-type="float">
            <text:p>0</text:p>
          </table:table-cell>
          <table:table-cell office:value-type="float" office:value="7.63157894736842" calcext:value-type="float">
            <text:p>7,63157894736842</text:p>
          </table:table-cell>
        </table:table-row>
        <table:table-row table:style-name="ro1">
          <table:table-cell office:value-type="float" office:value="1378" calcext:value-type="float">
            <text:p>1378</text:p>
          </table:table-cell>
          <table:table-cell office:value-type="float" office:value="0" calcext:value-type="float">
            <text:p>0</text:p>
          </table:table-cell>
          <table:table-cell office:value-type="float" office:value="7.63157894736842" calcext:value-type="float">
            <text:p>7,63157894736842</text:p>
          </table:table-cell>
        </table:table-row>
        <table:table-row table:style-name="ro1">
          <table:table-cell office:value-type="float" office:value="1379" calcext:value-type="float">
            <text:p>1379</text:p>
          </table:table-cell>
          <table:table-cell office:value-type="float" office:value="1" calcext:value-type="float">
            <text:p>1</text:p>
          </table:table-cell>
          <table:table-cell office:value-type="float" office:value="7.47368421052632" calcext:value-type="float">
            <text:p>7,47368421052632</text:p>
          </table:table-cell>
        </table:table-row>
        <table:table-row table:style-name="ro1">
          <table:table-cell office:value-type="float" office:value="1380" calcext:value-type="float">
            <text:p>1380</text:p>
          </table:table-cell>
          <table:table-cell office:value-type="float" office:value="1" calcext:value-type="float">
            <text:p>1</text:p>
          </table:table-cell>
          <table:table-cell office:value-type="float" office:value="7.47368421052632" calcext:value-type="float">
            <text:p>7,47368421052632</text:p>
          </table:table-cell>
        </table:table-row>
        <table:table-row table:style-name="ro1">
          <table:table-cell office:value-type="float" office:value="1381" calcext:value-type="float">
            <text:p>1381</text:p>
          </table:table-cell>
          <table:table-cell office:value-type="float" office:value="0" calcext:value-type="float">
            <text:p>0</text:p>
          </table:table-cell>
          <table:table-cell office:value-type="float" office:value="7.52631578947368" calcext:value-type="float">
            <text:p>7,52631578947368</text:p>
          </table:table-cell>
        </table:table-row>
        <table:table-row table:style-name="ro1">
          <table:table-cell office:value-type="float" office:value="1382" calcext:value-type="float">
            <text:p>1382</text:p>
          </table:table-cell>
          <table:table-cell office:value-type="float" office:value="0" calcext:value-type="float">
            <text:p>0</text:p>
          </table:table-cell>
          <table:table-cell office:value-type="float" office:value="7.47368421052632" calcext:value-type="float">
            <text:p>7,47368421052632</text:p>
          </table:table-cell>
        </table:table-row>
        <table:table-row table:style-name="ro1">
          <table:table-cell office:value-type="float" office:value="1383" calcext:value-type="float">
            <text:p>1383</text:p>
          </table:table-cell>
          <table:table-cell office:value-type="float" office:value="0" calcext:value-type="float">
            <text:p>0</text:p>
          </table:table-cell>
          <table:table-cell office:value-type="float" office:value="7.42105263157895" calcext:value-type="float">
            <text:p>7,42105263157895</text:p>
          </table:table-cell>
        </table:table-row>
        <table:table-row table:style-name="ro1">
          <table:table-cell office:value-type="float" office:value="1384" calcext:value-type="float">
            <text:p>1384</text:p>
          </table:table-cell>
          <table:table-cell office:value-type="float" office:value="0" calcext:value-type="float">
            <text:p>0</text:p>
          </table:table-cell>
          <table:table-cell office:value-type="float" office:value="7.68421052631579" calcext:value-type="float">
            <text:p>7,68421052631579</text:p>
          </table:table-cell>
        </table:table-row>
        <table:table-row table:style-name="ro1">
          <table:table-cell office:value-type="float" office:value="1385" calcext:value-type="float">
            <text:p>1385</text:p>
          </table:table-cell>
          <table:table-cell office:value-type="float" office:value="0" calcext:value-type="float">
            <text:p>0</text:p>
          </table:table-cell>
          <table:table-cell office:value-type="float" office:value="7.68421052631579" calcext:value-type="float">
            <text:p>7,68421052631579</text:p>
          </table:table-cell>
        </table:table-row>
        <table:table-row table:style-name="ro1">
          <table:table-cell office:value-type="float" office:value="1386" calcext:value-type="float">
            <text:p>138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387" calcext:value-type="float">
            <text:p>1387</text:p>
          </table:table-cell>
          <table:table-cell office:value-type="float" office:value="0" calcext:value-type="float">
            <text:p>0</text:p>
          </table:table-cell>
          <table:table-cell office:value-type="float" office:value="8.10526315789474" calcext:value-type="float">
            <text:p>8,10526315789474</text:p>
          </table:table-cell>
        </table:table-row>
        <table:table-row table:style-name="ro1">
          <table:table-cell office:value-type="float" office:value="1388" calcext:value-type="float">
            <text:p>1388</text:p>
          </table:table-cell>
          <table:table-cell office:value-type="float" office:value="0" calcext:value-type="float">
            <text:p>0</text:p>
          </table:table-cell>
          <table:table-cell office:value-type="float" office:value="8.21052631578947" calcext:value-type="float">
            <text:p>8,21052631578947</text:p>
          </table:table-cell>
        </table:table-row>
        <table:table-row table:style-name="ro1">
          <table:table-cell office:value-type="float" office:value="1389" calcext:value-type="float">
            <text:p>1389</text:p>
          </table:table-cell>
          <table:table-cell office:value-type="float" office:value="1" calcext:value-type="float">
            <text:p>1</text:p>
          </table:table-cell>
          <table:table-cell office:value-type="float" office:value="8.10526315789474" calcext:value-type="float">
            <text:p>8,10526315789474</text:p>
          </table:table-cell>
        </table:table-row>
        <table:table-row table:style-name="ro1">
          <table:table-cell office:value-type="float" office:value="1390" calcext:value-type="float">
            <text:p>1390</text:p>
          </table:table-cell>
          <table:table-cell office:value-type="float" office:value="0" calcext:value-type="float">
            <text:p>0</text:p>
          </table:table-cell>
          <table:table-cell office:value-type="float" office:value="8.26315789473684" calcext:value-type="float">
            <text:p>8,26315789473684</text:p>
          </table:table-cell>
        </table:table-row>
        <table:table-row table:style-name="ro1">
          <table:table-cell office:value-type="float" office:value="1391" calcext:value-type="float">
            <text:p>1391</text:p>
          </table:table-cell>
          <table:table-cell office:value-type="float" office:value="0" calcext:value-type="float">
            <text:p>0</text:p>
          </table:table-cell>
          <table:table-cell office:value-type="float" office:value="8.05263157894737" calcext:value-type="float">
            <text:p>8,05263157894737</text:p>
          </table:table-cell>
        </table:table-row>
        <table:table-row table:style-name="ro1">
          <table:table-cell office:value-type="float" office:value="1392" calcext:value-type="float">
            <text:p>1392</text:p>
          </table:table-cell>
          <table:table-cell office:value-type="float" office:value="0" calcext:value-type="float">
            <text:p>0</text:p>
          </table:table-cell>
          <table:table-cell office:value-type="float" office:value="7.89473684210526" calcext:value-type="float">
            <text:p>7,89473684210526</text:p>
          </table:table-cell>
        </table:table-row>
        <table:table-row table:style-name="ro1">
          <table:table-cell office:value-type="float" office:value="1393" calcext:value-type="float">
            <text:p>1393</text:p>
          </table:table-cell>
          <table:table-cell office:value-type="float" office:value="0" calcext:value-type="float">
            <text:p>0</text:p>
          </table:table-cell>
          <table:table-cell office:value-type="float" office:value="7.73684210526316" calcext:value-type="float">
            <text:p>7,73684210526316</text:p>
          </table:table-cell>
        </table:table-row>
        <table:table-row table:style-name="ro1">
          <table:table-cell office:value-type="float" office:value="1394" calcext:value-type="float">
            <text:p>1394</text:p>
          </table:table-cell>
          <table:table-cell office:value-type="float" office:value="0" calcext:value-type="float">
            <text:p>0</text:p>
          </table:table-cell>
          <table:table-cell office:value-type="float" office:value="7.57894736842105" calcext:value-type="float">
            <text:p>7,57894736842105</text:p>
          </table:table-cell>
        </table:table-row>
        <table:table-row table:style-name="ro1">
          <table:table-cell office:value-type="float" office:value="1395" calcext:value-type="float">
            <text:p>1395</text:p>
          </table:table-cell>
          <table:table-cell office:value-type="float" office:value="0" calcext:value-type="float">
            <text:p>0</text:p>
          </table:table-cell>
          <table:table-cell office:value-type="float" office:value="7.63157894736842" calcext:value-type="float">
            <text:p>7,63157894736842</text:p>
          </table:table-cell>
        </table:table-row>
        <table:table-row table:style-name="ro1">
          <table:table-cell office:value-type="float" office:value="1396" calcext:value-type="float">
            <text:p>1396</text:p>
          </table:table-cell>
          <table:table-cell office:value-type="float" office:value="0" calcext:value-type="float">
            <text:p>0</text:p>
          </table:table-cell>
          <table:table-cell office:value-type="float" office:value="7.68421052631579" calcext:value-type="float">
            <text:p>7,68421052631579</text:p>
          </table:table-cell>
        </table:table-row>
        <table:table-row table:style-name="ro1">
          <table:table-cell office:value-type="float" office:value="1397" calcext:value-type="float">
            <text:p>1397</text:p>
          </table:table-cell>
          <table:table-cell office:value-type="float" office:value="0" calcext:value-type="float">
            <text:p>0</text:p>
          </table:table-cell>
          <table:table-cell office:value-type="float" office:value="7.89473684210526" calcext:value-type="float">
            <text:p>7,89473684210526</text:p>
          </table:table-cell>
        </table:table-row>
        <table:table-row table:style-name="ro1">
          <table:table-cell office:value-type="float" office:value="1398" calcext:value-type="float">
            <text:p>1398</text:p>
          </table:table-cell>
          <table:table-cell office:value-type="float" office:value="1" calcext:value-type="float">
            <text:p>1</text:p>
          </table:table-cell>
          <table:table-cell office:value-type="float" office:value="7.94736842105263" calcext:value-type="float">
            <text:p>7,94736842105263</text:p>
          </table:table-cell>
        </table:table-row>
        <table:table-row table:style-name="ro1">
          <table:table-cell office:value-type="float" office:value="1399" calcext:value-type="float">
            <text:p>1399</text:p>
          </table:table-cell>
          <table:table-cell office:value-type="float" office:value="0" calcext:value-type="float">
            <text:p>0</text:p>
          </table:table-cell>
          <table:table-cell office:value-type="float" office:value="7.63157894736842" calcext:value-type="float">
            <text:p>7,63157894736842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office:value-type="float" office:value="7.15789473684211" calcext:value-type="float">
            <text:p>7,15789473684211</text:p>
          </table:table-cell>
        </table:table-row>
        <table:table-row table:style-name="ro1">
          <table:table-cell office:value-type="float" office:value="1401" calcext:value-type="float">
            <text:p>1401</text:p>
          </table:table-cell>
          <table:table-cell office:value-type="float" office:value="0" calcext:value-type="float">
            <text:p>0</text:p>
          </table:table-cell>
          <table:table-cell office:value-type="float" office:value="7.31578947368421" calcext:value-type="float">
            <text:p>7,31578947368421</text:p>
          </table:table-cell>
        </table:table-row>
        <table:table-row table:style-name="ro1">
          <table:table-cell office:value-type="float" office:value="1402" calcext:value-type="float">
            <text:p>1402</text:p>
          </table:table-cell>
          <table:table-cell office:value-type="float" office:value="0" calcext:value-type="float">
            <text:p>0</text:p>
          </table:table-cell>
          <table:table-cell office:value-type="float" office:value="7.36842105263158" calcext:value-type="float">
            <text:p>7,36842105263158</text:p>
          </table:table-cell>
        </table:table-row>
        <table:table-row table:style-name="ro1">
          <table:table-cell office:value-type="float" office:value="1403" calcext:value-type="float">
            <text:p>1403</text:p>
          </table:table-cell>
          <table:table-cell office:value-type="float" office:value="0" calcext:value-type="float">
            <text:p>0</text:p>
          </table:table-cell>
          <table:table-cell office:value-type="float" office:value="7.63157894736842" calcext:value-type="float">
            <text:p>7,63157894736842</text:p>
          </table:table-cell>
        </table:table-row>
        <table:table-row table:style-name="ro1">
          <table:table-cell office:value-type="float" office:value="1404" calcext:value-type="float">
            <text:p>1404</text:p>
          </table:table-cell>
          <table:table-cell office:value-type="float" office:value="0" calcext:value-type="float">
            <text:p>0</text:p>
          </table:table-cell>
          <table:table-cell office:value-type="float" office:value="7.21052631578947" calcext:value-type="float">
            <text:p>7,21052631578947</text:p>
          </table:table-cell>
        </table:table-row>
        <table:table-row table:style-name="ro1">
          <table:table-cell office:value-type="float" office:value="1405" calcext:value-type="float">
            <text:p>1405</text:p>
          </table:table-cell>
          <table:table-cell office:value-type="float" office:value="0" calcext:value-type="float">
            <text:p>0</text:p>
          </table:table-cell>
          <table:table-cell office:value-type="float" office:value="6.94736842105263" calcext:value-type="float">
            <text:p>6,94736842105263</text:p>
          </table:table-cell>
        </table:table-row>
        <table:table-row table:style-name="ro1">
          <table:table-cell office:value-type="float" office:value="1406" calcext:value-type="float">
            <text:p>140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407" calcext:value-type="float">
            <text:p>1407</text:p>
          </table:table-cell>
          <table:table-cell office:value-type="float" office:value="0" calcext:value-type="float">
            <text:p>0</text:p>
          </table:table-cell>
          <table:table-cell office:value-type="float" office:value="6.73684210526316" calcext:value-type="float">
            <text:p>6,73684210526316</text:p>
          </table:table-cell>
        </table:table-row>
        <table:table-row table:style-name="ro1">
          <table:table-cell office:value-type="float" office:value="1408" calcext:value-type="float">
            <text:p>140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409" calcext:value-type="float">
            <text:p>1409</text:p>
          </table:table-cell>
          <table:table-cell office:value-type="float" office:value="0" calcext:value-type="float">
            <text:p>0</text:p>
          </table:table-cell>
          <table:table-cell office:value-type="float" office:value="7.05263157894737" calcext:value-type="float">
            <text:p>7,05263157894737</text:p>
          </table:table-cell>
        </table:table-row>
        <table:table-row table:style-name="ro1">
          <table:table-cell office:value-type="float" office:value="1410" calcext:value-type="float">
            <text:p>1410</text:p>
          </table:table-cell>
          <table:table-cell office:value-type="float" office:value="0" calcext:value-type="float">
            <text:p>0</text:p>
          </table:table-cell>
          <table:table-cell office:value-type="float" office:value="6.94736842105263" calcext:value-type="float">
            <text:p>6,94736842105263</text:p>
          </table:table-cell>
        </table:table-row>
        <table:table-row table:style-name="ro1">
          <table:table-cell office:value-type="float" office:value="1411" calcext:value-type="float">
            <text:p>1411</text:p>
          </table:table-cell>
          <table:table-cell office:value-type="float" office:value="0" calcext:value-type="float">
            <text:p>0</text:p>
          </table:table-cell>
          <table:table-cell office:value-type="float" office:value="7.10526315789474" calcext:value-type="float">
            <text:p>7,10526315789474</text:p>
          </table:table-cell>
        </table:table-row>
        <table:table-row table:style-name="ro1">
          <table:table-cell office:value-type="float" office:value="1412" calcext:value-type="float">
            <text:p>1412</text:p>
          </table:table-cell>
          <table:table-cell office:value-type="float" office:value="0" calcext:value-type="float">
            <text:p>0</text:p>
          </table:table-cell>
          <table:table-cell office:value-type="float" office:value="7.52631578947368" calcext:value-type="float">
            <text:p>7,52631578947368</text:p>
          </table:table-cell>
        </table:table-row>
        <table:table-row table:style-name="ro1">
          <table:table-cell office:value-type="float" office:value="1413" calcext:value-type="float">
            <text:p>1413</text:p>
          </table:table-cell>
          <table:table-cell office:value-type="float" office:value="0" calcext:value-type="float">
            <text:p>0</text:p>
          </table:table-cell>
          <table:table-cell office:value-type="float" office:value="7.52631578947368" calcext:value-type="float">
            <text:p>7,52631578947368</text:p>
          </table:table-cell>
        </table:table-row>
        <table:table-row table:style-name="ro1">
          <table:table-cell office:value-type="float" office:value="1414" calcext:value-type="float">
            <text:p>1414</text:p>
          </table:table-cell>
          <table:table-cell office:value-type="float" office:value="0" calcext:value-type="float">
            <text:p>0</text:p>
          </table:table-cell>
          <table:table-cell office:value-type="float" office:value="7.52631578947368" calcext:value-type="float">
            <text:p>7,52631578947368</text:p>
          </table:table-cell>
        </table:table-row>
        <table:table-row table:style-name="ro1">
          <table:table-cell office:value-type="float" office:value="1415" calcext:value-type="float">
            <text:p>1415</text:p>
          </table:table-cell>
          <table:table-cell office:value-type="float" office:value="1" calcext:value-type="float">
            <text:p>1</text:p>
          </table:table-cell>
          <table:table-cell office:value-type="float" office:value="7.36842105263158" calcext:value-type="float">
            <text:p>7,36842105263158</text:p>
          </table:table-cell>
        </table:table-row>
        <table:table-row table:style-name="ro1">
          <table:table-cell office:value-type="float" office:value="1416" calcext:value-type="float">
            <text:p>1416</text:p>
          </table:table-cell>
          <table:table-cell office:value-type="float" office:value="0" calcext:value-type="float">
            <text:p>0</text:p>
          </table:table-cell>
          <table:table-cell office:value-type="float" office:value="7.15789473684211" calcext:value-type="float">
            <text:p>7,15789473684211</text:p>
          </table:table-cell>
        </table:table-row>
        <table:table-row table:style-name="ro1">
          <table:table-cell office:value-type="float" office:value="1417" calcext:value-type="float">
            <text:p>1417</text:p>
          </table:table-cell>
          <table:table-cell office:value-type="float" office:value="0" calcext:value-type="float">
            <text:p>0</text:p>
          </table:table-cell>
          <table:table-cell office:value-type="float" office:value="7.26315789473684" calcext:value-type="float">
            <text:p>7,26315789473684</text:p>
          </table:table-cell>
        </table:table-row>
        <table:table-row table:style-name="ro1">
          <table:table-cell office:value-type="float" office:value="1418" calcext:value-type="float">
            <text:p>1418</text:p>
          </table:table-cell>
          <table:table-cell office:value-type="float" office:value="0" calcext:value-type="float">
            <text:p>0</text:p>
          </table:table-cell>
          <table:table-cell office:value-type="float" office:value="7.31578947368421" calcext:value-type="float">
            <text:p>7,31578947368421</text:p>
          </table:table-cell>
        </table:table-row>
        <table:table-row table:style-name="ro1">
          <table:table-cell office:value-type="float" office:value="1419" calcext:value-type="float">
            <text:p>1419</text:p>
          </table:table-cell>
          <table:table-cell office:value-type="float" office:value="0" calcext:value-type="float">
            <text:p>0</text:p>
          </table:table-cell>
          <table:table-cell office:value-type="float" office:value="7.52631578947368" calcext:value-type="float">
            <text:p>7,52631578947368</text:p>
          </table:table-cell>
        </table:table-row>
        <table:table-row table:style-name="ro1">
          <table:table-cell office:value-type="float" office:value="1420" calcext:value-type="float">
            <text:p>1420</text:p>
          </table:table-cell>
          <table:table-cell office:value-type="float" office:value="0" calcext:value-type="float">
            <text:p>0</text:p>
          </table:table-cell>
          <table:table-cell office:value-type="float" office:value="7.68421052631579" calcext:value-type="float">
            <text:p>7,68421052631579</text:p>
          </table:table-cell>
        </table:table-row>
        <table:table-row table:style-name="ro1">
          <table:table-cell office:value-type="float" office:value="1421" calcext:value-type="float">
            <text:p>1421</text:p>
          </table:table-cell>
          <table:table-cell office:value-type="float" office:value="0" calcext:value-type="float">
            <text:p>0</text:p>
          </table:table-cell>
          <table:table-cell office:value-type="float" office:value="7.68421052631579" calcext:value-type="float">
            <text:p>7,68421052631579</text:p>
          </table:table-cell>
        </table:table-row>
        <table:table-row table:style-name="ro1">
          <table:table-cell office:value-type="float" office:value="1422" calcext:value-type="float">
            <text:p>1422</text:p>
          </table:table-cell>
          <table:table-cell office:value-type="float" office:value="0" calcext:value-type="float">
            <text:p>0</text:p>
          </table:table-cell>
          <table:table-cell office:value-type="float" office:value="7.21052631578947" calcext:value-type="float">
            <text:p>7,21052631578947</text:p>
          </table:table-cell>
        </table:table-row>
        <table:table-row table:style-name="ro1">
          <table:table-cell office:value-type="float" office:value="1423" calcext:value-type="float">
            <text:p>1423</text:p>
          </table:table-cell>
          <table:table-cell office:value-type="float" office:value="0" calcext:value-type="float">
            <text:p>0</text:p>
          </table:table-cell>
          <table:table-cell office:value-type="float" office:value="7.36842105263158" calcext:value-type="float">
            <text:p>7,36842105263158</text:p>
          </table:table-cell>
        </table:table-row>
        <table:table-row table:style-name="ro1">
          <table:table-cell office:value-type="float" office:value="1424" calcext:value-type="float">
            <text:p>1424</text:p>
          </table:table-cell>
          <table:table-cell office:value-type="float" office:value="0" calcext:value-type="float">
            <text:p>0</text:p>
          </table:table-cell>
          <table:table-cell office:value-type="float" office:value="7.57894736842105" calcext:value-type="float">
            <text:p>7,57894736842105</text:p>
          </table:table-cell>
        </table:table-row>
        <table:table-row table:style-name="ro1">
          <table:table-cell office:value-type="float" office:value="1425" calcext:value-type="float">
            <text:p>1425</text:p>
          </table:table-cell>
          <table:table-cell office:value-type="float" office:value="0" calcext:value-type="float">
            <text:p>0</text:p>
          </table:table-cell>
          <table:table-cell office:value-type="float" office:value="7.31578947368421" calcext:value-type="float">
            <text:p>7,31578947368421</text:p>
          </table:table-cell>
        </table:table-row>
        <table:table-row table:style-name="ro1">
          <table:table-cell office:value-type="float" office:value="1426" calcext:value-type="float">
            <text:p>1426</text:p>
          </table:table-cell>
          <table:table-cell office:value-type="float" office:value="0" calcext:value-type="float">
            <text:p>0</text:p>
          </table:table-cell>
          <table:table-cell office:value-type="float" office:value="7.73684210526316" calcext:value-type="float">
            <text:p>7,73684210526316</text:p>
          </table:table-cell>
        </table:table-row>
        <table:table-row table:style-name="ro1">
          <table:table-cell office:value-type="float" office:value="1427" calcext:value-type="float">
            <text:p>1427</text:p>
          </table:table-cell>
          <table:table-cell office:value-type="float" office:value="0" calcext:value-type="float">
            <text:p>0</text:p>
          </table:table-cell>
          <table:table-cell office:value-type="float" office:value="7.47368421052632" calcext:value-type="float">
            <text:p>7,47368421052632</text:p>
          </table:table-cell>
        </table:table-row>
        <table:table-row table:style-name="ro1">
          <table:table-cell office:value-type="float" office:value="1428" calcext:value-type="float">
            <text:p>1428</text:p>
          </table:table-cell>
          <table:table-cell office:value-type="float" office:value="0" calcext:value-type="float">
            <text:p>0</text:p>
          </table:table-cell>
          <table:table-cell office:value-type="float" office:value="7.21052631578947" calcext:value-type="float">
            <text:p>7,21052631578947</text:p>
          </table:table-cell>
        </table:table-row>
        <table:table-row table:style-name="ro1">
          <table:table-cell office:value-type="float" office:value="1429" calcext:value-type="float">
            <text:p>1429</text:p>
          </table:table-cell>
          <table:table-cell office:value-type="float" office:value="0" calcext:value-type="float">
            <text:p>0</text:p>
          </table:table-cell>
          <table:table-cell office:value-type="float" office:value="7.21052631578947" calcext:value-type="float">
            <text:p>7,21052631578947</text:p>
          </table:table-cell>
        </table:table-row>
        <table:table-row table:style-name="ro1">
          <table:table-cell office:value-type="float" office:value="1430" calcext:value-type="float">
            <text:p>1430</text:p>
          </table:table-cell>
          <table:table-cell office:value-type="float" office:value="0" calcext:value-type="float">
            <text:p>0</text:p>
          </table:table-cell>
          <table:table-cell office:value-type="float" office:value="6.94736842105263" calcext:value-type="float">
            <text:p>6,94736842105263</text:p>
          </table:table-cell>
        </table:table-row>
        <table:table-row table:style-name="ro1">
          <table:table-cell office:value-type="float" office:value="1431" calcext:value-type="float">
            <text:p>1431</text:p>
          </table:table-cell>
          <table:table-cell office:value-type="float" office:value="0" calcext:value-type="float">
            <text:p>0</text:p>
          </table:table-cell>
          <table:table-cell office:value-type="float" office:value="6.63157894736842" calcext:value-type="float">
            <text:p>6,63157894736842</text:p>
          </table:table-cell>
        </table:table-row>
        <table:table-row table:style-name="ro1">
          <table:table-cell office:value-type="float" office:value="1432" calcext:value-type="float">
            <text:p>1432</text:p>
          </table:table-cell>
          <table:table-cell office:value-type="float" office:value="0" calcext:value-type="float">
            <text:p>0</text:p>
          </table:table-cell>
          <table:table-cell office:value-type="float" office:value="6.47368421052632" calcext:value-type="float">
            <text:p>6,47368421052632</text:p>
          </table:table-cell>
        </table:table-row>
        <table:table-row table:style-name="ro1">
          <table:table-cell office:value-type="float" office:value="1433" calcext:value-type="float">
            <text:p>1433</text:p>
          </table:table-cell>
          <table:table-cell office:value-type="float" office:value="0" calcext:value-type="float">
            <text:p>0</text:p>
          </table:table-cell>
          <table:table-cell office:value-type="float" office:value="6.47368421052632" calcext:value-type="float">
            <text:p>6,47368421052632</text:p>
          </table:table-cell>
        </table:table-row>
        <table:table-row table:style-name="ro1">
          <table:table-cell office:value-type="float" office:value="1434" calcext:value-type="float">
            <text:p>1434</text:p>
          </table:table-cell>
          <table:table-cell office:value-type="float" office:value="0" calcext:value-type="float">
            <text:p>0</text:p>
          </table:table-cell>
          <table:table-cell office:value-type="float" office:value="6.52631578947368" calcext:value-type="float">
            <text:p>6,52631578947368</text:p>
          </table:table-cell>
        </table:table-row>
        <table:table-row table:style-name="ro1">
          <table:table-cell office:value-type="float" office:value="1435" calcext:value-type="float">
            <text:p>1435</text:p>
          </table:table-cell>
          <table:table-cell office:value-type="float" office:value="1" calcext:value-type="float">
            <text:p>1</text:p>
          </table:table-cell>
          <table:table-cell office:value-type="float" office:value="6.8421052631579" calcext:value-type="float">
            <text:p>6,8421052631579</text:p>
          </table:table-cell>
        </table:table-row>
        <table:table-row table:style-name="ro1">
          <table:table-cell office:value-type="float" office:value="1436" calcext:value-type="float">
            <text:p>1436</text:p>
          </table:table-cell>
          <table:table-cell office:value-type="float" office:value="0" calcext:value-type="float">
            <text:p>0</text:p>
          </table:table-cell>
          <table:table-cell office:value-type="float" office:value="6.78947368421053" calcext:value-type="float">
            <text:p>6,78947368421053</text:p>
          </table:table-cell>
        </table:table-row>
        <table:table-row table:style-name="ro1">
          <table:table-cell office:value-type="float" office:value="1437" calcext:value-type="float">
            <text:p>143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438" calcext:value-type="float">
            <text:p>1438</text:p>
          </table:table-cell>
          <table:table-cell office:value-type="float" office:value="0" calcext:value-type="float">
            <text:p>0</text:p>
          </table:table-cell>
          <table:table-cell office:value-type="float" office:value="7.05263157894737" calcext:value-type="float">
            <text:p>7,05263157894737</text:p>
          </table:table-cell>
        </table:table-row>
        <table:table-row table:style-name="ro1">
          <table:table-cell office:value-type="float" office:value="1439" calcext:value-type="float">
            <text:p>1439</text:p>
          </table:table-cell>
          <table:table-cell office:value-type="float" office:value="0" calcext:value-type="float">
            <text:p>0</text:p>
          </table:table-cell>
          <table:table-cell office:value-type="float" office:value="6.89473684210526" calcext:value-type="float">
            <text:p>6,89473684210526</text:p>
          </table:table-cell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float" office:value="2" calcext:value-type="float">
            <text:p>2</text:p>
          </table:table-cell>
          <table:table-cell office:value-type="float" office:value="6.78947368421053" calcext:value-type="float">
            <text:p>6,78947368421053</text:p>
          </table:table-cell>
        </table:table-row>
        <table:table-row table:style-name="ro1">
          <table:table-cell office:value-type="float" office:value="1441" calcext:value-type="float">
            <text:p>1441</text:p>
          </table:table-cell>
          <table:table-cell office:value-type="float" office:value="0" calcext:value-type="float">
            <text:p>0</text:p>
          </table:table-cell>
          <table:table-cell office:value-type="float" office:value="6.63157894736842" calcext:value-type="float">
            <text:p>6,63157894736842</text:p>
          </table:table-cell>
        </table:table-row>
        <table:table-row table:style-name="ro1">
          <table:table-cell office:value-type="float" office:value="1442" calcext:value-type="float">
            <text:p>1442</text:p>
          </table:table-cell>
          <table:table-cell office:value-type="float" office:value="0" calcext:value-type="float">
            <text:p>0</text:p>
          </table:table-cell>
          <table:table-cell office:value-type="float" office:value="6.73684210526316" calcext:value-type="float">
            <text:p>6,73684210526316</text:p>
          </table:table-cell>
        </table:table-row>
        <table:table-row table:style-name="ro1">
          <table:table-cell office:value-type="float" office:value="1443" calcext:value-type="float">
            <text:p>1443</text:p>
          </table:table-cell>
          <table:table-cell office:value-type="float" office:value="0" calcext:value-type="float">
            <text:p>0</text:p>
          </table:table-cell>
          <table:table-cell office:value-type="float" office:value="6.68421052631579" calcext:value-type="float">
            <text:p>6,68421052631579</text:p>
          </table:table-cell>
        </table:table-row>
        <table:table-row table:style-name="ro1">
          <table:table-cell office:value-type="float" office:value="1444" calcext:value-type="float">
            <text:p>1444</text:p>
          </table:table-cell>
          <table:table-cell office:value-type="float" office:value="0" calcext:value-type="float">
            <text:p>0</text:p>
          </table:table-cell>
          <table:table-cell office:value-type="float" office:value="6.8421052631579" calcext:value-type="float">
            <text:p>6,8421052631579</text:p>
          </table:table-cell>
        </table:table-row>
        <table:table-row table:style-name="ro1">
          <table:table-cell office:value-type="float" office:value="1445" calcext:value-type="float">
            <text:p>1445</text:p>
          </table:table-cell>
          <table:table-cell office:value-type="float" office:value="0" calcext:value-type="float">
            <text:p>0</text:p>
          </table:table-cell>
          <table:table-cell office:value-type="float" office:value="6.63157894736842" calcext:value-type="float">
            <text:p>6,63157894736842</text:p>
          </table:table-cell>
        </table:table-row>
        <table:table-row table:style-name="ro1">
          <table:table-cell office:value-type="float" office:value="1446" calcext:value-type="float">
            <text:p>1446</text:p>
          </table:table-cell>
          <table:table-cell office:value-type="float" office:value="0" calcext:value-type="float">
            <text:p>0</text:p>
          </table:table-cell>
          <table:table-cell office:value-type="float" office:value="6.78947368421053" calcext:value-type="float">
            <text:p>6,78947368421053</text:p>
          </table:table-cell>
        </table:table-row>
        <table:table-row table:style-name="ro1">
          <table:table-cell office:value-type="float" office:value="1447" calcext:value-type="float">
            <text:p>1447</text:p>
          </table:table-cell>
          <table:table-cell office:value-type="float" office:value="0" calcext:value-type="float">
            <text:p>0</text:p>
          </table:table-cell>
          <table:table-cell office:value-type="float" office:value="6.94736842105263" calcext:value-type="float">
            <text:p>6,94736842105263</text:p>
          </table:table-cell>
        </table:table-row>
        <table:table-row table:style-name="ro1">
          <table:table-cell office:value-type="float" office:value="1448" calcext:value-type="float">
            <text:p>1448</text:p>
          </table:table-cell>
          <table:table-cell office:value-type="float" office:value="1" calcext:value-type="float">
            <text:p>1</text:p>
          </table:table-cell>
          <table:table-cell office:value-type="float" office:value="6.89473684210526" calcext:value-type="float">
            <text:p>6,89473684210526</text:p>
          </table:table-cell>
        </table:table-row>
        <table:table-row table:style-name="ro1">
          <table:table-cell office:value-type="float" office:value="1449" calcext:value-type="float">
            <text:p>1449</text:p>
          </table:table-cell>
          <table:table-cell office:value-type="float" office:value="0" calcext:value-type="float">
            <text:p>0</text:p>
          </table:table-cell>
          <table:table-cell office:value-type="float" office:value="7.21052631578947" calcext:value-type="float">
            <text:p>7,21052631578947</text:p>
          </table:table-cell>
        </table:table-row>
        <table:table-row table:style-name="ro1">
          <table:table-cell office:value-type="float" office:value="1450" calcext:value-type="float">
            <text:p>1450</text:p>
          </table:table-cell>
          <table:table-cell office:value-type="float" office:value="1" calcext:value-type="float">
            <text:p>1</text:p>
          </table:table-cell>
          <table:table-cell office:value-type="float" office:value="7.21052631578947" calcext:value-type="float">
            <text:p>7,21052631578947</text:p>
          </table:table-cell>
        </table:table-row>
        <table:table-row table:style-name="ro1">
          <table:table-cell office:value-type="float" office:value="1451" calcext:value-type="float">
            <text:p>1451</text:p>
          </table:table-cell>
          <table:table-cell office:value-type="float" office:value="0" calcext:value-type="float">
            <text:p>0</text:p>
          </table:table-cell>
          <table:table-cell office:value-type="float" office:value="7.47368421052632" calcext:value-type="float">
            <text:p>7,47368421052632</text:p>
          </table:table-cell>
        </table:table-row>
        <table:table-row table:style-name="ro1">
          <table:table-cell office:value-type="float" office:value="1452" calcext:value-type="float">
            <text:p>1452</text:p>
          </table:table-cell>
          <table:table-cell office:value-type="float" office:value="0" calcext:value-type="float">
            <text:p>0</text:p>
          </table:table-cell>
          <table:table-cell office:value-type="float" office:value="7.52631578947368" calcext:value-type="float">
            <text:p>7,52631578947368</text:p>
          </table:table-cell>
        </table:table-row>
        <table:table-row table:style-name="ro1">
          <table:table-cell office:value-type="float" office:value="1453" calcext:value-type="float">
            <text:p>1453</text:p>
          </table:table-cell>
          <table:table-cell office:value-type="float" office:value="0" calcext:value-type="float">
            <text:p>0</text:p>
          </table:table-cell>
          <table:table-cell office:value-type="float" office:value="7.42105263157895" calcext:value-type="float">
            <text:p>7,42105263157895</text:p>
          </table:table-cell>
        </table:table-row>
        <table:table-row table:style-name="ro1">
          <table:table-cell office:value-type="float" office:value="1454" calcext:value-type="float">
            <text:p>1454</text:p>
          </table:table-cell>
          <table:table-cell office:value-type="float" office:value="0" calcext:value-type="float">
            <text:p>0</text:p>
          </table:table-cell>
          <table:table-cell office:value-type="float" office:value="7.05263157894737" calcext:value-type="float">
            <text:p>7,05263157894737</text:p>
          </table:table-cell>
        </table:table-row>
        <table:table-row table:style-name="ro1">
          <table:table-cell office:value-type="float" office:value="1455" calcext:value-type="float">
            <text:p>1455</text:p>
          </table:table-cell>
          <table:table-cell office:value-type="float" office:value="0" calcext:value-type="float">
            <text:p>0</text:p>
          </table:table-cell>
          <table:table-cell office:value-type="float" office:value="7.05263157894737" calcext:value-type="float">
            <text:p>7,05263157894737</text:p>
          </table:table-cell>
        </table:table-row>
        <table:table-row table:style-name="ro1">
          <table:table-cell office:value-type="float" office:value="1456" calcext:value-type="float">
            <text:p>1456</text:p>
          </table:table-cell>
          <table:table-cell office:value-type="float" office:value="0" calcext:value-type="float">
            <text:p>0</text:p>
          </table:table-cell>
          <table:table-cell office:value-type="float" office:value="6.94736842105263" calcext:value-type="float">
            <text:p>6,94736842105263</text:p>
          </table:table-cell>
        </table:table-row>
        <table:table-row table:style-name="ro1">
          <table:table-cell office:value-type="float" office:value="1457" calcext:value-type="float">
            <text:p>1457</text:p>
          </table:table-cell>
          <table:table-cell office:value-type="float" office:value="0" calcext:value-type="float">
            <text:p>0</text:p>
          </table:table-cell>
          <table:table-cell office:value-type="float" office:value="7.05263157894737" calcext:value-type="float">
            <text:p>7,05263157894737</text:p>
          </table:table-cell>
        </table:table-row>
        <table:table-row table:style-name="ro1">
          <table:table-cell office:value-type="float" office:value="1458" calcext:value-type="float">
            <text:p>1458</text:p>
          </table:table-cell>
          <table:table-cell office:value-type="float" office:value="0" calcext:value-type="float">
            <text:p>0</text:p>
          </table:table-cell>
          <table:table-cell office:value-type="float" office:value="6.8421052631579" calcext:value-type="float">
            <text:p>6,8421052631579</text:p>
          </table:table-cell>
        </table:table-row>
        <table:table-row table:style-name="ro1">
          <table:table-cell office:value-type="float" office:value="1459" calcext:value-type="float">
            <text:p>1459</text:p>
          </table:table-cell>
          <table:table-cell office:value-type="float" office:value="0" calcext:value-type="float">
            <text:p>0</text:p>
          </table:table-cell>
          <table:table-cell office:value-type="float" office:value="6.89473684210526" calcext:value-type="float">
            <text:p>6,89473684210526</text:p>
          </table:table-cell>
        </table:table-row>
        <table:table-row table:style-name="ro1">
          <table:table-cell office:value-type="float" office:value="1460" calcext:value-type="float">
            <text:p>1460</text:p>
          </table:table-cell>
          <table:table-cell office:value-type="float" office:value="0" calcext:value-type="float">
            <text:p>0</text:p>
          </table:table-cell>
          <table:table-cell office:value-type="float" office:value="6.94736842105263" calcext:value-type="float">
            <text:p>6,94736842105263</text:p>
          </table:table-cell>
        </table:table-row>
        <table:table-row table:style-name="ro1">
          <table:table-cell office:value-type="float" office:value="1461" calcext:value-type="float">
            <text:p>1461</text:p>
          </table:table-cell>
          <table:table-cell office:value-type="float" office:value="0" calcext:value-type="float">
            <text:p>0</text:p>
          </table:table-cell>
          <table:table-cell office:value-type="float" office:value="6.89473684210526" calcext:value-type="float">
            <text:p>6,89473684210526</text:p>
          </table:table-cell>
        </table:table-row>
        <table:table-row table:style-name="ro1">
          <table:table-cell office:value-type="float" office:value="1462" calcext:value-type="float">
            <text:p>1462</text:p>
          </table:table-cell>
          <table:table-cell office:value-type="float" office:value="0" calcext:value-type="float">
            <text:p>0</text:p>
          </table:table-cell>
          <table:table-cell office:value-type="float" office:value="6.94736842105263" calcext:value-type="float">
            <text:p>6,94736842105263</text:p>
          </table:table-cell>
        </table:table-row>
        <table:table-row table:style-name="ro1">
          <table:table-cell office:value-type="float" office:value="1463" calcext:value-type="float">
            <text:p>1463</text:p>
          </table:table-cell>
          <table:table-cell office:value-type="float" office:value="0" calcext:value-type="float">
            <text:p>0</text:p>
          </table:table-cell>
          <table:table-cell office:value-type="float" office:value="7.10526315789474" calcext:value-type="float">
            <text:p>7,10526315789474</text:p>
          </table:table-cell>
        </table:table-row>
        <table:table-row table:style-name="ro1">
          <table:table-cell office:value-type="float" office:value="1464" calcext:value-type="float">
            <text:p>1464</text:p>
          </table:table-cell>
          <table:table-cell office:value-type="float" office:value="0" calcext:value-type="float">
            <text:p>0</text:p>
          </table:table-cell>
          <table:table-cell office:value-type="float" office:value="7.26315789473684" calcext:value-type="float">
            <text:p>7,26315789473684</text:p>
          </table:table-cell>
        </table:table-row>
        <table:table-row table:style-name="ro1">
          <table:table-cell office:value-type="float" office:value="1465" calcext:value-type="float">
            <text:p>1465</text:p>
          </table:table-cell>
          <table:table-cell office:value-type="float" office:value="0" calcext:value-type="float">
            <text:p>0</text:p>
          </table:table-cell>
          <table:table-cell office:value-type="float" office:value="7.26315789473684" calcext:value-type="float">
            <text:p>7,26315789473684</text:p>
          </table:table-cell>
        </table:table-row>
        <table:table-row table:style-name="ro1">
          <table:table-cell office:value-type="float" office:value="1466" calcext:value-type="float">
            <text:p>1466</text:p>
          </table:table-cell>
          <table:table-cell office:value-type="float" office:value="0" calcext:value-type="float">
            <text:p>0</text:p>
          </table:table-cell>
          <table:table-cell office:value-type="float" office:value="7.21052631578947" calcext:value-type="float">
            <text:p>7,21052631578947</text:p>
          </table:table-cell>
        </table:table-row>
        <table:table-row table:style-name="ro1">
          <table:table-cell office:value-type="float" office:value="1467" calcext:value-type="float">
            <text:p>1467</text:p>
          </table:table-cell>
          <table:table-cell office:value-type="float" office:value="0" calcext:value-type="float">
            <text:p>0</text:p>
          </table:table-cell>
          <table:table-cell office:value-type="float" office:value="7.10526315789474" calcext:value-type="float">
            <text:p>7,10526315789474</text:p>
          </table:table-cell>
        </table:table-row>
        <table:table-row table:style-name="ro1">
          <table:table-cell office:value-type="float" office:value="1468" calcext:value-type="float">
            <text:p>1468</text:p>
          </table:table-cell>
          <table:table-cell office:value-type="float" office:value="0" calcext:value-type="float">
            <text:p>0</text:p>
          </table:table-cell>
          <table:table-cell office:value-type="float" office:value="6.94736842105263" calcext:value-type="float">
            <text:p>6,94736842105263</text:p>
          </table:table-cell>
        </table:table-row>
        <table:table-row table:style-name="ro1">
          <table:table-cell office:value-type="float" office:value="1469" calcext:value-type="float">
            <text:p>1469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470" calcext:value-type="float">
            <text:p>1470</text:p>
          </table:table-cell>
          <table:table-cell office:value-type="float" office:value="0" calcext:value-type="float">
            <text:p>0</text:p>
          </table:table-cell>
          <table:table-cell office:value-type="float" office:value="6.94736842105263" calcext:value-type="float">
            <text:p>6,94736842105263</text:p>
          </table:table-cell>
        </table:table-row>
        <table:table-row table:style-name="ro1">
          <table:table-cell office:value-type="float" office:value="1471" calcext:value-type="float">
            <text:p>1471</text:p>
          </table:table-cell>
          <table:table-cell office:value-type="float" office:value="0" calcext:value-type="float">
            <text:p>0</text:p>
          </table:table-cell>
          <table:table-cell office:value-type="float" office:value="6.89473684210526" calcext:value-type="float">
            <text:p>6,89473684210526</text:p>
          </table:table-cell>
        </table:table-row>
        <table:table-row table:style-name="ro1">
          <table:table-cell office:value-type="float" office:value="1472" calcext:value-type="float">
            <text:p>1472</text:p>
          </table:table-cell>
          <table:table-cell office:value-type="float" office:value="0" calcext:value-type="float">
            <text:p>0</text:p>
          </table:table-cell>
          <table:table-cell office:value-type="float" office:value="6.8421052631579" calcext:value-type="float">
            <text:p>6,8421052631579</text:p>
          </table:table-cell>
        </table:table-row>
        <table:table-row table:style-name="ro1">
          <table:table-cell office:value-type="float" office:value="1473" calcext:value-type="float">
            <text:p>1473</text:p>
          </table:table-cell>
          <table:table-cell office:value-type="float" office:value="1" calcext:value-type="float">
            <text:p>1</text:p>
          </table:table-cell>
          <table:table-cell office:value-type="float" office:value="6.73684210526316" calcext:value-type="float">
            <text:p>6,73684210526316</text:p>
          </table:table-cell>
        </table:table-row>
        <table:table-row table:style-name="ro1">
          <table:table-cell office:value-type="float" office:value="1474" calcext:value-type="float">
            <text:p>1474</text:p>
          </table:table-cell>
          <table:table-cell office:value-type="float" office:value="1" calcext:value-type="float">
            <text:p>1</text:p>
          </table:table-cell>
          <table:table-cell office:value-type="float" office:value="6.68421052631579" calcext:value-type="float">
            <text:p>6,68421052631579</text:p>
          </table:table-cell>
        </table:table-row>
        <table:table-row table:style-name="ro1">
          <table:table-cell office:value-type="float" office:value="1475" calcext:value-type="float">
            <text:p>1475</text:p>
          </table:table-cell>
          <table:table-cell office:value-type="float" office:value="0" calcext:value-type="float">
            <text:p>0</text:p>
          </table:table-cell>
          <table:table-cell office:value-type="float" office:value="6.78947368421053" calcext:value-type="float">
            <text:p>6,78947368421053</text:p>
          </table:table-cell>
        </table:table-row>
        <table:table-row table:style-name="ro1">
          <table:table-cell office:value-type="float" office:value="1476" calcext:value-type="float">
            <text:p>1476</text:p>
          </table:table-cell>
          <table:table-cell office:value-type="float" office:value="0" calcext:value-type="float">
            <text:p>0</text:p>
          </table:table-cell>
          <table:table-cell office:value-type="float" office:value="6.89473684210526" calcext:value-type="float">
            <text:p>6,89473684210526</text:p>
          </table:table-cell>
        </table:table-row>
        <table:table-row table:style-name="ro1">
          <table:table-cell office:value-type="float" office:value="1477" calcext:value-type="float">
            <text:p>1477</text:p>
          </table:table-cell>
          <table:table-cell office:value-type="float" office:value="0" calcext:value-type="float">
            <text:p>0</text:p>
          </table:table-cell>
          <table:table-cell office:value-type="float" office:value="6.94736842105263" calcext:value-type="float">
            <text:p>6,94736842105263</text:p>
          </table:table-cell>
        </table:table-row>
        <table:table-row table:style-name="ro1">
          <table:table-cell office:value-type="float" office:value="1478" calcext:value-type="float">
            <text:p>1478</text:p>
          </table:table-cell>
          <table:table-cell office:value-type="float" office:value="0" calcext:value-type="float">
            <text:p>0</text:p>
          </table:table-cell>
          <table:table-cell office:value-type="float" office:value="6.73684210526316" calcext:value-type="float">
            <text:p>6,73684210526316</text:p>
          </table:table-cell>
        </table:table-row>
        <table:table-row table:style-name="ro1">
          <table:table-cell office:value-type="float" office:value="1479" calcext:value-type="float">
            <text:p>1479</text:p>
          </table:table-cell>
          <table:table-cell office:value-type="float" office:value="0" calcext:value-type="float">
            <text:p>0</text:p>
          </table:table-cell>
          <table:table-cell office:value-type="float" office:value="6.73684210526316" calcext:value-type="float">
            <text:p>6,73684210526316</text:p>
          </table:table-cell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float" office:value="0" calcext:value-type="float">
            <text:p>0</text:p>
          </table:table-cell>
          <table:table-cell office:value-type="float" office:value="6.68421052631579" calcext:value-type="float">
            <text:p>6,68421052631579</text:p>
          </table:table-cell>
        </table:table-row>
        <table:table-row table:style-name="ro1">
          <table:table-cell office:value-type="float" office:value="1481" calcext:value-type="float">
            <text:p>1481</text:p>
          </table:table-cell>
          <table:table-cell office:value-type="float" office:value="0" calcext:value-type="float">
            <text:p>0</text:p>
          </table:table-cell>
          <table:table-cell office:value-type="float" office:value="6.68421052631579" calcext:value-type="float">
            <text:p>6,68421052631579</text:p>
          </table:table-cell>
        </table:table-row>
        <table:table-row table:style-name="ro1">
          <table:table-cell office:value-type="float" office:value="1482" calcext:value-type="float">
            <text:p>1482</text:p>
          </table:table-cell>
          <table:table-cell office:value-type="float" office:value="0" calcext:value-type="float">
            <text:p>0</text:p>
          </table:table-cell>
          <table:table-cell office:value-type="float" office:value="6.52631578947368" calcext:value-type="float">
            <text:p>6,52631578947368</text:p>
          </table:table-cell>
        </table:table-row>
        <table:table-row table:style-name="ro1">
          <table:table-cell office:value-type="float" office:value="1483" calcext:value-type="float">
            <text:p>1483</text:p>
          </table:table-cell>
          <table:table-cell office:value-type="float" office:value="0" calcext:value-type="float">
            <text:p>0</text:p>
          </table:table-cell>
          <table:table-cell office:value-type="float" office:value="6.42105263157895" calcext:value-type="float">
            <text:p>6,42105263157895</text:p>
          </table:table-cell>
        </table:table-row>
        <table:table-row table:style-name="ro1">
          <table:table-cell office:value-type="float" office:value="1484" calcext:value-type="float">
            <text:p>1484</text:p>
          </table:table-cell>
          <table:table-cell office:value-type="float" office:value="0" calcext:value-type="float">
            <text:p>0</text:p>
          </table:table-cell>
          <table:table-cell office:value-type="float" office:value="6.05263157894737" calcext:value-type="float">
            <text:p>6,05263157894737</text:p>
          </table:table-cell>
        </table:table-row>
        <table:table-row table:style-name="ro1">
          <table:table-cell office:value-type="float" office:value="1485" calcext:value-type="float">
            <text:p>1485</text:p>
          </table:table-cell>
          <table:table-cell office:value-type="float" office:value="0" calcext:value-type="float">
            <text:p>0</text:p>
          </table:table-cell>
          <table:table-cell office:value-type="float" office:value="6.42105263157895" calcext:value-type="float">
            <text:p>6,42105263157895</text:p>
          </table:table-cell>
        </table:table-row>
        <table:table-row table:style-name="ro1">
          <table:table-cell office:value-type="float" office:value="1486" calcext:value-type="float">
            <text:p>1486</text:p>
          </table:table-cell>
          <table:table-cell office:value-type="float" office:value="0" calcext:value-type="float">
            <text:p>0</text:p>
          </table:table-cell>
          <table:table-cell office:value-type="float" office:value="6.73684210526316" calcext:value-type="float">
            <text:p>6,73684210526316</text:p>
          </table:table-cell>
        </table:table-row>
        <table:table-row table:style-name="ro1">
          <table:table-cell office:value-type="float" office:value="1487" calcext:value-type="float">
            <text:p>1487</text:p>
          </table:table-cell>
          <table:table-cell office:value-type="float" office:value="0" calcext:value-type="float">
            <text:p>0</text:p>
          </table:table-cell>
          <table:table-cell office:value-type="float" office:value="6.63157894736842" calcext:value-type="float">
            <text:p>6,63157894736842</text:p>
          </table:table-cell>
        </table:table-row>
        <table:table-row table:style-name="ro1">
          <table:table-cell office:value-type="float" office:value="1488" calcext:value-type="float">
            <text:p>1488</text:p>
          </table:table-cell>
          <table:table-cell office:value-type="float" office:value="0" calcext:value-type="float">
            <text:p>0</text:p>
          </table:table-cell>
          <table:table-cell office:value-type="float" office:value="6.63157894736842" calcext:value-type="float">
            <text:p>6,63157894736842</text:p>
          </table:table-cell>
        </table:table-row>
        <table:table-row table:style-name="ro1">
          <table:table-cell office:value-type="float" office:value="1489" calcext:value-type="float">
            <text:p>1489</text:p>
          </table:table-cell>
          <table:table-cell office:value-type="float" office:value="0" calcext:value-type="float">
            <text:p>0</text:p>
          </table:table-cell>
          <table:table-cell office:value-type="float" office:value="6.47368421052632" calcext:value-type="float">
            <text:p>6,47368421052632</text:p>
          </table:table-cell>
        </table:table-row>
        <table:table-row table:style-name="ro1">
          <table:table-cell office:value-type="float" office:value="1490" calcext:value-type="float">
            <text:p>1490</text:p>
          </table:table-cell>
          <table:table-cell office:value-type="float" office:value="0" calcext:value-type="float">
            <text:p>0</text:p>
          </table:table-cell>
          <table:table-cell office:value-type="float" office:value="6.31578947368421" calcext:value-type="float">
            <text:p>6,31578947368421</text:p>
          </table:table-cell>
        </table:table-row>
        <table:table-row table:style-name="ro1">
          <table:table-cell office:value-type="float" office:value="1491" calcext:value-type="float">
            <text:p>1491</text:p>
          </table:table-cell>
          <table:table-cell office:value-type="float" office:value="0" calcext:value-type="float">
            <text:p>0</text:p>
          </table:table-cell>
          <table:table-cell office:value-type="float" office:value="6.57894736842105" calcext:value-type="float">
            <text:p>6,57894736842105</text:p>
          </table:table-cell>
        </table:table-row>
        <table:table-row table:style-name="ro1">
          <table:table-cell office:value-type="float" office:value="1492" calcext:value-type="float">
            <text:p>1492</text:p>
          </table:table-cell>
          <table:table-cell office:value-type="float" office:value="0" calcext:value-type="float">
            <text:p>0</text:p>
          </table:table-cell>
          <table:table-cell office:value-type="float" office:value="6.73684210526316" calcext:value-type="float">
            <text:p>6,73684210526316</text:p>
          </table:table-cell>
        </table:table-row>
        <table:table-row table:style-name="ro1">
          <table:table-cell office:value-type="float" office:value="1493" calcext:value-type="float">
            <text:p>1493</text:p>
          </table:table-cell>
          <table:table-cell office:value-type="float" office:value="0" calcext:value-type="float">
            <text:p>0</text:p>
          </table:table-cell>
          <table:table-cell office:value-type="float" office:value="6.73684210526316" calcext:value-type="float">
            <text:p>6,73684210526316</text:p>
          </table:table-cell>
        </table:table-row>
        <table:table-row table:style-name="ro1">
          <table:table-cell office:value-type="float" office:value="1494" calcext:value-type="float">
            <text:p>1494</text:p>
          </table:table-cell>
          <table:table-cell office:value-type="float" office:value="0" calcext:value-type="float">
            <text:p>0</text:p>
          </table:table-cell>
          <table:table-cell office:value-type="float" office:value="6.68421052631579" calcext:value-type="float">
            <text:p>6,68421052631579</text:p>
          </table:table-cell>
        </table:table-row>
        <table:table-row table:style-name="ro1">
          <table:table-cell office:value-type="float" office:value="1495" calcext:value-type="float">
            <text:p>1495</text:p>
          </table:table-cell>
          <table:table-cell office:value-type="float" office:value="1" calcext:value-type="float">
            <text:p>1</text:p>
          </table:table-cell>
          <table:table-cell office:value-type="float" office:value="6.36842105263158" calcext:value-type="float">
            <text:p>6,36842105263158</text:p>
          </table:table-cell>
        </table:table-row>
        <table:table-row table:style-name="ro1">
          <table:table-cell office:value-type="float" office:value="1496" calcext:value-type="float">
            <text:p>1496</text:p>
          </table:table-cell>
          <table:table-cell office:value-type="float" office:value="0" calcext:value-type="float">
            <text:p>0</text:p>
          </table:table-cell>
          <table:table-cell office:value-type="float" office:value="6.47368421052632" calcext:value-type="float">
            <text:p>6,47368421052632</text:p>
          </table:table-cell>
        </table:table-row>
        <table:table-row table:style-name="ro1">
          <table:table-cell office:value-type="float" office:value="1497" calcext:value-type="float">
            <text:p>1497</text:p>
          </table:table-cell>
          <table:table-cell office:value-type="float" office:value="1" calcext:value-type="float">
            <text:p>1</text:p>
          </table:table-cell>
          <table:table-cell office:value-type="float" office:value="6.8421052631579" calcext:value-type="float">
            <text:p>6,8421052631579</text:p>
          </table:table-cell>
        </table:table-row>
        <table:table-row table:style-name="ro1">
          <table:table-cell office:value-type="float" office:value="1498" calcext:value-type="float">
            <text:p>1498</text:p>
          </table:table-cell>
          <table:table-cell office:value-type="float" office:value="0" calcext:value-type="float">
            <text:p>0</text:p>
          </table:table-cell>
          <table:table-cell office:value-type="float" office:value="6.89473684210526" calcext:value-type="float">
            <text:p>6,89473684210526</text:p>
          </table:table-cell>
        </table:table-row>
        <table:table-row table:style-name="ro1">
          <table:table-cell office:value-type="float" office:value="1499" calcext:value-type="float">
            <text:p>149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01" calcext:value-type="float">
            <text:p>15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02" calcext:value-type="float">
            <text:p>150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03" calcext:value-type="float">
            <text:p>150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04" calcext:value-type="float">
            <text:p>150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505" calcext:value-type="float">
            <text:p>150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06" calcext:value-type="float">
            <text:p>150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507" calcext:value-type="float">
            <text:p>150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508" calcext:value-type="float">
            <text:p>150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09" calcext:value-type="float">
            <text:p>150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510" calcext:value-type="float">
            <text:p>151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11" calcext:value-type="float">
            <text:p>151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512" calcext:value-type="float">
            <text:p>151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13" calcext:value-type="float">
            <text:p>151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14" calcext:value-type="float">
            <text:p>151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15" calcext:value-type="float">
            <text:p>151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516" calcext:value-type="float">
            <text:p>151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517" calcext:value-type="float">
            <text:p>151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518" calcext:value-type="float">
            <text:p>151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19" calcext:value-type="float">
            <text:p>151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20" calcext:value-type="float">
            <text:p>152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21" calcext:value-type="float">
            <text:p>152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22" calcext:value-type="float">
            <text:p>152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23" calcext:value-type="float">
            <text:p>152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524" calcext:value-type="float">
            <text:p>152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25" calcext:value-type="float">
            <text:p>152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26" calcext:value-type="float">
            <text:p>152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27" calcext:value-type="float">
            <text:p>152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28" calcext:value-type="float">
            <text:p>15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29" calcext:value-type="float">
            <text:p>152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30" calcext:value-type="float">
            <text:p>153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31" calcext:value-type="float">
            <text:p>153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32" calcext:value-type="float">
            <text:p>153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33" calcext:value-type="float">
            <text:p>153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34" calcext:value-type="float">
            <text:p>153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35" calcext:value-type="float">
            <text:p>153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36" calcext:value-type="float">
            <text:p>153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37" calcext:value-type="float">
            <text:p>153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38" calcext:value-type="float">
            <text:p>153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539" calcext:value-type="float">
            <text:p>153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40" calcext:value-type="float">
            <text:p>154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41" calcext:value-type="float">
            <text:p>154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42" calcext:value-type="float">
            <text:p>154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43" calcext:value-type="float">
            <text:p>154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44" calcext:value-type="float">
            <text:p>154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545" calcext:value-type="float">
            <text:p>154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46" calcext:value-type="float">
            <text:p>154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47" calcext:value-type="float">
            <text:p>154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548" calcext:value-type="float">
            <text:p>154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49" calcext:value-type="float">
            <text:p>154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50" calcext:value-type="float">
            <text:p>155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51" calcext:value-type="float">
            <text:p>155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52" calcext:value-type="float">
            <text:p>155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53" calcext:value-type="float">
            <text:p>155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54" calcext:value-type="float">
            <text:p>155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55" calcext:value-type="float">
            <text:p>155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56" calcext:value-type="float">
            <text:p>155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57" calcext:value-type="float">
            <text:p>155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58" calcext:value-type="float">
            <text:p>155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59" calcext:value-type="float">
            <text:p>155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60" calcext:value-type="float">
            <text:p>156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561" calcext:value-type="float">
            <text:p>156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62" calcext:value-type="float">
            <text:p>156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63" calcext:value-type="float">
            <text:p>156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64" calcext:value-type="float">
            <text:p>156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65" calcext:value-type="float">
            <text:p>156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66" calcext:value-type="float">
            <text:p>156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67" calcext:value-type="float">
            <text:p>15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68" calcext:value-type="float">
            <text:p>156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69" calcext:value-type="float">
            <text:p>156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70" calcext:value-type="float">
            <text:p>157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71" calcext:value-type="float">
            <text:p>157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72" calcext:value-type="float">
            <text:p>157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73" calcext:value-type="float">
            <text:p>157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74" calcext:value-type="float">
            <text:p>157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75" calcext:value-type="float">
            <text:p>157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576" calcext:value-type="float">
            <text:p>157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577" calcext:value-type="float">
            <text:p>157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78" calcext:value-type="float">
            <text:p>157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579" calcext:value-type="float">
            <text:p>157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580" calcext:value-type="float">
            <text:p>158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81" calcext:value-type="float">
            <text:p>158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82" calcext:value-type="float">
            <text:p>158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583" calcext:value-type="float">
            <text:p>158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84" calcext:value-type="float">
            <text:p>158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85" calcext:value-type="float">
            <text:p>158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86" calcext:value-type="float">
            <text:p>158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87" calcext:value-type="float">
            <text:p>158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88" calcext:value-type="float">
            <text:p>158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89" calcext:value-type="float">
            <text:p>158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90" calcext:value-type="float">
            <text:p>159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591" calcext:value-type="float">
            <text:p>159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92" calcext:value-type="float">
            <text:p>159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593" calcext:value-type="float">
            <text:p>159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94" calcext:value-type="float">
            <text:p>159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95" calcext:value-type="float">
            <text:p>159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96" calcext:value-type="float">
            <text:p>159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97" calcext:value-type="float">
            <text:p>159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98" calcext:value-type="float">
            <text:p>159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99" calcext:value-type="float">
            <text:p>159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01" calcext:value-type="float">
            <text:p>16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02" calcext:value-type="float">
            <text:p>160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03" calcext:value-type="float">
            <text:p>160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04" calcext:value-type="float">
            <text:p>160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05" calcext:value-type="float">
            <text:p>160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06" calcext:value-type="float">
            <text:p>160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07" calcext:value-type="float">
            <text:p>160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08" calcext:value-type="float">
            <text:p>160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09" calcext:value-type="float">
            <text:p>160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10" calcext:value-type="float">
            <text:p>161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11" calcext:value-type="float">
            <text:p>161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12" calcext:value-type="float">
            <text:p>161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13" calcext:value-type="float">
            <text:p>161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14" calcext:value-type="float">
            <text:p>161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15" calcext:value-type="float">
            <text:p>161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16" calcext:value-type="float">
            <text:p>161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17" calcext:value-type="float">
            <text:p>161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18" calcext:value-type="float">
            <text:p>161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19" calcext:value-type="float">
            <text:p>161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20" calcext:value-type="float">
            <text:p>162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21" calcext:value-type="float">
            <text:p>162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22" calcext:value-type="float">
            <text:p>162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23" calcext:value-type="float">
            <text:p>162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24" calcext:value-type="float">
            <text:p>162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25" calcext:value-type="float">
            <text:p>162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26" calcext:value-type="float">
            <text:p>162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27" calcext:value-type="float">
            <text:p>162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28" calcext:value-type="float">
            <text:p>16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29" calcext:value-type="float">
            <text:p>162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30" calcext:value-type="float">
            <text:p>163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31" calcext:value-type="float">
            <text:p>163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32" calcext:value-type="float">
            <text:p>163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33" calcext:value-type="float">
            <text:p>163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34" calcext:value-type="float">
            <text:p>163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35" calcext:value-type="float">
            <text:p>163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36" calcext:value-type="float">
            <text:p>163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37" calcext:value-type="float">
            <text:p>163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38" calcext:value-type="float">
            <text:p>163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39" calcext:value-type="float">
            <text:p>163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40" calcext:value-type="float">
            <text:p>164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41" calcext:value-type="float">
            <text:p>164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42" calcext:value-type="float">
            <text:p>164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43" calcext:value-type="float">
            <text:p>164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44" calcext:value-type="float">
            <text:p>164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45" calcext:value-type="float">
            <text:p>164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46" calcext:value-type="float">
            <text:p>164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47" calcext:value-type="float">
            <text:p>164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48" calcext:value-type="float">
            <text:p>164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49" calcext:value-type="float">
            <text:p>164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50" calcext:value-type="float">
            <text:p>165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51" calcext:value-type="float">
            <text:p>165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52" calcext:value-type="float">
            <text:p>165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53" calcext:value-type="float">
            <text:p>165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54" calcext:value-type="float">
            <text:p>165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55" calcext:value-type="float">
            <text:p>165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56" calcext:value-type="float">
            <text:p>165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57" calcext:value-type="float">
            <text:p>165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58" calcext:value-type="float">
            <text:p>165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59" calcext:value-type="float">
            <text:p>165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60" calcext:value-type="float">
            <text:p>166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61" calcext:value-type="float">
            <text:p>166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62" calcext:value-type="float">
            <text:p>166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63" calcext:value-type="float">
            <text:p>166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64" calcext:value-type="float">
            <text:p>166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65" calcext:value-type="float">
            <text:p>166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66" calcext:value-type="float">
            <text:p>166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67" calcext:value-type="float">
            <text:p>16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68" calcext:value-type="float">
            <text:p>166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69" calcext:value-type="float">
            <text:p>166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70" calcext:value-type="float">
            <text:p>167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71" calcext:value-type="float">
            <text:p>167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72" calcext:value-type="float">
            <text:p>167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73" calcext:value-type="float">
            <text:p>167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74" calcext:value-type="float">
            <text:p>167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75" calcext:value-type="float">
            <text:p>167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76" calcext:value-type="float">
            <text:p>167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77" calcext:value-type="float">
            <text:p>167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78" calcext:value-type="float">
            <text:p>167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79" calcext:value-type="float">
            <text:p>167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80" calcext:value-type="float">
            <text:p>168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81" calcext:value-type="float">
            <text:p>168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82" calcext:value-type="float">
            <text:p>168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83" calcext:value-type="float">
            <text:p>168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84" calcext:value-type="float">
            <text:p>168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85" calcext:value-type="float">
            <text:p>168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86" calcext:value-type="float">
            <text:p>168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87" calcext:value-type="float">
            <text:p>168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88" calcext:value-type="float">
            <text:p>168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89" calcext:value-type="float">
            <text:p>168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90" calcext:value-type="float">
            <text:p>169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91" calcext:value-type="float">
            <text:p>169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92" calcext:value-type="float">
            <text:p>169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93" calcext:value-type="float">
            <text:p>169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94" calcext:value-type="float">
            <text:p>169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95" calcext:value-type="float">
            <text:p>169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96" calcext:value-type="float">
            <text:p>169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97" calcext:value-type="float">
            <text:p>169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98" calcext:value-type="float">
            <text:p>169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99" calcext:value-type="float">
            <text:p>169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01" calcext:value-type="float">
            <text:p>17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02" calcext:value-type="float">
            <text:p>170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03" calcext:value-type="float">
            <text:p>170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04" calcext:value-type="float">
            <text:p>170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05" calcext:value-type="float">
            <text:p>170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06" calcext:value-type="float">
            <text:p>170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07" calcext:value-type="float">
            <text:p>170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08" calcext:value-type="float">
            <text:p>170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09" calcext:value-type="float">
            <text:p>170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10" calcext:value-type="float">
            <text:p>171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11" calcext:value-type="float">
            <text:p>171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12" calcext:value-type="float">
            <text:p>171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13" calcext:value-type="float">
            <text:p>171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14" calcext:value-type="float">
            <text:p>171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15" calcext:value-type="float">
            <text:p>171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16" calcext:value-type="float">
            <text:p>1716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717" calcext:value-type="float">
            <text:p>171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18" calcext:value-type="float">
            <text:p>171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19" calcext:value-type="float">
            <text:p>171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20" calcext:value-type="float">
            <text:p>172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21" calcext:value-type="float">
            <text:p>172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22" calcext:value-type="float">
            <text:p>172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23" calcext:value-type="float">
            <text:p>172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24" calcext:value-type="float">
            <text:p>172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25" calcext:value-type="float">
            <text:p>172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26" calcext:value-type="float">
            <text:p>172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27" calcext:value-type="float">
            <text:p>172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28" calcext:value-type="float">
            <text:p>17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29" calcext:value-type="float">
            <text:p>172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30" calcext:value-type="float">
            <text:p>173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31" calcext:value-type="float">
            <text:p>173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32" calcext:value-type="float">
            <text:p>173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33" calcext:value-type="float">
            <text:p>173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34" calcext:value-type="float">
            <text:p>173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35" calcext:value-type="float">
            <text:p>173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36" calcext:value-type="float">
            <text:p>173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37" calcext:value-type="float">
            <text:p>173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38" calcext:value-type="float">
            <text:p>173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39" calcext:value-type="float">
            <text:p>173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40" calcext:value-type="float">
            <text:p>174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41" calcext:value-type="float">
            <text:p>174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42" calcext:value-type="float">
            <text:p>174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43" calcext:value-type="float">
            <text:p>174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44" calcext:value-type="float">
            <text:p>174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45" calcext:value-type="float">
            <text:p>174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46" calcext:value-type="float">
            <text:p>174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47" calcext:value-type="float">
            <text:p>174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48" calcext:value-type="float">
            <text:p>174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49" calcext:value-type="float">
            <text:p>174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51" calcext:value-type="float">
            <text:p>175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52" calcext:value-type="float">
            <text:p>175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53" calcext:value-type="float">
            <text:p>175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54" calcext:value-type="float">
            <text:p>175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55" calcext:value-type="float">
            <text:p>175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56" calcext:value-type="float">
            <text:p>175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57" calcext:value-type="float">
            <text:p>175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58" calcext:value-type="float">
            <text:p>175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59" calcext:value-type="float">
            <text:p>175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60" calcext:value-type="float">
            <text:p>176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61" calcext:value-type="float">
            <text:p>176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62" calcext:value-type="float">
            <text:p>176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63" calcext:value-type="float">
            <text:p>176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64" calcext:value-type="float">
            <text:p>176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65" calcext:value-type="float">
            <text:p>176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66" calcext:value-type="float">
            <text:p>176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67" calcext:value-type="float">
            <text:p>17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68" calcext:value-type="float">
            <text:p>176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69" calcext:value-type="float">
            <text:p>176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70" calcext:value-type="float">
            <text:p>177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71" calcext:value-type="float">
            <text:p>177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72" calcext:value-type="float">
            <text:p>177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73" calcext:value-type="float">
            <text:p>177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74" calcext:value-type="float">
            <text:p>177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75" calcext:value-type="float">
            <text:p>177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76" calcext:value-type="float">
            <text:p>177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77" calcext:value-type="float">
            <text:p>177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78" calcext:value-type="float">
            <text:p>177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79" calcext:value-type="float">
            <text:p>177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80" calcext:value-type="float">
            <text:p>178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81" calcext:value-type="float">
            <text:p>178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82" calcext:value-type="float">
            <text:p>178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83" calcext:value-type="float">
            <text:p>178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84" calcext:value-type="float">
            <text:p>178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85" calcext:value-type="float">
            <text:p>178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86" calcext:value-type="float">
            <text:p>178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87" calcext:value-type="float">
            <text:p>178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88" calcext:value-type="float">
            <text:p>178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89" calcext:value-type="float">
            <text:p>178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90" calcext:value-type="float">
            <text:p>179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91" calcext:value-type="float">
            <text:p>179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92" calcext:value-type="float">
            <text:p>179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93" calcext:value-type="float">
            <text:p>179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94" calcext:value-type="float">
            <text:p>179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95" calcext:value-type="float">
            <text:p>179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96" calcext:value-type="float">
            <text:p>179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97" calcext:value-type="float">
            <text:p>179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98" calcext:value-type="float">
            <text:p>179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99" calcext:value-type="float">
            <text:p>179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01" calcext:value-type="float">
            <text:p>18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02" calcext:value-type="float">
            <text:p>180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03" calcext:value-type="float">
            <text:p>180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804" calcext:value-type="float">
            <text:p>180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05" calcext:value-type="float">
            <text:p>180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06" calcext:value-type="float">
            <text:p>180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07" calcext:value-type="float">
            <text:p>180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08" calcext:value-type="float">
            <text:p>180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09" calcext:value-type="float">
            <text:p>180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10" calcext:value-type="float">
            <text:p>181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11" calcext:value-type="float">
            <text:p>181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12" calcext:value-type="float">
            <text:p>181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13" calcext:value-type="float">
            <text:p>181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14" calcext:value-type="float">
            <text:p>181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15" calcext:value-type="float">
            <text:p>181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816" calcext:value-type="float">
            <text:p>181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17" calcext:value-type="float">
            <text:p>181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18" calcext:value-type="float">
            <text:p>181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19" calcext:value-type="float">
            <text:p>181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20" calcext:value-type="float">
            <text:p>182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21" calcext:value-type="float">
            <text:p>182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22" calcext:value-type="float">
            <text:p>182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23" calcext:value-type="float">
            <text:p>182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24" calcext:value-type="float">
            <text:p>182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25" calcext:value-type="float">
            <text:p>182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26" calcext:value-type="float">
            <text:p>182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27" calcext:value-type="float">
            <text:p>182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28" calcext:value-type="float">
            <text:p>18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29" calcext:value-type="float">
            <text:p>182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30" calcext:value-type="float">
            <text:p>183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31" calcext:value-type="float">
            <text:p>183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32" calcext:value-type="float">
            <text:p>183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33" calcext:value-type="float">
            <text:p>183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34" calcext:value-type="float">
            <text:p>183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35" calcext:value-type="float">
            <text:p>183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36" calcext:value-type="float">
            <text:p>183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37" calcext:value-type="float">
            <text:p>183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38" calcext:value-type="float">
            <text:p>183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39" calcext:value-type="float">
            <text:p>183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40" calcext:value-type="float">
            <text:p>184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41" calcext:value-type="float">
            <text:p>184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42" calcext:value-type="float">
            <text:p>184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43" calcext:value-type="float">
            <text:p>184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44" calcext:value-type="float">
            <text:p>184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45" calcext:value-type="float">
            <text:p>184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46" calcext:value-type="float">
            <text:p>184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47" calcext:value-type="float">
            <text:p>184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48" calcext:value-type="float">
            <text:p>184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49" calcext:value-type="float">
            <text:p>184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50" calcext:value-type="float">
            <text:p>185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51" calcext:value-type="float">
            <text:p>185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52" calcext:value-type="float">
            <text:p>185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53" calcext:value-type="float">
            <text:p>185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54" calcext:value-type="float">
            <text:p>185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55" calcext:value-type="float">
            <text:p>185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56" calcext:value-type="float">
            <text:p>185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57" calcext:value-type="float">
            <text:p>185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58" calcext:value-type="float">
            <text:p>185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59" calcext:value-type="float">
            <text:p>185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60" calcext:value-type="float">
            <text:p>186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61" calcext:value-type="float">
            <text:p>186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62" calcext:value-type="float">
            <text:p>186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63" calcext:value-type="float">
            <text:p>186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64" calcext:value-type="float">
            <text:p>186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65" calcext:value-type="float">
            <text:p>186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66" calcext:value-type="float">
            <text:p>186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67" calcext:value-type="float">
            <text:p>18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68" calcext:value-type="float">
            <text:p>186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69" calcext:value-type="float">
            <text:p>186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70" calcext:value-type="float">
            <text:p>187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71" calcext:value-type="float">
            <text:p>187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72" calcext:value-type="float">
            <text:p>187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73" calcext:value-type="float">
            <text:p>187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74" calcext:value-type="float">
            <text:p>187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75" calcext:value-type="float">
            <text:p>187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76" calcext:value-type="float">
            <text:p>187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77" calcext:value-type="float">
            <text:p>187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78" calcext:value-type="float">
            <text:p>187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79" calcext:value-type="float">
            <text:p>187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80" calcext:value-type="float">
            <text:p>188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81" calcext:value-type="float">
            <text:p>188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82" calcext:value-type="float">
            <text:p>188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83" calcext:value-type="float">
            <text:p>188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84" calcext:value-type="float">
            <text:p>188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85" calcext:value-type="float">
            <text:p>188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86" calcext:value-type="float">
            <text:p>188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87" calcext:value-type="float">
            <text:p>188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88" calcext:value-type="float">
            <text:p>188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89" calcext:value-type="float">
            <text:p>188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90" calcext:value-type="float">
            <text:p>189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91" calcext:value-type="float">
            <text:p>189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92" calcext:value-type="float">
            <text:p>189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93" calcext:value-type="float">
            <text:p>189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94" calcext:value-type="float">
            <text:p>189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95" calcext:value-type="float">
            <text:p>189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96" calcext:value-type="float">
            <text:p>189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97" calcext:value-type="float">
            <text:p>189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98" calcext:value-type="float">
            <text:p>189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99" calcext:value-type="float">
            <text:p>189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01" calcext:value-type="float">
            <text:p>19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02" calcext:value-type="float">
            <text:p>190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903" calcext:value-type="float">
            <text:p>190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04" calcext:value-type="float">
            <text:p>190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05" calcext:value-type="float">
            <text:p>19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906" calcext:value-type="float">
            <text:p>190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07" calcext:value-type="float">
            <text:p>190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08" calcext:value-type="float">
            <text:p>190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09" calcext:value-type="float">
            <text:p>190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10" calcext:value-type="float">
            <text:p>191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11" calcext:value-type="float">
            <text:p>191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12" calcext:value-type="float">
            <text:p>191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13" calcext:value-type="float">
            <text:p>191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14" calcext:value-type="float">
            <text:p>191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15" calcext:value-type="float">
            <text:p>191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16" calcext:value-type="float">
            <text:p>191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17" calcext:value-type="float">
            <text:p>191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18" calcext:value-type="float">
            <text:p>191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19" calcext:value-type="float">
            <text:p>191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20" calcext:value-type="float">
            <text:p>192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921" calcext:value-type="float">
            <text:p>192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22" calcext:value-type="float">
            <text:p>192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23" calcext:value-type="float">
            <text:p>192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24" calcext:value-type="float">
            <text:p>192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25" calcext:value-type="float">
            <text:p>192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26" calcext:value-type="float">
            <text:p>192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927" calcext:value-type="float">
            <text:p>192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28" calcext:value-type="float">
            <text:p>19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29" calcext:value-type="float">
            <text:p>192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30" calcext:value-type="float">
            <text:p>193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31" calcext:value-type="float">
            <text:p>193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932" calcext:value-type="float">
            <text:p>193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933" calcext:value-type="float">
            <text:p>193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34" calcext:value-type="float">
            <text:p>193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35" calcext:value-type="float">
            <text:p>193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36" calcext:value-type="float">
            <text:p>193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37" calcext:value-type="float">
            <text:p>193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38" calcext:value-type="float">
            <text:p>193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39" calcext:value-type="float">
            <text:p>193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40" calcext:value-type="float">
            <text:p>194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41" calcext:value-type="float">
            <text:p>194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42" calcext:value-type="float">
            <text:p>194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43" calcext:value-type="float">
            <text:p>194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44" calcext:value-type="float">
            <text:p>194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45" calcext:value-type="float">
            <text:p>194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946" calcext:value-type="float">
            <text:p>194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947" calcext:value-type="float">
            <text:p>194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48" calcext:value-type="float">
            <text:p>194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49" calcext:value-type="float">
            <text:p>194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50" calcext:value-type="float">
            <text:p>195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51" calcext:value-type="float">
            <text:p>195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52" calcext:value-type="float">
            <text:p>195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953" calcext:value-type="float">
            <text:p>195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54" calcext:value-type="float">
            <text:p>195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55" calcext:value-type="float">
            <text:p>195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56" calcext:value-type="float">
            <text:p>195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57" calcext:value-type="float">
            <text:p>195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58" calcext:value-type="float">
            <text:p>195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59" calcext:value-type="float">
            <text:p>195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60" calcext:value-type="float">
            <text:p>196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61" calcext:value-type="float">
            <text:p>196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62" calcext:value-type="float">
            <text:p>196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63" calcext:value-type="float">
            <text:p>196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964" calcext:value-type="float">
            <text:p>196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65" calcext:value-type="float">
            <text:p>196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66" calcext:value-type="float">
            <text:p>196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67" calcext:value-type="float">
            <text:p>19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68" calcext:value-type="float">
            <text:p>196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69" calcext:value-type="float">
            <text:p>196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70" calcext:value-type="float">
            <text:p>197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74" calcext:value-type="float">
            <text:p>197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75" calcext:value-type="float">
            <text:p>197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76" calcext:value-type="float">
            <text:p>197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77" calcext:value-type="float">
            <text:p>197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78" calcext:value-type="float">
            <text:p>197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79" calcext:value-type="float">
            <text:p>1979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81" calcext:value-type="float">
            <text:p>198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82" calcext:value-type="float">
            <text:p>198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83" calcext:value-type="float">
            <text:p>198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984" calcext:value-type="float">
            <text:p>198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86" calcext:value-type="float">
            <text:p>198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88" calcext:value-type="float">
            <text:p>198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89" calcext:value-type="float">
            <text:p>198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26" calcext:value-type="float">
            <text:p>202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27" calcext:value-type="float">
            <text:p>202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28" calcext:value-type="float">
            <text:p>20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29" calcext:value-type="float">
            <text:p>202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30" calcext:value-type="float">
            <text:p>203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31" calcext:value-type="float">
            <text:p>203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32" calcext:value-type="float">
            <text:p>203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33" calcext:value-type="float">
            <text:p>203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34" calcext:value-type="float">
            <text:p>203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35" calcext:value-type="float">
            <text:p>203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36" calcext:value-type="float">
            <text:p>203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37" calcext:value-type="float">
            <text:p>203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38" calcext:value-type="float">
            <text:p>203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39" calcext:value-type="float">
            <text:p>203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40" calcext:value-type="float">
            <text:p>204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41" calcext:value-type="float">
            <text:p>204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42" calcext:value-type="float">
            <text:p>204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43" calcext:value-type="float">
            <text:p>204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44" calcext:value-type="float">
            <text:p>204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45" calcext:value-type="float">
            <text:p>204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46" calcext:value-type="float">
            <text:p>204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47" calcext:value-type="float">
            <text:p>204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49" calcext:value-type="float">
            <text:p>204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50" calcext:value-type="float">
            <text:p>205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51" calcext:value-type="float">
            <text:p>205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52" calcext:value-type="float">
            <text:p>205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53" calcext:value-type="float">
            <text:p>205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54" calcext:value-type="float">
            <text:p>205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55" calcext:value-type="float">
            <text:p>205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56" calcext:value-type="float">
            <text:p>205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57" calcext:value-type="float">
            <text:p>205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58" calcext:value-type="float">
            <text:p>205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59" calcext:value-type="float">
            <text:p>205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60" calcext:value-type="float">
            <text:p>206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61" calcext:value-type="float">
            <text:p>206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62" calcext:value-type="float">
            <text:p>206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63" calcext:value-type="float">
            <text:p>206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64" calcext:value-type="float">
            <text:p>206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65" calcext:value-type="float">
            <text:p>206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66" calcext:value-type="float">
            <text:p>206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67" calcext:value-type="float">
            <text:p>20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68" calcext:value-type="float">
            <text:p>206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69" calcext:value-type="float">
            <text:p>206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70" calcext:value-type="float">
            <text:p>207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71" calcext:value-type="float">
            <text:p>207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72" calcext:value-type="float">
            <text:p>207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73" calcext:value-type="float">
            <text:p>207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74" calcext:value-type="float">
            <text:p>207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75" calcext:value-type="float">
            <text:p>207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76" calcext:value-type="float">
            <text:p>207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77" calcext:value-type="float">
            <text:p>207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78" calcext:value-type="float">
            <text:p>207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79" calcext:value-type="float">
            <text:p>207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80" calcext:value-type="float">
            <text:p>208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81" calcext:value-type="float">
            <text:p>208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82" calcext:value-type="float">
            <text:p>208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83" calcext:value-type="float">
            <text:p>208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84" calcext:value-type="float">
            <text:p>208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85" calcext:value-type="float">
            <text:p>208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86" calcext:value-type="float">
            <text:p>208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87" calcext:value-type="float">
            <text:p>208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88" calcext:value-type="float">
            <text:p>208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89" calcext:value-type="float">
            <text:p>208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90" calcext:value-type="float">
            <text:p>209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91" calcext:value-type="float">
            <text:p>209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92" calcext:value-type="float">
            <text:p>209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93" calcext:value-type="float">
            <text:p>209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94" calcext:value-type="float">
            <text:p>209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95" calcext:value-type="float">
            <text:p>209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96" calcext:value-type="float">
            <text:p>209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97" calcext:value-type="float">
            <text:p>209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98" calcext:value-type="float">
            <text:p>209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99" calcext:value-type="float">
            <text:p>209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101" calcext:value-type="float">
            <text:p>21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102" calcext:value-type="float">
            <text:p>210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103" calcext:value-type="float">
            <text:p>210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104" calcext:value-type="float">
            <text:p>210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105" calcext:value-type="float">
            <text:p>210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106" calcext:value-type="float">
            <text:p>210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107" calcext:value-type="float">
            <text:p>210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108" calcext:value-type="float">
            <text:p>210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109" calcext:value-type="float">
            <text:p>210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110" calcext:value-type="float">
            <text:p>211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111" calcext:value-type="float">
            <text:p>211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112" calcext:value-type="float">
            <text:p>211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113" calcext:value-type="float">
            <text:p>211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114" calcext:value-type="float">
            <text:p>211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115" calcext:value-type="float">
            <text:p>211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116" calcext:value-type="float">
            <text:p>211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117" calcext:value-type="float">
            <text:p>211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118" calcext:value-type="float">
            <text:p>211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119" calcext:value-type="float">
            <text:p>211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120" calcext:value-type="float">
            <text:p>212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121" calcext:value-type="float">
            <text:p>212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122" calcext:value-type="float">
            <text:p>212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123" calcext:value-type="float">
            <text:p>212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124" calcext:value-type="float">
            <text:p>212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125" calcext:value-type="float">
            <text:p>212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126" calcext:value-type="float">
            <text:p>212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127" calcext:value-type="float">
            <text:p>212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128" calcext:value-type="float">
            <text:p>21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129" calcext:value-type="float">
            <text:p>212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130" calcext:value-type="float">
            <text:p>213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131" calcext:value-type="float">
            <text:p>213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132" calcext:value-type="float">
            <text:p>213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133" calcext:value-type="float">
            <text:p>213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134" calcext:value-type="float">
            <text:p>213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135" calcext:value-type="float">
            <text:p>213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136" calcext:value-type="float">
            <text:p>213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137" calcext:value-type="float">
            <text:p>213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138" calcext:value-type="float">
            <text:p>213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139" calcext:value-type="float">
            <text:p>213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140" calcext:value-type="float">
            <text:p>214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141" calcext:value-type="float">
            <text:p>214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142" calcext:value-type="float">
            <text:p>214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143" calcext:value-type="float">
            <text:p>214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144" calcext:value-type="float">
            <text:p>214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145" calcext:value-type="float">
            <text:p>214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146" calcext:value-type="float">
            <text:p>214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147" calcext:value-type="float">
            <text:p>214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148" calcext:value-type="float">
            <text:p>214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149" calcext:value-type="float">
            <text:p>214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150" calcext:value-type="float">
            <text:p>215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151" calcext:value-type="float">
            <text:p>215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152" calcext:value-type="float">
            <text:p>215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153" calcext:value-type="float">
            <text:p>215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154" calcext:value-type="float">
            <text:p>215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155" calcext:value-type="float">
            <text:p>215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156" calcext:value-type="float">
            <text:p>215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157" calcext:value-type="float">
            <text:p>215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158" calcext:value-type="float">
            <text:p>215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159" calcext:value-type="float">
            <text:p>215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160" calcext:value-type="float">
            <text:p>216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161" calcext:value-type="float">
            <text:p>216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162" calcext:value-type="float">
            <text:p>216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163" calcext:value-type="float">
            <text:p>216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164" calcext:value-type="float">
            <text:p>216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165" calcext:value-type="float">
            <text:p>216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166" calcext:value-type="float">
            <text:p>216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167" calcext:value-type="float">
            <text:p>21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168" calcext:value-type="float">
            <text:p>216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169" calcext:value-type="float">
            <text:p>216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170" calcext:value-type="float">
            <text:p>217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171" calcext:value-type="float">
            <text:p>217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172" calcext:value-type="float">
            <text:p>217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173" calcext:value-type="float">
            <text:p>217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174" calcext:value-type="float">
            <text:p>217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175" calcext:value-type="float">
            <text:p>217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176" calcext:value-type="float">
            <text:p>217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177" calcext:value-type="float">
            <text:p>217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178" calcext:value-type="float">
            <text:p>217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179" calcext:value-type="float">
            <text:p>217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180" calcext:value-type="float">
            <text:p>218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181" calcext:value-type="float">
            <text:p>218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182" calcext:value-type="float">
            <text:p>218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183" calcext:value-type="float">
            <text:p>218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184" calcext:value-type="float">
            <text:p>218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185" calcext:value-type="float">
            <text:p>218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186" calcext:value-type="float">
            <text:p>218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187" calcext:value-type="float">
            <text:p>218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188" calcext:value-type="float">
            <text:p>218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189" calcext:value-type="float">
            <text:p>218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190" calcext:value-type="float">
            <text:p>219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191" calcext:value-type="float">
            <text:p>219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192" calcext:value-type="float">
            <text:p>219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193" calcext:value-type="float">
            <text:p>219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194" calcext:value-type="float">
            <text:p>219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195" calcext:value-type="float">
            <text:p>219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196" calcext:value-type="float">
            <text:p>219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197" calcext:value-type="float">
            <text:p>219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198" calcext:value-type="float">
            <text:p>219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199" calcext:value-type="float">
            <text:p>219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201" calcext:value-type="float">
            <text:p>22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202" calcext:value-type="float">
            <text:p>220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203" calcext:value-type="float">
            <text:p>220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204" calcext:value-type="float">
            <text:p>220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205" calcext:value-type="float">
            <text:p>220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206" calcext:value-type="float">
            <text:p>220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207" calcext:value-type="float">
            <text:p>220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208" calcext:value-type="float">
            <text:p>220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209" calcext:value-type="float">
            <text:p>220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210" calcext:value-type="float">
            <text:p>221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211" calcext:value-type="float">
            <text:p>221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212" calcext:value-type="float">
            <text:p>221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213" calcext:value-type="float">
            <text:p>221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214" calcext:value-type="float">
            <text:p>221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215" calcext:value-type="float">
            <text:p>221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216" calcext:value-type="float">
            <text:p>221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217" calcext:value-type="float">
            <text:p>221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218" calcext:value-type="float">
            <text:p>221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219" calcext:value-type="float">
            <text:p>221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220" calcext:value-type="float">
            <text:p>222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221" calcext:value-type="float">
            <text:p>222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222" calcext:value-type="float">
            <text:p>222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223" calcext:value-type="float">
            <text:p>222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224" calcext:value-type="float">
            <text:p>222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225" calcext:value-type="float">
            <text:p>222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226" calcext:value-type="float">
            <text:p>222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227" calcext:value-type="float">
            <text:p>222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228" calcext:value-type="float">
            <text:p>22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229" calcext:value-type="float">
            <text:p>222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230" calcext:value-type="float">
            <text:p>223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231" calcext:value-type="float">
            <text:p>223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232" calcext:value-type="float">
            <text:p>223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233" calcext:value-type="float">
            <text:p>223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234" calcext:value-type="float">
            <text:p>223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235" calcext:value-type="float">
            <text:p>223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236" calcext:value-type="float">
            <text:p>223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237" calcext:value-type="float">
            <text:p>223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238" calcext:value-type="float">
            <text:p>223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239" calcext:value-type="float">
            <text:p>223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240" calcext:value-type="float">
            <text:p>224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241" calcext:value-type="float">
            <text:p>224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242" calcext:value-type="float">
            <text:p>224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243" calcext:value-type="float">
            <text:p>224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244" calcext:value-type="float">
            <text:p>224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245" calcext:value-type="float">
            <text:p>224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246" calcext:value-type="float">
            <text:p>224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247" calcext:value-type="float">
            <text:p>224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248" calcext:value-type="float">
            <text:p>224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249" calcext:value-type="float">
            <text:p>224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250" calcext:value-type="float">
            <text:p>225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251" calcext:value-type="float">
            <text:p>225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252" calcext:value-type="float">
            <text:p>225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253" calcext:value-type="float">
            <text:p>225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254" calcext:value-type="float">
            <text:p>225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255" calcext:value-type="float">
            <text:p>225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256" calcext:value-type="float">
            <text:p>225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257" calcext:value-type="float">
            <text:p>225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258" calcext:value-type="float">
            <text:p>225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259" calcext:value-type="float">
            <text:p>225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260" calcext:value-type="float">
            <text:p>226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261" calcext:value-type="float">
            <text:p>226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262" calcext:value-type="float">
            <text:p>226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263" calcext:value-type="float">
            <text:p>226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264" calcext:value-type="float">
            <text:p>226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265" calcext:value-type="float">
            <text:p>226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266" calcext:value-type="float">
            <text:p>226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267" calcext:value-type="float">
            <text:p>22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268" calcext:value-type="float">
            <text:p>226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269" calcext:value-type="float">
            <text:p>226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270" calcext:value-type="float">
            <text:p>227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271" calcext:value-type="float">
            <text:p>227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272" calcext:value-type="float">
            <text:p>227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273" calcext:value-type="float">
            <text:p>227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274" calcext:value-type="float">
            <text:p>227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275" calcext:value-type="float">
            <text:p>227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276" calcext:value-type="float">
            <text:p>227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277" calcext:value-type="float">
            <text:p>227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278" calcext:value-type="float">
            <text:p>227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279" calcext:value-type="float">
            <text:p>227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280" calcext:value-type="float">
            <text:p>228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281" calcext:value-type="float">
            <text:p>228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282" calcext:value-type="float">
            <text:p>228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283" calcext:value-type="float">
            <text:p>228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284" calcext:value-type="float">
            <text:p>228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285" calcext:value-type="float">
            <text:p>228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286" calcext:value-type="float">
            <text:p>228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287" calcext:value-type="float">
            <text:p>228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288" calcext:value-type="float">
            <text:p>228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289" calcext:value-type="float">
            <text:p>228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290" calcext:value-type="float">
            <text:p>229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291" calcext:value-type="float">
            <text:p>229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292" calcext:value-type="float">
            <text:p>229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293" calcext:value-type="float">
            <text:p>229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294" calcext:value-type="float">
            <text:p>229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295" calcext:value-type="float">
            <text:p>229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296" calcext:value-type="float">
            <text:p>229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297" calcext:value-type="float">
            <text:p>229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298" calcext:value-type="float">
            <text:p>229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299" calcext:value-type="float">
            <text:p>229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301" calcext:value-type="float">
            <text:p>230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302" calcext:value-type="float">
            <text:p>230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303" calcext:value-type="float">
            <text:p>230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304" calcext:value-type="float">
            <text:p>230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305" calcext:value-type="float">
            <text:p>230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306" calcext:value-type="float">
            <text:p>230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307" calcext:value-type="float">
            <text:p>230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308" calcext:value-type="float">
            <text:p>230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309" calcext:value-type="float">
            <text:p>230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310" calcext:value-type="float">
            <text:p>231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311" calcext:value-type="float">
            <text:p>231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312" calcext:value-type="float">
            <text:p>231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313" calcext:value-type="float">
            <text:p>231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314" calcext:value-type="float">
            <text:p>231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315" calcext:value-type="float">
            <text:p>231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316" calcext:value-type="float">
            <text:p>231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317" calcext:value-type="float">
            <text:p>231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318" calcext:value-type="float">
            <text:p>231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319" calcext:value-type="float">
            <text:p>231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320" calcext:value-type="float">
            <text:p>232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321" calcext:value-type="float">
            <text:p>232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322" calcext:value-type="float">
            <text:p>232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323" calcext:value-type="float">
            <text:p>232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324" calcext:value-type="float">
            <text:p>232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325" calcext:value-type="float">
            <text:p>232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326" calcext:value-type="float">
            <text:p>232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327" calcext:value-type="float">
            <text:p>232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328" calcext:value-type="float">
            <text:p>232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329" calcext:value-type="float">
            <text:p>232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330" calcext:value-type="float">
            <text:p>233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331" calcext:value-type="float">
            <text:p>233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332" calcext:value-type="float">
            <text:p>233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333" calcext:value-type="float">
            <text:p>233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334" calcext:value-type="float">
            <text:p>233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335" calcext:value-type="float">
            <text:p>233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336" calcext:value-type="float">
            <text:p>233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337" calcext:value-type="float">
            <text:p>233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338" calcext:value-type="float">
            <text:p>233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339" calcext:value-type="float">
            <text:p>233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340" calcext:value-type="float">
            <text:p>234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341" calcext:value-type="float">
            <text:p>234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342" calcext:value-type="float">
            <text:p>234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343" calcext:value-type="float">
            <text:p>234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344" calcext:value-type="float">
            <text:p>234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345" calcext:value-type="float">
            <text:p>234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346" calcext:value-type="float">
            <text:p>234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347" calcext:value-type="float">
            <text:p>234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348" calcext:value-type="float">
            <text:p>234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349" calcext:value-type="float">
            <text:p>234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350" calcext:value-type="float">
            <text:p>235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351" calcext:value-type="float">
            <text:p>235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352" calcext:value-type="float">
            <text:p>235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353" calcext:value-type="float">
            <text:p>235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354" calcext:value-type="float">
            <text:p>235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355" calcext:value-type="float">
            <text:p>235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356" calcext:value-type="float">
            <text:p>235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357" calcext:value-type="float">
            <text:p>235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358" calcext:value-type="float">
            <text:p>235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359" calcext:value-type="float">
            <text:p>235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360" calcext:value-type="float">
            <text:p>236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361" calcext:value-type="float">
            <text:p>236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362" calcext:value-type="float">
            <text:p>236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363" calcext:value-type="float">
            <text:p>236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364" calcext:value-type="float">
            <text:p>236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365" calcext:value-type="float">
            <text:p>236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366" calcext:value-type="float">
            <text:p>236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367" calcext:value-type="float">
            <text:p>23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368" calcext:value-type="float">
            <text:p>236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369" calcext:value-type="float">
            <text:p>236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370" calcext:value-type="float">
            <text:p>237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371" calcext:value-type="float">
            <text:p>237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372" calcext:value-type="float">
            <text:p>237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373" calcext:value-type="float">
            <text:p>237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374" calcext:value-type="float">
            <text:p>237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375" calcext:value-type="float">
            <text:p>237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376" calcext:value-type="float">
            <text:p>237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377" calcext:value-type="float">
            <text:p>237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378" calcext:value-type="float">
            <text:p>237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379" calcext:value-type="float">
            <text:p>237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380" calcext:value-type="float">
            <text:p>238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381" calcext:value-type="float">
            <text:p>238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382" calcext:value-type="float">
            <text:p>238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383" calcext:value-type="float">
            <text:p>238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384" calcext:value-type="float">
            <text:p>238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385" calcext:value-type="float">
            <text:p>238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386" calcext:value-type="float">
            <text:p>238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387" calcext:value-type="float">
            <text:p>238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388" calcext:value-type="float">
            <text:p>238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389" calcext:value-type="float">
            <text:p>238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390" calcext:value-type="float">
            <text:p>239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391" calcext:value-type="float">
            <text:p>239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392" calcext:value-type="float">
            <text:p>239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393" calcext:value-type="float">
            <text:p>239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394" calcext:value-type="float">
            <text:p>239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395" calcext:value-type="float">
            <text:p>239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396" calcext:value-type="float">
            <text:p>239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397" calcext:value-type="float">
            <text:p>239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398" calcext:value-type="float">
            <text:p>239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399" calcext:value-type="float">
            <text:p>239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401" calcext:value-type="float">
            <text:p>24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402" calcext:value-type="float">
            <text:p>240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403" calcext:value-type="float">
            <text:p>240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404" calcext:value-type="float">
            <text:p>240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405" calcext:value-type="float">
            <text:p>240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406" calcext:value-type="float">
            <text:p>240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407" calcext:value-type="float">
            <text:p>240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408" calcext:value-type="float">
            <text:p>240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409" calcext:value-type="float">
            <text:p>240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410" calcext:value-type="float">
            <text:p>241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411" calcext:value-type="float">
            <text:p>241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412" calcext:value-type="float">
            <text:p>241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413" calcext:value-type="float">
            <text:p>241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414" calcext:value-type="float">
            <text:p>241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415" calcext:value-type="float">
            <text:p>241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416" calcext:value-type="float">
            <text:p>241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417" calcext:value-type="float">
            <text:p>241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418" calcext:value-type="float">
            <text:p>241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419" calcext:value-type="float">
            <text:p>241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420" calcext:value-type="float">
            <text:p>242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421" calcext:value-type="float">
            <text:p>242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422" calcext:value-type="float">
            <text:p>242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423" calcext:value-type="float">
            <text:p>242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424" calcext:value-type="float">
            <text:p>242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425" calcext:value-type="float">
            <text:p>242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426" calcext:value-type="float">
            <text:p>242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427" calcext:value-type="float">
            <text:p>242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428" calcext:value-type="float">
            <text:p>24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429" calcext:value-type="float">
            <text:p>242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430" calcext:value-type="float">
            <text:p>243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431" calcext:value-type="float">
            <text:p>243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432" calcext:value-type="float">
            <text:p>243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433" calcext:value-type="float">
            <text:p>243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434" calcext:value-type="float">
            <text:p>243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435" calcext:value-type="float">
            <text:p>243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436" calcext:value-type="float">
            <text:p>243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437" calcext:value-type="float">
            <text:p>243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438" calcext:value-type="float">
            <text:p>243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439" calcext:value-type="float">
            <text:p>243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440" calcext:value-type="float">
            <text:p>244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441" calcext:value-type="float">
            <text:p>244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442" calcext:value-type="float">
            <text:p>244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443" calcext:value-type="float">
            <text:p>244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444" calcext:value-type="float">
            <text:p>244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445" calcext:value-type="float">
            <text:p>244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446" calcext:value-type="float">
            <text:p>244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447" calcext:value-type="float">
            <text:p>244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448" calcext:value-type="float">
            <text:p>244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449" calcext:value-type="float">
            <text:p>244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450" calcext:value-type="float">
            <text:p>245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451" calcext:value-type="float">
            <text:p>245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452" calcext:value-type="float">
            <text:p>245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453" calcext:value-type="float">
            <text:p>245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454" calcext:value-type="float">
            <text:p>245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455" calcext:value-type="float">
            <text:p>245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456" calcext:value-type="float">
            <text:p>245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457" calcext:value-type="float">
            <text:p>245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458" calcext:value-type="float">
            <text:p>245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459" calcext:value-type="float">
            <text:p>245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460" calcext:value-type="float">
            <text:p>246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461" calcext:value-type="float">
            <text:p>246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462" calcext:value-type="float">
            <text:p>246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463" calcext:value-type="float">
            <text:p>246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464" calcext:value-type="float">
            <text:p>246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465" calcext:value-type="float">
            <text:p>246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466" calcext:value-type="float">
            <text:p>246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467" calcext:value-type="float">
            <text:p>24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468" calcext:value-type="float">
            <text:p>246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469" calcext:value-type="float">
            <text:p>246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470" calcext:value-type="float">
            <text:p>247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471" calcext:value-type="float">
            <text:p>247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472" calcext:value-type="float">
            <text:p>247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473" calcext:value-type="float">
            <text:p>247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474" calcext:value-type="float">
            <text:p>247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475" calcext:value-type="float">
            <text:p>247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476" calcext:value-type="float">
            <text:p>247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477" calcext:value-type="float">
            <text:p>247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478" calcext:value-type="float">
            <text:p>247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479" calcext:value-type="float">
            <text:p>247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480" calcext:value-type="float">
            <text:p>248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481" calcext:value-type="float">
            <text:p>248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482" calcext:value-type="float">
            <text:p>248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483" calcext:value-type="float">
            <text:p>248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484" calcext:value-type="float">
            <text:p>248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485" calcext:value-type="float">
            <text:p>248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486" calcext:value-type="float">
            <text:p>248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487" calcext:value-type="float">
            <text:p>248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488" calcext:value-type="float">
            <text:p>248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489" calcext:value-type="float">
            <text:p>248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490" calcext:value-type="float">
            <text:p>249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491" calcext:value-type="float">
            <text:p>249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492" calcext:value-type="float">
            <text:p>249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493" calcext:value-type="float">
            <text:p>249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494" calcext:value-type="float">
            <text:p>249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495" calcext:value-type="float">
            <text:p>249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496" calcext:value-type="float">
            <text:p>249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497" calcext:value-type="float">
            <text:p>249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498" calcext:value-type="float">
            <text:p>249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499" calcext:value-type="float">
            <text:p>249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501" calcext:value-type="float">
            <text:p>25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502" calcext:value-type="float">
            <text:p>250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503" calcext:value-type="float">
            <text:p>250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504" calcext:value-type="float">
            <text:p>250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505" calcext:value-type="float">
            <text:p>250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506" calcext:value-type="float">
            <text:p>250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507" calcext:value-type="float">
            <text:p>250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508" calcext:value-type="float">
            <text:p>250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509" calcext:value-type="float">
            <text:p>250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510" calcext:value-type="float">
            <text:p>251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511" calcext:value-type="float">
            <text:p>251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512" calcext:value-type="float">
            <text:p>251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513" calcext:value-type="float">
            <text:p>251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514" calcext:value-type="float">
            <text:p>251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515" calcext:value-type="float">
            <text:p>251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516" calcext:value-type="float">
            <text:p>251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517" calcext:value-type="float">
            <text:p>251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518" calcext:value-type="float">
            <text:p>251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519" calcext:value-type="float">
            <text:p>251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520" calcext:value-type="float">
            <text:p>252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521" calcext:value-type="float">
            <text:p>252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522" calcext:value-type="float">
            <text:p>252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523" calcext:value-type="float">
            <text:p>252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524" calcext:value-type="float">
            <text:p>252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525" calcext:value-type="float">
            <text:p>252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526" calcext:value-type="float">
            <text:p>252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527" calcext:value-type="float">
            <text:p>252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528" calcext:value-type="float">
            <text:p>25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529" calcext:value-type="float">
            <text:p>252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530" calcext:value-type="float">
            <text:p>253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531" calcext:value-type="float">
            <text:p>253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532" calcext:value-type="float">
            <text:p>253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533" calcext:value-type="float">
            <text:p>253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534" calcext:value-type="float">
            <text:p>253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535" calcext:value-type="float">
            <text:p>253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536" calcext:value-type="float">
            <text:p>253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537" calcext:value-type="float">
            <text:p>253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538" calcext:value-type="float">
            <text:p>253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539" calcext:value-type="float">
            <text:p>253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540" calcext:value-type="float">
            <text:p>254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541" calcext:value-type="float">
            <text:p>254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542" calcext:value-type="float">
            <text:p>254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543" calcext:value-type="float">
            <text:p>254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544" calcext:value-type="float">
            <text:p>254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545" calcext:value-type="float">
            <text:p>254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546" calcext:value-type="float">
            <text:p>254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547" calcext:value-type="float">
            <text:p>254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548" calcext:value-type="float">
            <text:p>254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549" calcext:value-type="float">
            <text:p>254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550" calcext:value-type="float">
            <text:p>255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551" calcext:value-type="float">
            <text:p>255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552" calcext:value-type="float">
            <text:p>255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553" calcext:value-type="float">
            <text:p>255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554" calcext:value-type="float">
            <text:p>255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555" calcext:value-type="float">
            <text:p>255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556" calcext:value-type="float">
            <text:p>255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557" calcext:value-type="float">
            <text:p>255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558" calcext:value-type="float">
            <text:p>255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559" calcext:value-type="float">
            <text:p>255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560" calcext:value-type="float">
            <text:p>256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561" calcext:value-type="float">
            <text:p>256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562" calcext:value-type="float">
            <text:p>256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563" calcext:value-type="float">
            <text:p>256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564" calcext:value-type="float">
            <text:p>256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565" calcext:value-type="float">
            <text:p>256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566" calcext:value-type="float">
            <text:p>256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567" calcext:value-type="float">
            <text:p>25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568" calcext:value-type="float">
            <text:p>256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569" calcext:value-type="float">
            <text:p>256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570" calcext:value-type="float">
            <text:p>257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571" calcext:value-type="float">
            <text:p>257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572" calcext:value-type="float">
            <text:p>257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573" calcext:value-type="float">
            <text:p>257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574" calcext:value-type="float">
            <text:p>257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575" calcext:value-type="float">
            <text:p>257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576" calcext:value-type="float">
            <text:p>257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577" calcext:value-type="float">
            <text:p>257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578" calcext:value-type="float">
            <text:p>257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579" calcext:value-type="float">
            <text:p>257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580" calcext:value-type="float">
            <text:p>258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581" calcext:value-type="float">
            <text:p>258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582" calcext:value-type="float">
            <text:p>258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583" calcext:value-type="float">
            <text:p>258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584" calcext:value-type="float">
            <text:p>258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585" calcext:value-type="float">
            <text:p>258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586" calcext:value-type="float">
            <text:p>258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587" calcext:value-type="float">
            <text:p>258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588" calcext:value-type="float">
            <text:p>258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589" calcext:value-type="float">
            <text:p>258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590" calcext:value-type="float">
            <text:p>259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591" calcext:value-type="float">
            <text:p>259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592" calcext:value-type="float">
            <text:p>259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593" calcext:value-type="float">
            <text:p>259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594" calcext:value-type="float">
            <text:p>259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595" calcext:value-type="float">
            <text:p>259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596" calcext:value-type="float">
            <text:p>259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597" calcext:value-type="float">
            <text:p>259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598" calcext:value-type="float">
            <text:p>259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599" calcext:value-type="float">
            <text:p>259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601" calcext:value-type="float">
            <text:p>26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602" calcext:value-type="float">
            <text:p>260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603" calcext:value-type="float">
            <text:p>260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604" calcext:value-type="float">
            <text:p>260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605" calcext:value-type="float">
            <text:p>260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606" calcext:value-type="float">
            <text:p>260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607" calcext:value-type="float">
            <text:p>260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608" calcext:value-type="float">
            <text:p>260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609" calcext:value-type="float">
            <text:p>260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610" calcext:value-type="float">
            <text:p>261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611" calcext:value-type="float">
            <text:p>261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612" calcext:value-type="float">
            <text:p>261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613" calcext:value-type="float">
            <text:p>261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614" calcext:value-type="float">
            <text:p>261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615" calcext:value-type="float">
            <text:p>261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616" calcext:value-type="float">
            <text:p>261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617" calcext:value-type="float">
            <text:p>261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618" calcext:value-type="float">
            <text:p>261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619" calcext:value-type="float">
            <text:p>261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620" calcext:value-type="float">
            <text:p>262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621" calcext:value-type="float">
            <text:p>262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622" calcext:value-type="float">
            <text:p>262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623" calcext:value-type="float">
            <text:p>262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624" calcext:value-type="float">
            <text:p>262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625" calcext:value-type="float">
            <text:p>262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626" calcext:value-type="float">
            <text:p>262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627" calcext:value-type="float">
            <text:p>262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628" calcext:value-type="float">
            <text:p>26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629" calcext:value-type="float">
            <text:p>262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630" calcext:value-type="float">
            <text:p>263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631" calcext:value-type="float">
            <text:p>263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632" calcext:value-type="float">
            <text:p>263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633" calcext:value-type="float">
            <text:p>263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634" calcext:value-type="float">
            <text:p>263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635" calcext:value-type="float">
            <text:p>263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636" calcext:value-type="float">
            <text:p>263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637" calcext:value-type="float">
            <text:p>263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638" calcext:value-type="float">
            <text:p>263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639" calcext:value-type="float">
            <text:p>263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640" calcext:value-type="float">
            <text:p>264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641" calcext:value-type="float">
            <text:p>264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642" calcext:value-type="float">
            <text:p>264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643" calcext:value-type="float">
            <text:p>264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644" calcext:value-type="float">
            <text:p>264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645" calcext:value-type="float">
            <text:p>264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646" calcext:value-type="float">
            <text:p>264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647" calcext:value-type="float">
            <text:p>264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648" calcext:value-type="float">
            <text:p>264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649" calcext:value-type="float">
            <text:p>264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650" calcext:value-type="float">
            <text:p>265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651" calcext:value-type="float">
            <text:p>265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652" calcext:value-type="float">
            <text:p>265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653" calcext:value-type="float">
            <text:p>265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654" calcext:value-type="float">
            <text:p>265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655" calcext:value-type="float">
            <text:p>265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656" calcext:value-type="float">
            <text:p>265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657" calcext:value-type="float">
            <text:p>265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658" calcext:value-type="float">
            <text:p>265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659" calcext:value-type="float">
            <text:p>265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660" calcext:value-type="float">
            <text:p>266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661" calcext:value-type="float">
            <text:p>266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662" calcext:value-type="float">
            <text:p>266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663" calcext:value-type="float">
            <text:p>266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664" calcext:value-type="float">
            <text:p>266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665" calcext:value-type="float">
            <text:p>266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666" calcext:value-type="float">
            <text:p>266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667" calcext:value-type="float">
            <text:p>26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668" calcext:value-type="float">
            <text:p>266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669" calcext:value-type="float">
            <text:p>266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670" calcext:value-type="float">
            <text:p>267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671" calcext:value-type="float">
            <text:p>267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672" calcext:value-type="float">
            <text:p>267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673" calcext:value-type="float">
            <text:p>267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674" calcext:value-type="float">
            <text:p>267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675" calcext:value-type="float">
            <text:p>267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676" calcext:value-type="float">
            <text:p>267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677" calcext:value-type="float">
            <text:p>267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678" calcext:value-type="float">
            <text:p>267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679" calcext:value-type="float">
            <text:p>267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680" calcext:value-type="float">
            <text:p>268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681" calcext:value-type="float">
            <text:p>268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682" calcext:value-type="float">
            <text:p>268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683" calcext:value-type="float">
            <text:p>268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684" calcext:value-type="float">
            <text:p>268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685" calcext:value-type="float">
            <text:p>268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686" calcext:value-type="float">
            <text:p>268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687" calcext:value-type="float">
            <text:p>268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688" calcext:value-type="float">
            <text:p>268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689" calcext:value-type="float">
            <text:p>268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690" calcext:value-type="float">
            <text:p>269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691" calcext:value-type="float">
            <text:p>269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692" calcext:value-type="float">
            <text:p>269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693" calcext:value-type="float">
            <text:p>269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694" calcext:value-type="float">
            <text:p>269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695" calcext:value-type="float">
            <text:p>269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696" calcext:value-type="float">
            <text:p>269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697" calcext:value-type="float">
            <text:p>269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698" calcext:value-type="float">
            <text:p>269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699" calcext:value-type="float">
            <text:p>269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701" calcext:value-type="float">
            <text:p>27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702" calcext:value-type="float">
            <text:p>270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703" calcext:value-type="float">
            <text:p>270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704" calcext:value-type="float">
            <text:p>270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705" calcext:value-type="float">
            <text:p>270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706" calcext:value-type="float">
            <text:p>270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707" calcext:value-type="float">
            <text:p>270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708" calcext:value-type="float">
            <text:p>270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709" calcext:value-type="float">
            <text:p>270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710" calcext:value-type="float">
            <text:p>271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711" calcext:value-type="float">
            <text:p>271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712" calcext:value-type="float">
            <text:p>271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713" calcext:value-type="float">
            <text:p>271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714" calcext:value-type="float">
            <text:p>271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715" calcext:value-type="float">
            <text:p>271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716" calcext:value-type="float">
            <text:p>271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717" calcext:value-type="float">
            <text:p>271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718" calcext:value-type="float">
            <text:p>271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719" calcext:value-type="float">
            <text:p>271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720" calcext:value-type="float">
            <text:p>272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721" calcext:value-type="float">
            <text:p>272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722" calcext:value-type="float">
            <text:p>272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723" calcext:value-type="float">
            <text:p>272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724" calcext:value-type="float">
            <text:p>272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725" calcext:value-type="float">
            <text:p>272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726" calcext:value-type="float">
            <text:p>272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727" calcext:value-type="float">
            <text:p>272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728" calcext:value-type="float">
            <text:p>27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729" calcext:value-type="float">
            <text:p>272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730" calcext:value-type="float">
            <text:p>273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731" calcext:value-type="float">
            <text:p>273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732" calcext:value-type="float">
            <text:p>273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733" calcext:value-type="float">
            <text:p>273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734" calcext:value-type="float">
            <text:p>273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735" calcext:value-type="float">
            <text:p>273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736" calcext:value-type="float">
            <text:p>273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737" calcext:value-type="float">
            <text:p>273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738" calcext:value-type="float">
            <text:p>273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739" calcext:value-type="float">
            <text:p>273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740" calcext:value-type="float">
            <text:p>274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741" calcext:value-type="float">
            <text:p>274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742" calcext:value-type="float">
            <text:p>274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743" calcext:value-type="float">
            <text:p>274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744" calcext:value-type="float">
            <text:p>274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745" calcext:value-type="float">
            <text:p>274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746" calcext:value-type="float">
            <text:p>274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747" calcext:value-type="float">
            <text:p>274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748" calcext:value-type="float">
            <text:p>274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749" calcext:value-type="float">
            <text:p>274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750" calcext:value-type="float">
            <text:p>275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751" calcext:value-type="float">
            <text:p>275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752" calcext:value-type="float">
            <text:p>275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753" calcext:value-type="float">
            <text:p>275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754" calcext:value-type="float">
            <text:p>275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755" calcext:value-type="float">
            <text:p>275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756" calcext:value-type="float">
            <text:p>275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757" calcext:value-type="float">
            <text:p>275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758" calcext:value-type="float">
            <text:p>275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759" calcext:value-type="float">
            <text:p>275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760" calcext:value-type="float">
            <text:p>276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761" calcext:value-type="float">
            <text:p>276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762" calcext:value-type="float">
            <text:p>276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763" calcext:value-type="float">
            <text:p>276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764" calcext:value-type="float">
            <text:p>276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765" calcext:value-type="float">
            <text:p>276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766" calcext:value-type="float">
            <text:p>276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767" calcext:value-type="float">
            <text:p>27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768" calcext:value-type="float">
            <text:p>276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769" calcext:value-type="float">
            <text:p>276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770" calcext:value-type="float">
            <text:p>277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771" calcext:value-type="float">
            <text:p>277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772" calcext:value-type="float">
            <text:p>277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773" calcext:value-type="float">
            <text:p>277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774" calcext:value-type="float">
            <text:p>277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775" calcext:value-type="float">
            <text:p>277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776" calcext:value-type="float">
            <text:p>277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777" calcext:value-type="float">
            <text:p>277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778" calcext:value-type="float">
            <text:p>277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779" calcext:value-type="float">
            <text:p>277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780" calcext:value-type="float">
            <text:p>278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781" calcext:value-type="float">
            <text:p>278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782" calcext:value-type="float">
            <text:p>278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783" calcext:value-type="float">
            <text:p>278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784" calcext:value-type="float">
            <text:p>278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785" calcext:value-type="float">
            <text:p>278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786" calcext:value-type="float">
            <text:p>278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787" calcext:value-type="float">
            <text:p>278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788" calcext:value-type="float">
            <text:p>278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789" calcext:value-type="float">
            <text:p>278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790" calcext:value-type="float">
            <text:p>279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791" calcext:value-type="float">
            <text:p>279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792" calcext:value-type="float">
            <text:p>279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793" calcext:value-type="float">
            <text:p>279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794" calcext:value-type="float">
            <text:p>279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795" calcext:value-type="float">
            <text:p>279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796" calcext:value-type="float">
            <text:p>279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797" calcext:value-type="float">
            <text:p>279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798" calcext:value-type="float">
            <text:p>279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799" calcext:value-type="float">
            <text:p>279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801" calcext:value-type="float">
            <text:p>28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802" calcext:value-type="float">
            <text:p>280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803" calcext:value-type="float">
            <text:p>280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804" calcext:value-type="float">
            <text:p>280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805" calcext:value-type="float">
            <text:p>280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806" calcext:value-type="float">
            <text:p>280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807" calcext:value-type="float">
            <text:p>280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808" calcext:value-type="float">
            <text:p>280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809" calcext:value-type="float">
            <text:p>280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810" calcext:value-type="float">
            <text:p>281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811" calcext:value-type="float">
            <text:p>281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812" calcext:value-type="float">
            <text:p>281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813" calcext:value-type="float">
            <text:p>281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814" calcext:value-type="float">
            <text:p>281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815" calcext:value-type="float">
            <text:p>281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816" calcext:value-type="float">
            <text:p>281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817" calcext:value-type="float">
            <text:p>281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818" calcext:value-type="float">
            <text:p>281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819" calcext:value-type="float">
            <text:p>281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820" calcext:value-type="float">
            <text:p>282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821" calcext:value-type="float">
            <text:p>282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822" calcext:value-type="float">
            <text:p>282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823" calcext:value-type="float">
            <text:p>282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824" calcext:value-type="float">
            <text:p>282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825" calcext:value-type="float">
            <text:p>282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826" calcext:value-type="float">
            <text:p>282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827" calcext:value-type="float">
            <text:p>282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828" calcext:value-type="float">
            <text:p>28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829" calcext:value-type="float">
            <text:p>282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830" calcext:value-type="float">
            <text:p>283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831" calcext:value-type="float">
            <text:p>283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832" calcext:value-type="float">
            <text:p>283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833" calcext:value-type="float">
            <text:p>283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834" calcext:value-type="float">
            <text:p>283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835" calcext:value-type="float">
            <text:p>283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836" calcext:value-type="float">
            <text:p>283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837" calcext:value-type="float">
            <text:p>283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838" calcext:value-type="float">
            <text:p>283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839" calcext:value-type="float">
            <text:p>283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840" calcext:value-type="float">
            <text:p>284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841" calcext:value-type="float">
            <text:p>284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842" calcext:value-type="float">
            <text:p>284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843" calcext:value-type="float">
            <text:p>284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844" calcext:value-type="float">
            <text:p>284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845" calcext:value-type="float">
            <text:p>284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846" calcext:value-type="float">
            <text:p>284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847" calcext:value-type="float">
            <text:p>284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848" calcext:value-type="float">
            <text:p>284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849" calcext:value-type="float">
            <text:p>284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850" calcext:value-type="float">
            <text:p>285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851" calcext:value-type="float">
            <text:p>285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852" calcext:value-type="float">
            <text:p>285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853" calcext:value-type="float">
            <text:p>285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854" calcext:value-type="float">
            <text:p>285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855" calcext:value-type="float">
            <text:p>285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856" calcext:value-type="float">
            <text:p>285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857" calcext:value-type="float">
            <text:p>285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858" calcext:value-type="float">
            <text:p>285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859" calcext:value-type="float">
            <text:p>285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860" calcext:value-type="float">
            <text:p>286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861" calcext:value-type="float">
            <text:p>286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862" calcext:value-type="float">
            <text:p>286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863" calcext:value-type="float">
            <text:p>286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864" calcext:value-type="float">
            <text:p>286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865" calcext:value-type="float">
            <text:p>286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866" calcext:value-type="float">
            <text:p>286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867" calcext:value-type="float">
            <text:p>28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868" calcext:value-type="float">
            <text:p>286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869" calcext:value-type="float">
            <text:p>286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870" calcext:value-type="float">
            <text:p>287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871" calcext:value-type="float">
            <text:p>287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872" calcext:value-type="float">
            <text:p>287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873" calcext:value-type="float">
            <text:p>287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874" calcext:value-type="float">
            <text:p>287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875" calcext:value-type="float">
            <text:p>287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876" calcext:value-type="float">
            <text:p>287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877" calcext:value-type="float">
            <text:p>287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878" calcext:value-type="float">
            <text:p>287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879" calcext:value-type="float">
            <text:p>287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880" calcext:value-type="float">
            <text:p>288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881" calcext:value-type="float">
            <text:p>288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882" calcext:value-type="float">
            <text:p>288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883" calcext:value-type="float">
            <text:p>288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884" calcext:value-type="float">
            <text:p>288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885" calcext:value-type="float">
            <text:p>288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886" calcext:value-type="float">
            <text:p>288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887" calcext:value-type="float">
            <text:p>288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888" calcext:value-type="float">
            <text:p>288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889" calcext:value-type="float">
            <text:p>288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890" calcext:value-type="float">
            <text:p>289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891" calcext:value-type="float">
            <text:p>289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892" calcext:value-type="float">
            <text:p>289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893" calcext:value-type="float">
            <text:p>289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894" calcext:value-type="float">
            <text:p>289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895" calcext:value-type="float">
            <text:p>289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896" calcext:value-type="float">
            <text:p>289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897" calcext:value-type="float">
            <text:p>289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898" calcext:value-type="float">
            <text:p>289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899" calcext:value-type="float">
            <text:p>289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901" calcext:value-type="float">
            <text:p>29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902" calcext:value-type="float">
            <text:p>290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903" calcext:value-type="float">
            <text:p>290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904" calcext:value-type="float">
            <text:p>290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905" calcext:value-type="float">
            <text:p>290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906" calcext:value-type="float">
            <text:p>290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907" calcext:value-type="float">
            <text:p>290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908" calcext:value-type="float">
            <text:p>290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909" calcext:value-type="float">
            <text:p>290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910" calcext:value-type="float">
            <text:p>291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911" calcext:value-type="float">
            <text:p>291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912" calcext:value-type="float">
            <text:p>291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913" calcext:value-type="float">
            <text:p>291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914" calcext:value-type="float">
            <text:p>291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915" calcext:value-type="float">
            <text:p>291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916" calcext:value-type="float">
            <text:p>291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917" calcext:value-type="float">
            <text:p>291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918" calcext:value-type="float">
            <text:p>291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919" calcext:value-type="float">
            <text:p>291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920" calcext:value-type="float">
            <text:p>292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921" calcext:value-type="float">
            <text:p>292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922" calcext:value-type="float">
            <text:p>292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923" calcext:value-type="float">
            <text:p>292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924" calcext:value-type="float">
            <text:p>292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925" calcext:value-type="float">
            <text:p>292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926" calcext:value-type="float">
            <text:p>292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927" calcext:value-type="float">
            <text:p>292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928" calcext:value-type="float">
            <text:p>29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929" calcext:value-type="float">
            <text:p>292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930" calcext:value-type="float">
            <text:p>293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931" calcext:value-type="float">
            <text:p>293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932" calcext:value-type="float">
            <text:p>293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933" calcext:value-type="float">
            <text:p>293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934" calcext:value-type="float">
            <text:p>293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935" calcext:value-type="float">
            <text:p>293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936" calcext:value-type="float">
            <text:p>293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937" calcext:value-type="float">
            <text:p>293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938" calcext:value-type="float">
            <text:p>293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939" calcext:value-type="float">
            <text:p>293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940" calcext:value-type="float">
            <text:p>294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941" calcext:value-type="float">
            <text:p>294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942" calcext:value-type="float">
            <text:p>294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943" calcext:value-type="float">
            <text:p>294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944" calcext:value-type="float">
            <text:p>294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945" calcext:value-type="float">
            <text:p>294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946" calcext:value-type="float">
            <text:p>294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947" calcext:value-type="float">
            <text:p>294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948" calcext:value-type="float">
            <text:p>294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949" calcext:value-type="float">
            <text:p>294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950" calcext:value-type="float">
            <text:p>295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951" calcext:value-type="float">
            <text:p>295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952" calcext:value-type="float">
            <text:p>295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953" calcext:value-type="float">
            <text:p>295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954" calcext:value-type="float">
            <text:p>295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955" calcext:value-type="float">
            <text:p>295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956" calcext:value-type="float">
            <text:p>295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957" calcext:value-type="float">
            <text:p>295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958" calcext:value-type="float">
            <text:p>295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959" calcext:value-type="float">
            <text:p>295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960" calcext:value-type="float">
            <text:p>296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961" calcext:value-type="float">
            <text:p>296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962" calcext:value-type="float">
            <text:p>296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963" calcext:value-type="float">
            <text:p>296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964" calcext:value-type="float">
            <text:p>296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965" calcext:value-type="float">
            <text:p>296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966" calcext:value-type="float">
            <text:p>296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967" calcext:value-type="float">
            <text:p>29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968" calcext:value-type="float">
            <text:p>296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969" calcext:value-type="float">
            <text:p>296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970" calcext:value-type="float">
            <text:p>297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971" calcext:value-type="float">
            <text:p>297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972" calcext:value-type="float">
            <text:p>297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973" calcext:value-type="float">
            <text:p>297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974" calcext:value-type="float">
            <text:p>297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975" calcext:value-type="float">
            <text:p>297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976" calcext:value-type="float">
            <text:p>297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977" calcext:value-type="float">
            <text:p>297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978" calcext:value-type="float">
            <text:p>297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979" calcext:value-type="float">
            <text:p>297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980" calcext:value-type="float">
            <text:p>298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981" calcext:value-type="float">
            <text:p>298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982" calcext:value-type="float">
            <text:p>298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983" calcext:value-type="float">
            <text:p>298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984" calcext:value-type="float">
            <text:p>298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985" calcext:value-type="float">
            <text:p>298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986" calcext:value-type="float">
            <text:p>298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987" calcext:value-type="float">
            <text:p>298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988" calcext:value-type="float">
            <text:p>298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989" calcext:value-type="float">
            <text:p>298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990" calcext:value-type="float">
            <text:p>299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991" calcext:value-type="float">
            <text:p>299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992" calcext:value-type="float">
            <text:p>299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993" calcext:value-type="float">
            <text:p>299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994" calcext:value-type="float">
            <text:p>299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995" calcext:value-type="float">
            <text:p>299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996" calcext:value-type="float">
            <text:p>299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997" calcext:value-type="float">
            <text:p>299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998" calcext:value-type="float">
            <text:p>299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999" calcext:value-type="float">
            <text:p>299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001" calcext:value-type="float">
            <text:p>30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002" calcext:value-type="float">
            <text:p>300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003" calcext:value-type="float">
            <text:p>300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004" calcext:value-type="float">
            <text:p>300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005" calcext:value-type="float">
            <text:p>300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006" calcext:value-type="float">
            <text:p>300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007" calcext:value-type="float">
            <text:p>300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008" calcext:value-type="float">
            <text:p>300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009" calcext:value-type="float">
            <text:p>300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010" calcext:value-type="float">
            <text:p>301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011" calcext:value-type="float">
            <text:p>301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012" calcext:value-type="float">
            <text:p>301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013" calcext:value-type="float">
            <text:p>301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014" calcext:value-type="float">
            <text:p>301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015" calcext:value-type="float">
            <text:p>301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016" calcext:value-type="float">
            <text:p>301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017" calcext:value-type="float">
            <text:p>301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018" calcext:value-type="float">
            <text:p>301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019" calcext:value-type="float">
            <text:p>301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020" calcext:value-type="float">
            <text:p>302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021" calcext:value-type="float">
            <text:p>302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022" calcext:value-type="float">
            <text:p>302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023" calcext:value-type="float">
            <text:p>302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024" calcext:value-type="float">
            <text:p>302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025" calcext:value-type="float">
            <text:p>302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026" calcext:value-type="float">
            <text:p>302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027" calcext:value-type="float">
            <text:p>302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028" calcext:value-type="float">
            <text:p>30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029" calcext:value-type="float">
            <text:p>302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030" calcext:value-type="float">
            <text:p>303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031" calcext:value-type="float">
            <text:p>303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032" calcext:value-type="float">
            <text:p>303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033" calcext:value-type="float">
            <text:p>303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034" calcext:value-type="float">
            <text:p>303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035" calcext:value-type="float">
            <text:p>303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036" calcext:value-type="float">
            <text:p>303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037" calcext:value-type="float">
            <text:p>303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038" calcext:value-type="float">
            <text:p>303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039" calcext:value-type="float">
            <text:p>303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040" calcext:value-type="float">
            <text:p>304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041" calcext:value-type="float">
            <text:p>304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042" calcext:value-type="float">
            <text:p>304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043" calcext:value-type="float">
            <text:p>304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044" calcext:value-type="float">
            <text:p>304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045" calcext:value-type="float">
            <text:p>304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046" calcext:value-type="float">
            <text:p>304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047" calcext:value-type="float">
            <text:p>304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048" calcext:value-type="float">
            <text:p>304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049" calcext:value-type="float">
            <text:p>304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050" calcext:value-type="float">
            <text:p>305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051" calcext:value-type="float">
            <text:p>305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052" calcext:value-type="float">
            <text:p>305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053" calcext:value-type="float">
            <text:p>305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054" calcext:value-type="float">
            <text:p>305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055" calcext:value-type="float">
            <text:p>305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056" calcext:value-type="float">
            <text:p>305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057" calcext:value-type="float">
            <text:p>305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058" calcext:value-type="float">
            <text:p>305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059" calcext:value-type="float">
            <text:p>305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060" calcext:value-type="float">
            <text:p>306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061" calcext:value-type="float">
            <text:p>306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062" calcext:value-type="float">
            <text:p>306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063" calcext:value-type="float">
            <text:p>306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064" calcext:value-type="float">
            <text:p>306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065" calcext:value-type="float">
            <text:p>306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066" calcext:value-type="float">
            <text:p>306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067" calcext:value-type="float">
            <text:p>30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068" calcext:value-type="float">
            <text:p>306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069" calcext:value-type="float">
            <text:p>306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070" calcext:value-type="float">
            <text:p>307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071" calcext:value-type="float">
            <text:p>307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072" calcext:value-type="float">
            <text:p>307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073" calcext:value-type="float">
            <text:p>307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074" calcext:value-type="float">
            <text:p>307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075" calcext:value-type="float">
            <text:p>307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076" calcext:value-type="float">
            <text:p>307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077" calcext:value-type="float">
            <text:p>307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078" calcext:value-type="float">
            <text:p>307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079" calcext:value-type="float">
            <text:p>307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080" calcext:value-type="float">
            <text:p>308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081" calcext:value-type="float">
            <text:p>308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082" calcext:value-type="float">
            <text:p>308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083" calcext:value-type="float">
            <text:p>308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084" calcext:value-type="float">
            <text:p>308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085" calcext:value-type="float">
            <text:p>308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086" calcext:value-type="float">
            <text:p>308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087" calcext:value-type="float">
            <text:p>308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088" calcext:value-type="float">
            <text:p>308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089" calcext:value-type="float">
            <text:p>308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090" calcext:value-type="float">
            <text:p>309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091" calcext:value-type="float">
            <text:p>309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092" calcext:value-type="float">
            <text:p>309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093" calcext:value-type="float">
            <text:p>309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094" calcext:value-type="float">
            <text:p>309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095" calcext:value-type="float">
            <text:p>309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096" calcext:value-type="float">
            <text:p>309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097" calcext:value-type="float">
            <text:p>309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098" calcext:value-type="float">
            <text:p>309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099" calcext:value-type="float">
            <text:p>309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101" calcext:value-type="float">
            <text:p>31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102" calcext:value-type="float">
            <text:p>310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103" calcext:value-type="float">
            <text:p>310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104" calcext:value-type="float">
            <text:p>310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105" calcext:value-type="float">
            <text:p>310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106" calcext:value-type="float">
            <text:p>310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107" calcext:value-type="float">
            <text:p>310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108" calcext:value-type="float">
            <text:p>310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109" calcext:value-type="float">
            <text:p>310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110" calcext:value-type="float">
            <text:p>311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111" calcext:value-type="float">
            <text:p>311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112" calcext:value-type="float">
            <text:p>311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113" calcext:value-type="float">
            <text:p>311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114" calcext:value-type="float">
            <text:p>311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115" calcext:value-type="float">
            <text:p>311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116" calcext:value-type="float">
            <text:p>311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117" calcext:value-type="float">
            <text:p>311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118" calcext:value-type="float">
            <text:p>311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119" calcext:value-type="float">
            <text:p>311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121" calcext:value-type="float">
            <text:p>312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122" calcext:value-type="float">
            <text:p>312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123" calcext:value-type="float">
            <text:p>312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124" calcext:value-type="float">
            <text:p>312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125" calcext:value-type="float">
            <text:p>312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126" calcext:value-type="float">
            <text:p>312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127" calcext:value-type="float">
            <text:p>312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128" calcext:value-type="float">
            <text:p>31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129" calcext:value-type="float">
            <text:p>312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130" calcext:value-type="float">
            <text:p>313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131" calcext:value-type="float">
            <text:p>313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132" calcext:value-type="float">
            <text:p>313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133" calcext:value-type="float">
            <text:p>313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134" calcext:value-type="float">
            <text:p>313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135" calcext:value-type="float">
            <text:p>313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136" calcext:value-type="float">
            <text:p>313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137" calcext:value-type="float">
            <text:p>313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138" calcext:value-type="float">
            <text:p>313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139" calcext:value-type="float">
            <text:p>313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140" calcext:value-type="float">
            <text:p>314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141" calcext:value-type="float">
            <text:p>314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142" calcext:value-type="float">
            <text:p>314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143" calcext:value-type="float">
            <text:p>314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144" calcext:value-type="float">
            <text:p>314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145" calcext:value-type="float">
            <text:p>314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146" calcext:value-type="float">
            <text:p>314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147" calcext:value-type="float">
            <text:p>314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148" calcext:value-type="float">
            <text:p>314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149" calcext:value-type="float">
            <text:p>314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150" calcext:value-type="float">
            <text:p>315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151" calcext:value-type="float">
            <text:p>315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152" calcext:value-type="float">
            <text:p>315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153" calcext:value-type="float">
            <text:p>315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154" calcext:value-type="float">
            <text:p>315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155" calcext:value-type="float">
            <text:p>315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156" calcext:value-type="float">
            <text:p>315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157" calcext:value-type="float">
            <text:p>315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158" calcext:value-type="float">
            <text:p>315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159" calcext:value-type="float">
            <text:p>315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160" calcext:value-type="float">
            <text:p>316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161" calcext:value-type="float">
            <text:p>316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162" calcext:value-type="float">
            <text:p>316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163" calcext:value-type="float">
            <text:p>316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164" calcext:value-type="float">
            <text:p>316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165" calcext:value-type="float">
            <text:p>316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166" calcext:value-type="float">
            <text:p>316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167" calcext:value-type="float">
            <text:p>31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168" calcext:value-type="float">
            <text:p>316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169" calcext:value-type="float">
            <text:p>316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170" calcext:value-type="float">
            <text:p>317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171" calcext:value-type="float">
            <text:p>317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172" calcext:value-type="float">
            <text:p>317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173" calcext:value-type="float">
            <text:p>317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174" calcext:value-type="float">
            <text:p>317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175" calcext:value-type="float">
            <text:p>317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176" calcext:value-type="float">
            <text:p>317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177" calcext:value-type="float">
            <text:p>317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178" calcext:value-type="float">
            <text:p>317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179" calcext:value-type="float">
            <text:p>317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180" calcext:value-type="float">
            <text:p>318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181" calcext:value-type="float">
            <text:p>318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182" calcext:value-type="float">
            <text:p>318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183" calcext:value-type="float">
            <text:p>318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184" calcext:value-type="float">
            <text:p>318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185" calcext:value-type="float">
            <text:p>318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186" calcext:value-type="float">
            <text:p>318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187" calcext:value-type="float">
            <text:p>318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188" calcext:value-type="float">
            <text:p>318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189" calcext:value-type="float">
            <text:p>318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190" calcext:value-type="float">
            <text:p>319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191" calcext:value-type="float">
            <text:p>319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192" calcext:value-type="float">
            <text:p>319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193" calcext:value-type="float">
            <text:p>319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194" calcext:value-type="float">
            <text:p>319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195" calcext:value-type="float">
            <text:p>319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196" calcext:value-type="float">
            <text:p>319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197" calcext:value-type="float">
            <text:p>319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198" calcext:value-type="float">
            <text:p>319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199" calcext:value-type="float">
            <text:p>319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201" calcext:value-type="float">
            <text:p>32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202" calcext:value-type="float">
            <text:p>320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203" calcext:value-type="float">
            <text:p>320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204" calcext:value-type="float">
            <text:p>320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205" calcext:value-type="float">
            <text:p>320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206" calcext:value-type="float">
            <text:p>320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207" calcext:value-type="float">
            <text:p>320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208" calcext:value-type="float">
            <text:p>320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209" calcext:value-type="float">
            <text:p>320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210" calcext:value-type="float">
            <text:p>321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211" calcext:value-type="float">
            <text:p>321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212" calcext:value-type="float">
            <text:p>321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213" calcext:value-type="float">
            <text:p>321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214" calcext:value-type="float">
            <text:p>321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215" calcext:value-type="float">
            <text:p>321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216" calcext:value-type="float">
            <text:p>321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217" calcext:value-type="float">
            <text:p>321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218" calcext:value-type="float">
            <text:p>321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219" calcext:value-type="float">
            <text:p>321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220" calcext:value-type="float">
            <text:p>322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221" calcext:value-type="float">
            <text:p>322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222" calcext:value-type="float">
            <text:p>322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223" calcext:value-type="float">
            <text:p>322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224" calcext:value-type="float">
            <text:p>322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225" calcext:value-type="float">
            <text:p>322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226" calcext:value-type="float">
            <text:p>322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227" calcext:value-type="float">
            <text:p>322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228" calcext:value-type="float">
            <text:p>32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229" calcext:value-type="float">
            <text:p>322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230" calcext:value-type="float">
            <text:p>323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231" calcext:value-type="float">
            <text:p>323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232" calcext:value-type="float">
            <text:p>323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233" calcext:value-type="float">
            <text:p>323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234" calcext:value-type="float">
            <text:p>323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235" calcext:value-type="float">
            <text:p>323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236" calcext:value-type="float">
            <text:p>323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237" calcext:value-type="float">
            <text:p>323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238" calcext:value-type="float">
            <text:p>323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239" calcext:value-type="float">
            <text:p>323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240" calcext:value-type="float">
            <text:p>324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241" calcext:value-type="float">
            <text:p>324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242" calcext:value-type="float">
            <text:p>324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243" calcext:value-type="float">
            <text:p>324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244" calcext:value-type="float">
            <text:p>324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245" calcext:value-type="float">
            <text:p>324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246" calcext:value-type="float">
            <text:p>324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247" calcext:value-type="float">
            <text:p>324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248" calcext:value-type="float">
            <text:p>324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249" calcext:value-type="float">
            <text:p>324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250" calcext:value-type="float">
            <text:p>325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251" calcext:value-type="float">
            <text:p>325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252" calcext:value-type="float">
            <text:p>325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253" calcext:value-type="float">
            <text:p>325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254" calcext:value-type="float">
            <text:p>325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255" calcext:value-type="float">
            <text:p>325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256" calcext:value-type="float">
            <text:p>325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257" calcext:value-type="float">
            <text:p>325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258" calcext:value-type="float">
            <text:p>325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259" calcext:value-type="float">
            <text:p>325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260" calcext:value-type="float">
            <text:p>326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261" calcext:value-type="float">
            <text:p>326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262" calcext:value-type="float">
            <text:p>326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263" calcext:value-type="float">
            <text:p>326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264" calcext:value-type="float">
            <text:p>326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265" calcext:value-type="float">
            <text:p>326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266" calcext:value-type="float">
            <text:p>326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267" calcext:value-type="float">
            <text:p>32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268" calcext:value-type="float">
            <text:p>326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269" calcext:value-type="float">
            <text:p>326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270" calcext:value-type="float">
            <text:p>327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271" calcext:value-type="float">
            <text:p>327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272" calcext:value-type="float">
            <text:p>327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273" calcext:value-type="float">
            <text:p>327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274" calcext:value-type="float">
            <text:p>327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275" calcext:value-type="float">
            <text:p>327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276" calcext:value-type="float">
            <text:p>327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277" calcext:value-type="float">
            <text:p>327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278" calcext:value-type="float">
            <text:p>327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279" calcext:value-type="float">
            <text:p>327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280" calcext:value-type="float">
            <text:p>328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281" calcext:value-type="float">
            <text:p>328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282" calcext:value-type="float">
            <text:p>328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283" calcext:value-type="float">
            <text:p>328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284" calcext:value-type="float">
            <text:p>328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285" calcext:value-type="float">
            <text:p>328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286" calcext:value-type="float">
            <text:p>328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287" calcext:value-type="float">
            <text:p>328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288" calcext:value-type="float">
            <text:p>328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289" calcext:value-type="float">
            <text:p>328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290" calcext:value-type="float">
            <text:p>329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291" calcext:value-type="float">
            <text:p>329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292" calcext:value-type="float">
            <text:p>329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293" calcext:value-type="float">
            <text:p>329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294" calcext:value-type="float">
            <text:p>329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295" calcext:value-type="float">
            <text:p>329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296" calcext:value-type="float">
            <text:p>329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297" calcext:value-type="float">
            <text:p>329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298" calcext:value-type="float">
            <text:p>329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299" calcext:value-type="float">
            <text:p>329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300" calcext:value-type="float">
            <text:p>33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301" calcext:value-type="float">
            <text:p>33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302" calcext:value-type="float">
            <text:p>330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303" calcext:value-type="float">
            <text:p>330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304" calcext:value-type="float">
            <text:p>330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305" calcext:value-type="float">
            <text:p>330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306" calcext:value-type="float">
            <text:p>330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307" calcext:value-type="float">
            <text:p>330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308" calcext:value-type="float">
            <text:p>330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309" calcext:value-type="float">
            <text:p>330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310" calcext:value-type="float">
            <text:p>331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311" calcext:value-type="float">
            <text:p>331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312" calcext:value-type="float">
            <text:p>331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313" calcext:value-type="float">
            <text:p>331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314" calcext:value-type="float">
            <text:p>331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315" calcext:value-type="float">
            <text:p>331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316" calcext:value-type="float">
            <text:p>331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317" calcext:value-type="float">
            <text:p>331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318" calcext:value-type="float">
            <text:p>331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319" calcext:value-type="float">
            <text:p>331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320" calcext:value-type="float">
            <text:p>332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321" calcext:value-type="float">
            <text:p>332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322" calcext:value-type="float">
            <text:p>332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323" calcext:value-type="float">
            <text:p>332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324" calcext:value-type="float">
            <text:p>332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325" calcext:value-type="float">
            <text:p>332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326" calcext:value-type="float">
            <text:p>332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327" calcext:value-type="float">
            <text:p>332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328" calcext:value-type="float">
            <text:p>33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329" calcext:value-type="float">
            <text:p>332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330" calcext:value-type="float">
            <text:p>333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331" calcext:value-type="float">
            <text:p>333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332" calcext:value-type="float">
            <text:p>333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333" calcext:value-type="float">
            <text:p>333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334" calcext:value-type="float">
            <text:p>333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335" calcext:value-type="float">
            <text:p>333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336" calcext:value-type="float">
            <text:p>333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337" calcext:value-type="float">
            <text:p>333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338" calcext:value-type="float">
            <text:p>333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339" calcext:value-type="float">
            <text:p>333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340" calcext:value-type="float">
            <text:p>334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341" calcext:value-type="float">
            <text:p>334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342" calcext:value-type="float">
            <text:p>334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343" calcext:value-type="float">
            <text:p>334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344" calcext:value-type="float">
            <text:p>334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345" calcext:value-type="float">
            <text:p>334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346" calcext:value-type="float">
            <text:p>334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347" calcext:value-type="float">
            <text:p>334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348" calcext:value-type="float">
            <text:p>334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349" calcext:value-type="float">
            <text:p>334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350" calcext:value-type="float">
            <text:p>335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351" calcext:value-type="float">
            <text:p>335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352" calcext:value-type="float">
            <text:p>335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353" calcext:value-type="float">
            <text:p>335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354" calcext:value-type="float">
            <text:p>335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355" calcext:value-type="float">
            <text:p>335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356" calcext:value-type="float">
            <text:p>335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357" calcext:value-type="float">
            <text:p>335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358" calcext:value-type="float">
            <text:p>335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359" calcext:value-type="float">
            <text:p>335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360" calcext:value-type="float">
            <text:p>336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361" calcext:value-type="float">
            <text:p>336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362" calcext:value-type="float">
            <text:p>336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363" calcext:value-type="float">
            <text:p>336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364" calcext:value-type="float">
            <text:p>336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365" calcext:value-type="float">
            <text:p>336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366" calcext:value-type="float">
            <text:p>336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367" calcext:value-type="float">
            <text:p>33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368" calcext:value-type="float">
            <text:p>336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369" calcext:value-type="float">
            <text:p>336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370" calcext:value-type="float">
            <text:p>337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371" calcext:value-type="float">
            <text:p>337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372" calcext:value-type="float">
            <text:p>337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373" calcext:value-type="float">
            <text:p>337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374" calcext:value-type="float">
            <text:p>337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375" calcext:value-type="float">
            <text:p>337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376" calcext:value-type="float">
            <text:p>337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377" calcext:value-type="float">
            <text:p>337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378" calcext:value-type="float">
            <text:p>337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379" calcext:value-type="float">
            <text:p>337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380" calcext:value-type="float">
            <text:p>338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381" calcext:value-type="float">
            <text:p>338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382" calcext:value-type="float">
            <text:p>338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383" calcext:value-type="float">
            <text:p>338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384" calcext:value-type="float">
            <text:p>338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385" calcext:value-type="float">
            <text:p>338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386" calcext:value-type="float">
            <text:p>338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387" calcext:value-type="float">
            <text:p>338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388" calcext:value-type="float">
            <text:p>338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389" calcext:value-type="float">
            <text:p>338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390" calcext:value-type="float">
            <text:p>339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391" calcext:value-type="float">
            <text:p>339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392" calcext:value-type="float">
            <text:p>339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393" calcext:value-type="float">
            <text:p>339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394" calcext:value-type="float">
            <text:p>339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395" calcext:value-type="float">
            <text:p>339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396" calcext:value-type="float">
            <text:p>339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397" calcext:value-type="float">
            <text:p>339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398" calcext:value-type="float">
            <text:p>339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399" calcext:value-type="float">
            <text:p>339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400" calcext:value-type="float">
            <text:p>34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401" calcext:value-type="float">
            <text:p>34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402" calcext:value-type="float">
            <text:p>340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403" calcext:value-type="float">
            <text:p>340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404" calcext:value-type="float">
            <text:p>340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405" calcext:value-type="float">
            <text:p>340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406" calcext:value-type="float">
            <text:p>340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407" calcext:value-type="float">
            <text:p>340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408" calcext:value-type="float">
            <text:p>340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409" calcext:value-type="float">
            <text:p>340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410" calcext:value-type="float">
            <text:p>341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411" calcext:value-type="float">
            <text:p>341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412" calcext:value-type="float">
            <text:p>341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413" calcext:value-type="float">
            <text:p>341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414" calcext:value-type="float">
            <text:p>341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415" calcext:value-type="float">
            <text:p>341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416" calcext:value-type="float">
            <text:p>341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417" calcext:value-type="float">
            <text:p>341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418" calcext:value-type="float">
            <text:p>341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419" calcext:value-type="float">
            <text:p>341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420" calcext:value-type="float">
            <text:p>342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421" calcext:value-type="float">
            <text:p>342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422" calcext:value-type="float">
            <text:p>342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423" calcext:value-type="float">
            <text:p>342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424" calcext:value-type="float">
            <text:p>342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425" calcext:value-type="float">
            <text:p>342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426" calcext:value-type="float">
            <text:p>342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427" calcext:value-type="float">
            <text:p>342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428" calcext:value-type="float">
            <text:p>34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429" calcext:value-type="float">
            <text:p>342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430" calcext:value-type="float">
            <text:p>343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431" calcext:value-type="float">
            <text:p>343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432" calcext:value-type="float">
            <text:p>343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433" calcext:value-type="float">
            <text:p>343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434" calcext:value-type="float">
            <text:p>343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435" calcext:value-type="float">
            <text:p>343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436" calcext:value-type="float">
            <text:p>343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437" calcext:value-type="float">
            <text:p>343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438" calcext:value-type="float">
            <text:p>343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439" calcext:value-type="float">
            <text:p>343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440" calcext:value-type="float">
            <text:p>344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441" calcext:value-type="float">
            <text:p>344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442" calcext:value-type="float">
            <text:p>344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443" calcext:value-type="float">
            <text:p>344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444" calcext:value-type="float">
            <text:p>344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445" calcext:value-type="float">
            <text:p>344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446" calcext:value-type="float">
            <text:p>344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447" calcext:value-type="float">
            <text:p>344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448" calcext:value-type="float">
            <text:p>344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449" calcext:value-type="float">
            <text:p>344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450" calcext:value-type="float">
            <text:p>345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451" calcext:value-type="float">
            <text:p>345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452" calcext:value-type="float">
            <text:p>345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453" calcext:value-type="float">
            <text:p>345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454" calcext:value-type="float">
            <text:p>345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455" calcext:value-type="float">
            <text:p>345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456" calcext:value-type="float">
            <text:p>345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457" calcext:value-type="float">
            <text:p>345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458" calcext:value-type="float">
            <text:p>345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459" calcext:value-type="float">
            <text:p>345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460" calcext:value-type="float">
            <text:p>346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461" calcext:value-type="float">
            <text:p>346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462" calcext:value-type="float">
            <text:p>346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463" calcext:value-type="float">
            <text:p>346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464" calcext:value-type="float">
            <text:p>346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465" calcext:value-type="float">
            <text:p>346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466" calcext:value-type="float">
            <text:p>346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467" calcext:value-type="float">
            <text:p>34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468" calcext:value-type="float">
            <text:p>346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469" calcext:value-type="float">
            <text:p>346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470" calcext:value-type="float">
            <text:p>347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471" calcext:value-type="float">
            <text:p>347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472" calcext:value-type="float">
            <text:p>347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473" calcext:value-type="float">
            <text:p>347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474" calcext:value-type="float">
            <text:p>347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475" calcext:value-type="float">
            <text:p>347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476" calcext:value-type="float">
            <text:p>347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477" calcext:value-type="float">
            <text:p>347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478" calcext:value-type="float">
            <text:p>347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3479" calcext:value-type="float">
            <text:p>347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480" calcext:value-type="float">
            <text:p>348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481" calcext:value-type="float">
            <text:p>348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482" calcext:value-type="float">
            <text:p>348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3483" calcext:value-type="float">
            <text:p>348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484" calcext:value-type="float">
            <text:p>348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485" calcext:value-type="float">
            <text:p>348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486" calcext:value-type="float">
            <text:p>348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487" calcext:value-type="float">
            <text:p>348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488" calcext:value-type="float">
            <text:p>348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489" calcext:value-type="float">
            <text:p>348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490" calcext:value-type="float">
            <text:p>349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491" calcext:value-type="float">
            <text:p>349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492" calcext:value-type="float">
            <text:p>349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493" calcext:value-type="float">
            <text:p>349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494" calcext:value-type="float">
            <text:p>349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495" calcext:value-type="float">
            <text:p>349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496" calcext:value-type="float">
            <text:p>349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497" calcext:value-type="float">
            <text:p>349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498" calcext:value-type="float">
            <text:p>349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499" calcext:value-type="float">
            <text:p>349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500" calcext:value-type="float">
            <text:p>35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501" calcext:value-type="float">
            <text:p>35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502" calcext:value-type="float">
            <text:p>350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503" calcext:value-type="float">
            <text:p>350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504" calcext:value-type="float">
            <text:p>350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505" calcext:value-type="float">
            <text:p>350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506" calcext:value-type="float">
            <text:p>350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507" calcext:value-type="float">
            <text:p>350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508" calcext:value-type="float">
            <text:p>350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509" calcext:value-type="float">
            <text:p>350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510" calcext:value-type="float">
            <text:p>351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511" calcext:value-type="float">
            <text:p>351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512" calcext:value-type="float">
            <text:p>351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513" calcext:value-type="float">
            <text:p>351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514" calcext:value-type="float">
            <text:p>351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515" calcext:value-type="float">
            <text:p>351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516" calcext:value-type="float">
            <text:p>351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517" calcext:value-type="float">
            <text:p>351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518" calcext:value-type="float">
            <text:p>351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519" calcext:value-type="float">
            <text:p>351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520" calcext:value-type="float">
            <text:p>352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521" calcext:value-type="float">
            <text:p>352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522" calcext:value-type="float">
            <text:p>352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523" calcext:value-type="float">
            <text:p>352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524" calcext:value-type="float">
            <text:p>352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525" calcext:value-type="float">
            <text:p>352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526" calcext:value-type="float">
            <text:p>352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527" calcext:value-type="float">
            <text:p>352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528" calcext:value-type="float">
            <text:p>35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529" calcext:value-type="float">
            <text:p>352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530" calcext:value-type="float">
            <text:p>353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531" calcext:value-type="float">
            <text:p>353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532" calcext:value-type="float">
            <text:p>353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533" calcext:value-type="float">
            <text:p>353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534" calcext:value-type="float">
            <text:p>353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535" calcext:value-type="float">
            <text:p>353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536" calcext:value-type="float">
            <text:p>353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537" calcext:value-type="float">
            <text:p>353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538" calcext:value-type="float">
            <text:p>353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539" calcext:value-type="float">
            <text:p>353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540" calcext:value-type="float">
            <text:p>354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541" calcext:value-type="float">
            <text:p>354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542" calcext:value-type="float">
            <text:p>354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543" calcext:value-type="float">
            <text:p>354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544" calcext:value-type="float">
            <text:p>354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545" calcext:value-type="float">
            <text:p>354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546" calcext:value-type="float">
            <text:p>354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547" calcext:value-type="float">
            <text:p>354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548" calcext:value-type="float">
            <text:p>354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549" calcext:value-type="float">
            <text:p>354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550" calcext:value-type="float">
            <text:p>355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551" calcext:value-type="float">
            <text:p>355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552" calcext:value-type="float">
            <text:p>355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553" calcext:value-type="float">
            <text:p>355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554" calcext:value-type="float">
            <text:p>355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555" calcext:value-type="float">
            <text:p>355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556" calcext:value-type="float">
            <text:p>355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557" calcext:value-type="float">
            <text:p>355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558" calcext:value-type="float">
            <text:p>355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559" calcext:value-type="float">
            <text:p>355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560" calcext:value-type="float">
            <text:p>356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561" calcext:value-type="float">
            <text:p>356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562" calcext:value-type="float">
            <text:p>356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563" calcext:value-type="float">
            <text:p>356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564" calcext:value-type="float">
            <text:p>356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565" calcext:value-type="float">
            <text:p>356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566" calcext:value-type="float">
            <text:p>356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567" calcext:value-type="float">
            <text:p>35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568" calcext:value-type="float">
            <text:p>356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569" calcext:value-type="float">
            <text:p>356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570" calcext:value-type="float">
            <text:p>357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571" calcext:value-type="float">
            <text:p>357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572" calcext:value-type="float">
            <text:p>357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573" calcext:value-type="float">
            <text:p>357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574" calcext:value-type="float">
            <text:p>357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575" calcext:value-type="float">
            <text:p>357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576" calcext:value-type="float">
            <text:p>357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577" calcext:value-type="float">
            <text:p>357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578" calcext:value-type="float">
            <text:p>357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579" calcext:value-type="float">
            <text:p>357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580" calcext:value-type="float">
            <text:p>358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581" calcext:value-type="float">
            <text:p>358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582" calcext:value-type="float">
            <text:p>358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583" calcext:value-type="float">
            <text:p>358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584" calcext:value-type="float">
            <text:p>358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585" calcext:value-type="float">
            <text:p>358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586" calcext:value-type="float">
            <text:p>358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587" calcext:value-type="float">
            <text:p>358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588" calcext:value-type="float">
            <text:p>358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589" calcext:value-type="float">
            <text:p>358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590" calcext:value-type="float">
            <text:p>359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591" calcext:value-type="float">
            <text:p>359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592" calcext:value-type="float">
            <text:p>359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593" calcext:value-type="float">
            <text:p>359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594" calcext:value-type="float">
            <text:p>359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595" calcext:value-type="float">
            <text:p>359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596" calcext:value-type="float">
            <text:p>359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597" calcext:value-type="float">
            <text:p>359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598" calcext:value-type="float">
            <text:p>359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599" calcext:value-type="float">
            <text:p>359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601" calcext:value-type="float">
            <text:p>36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602" calcext:value-type="float">
            <text:p>360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603" calcext:value-type="float">
            <text:p>360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604" calcext:value-type="float">
            <text:p>360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605" calcext:value-type="float">
            <text:p>360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606" calcext:value-type="float">
            <text:p>360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607" calcext:value-type="float">
            <text:p>360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608" calcext:value-type="float">
            <text:p>360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609" calcext:value-type="float">
            <text:p>360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610" calcext:value-type="float">
            <text:p>361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611" calcext:value-type="float">
            <text:p>361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612" calcext:value-type="float">
            <text:p>361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613" calcext:value-type="float">
            <text:p>361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614" calcext:value-type="float">
            <text:p>361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615" calcext:value-type="float">
            <text:p>361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616" calcext:value-type="float">
            <text:p>361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617" calcext:value-type="float">
            <text:p>361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618" calcext:value-type="float">
            <text:p>361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619" calcext:value-type="float">
            <text:p>361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620" calcext:value-type="float">
            <text:p>362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621" calcext:value-type="float">
            <text:p>362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622" calcext:value-type="float">
            <text:p>362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623" calcext:value-type="float">
            <text:p>362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624" calcext:value-type="float">
            <text:p>362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625" calcext:value-type="float">
            <text:p>362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626" calcext:value-type="float">
            <text:p>362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627" calcext:value-type="float">
            <text:p>362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628" calcext:value-type="float">
            <text:p>36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629" calcext:value-type="float">
            <text:p>362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630" calcext:value-type="float">
            <text:p>363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631" calcext:value-type="float">
            <text:p>363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632" calcext:value-type="float">
            <text:p>363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633" calcext:value-type="float">
            <text:p>363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634" calcext:value-type="float">
            <text:p>363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635" calcext:value-type="float">
            <text:p>363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636" calcext:value-type="float">
            <text:p>363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637" calcext:value-type="float">
            <text:p>363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638" calcext:value-type="float">
            <text:p>363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639" calcext:value-type="float">
            <text:p>363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640" calcext:value-type="float">
            <text:p>364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641" calcext:value-type="float">
            <text:p>364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642" calcext:value-type="float">
            <text:p>364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643" calcext:value-type="float">
            <text:p>364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644" calcext:value-type="float">
            <text:p>364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645" calcext:value-type="float">
            <text:p>364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646" calcext:value-type="float">
            <text:p>364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647" calcext:value-type="float">
            <text:p>364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648" calcext:value-type="float">
            <text:p>364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649" calcext:value-type="float">
            <text:p>364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650" calcext:value-type="float">
            <text:p>365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651" calcext:value-type="float">
            <text:p>365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652" calcext:value-type="float">
            <text:p>365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653" calcext:value-type="float">
            <text:p>365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654" calcext:value-type="float">
            <text:p>365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655" calcext:value-type="float">
            <text:p>365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656" calcext:value-type="float">
            <text:p>365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657" calcext:value-type="float">
            <text:p>365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658" calcext:value-type="float">
            <text:p>365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659" calcext:value-type="float">
            <text:p>365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660" calcext:value-type="float">
            <text:p>366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661" calcext:value-type="float">
            <text:p>366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662" calcext:value-type="float">
            <text:p>366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663" calcext:value-type="float">
            <text:p>366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664" calcext:value-type="float">
            <text:p>366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665" calcext:value-type="float">
            <text:p>366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666" calcext:value-type="float">
            <text:p>366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667" calcext:value-type="float">
            <text:p>36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668" calcext:value-type="float">
            <text:p>366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669" calcext:value-type="float">
            <text:p>366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670" calcext:value-type="float">
            <text:p>367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671" calcext:value-type="float">
            <text:p>367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672" calcext:value-type="float">
            <text:p>367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673" calcext:value-type="float">
            <text:p>367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675" calcext:value-type="float">
            <text:p>367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676" calcext:value-type="float">
            <text:p>367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677" calcext:value-type="float">
            <text:p>367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678" calcext:value-type="float">
            <text:p>367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679" calcext:value-type="float">
            <text:p>367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680" calcext:value-type="float">
            <text:p>368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681" calcext:value-type="float">
            <text:p>368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682" calcext:value-type="float">
            <text:p>368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683" calcext:value-type="float">
            <text:p>368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684" calcext:value-type="float">
            <text:p>368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685" calcext:value-type="float">
            <text:p>368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686" calcext:value-type="float">
            <text:p>368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687" calcext:value-type="float">
            <text:p>368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688" calcext:value-type="float">
            <text:p>368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689" calcext:value-type="float">
            <text:p>368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690" calcext:value-type="float">
            <text:p>369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691" calcext:value-type="float">
            <text:p>369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692" calcext:value-type="float">
            <text:p>369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693" calcext:value-type="float">
            <text:p>369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694" calcext:value-type="float">
            <text:p>369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695" calcext:value-type="float">
            <text:p>369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696" calcext:value-type="float">
            <text:p>369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697" calcext:value-type="float">
            <text:p>369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698" calcext:value-type="float">
            <text:p>369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699" calcext:value-type="float">
            <text:p>369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700" calcext:value-type="float">
            <text:p>37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701" calcext:value-type="float">
            <text:p>37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702" calcext:value-type="float">
            <text:p>370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703" calcext:value-type="float">
            <text:p>370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704" calcext:value-type="float">
            <text:p>370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705" calcext:value-type="float">
            <text:p>370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706" calcext:value-type="float">
            <text:p>370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707" calcext:value-type="float">
            <text:p>370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708" calcext:value-type="float">
            <text:p>370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709" calcext:value-type="float">
            <text:p>370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710" calcext:value-type="float">
            <text:p>371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711" calcext:value-type="float">
            <text:p>371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712" calcext:value-type="float">
            <text:p>371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713" calcext:value-type="float">
            <text:p>371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714" calcext:value-type="float">
            <text:p>371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715" calcext:value-type="float">
            <text:p>371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716" calcext:value-type="float">
            <text:p>371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717" calcext:value-type="float">
            <text:p>371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718" calcext:value-type="float">
            <text:p>371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719" calcext:value-type="float">
            <text:p>371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720" calcext:value-type="float">
            <text:p>372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721" calcext:value-type="float">
            <text:p>372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722" calcext:value-type="float">
            <text:p>372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723" calcext:value-type="float">
            <text:p>372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724" calcext:value-type="float">
            <text:p>372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725" calcext:value-type="float">
            <text:p>372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726" calcext:value-type="float">
            <text:p>372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727" calcext:value-type="float">
            <text:p>372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728" calcext:value-type="float">
            <text:p>37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729" calcext:value-type="float">
            <text:p>372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730" calcext:value-type="float">
            <text:p>373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731" calcext:value-type="float">
            <text:p>373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732" calcext:value-type="float">
            <text:p>373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3733" calcext:value-type="float">
            <text:p>373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734" calcext:value-type="float">
            <text:p>373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735" calcext:value-type="float">
            <text:p>373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736" calcext:value-type="float">
            <text:p>373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737" calcext:value-type="float">
            <text:p>373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738" calcext:value-type="float">
            <text:p>373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739" calcext:value-type="float">
            <text:p>373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740" calcext:value-type="float">
            <text:p>374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741" calcext:value-type="float">
            <text:p>374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742" calcext:value-type="float">
            <text:p>374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743" calcext:value-type="float">
            <text:p>374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744" calcext:value-type="float">
            <text:p>374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745" calcext:value-type="float">
            <text:p>374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746" calcext:value-type="float">
            <text:p>374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747" calcext:value-type="float">
            <text:p>374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748" calcext:value-type="float">
            <text:p>374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749" calcext:value-type="float">
            <text:p>374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750" calcext:value-type="float">
            <text:p>375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751" calcext:value-type="float">
            <text:p>375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752" calcext:value-type="float">
            <text:p>375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753" calcext:value-type="float">
            <text:p>375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754" calcext:value-type="float">
            <text:p>375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755" calcext:value-type="float">
            <text:p>375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756" calcext:value-type="float">
            <text:p>375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757" calcext:value-type="float">
            <text:p>375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758" calcext:value-type="float">
            <text:p>375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759" calcext:value-type="float">
            <text:p>375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760" calcext:value-type="float">
            <text:p>376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761" calcext:value-type="float">
            <text:p>376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762" calcext:value-type="float">
            <text:p>376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763" calcext:value-type="float">
            <text:p>376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764" calcext:value-type="float">
            <text:p>376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765" calcext:value-type="float">
            <text:p>376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766" calcext:value-type="float">
            <text:p>376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767" calcext:value-type="float">
            <text:p>37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768" calcext:value-type="float">
            <text:p>376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769" calcext:value-type="float">
            <text:p>376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770" calcext:value-type="float">
            <text:p>377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771" calcext:value-type="float">
            <text:p>377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772" calcext:value-type="float">
            <text:p>377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773" calcext:value-type="float">
            <text:p>377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774" calcext:value-type="float">
            <text:p>377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775" calcext:value-type="float">
            <text:p>377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776" calcext:value-type="float">
            <text:p>377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777" calcext:value-type="float">
            <text:p>377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778" calcext:value-type="float">
            <text:p>377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779" calcext:value-type="float">
            <text:p>377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780" calcext:value-type="float">
            <text:p>378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781" calcext:value-type="float">
            <text:p>378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782" calcext:value-type="float">
            <text:p>378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783" calcext:value-type="float">
            <text:p>378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784" calcext:value-type="float">
            <text:p>378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785" calcext:value-type="float">
            <text:p>378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786" calcext:value-type="float">
            <text:p>378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787" calcext:value-type="float">
            <text:p>378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788" calcext:value-type="float">
            <text:p>378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789" calcext:value-type="float">
            <text:p>378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790" calcext:value-type="float">
            <text:p>379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791" calcext:value-type="float">
            <text:p>379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792" calcext:value-type="float">
            <text:p>379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793" calcext:value-type="float">
            <text:p>379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794" calcext:value-type="float">
            <text:p>379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795" calcext:value-type="float">
            <text:p>379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796" calcext:value-type="float">
            <text:p>379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797" calcext:value-type="float">
            <text:p>379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798" calcext:value-type="float">
            <text:p>379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799" calcext:value-type="float">
            <text:p>379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800" calcext:value-type="float">
            <text:p>38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801" calcext:value-type="float">
            <text:p>38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802" calcext:value-type="float">
            <text:p>380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803" calcext:value-type="float">
            <text:p>380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804" calcext:value-type="float">
            <text:p>380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805" calcext:value-type="float">
            <text:p>380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806" calcext:value-type="float">
            <text:p>380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807" calcext:value-type="float">
            <text:p>380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808" calcext:value-type="float">
            <text:p>380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809" calcext:value-type="float">
            <text:p>380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810" calcext:value-type="float">
            <text:p>381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811" calcext:value-type="float">
            <text:p>381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812" calcext:value-type="float">
            <text:p>381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813" calcext:value-type="float">
            <text:p>381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814" calcext:value-type="float">
            <text:p>381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815" calcext:value-type="float">
            <text:p>381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816" calcext:value-type="float">
            <text:p>381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817" calcext:value-type="float">
            <text:p>381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818" calcext:value-type="float">
            <text:p>381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819" calcext:value-type="float">
            <text:p>381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820" calcext:value-type="float">
            <text:p>382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821" calcext:value-type="float">
            <text:p>382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822" calcext:value-type="float">
            <text:p>382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823" calcext:value-type="float">
            <text:p>382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824" calcext:value-type="float">
            <text:p>382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825" calcext:value-type="float">
            <text:p>382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826" calcext:value-type="float">
            <text:p>382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827" calcext:value-type="float">
            <text:p>382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828" calcext:value-type="float">
            <text:p>38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829" calcext:value-type="float">
            <text:p>382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830" calcext:value-type="float">
            <text:p>383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831" calcext:value-type="float">
            <text:p>383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832" calcext:value-type="float">
            <text:p>383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833" calcext:value-type="float">
            <text:p>383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834" calcext:value-type="float">
            <text:p>383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835" calcext:value-type="float">
            <text:p>383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836" calcext:value-type="float">
            <text:p>383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837" calcext:value-type="float">
            <text:p>383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838" calcext:value-type="float">
            <text:p>383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839" calcext:value-type="float">
            <text:p>383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840" calcext:value-type="float">
            <text:p>384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841" calcext:value-type="float">
            <text:p>384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842" calcext:value-type="float">
            <text:p>384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843" calcext:value-type="float">
            <text:p>384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844" calcext:value-type="float">
            <text:p>384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845" calcext:value-type="float">
            <text:p>384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846" calcext:value-type="float">
            <text:p>384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847" calcext:value-type="float">
            <text:p>384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848" calcext:value-type="float">
            <text:p>384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849" calcext:value-type="float">
            <text:p>384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850" calcext:value-type="float">
            <text:p>385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851" calcext:value-type="float">
            <text:p>385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852" calcext:value-type="float">
            <text:p>385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853" calcext:value-type="float">
            <text:p>385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854" calcext:value-type="float">
            <text:p>385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855" calcext:value-type="float">
            <text:p>385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856" calcext:value-type="float">
            <text:p>385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857" calcext:value-type="float">
            <text:p>385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858" calcext:value-type="float">
            <text:p>385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3859" calcext:value-type="float">
            <text:p>385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860" calcext:value-type="float">
            <text:p>386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861" calcext:value-type="float">
            <text:p>386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862" calcext:value-type="float">
            <text:p>386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863" calcext:value-type="float">
            <text:p>386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864" calcext:value-type="float">
            <text:p>386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865" calcext:value-type="float">
            <text:p>386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866" calcext:value-type="float">
            <text:p>386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867" calcext:value-type="float">
            <text:p>38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868" calcext:value-type="float">
            <text:p>386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869" calcext:value-type="float">
            <text:p>386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870" calcext:value-type="float">
            <text:p>387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871" calcext:value-type="float">
            <text:p>387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872" calcext:value-type="float">
            <text:p>387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873" calcext:value-type="float">
            <text:p>387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874" calcext:value-type="float">
            <text:p>387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875" calcext:value-type="float">
            <text:p>387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876" calcext:value-type="float">
            <text:p>387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877" calcext:value-type="float">
            <text:p>387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878" calcext:value-type="float">
            <text:p>387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879" calcext:value-type="float">
            <text:p>387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880" calcext:value-type="float">
            <text:p>388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881" calcext:value-type="float">
            <text:p>388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882" calcext:value-type="float">
            <text:p>388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883" calcext:value-type="float">
            <text:p>388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884" calcext:value-type="float">
            <text:p>388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885" calcext:value-type="float">
            <text:p>388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886" calcext:value-type="float">
            <text:p>388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887" calcext:value-type="float">
            <text:p>388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888" calcext:value-type="float">
            <text:p>388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889" calcext:value-type="float">
            <text:p>388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890" calcext:value-type="float">
            <text:p>389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891" calcext:value-type="float">
            <text:p>389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892" calcext:value-type="float">
            <text:p>389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893" calcext:value-type="float">
            <text:p>389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894" calcext:value-type="float">
            <text:p>389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895" calcext:value-type="float">
            <text:p>389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896" calcext:value-type="float">
            <text:p>389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897" calcext:value-type="float">
            <text:p>389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898" calcext:value-type="float">
            <text:p>389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899" calcext:value-type="float">
            <text:p>389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900" calcext:value-type="float">
            <text:p>39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901" calcext:value-type="float">
            <text:p>39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902" calcext:value-type="float">
            <text:p>390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903" calcext:value-type="float">
            <text:p>390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904" calcext:value-type="float">
            <text:p>390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905" calcext:value-type="float">
            <text:p>390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906" calcext:value-type="float">
            <text:p>390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907" calcext:value-type="float">
            <text:p>390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908" calcext:value-type="float">
            <text:p>390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909" calcext:value-type="float">
            <text:p>390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910" calcext:value-type="float">
            <text:p>391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911" calcext:value-type="float">
            <text:p>391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912" calcext:value-type="float">
            <text:p>391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913" calcext:value-type="float">
            <text:p>391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914" calcext:value-type="float">
            <text:p>391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915" calcext:value-type="float">
            <text:p>391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916" calcext:value-type="float">
            <text:p>391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917" calcext:value-type="float">
            <text:p>391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918" calcext:value-type="float">
            <text:p>391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919" calcext:value-type="float">
            <text:p>391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920" calcext:value-type="float">
            <text:p>392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921" calcext:value-type="float">
            <text:p>392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922" calcext:value-type="float">
            <text:p>392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923" calcext:value-type="float">
            <text:p>392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924" calcext:value-type="float">
            <text:p>392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925" calcext:value-type="float">
            <text:p>3925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3926" calcext:value-type="float">
            <text:p>392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927" calcext:value-type="float">
            <text:p>392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928" calcext:value-type="float">
            <text:p>39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929" calcext:value-type="float">
            <text:p>392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930" calcext:value-type="float">
            <text:p>393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931" calcext:value-type="float">
            <text:p>393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932" calcext:value-type="float">
            <text:p>393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933" calcext:value-type="float">
            <text:p>393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934" calcext:value-type="float">
            <text:p>393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935" calcext:value-type="float">
            <text:p>393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936" calcext:value-type="float">
            <text:p>393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937" calcext:value-type="float">
            <text:p>393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938" calcext:value-type="float">
            <text:p>393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939" calcext:value-type="float">
            <text:p>393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940" calcext:value-type="float">
            <text:p>394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941" calcext:value-type="float">
            <text:p>394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942" calcext:value-type="float">
            <text:p>394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943" calcext:value-type="float">
            <text:p>394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944" calcext:value-type="float">
            <text:p>394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945" calcext:value-type="float">
            <text:p>394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946" calcext:value-type="float">
            <text:p>394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947" calcext:value-type="float">
            <text:p>394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948" calcext:value-type="float">
            <text:p>394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949" calcext:value-type="float">
            <text:p>394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950" calcext:value-type="float">
            <text:p>395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951" calcext:value-type="float">
            <text:p>395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952" calcext:value-type="float">
            <text:p>395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953" calcext:value-type="float">
            <text:p>395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954" calcext:value-type="float">
            <text:p>395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955" calcext:value-type="float">
            <text:p>395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956" calcext:value-type="float">
            <text:p>395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957" calcext:value-type="float">
            <text:p>395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958" calcext:value-type="float">
            <text:p>395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959" calcext:value-type="float">
            <text:p>395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960" calcext:value-type="float">
            <text:p>396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961" calcext:value-type="float">
            <text:p>396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962" calcext:value-type="float">
            <text:p>396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963" calcext:value-type="float">
            <text:p>396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964" calcext:value-type="float">
            <text:p>396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965" calcext:value-type="float">
            <text:p>396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966" calcext:value-type="float">
            <text:p>396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967" calcext:value-type="float">
            <text:p>39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968" calcext:value-type="float">
            <text:p>396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969" calcext:value-type="float">
            <text:p>396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970" calcext:value-type="float">
            <text:p>397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971" calcext:value-type="float">
            <text:p>397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972" calcext:value-type="float">
            <text:p>397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973" calcext:value-type="float">
            <text:p>397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974" calcext:value-type="float">
            <text:p>397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975" calcext:value-type="float">
            <text:p>397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976" calcext:value-type="float">
            <text:p>397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977" calcext:value-type="float">
            <text:p>397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978" calcext:value-type="float">
            <text:p>397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979" calcext:value-type="float">
            <text:p>397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980" calcext:value-type="float">
            <text:p>398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981" calcext:value-type="float">
            <text:p>398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982" calcext:value-type="float">
            <text:p>398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983" calcext:value-type="float">
            <text:p>398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984" calcext:value-type="float">
            <text:p>398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985" calcext:value-type="float">
            <text:p>398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986" calcext:value-type="float">
            <text:p>398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987" calcext:value-type="float">
            <text:p>398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988" calcext:value-type="float">
            <text:p>398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989" calcext:value-type="float">
            <text:p>398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990" calcext:value-type="float">
            <text:p>399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991" calcext:value-type="float">
            <text:p>399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992" calcext:value-type="float">
            <text:p>399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993" calcext:value-type="float">
            <text:p>399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994" calcext:value-type="float">
            <text:p>399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995" calcext:value-type="float">
            <text:p>399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996" calcext:value-type="float">
            <text:p>399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997" calcext:value-type="float">
            <text:p>399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998" calcext:value-type="float">
            <text:p>399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999" calcext:value-type="float">
            <text:p>399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001" calcext:value-type="float">
            <text:p>40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002" calcext:value-type="float">
            <text:p>400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003" calcext:value-type="float">
            <text:p>400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004" calcext:value-type="float">
            <text:p>400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005" calcext:value-type="float">
            <text:p>400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006" calcext:value-type="float">
            <text:p>400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007" calcext:value-type="float">
            <text:p>400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008" calcext:value-type="float">
            <text:p>400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009" calcext:value-type="float">
            <text:p>400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010" calcext:value-type="float">
            <text:p>401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011" calcext:value-type="float">
            <text:p>401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012" calcext:value-type="float">
            <text:p>401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013" calcext:value-type="float">
            <text:p>401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014" calcext:value-type="float">
            <text:p>401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015" calcext:value-type="float">
            <text:p>401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016" calcext:value-type="float">
            <text:p>401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017" calcext:value-type="float">
            <text:p>401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018" calcext:value-type="float">
            <text:p>401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019" calcext:value-type="float">
            <text:p>401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020" calcext:value-type="float">
            <text:p>402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021" calcext:value-type="float">
            <text:p>402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022" calcext:value-type="float">
            <text:p>402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023" calcext:value-type="float">
            <text:p>402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024" calcext:value-type="float">
            <text:p>402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025" calcext:value-type="float">
            <text:p>402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026" calcext:value-type="float">
            <text:p>402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027" calcext:value-type="float">
            <text:p>402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028" calcext:value-type="float">
            <text:p>40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029" calcext:value-type="float">
            <text:p>402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030" calcext:value-type="float">
            <text:p>403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031" calcext:value-type="float">
            <text:p>403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032" calcext:value-type="float">
            <text:p>403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033" calcext:value-type="float">
            <text:p>403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034" calcext:value-type="float">
            <text:p>403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035" calcext:value-type="float">
            <text:p>403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036" calcext:value-type="float">
            <text:p>403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037" calcext:value-type="float">
            <text:p>403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038" calcext:value-type="float">
            <text:p>403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039" calcext:value-type="float">
            <text:p>403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040" calcext:value-type="float">
            <text:p>404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041" calcext:value-type="float">
            <text:p>404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042" calcext:value-type="float">
            <text:p>404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043" calcext:value-type="float">
            <text:p>404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044" calcext:value-type="float">
            <text:p>404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045" calcext:value-type="float">
            <text:p>404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046" calcext:value-type="float">
            <text:p>404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047" calcext:value-type="float">
            <text:p>404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048" calcext:value-type="float">
            <text:p>404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049" calcext:value-type="float">
            <text:p>404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050" calcext:value-type="float">
            <text:p>405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051" calcext:value-type="float">
            <text:p>405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052" calcext:value-type="float">
            <text:p>405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053" calcext:value-type="float">
            <text:p>405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054" calcext:value-type="float">
            <text:p>405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055" calcext:value-type="float">
            <text:p>405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056" calcext:value-type="float">
            <text:p>405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057" calcext:value-type="float">
            <text:p>405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058" calcext:value-type="float">
            <text:p>405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059" calcext:value-type="float">
            <text:p>405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060" calcext:value-type="float">
            <text:p>406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061" calcext:value-type="float">
            <text:p>406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062" calcext:value-type="float">
            <text:p>406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063" calcext:value-type="float">
            <text:p>406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064" calcext:value-type="float">
            <text:p>406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065" calcext:value-type="float">
            <text:p>406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066" calcext:value-type="float">
            <text:p>406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067" calcext:value-type="float">
            <text:p>40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068" calcext:value-type="float">
            <text:p>406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069" calcext:value-type="float">
            <text:p>406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070" calcext:value-type="float">
            <text:p>407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071" calcext:value-type="float">
            <text:p>407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072" calcext:value-type="float">
            <text:p>407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073" calcext:value-type="float">
            <text:p>407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074" calcext:value-type="float">
            <text:p>407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075" calcext:value-type="float">
            <text:p>407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076" calcext:value-type="float">
            <text:p>407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077" calcext:value-type="float">
            <text:p>407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078" calcext:value-type="float">
            <text:p>407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079" calcext:value-type="float">
            <text:p>407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080" calcext:value-type="float">
            <text:p>408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081" calcext:value-type="float">
            <text:p>408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082" calcext:value-type="float">
            <text:p>408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083" calcext:value-type="float">
            <text:p>408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084" calcext:value-type="float">
            <text:p>408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085" calcext:value-type="float">
            <text:p>408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086" calcext:value-type="float">
            <text:p>408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087" calcext:value-type="float">
            <text:p>408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088" calcext:value-type="float">
            <text:p>408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089" calcext:value-type="float">
            <text:p>408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090" calcext:value-type="float">
            <text:p>409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091" calcext:value-type="float">
            <text:p>409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092" calcext:value-type="float">
            <text:p>409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093" calcext:value-type="float">
            <text:p>409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094" calcext:value-type="float">
            <text:p>409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095" calcext:value-type="float">
            <text:p>4095</text:p>
          </table:table-cell>
          <table:table-cell office:value-type="float" office:value="0" calcext:value-type="float">
            <text:p>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1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1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02">00/00/0000</text:date>, <text:time style:data-style-name="N2" text:time-value="14:32:06.34409186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6-03-02T14:34:17.291132896</dc:date>
    <meta:editing-duration>PT1H22M</meta:editing-duration>
    <meta:editing-cycles>2</meta:editing-cycles>
    <meta:generator>LibreOffice/25.8.5.2$Linux_X86_64 LibreOffice_project/580$Build-2</meta:generator>
    <meta:document-statistic meta:table-count="1" meta:cell-count="9694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minimum="0" chart:maximum="1000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5.925cm" svg:height="19.311cm" xlink:href=".." xlink:type="simple" chart:class="chart:scatter" chart:style-name="ch1">
        <chart:legend chart:legend-position="end" svg:x="23.071cm" svg:y="9.356cm" style:legend-expansion="high" chart:style-name="ch2"/>
        <chart:plot-area chart:style-name="ch3" svg:x="0.517cm" svg:y="0.509cm" svg:width="22.91cm" svg:height="18.539cm">
          <chart:coordinate-region svg:x="1.342cm" svg:y="0.708cm" svg:width="21.701cm" svg:height="17.69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UraniumSpectrum.C2:UraniumSpectrum.C1500" chart:label-cell-address="UraniumSpectrum.C1:UraniumSpectrum.C1" chart:class="chart:scatter">
            <chart:domain table:cell-range-address="UraniumSpectrum.A2:UraniumSpectrum.A1500"/>
            <chart:data-point chart:repeated="149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MOOTH</text:p>
                <draw:g>
                  <svg:desc>UraniumSpectrum.C1:UraniumSpectrum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UraniumSpectrum.A2:UraniumSpectrum.A1500</svg:desc>
                </draw:g>
              </table:table-cell>
              <table:table-cell office:value-type="float" office:value="114.315789473684">
                <text:p>114.315789473684</text:p>
                <draw:g>
                  <svg:desc>UraniumSpectrum.C2:UraniumSpectrum.C15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60.4736842105263">
                <text:p>60.473684210526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51.4210526315789">
                <text:p>51.421052631578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43.1578947368421">
                <text:p>43.157894736842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37.5789473684211">
                <text:p>37.578947368421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32.3157894736842">
                <text:p>32.315789473684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28.421052631579">
                <text:p>28.42105263157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5.421052631579">
                <text:p>25.42105263157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22.7368421052632">
                <text:p>22.736842105263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20.5789473684211">
                <text:p>20.578947368421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18.9473684210526">
                <text:p>18.947368421052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17.7368421052632">
                <text:p>17.736842105263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16.4736842105263">
                <text:p>16.473684210526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15.4210526315789">
                <text:p>15.421052631578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14.7368421052632">
                <text:p>14.736842105263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14.0526315789474">
                <text:p>14.052631578947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13.2105263157895">
                <text:p>13.210526315789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12.4210526315789">
                <text:p>12.421052631578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12.6315789473684">
                <text:p>12.631578947368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12.8421052631579">
                <text:p>12.842105263157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13.6842105263158">
                <text:p>13.684210526315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14.6315789473684">
                <text:p>14.631578947368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15.8947368421053">
                <text:p>15.894736842105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18.9473684210526">
                <text:p>18.947368421052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20.6842105263158">
                <text:p>20.684210526315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23.1578947368421">
                <text:p>23.157894736842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25.3684210526316">
                <text:p>25.368421052631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27.3684210526316">
                <text:p>27.368421052631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32.7368421052632">
                <text:p>32.736842105263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35.7894736842105">
                <text:p>35.789473684210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38.8947368421053">
                <text:p>38.894736842105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42.2105263157895">
                <text:p>42.210526315789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45.7368421052632">
                <text:p>45.736842105263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49.1578947368421">
                <text:p>49.157894736842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52.2631578947368">
                <text:p>52.263157894736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55.2631578947368">
                <text:p>55.263157894736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58.3157894736842">
                <text:p>58.315789473684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60.6842105263158">
                <text:p>60.684210526315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62.8421052631579">
                <text:p>62.842105263157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64.8947368421053">
                <text:p>64.894736842105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65.5789473684211">
                <text:p>65.578947368421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67.1052631578947">
                <text:p>67.105263157894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67.8421052631579">
                <text:p>67.842105263157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67.6842105263158">
                <text:p>67.684210526315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68.8421052631579">
                <text:p>68.842105263157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69.4736842105263">
                <text:p>69.473684210526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70.4736842105263">
                <text:p>70.473684210526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71.8421052631579">
                <text:p>71.842105263157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71.9473684210526">
                <text:p>71.947368421052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73.5789473684211">
                <text:p>73.578947368421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73.2105263157895">
                <text:p>73.210526315789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73.0526315789474">
                <text:p>73.052631578947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73.7368421052632">
                <text:p>73.736842105263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74.421052631579">
                <text:p>74.42105263157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75.3157894736842">
                <text:p>75.315789473684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75.421052631579">
                <text:p>75.42105263157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75.7894736842105">
                <text:p>75.789473684210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76.6315789473684">
                <text:p>76.631578947368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77.8947368421053">
                <text:p>77.894736842105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77.9473684210526">
                <text:p>77.947368421052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78.8421052631579">
                <text:p>78.842105263157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79.8947368421053">
                <text:p>79.894736842105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80.1578947368421">
                <text:p>80.157894736842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80.8947368421053">
                <text:p>80.894736842105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80.8947368421053">
                <text:p>80.894736842105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81.3157894736842">
                <text:p>81.315789473684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82.5263157894737">
                <text:p>82.526315789473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83.0526315789474">
                <text:p>83.052631578947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84.1578947368421">
                <text:p>84.157894736842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86.0526315789474">
                <text:p>86.052631578947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86.5263157894737">
                <text:p>86.526315789473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87.8947368421053">
                <text:p>87.894736842105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88.6315789473684">
                <text:p>88.631578947368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89.6315789473684">
                <text:p>89.631578947368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90.6842105263158">
                <text:p>90.684210526315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91.2631578947368">
                <text:p>91.263157894736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91.3157894736842">
                <text:p>91.315789473684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91.6842105263158">
                <text:p>91.684210526315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92.1578947368421">
                <text:p>92.157894736842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93.421052631579">
                <text:p>93.42105263157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96.8947368421053">
                <text:p>96.894736842105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97.4736842105263">
                <text:p>97.473684210526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100.894736842105">
                <text:p>100.89473684210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102.947368421053">
                <text:p>102.94736842105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103.842105263158">
                <text:p>103.84210526315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105.105263157895">
                <text:p>105.10526315789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106.789473684211">
                <text:p>106.78947368421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107.368421052632">
                <text:p>107.36842105263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108.105263157895">
                <text:p>108.10526315789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108.473684210526">
                <text:p>108.47368421052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109.105263157895">
                <text:p>109.10526315789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111.052631578947">
                <text:p>111.05263157894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113.789473684211">
                <text:p>113.78947368421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">
                <text:p>100</text:p>
              </table:table-cell>
              <table:table-cell office:value-type="float" office:value="116.473684210526">
                <text:p>116.47368421052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1">
                <text:p>101</text:p>
              </table:table-cell>
              <table:table-cell office:value-type="float" office:value="118.421052631579">
                <text:p>118.42105263157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2">
                <text:p>102</text:p>
              </table:table-cell>
              <table:table-cell office:value-type="float" office:value="119.368421052632">
                <text:p>119.36842105263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3">
                <text:p>103</text:p>
              </table:table-cell>
              <table:table-cell office:value-type="float" office:value="119.631578947368">
                <text:p>119.63157894736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4">
                <text:p>104</text:p>
              </table:table-cell>
              <table:table-cell office:value-type="float" office:value="121.052631578947">
                <text:p>121.05263157894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5">
                <text:p>105</text:p>
              </table:table-cell>
              <table:table-cell office:value-type="float" office:value="122.947368421053">
                <text:p>122.94736842105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6">
                <text:p>106</text:p>
              </table:table-cell>
              <table:table-cell office:value-type="float" office:value="124.526315789474">
                <text:p>124.52631578947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7">
                <text:p>107</text:p>
              </table:table-cell>
              <table:table-cell office:value-type="float" office:value="123.789473684211">
                <text:p>123.78947368421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8">
                <text:p>108</text:p>
              </table:table-cell>
              <table:table-cell office:value-type="float" office:value="124.210526315789">
                <text:p>124.21052631578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9">
                <text:p>109</text:p>
              </table:table-cell>
              <table:table-cell office:value-type="float" office:value="125.526315789474">
                <text:p>125.52631578947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0">
                <text:p>110</text:p>
              </table:table-cell>
              <table:table-cell office:value-type="float" office:value="127.105263157895">
                <text:p>127.10526315789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1">
                <text:p>111</text:p>
              </table:table-cell>
              <table:table-cell office:value-type="float" office:value="127.736842105263">
                <text:p>127.73684210526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2">
                <text:p>112</text:p>
              </table:table-cell>
              <table:table-cell office:value-type="float" office:value="127.631578947368">
                <text:p>127.63157894736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3">
                <text:p>113</text:p>
              </table:table-cell>
              <table:table-cell office:value-type="float" office:value="128.526315789474">
                <text:p>128.52631578947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4">
                <text:p>114</text:p>
              </table:table-cell>
              <table:table-cell office:value-type="float" office:value="129.947368421053">
                <text:p>129.94736842105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5">
                <text:p>115</text:p>
              </table:table-cell>
              <table:table-cell office:value-type="float" office:value="131.789473684211">
                <text:p>131.78947368421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6">
                <text:p>116</text:p>
              </table:table-cell>
              <table:table-cell office:value-type="float" office:value="133.421052631579">
                <text:p>133.42105263157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7">
                <text:p>117</text:p>
              </table:table-cell>
              <table:table-cell office:value-type="float" office:value="133.736842105263">
                <text:p>133.73684210526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8">
                <text:p>118</text:p>
              </table:table-cell>
              <table:table-cell office:value-type="float" office:value="135.684210526316">
                <text:p>135.68421052631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9">
                <text:p>119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0">
                <text:p>120</text:p>
              </table:table-cell>
              <table:table-cell office:value-type="float" office:value="136.894736842105">
                <text:p>136.89473684210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1">
                <text:p>121</text:p>
              </table:table-cell>
              <table:table-cell office:value-type="float" office:value="138.736842105263">
                <text:p>138.73684210526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2">
                <text:p>122</text:p>
              </table:table-cell>
              <table:table-cell office:value-type="float" office:value="140.210526315789">
                <text:p>140.21052631578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3">
                <text:p>123</text:p>
              </table:table-cell>
              <table:table-cell office:value-type="float" office:value="141.263157894737">
                <text:p>141.26315789473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4">
                <text:p>124</text:p>
              </table:table-cell>
              <table:table-cell office:value-type="float" office:value="142.578947368421">
                <text:p>142.57894736842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5">
                <text:p>125</text:p>
              </table:table-cell>
              <table:table-cell office:value-type="float" office:value="142.736842105263">
                <text:p>142.73684210526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6">
                <text:p>126</text:p>
              </table:table-cell>
              <table:table-cell office:value-type="float" office:value="145.210526315789">
                <text:p>145.21052631578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7">
                <text:p>127</text:p>
              </table:table-cell>
              <table:table-cell office:value-type="float" office:value="146.210526315789">
                <text:p>146.21052631578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8">
                <text:p>128</text:p>
              </table:table-cell>
              <table:table-cell office:value-type="float" office:value="145.157894736842">
                <text:p>145.15789473684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9">
                <text:p>129</text:p>
              </table:table-cell>
              <table:table-cell office:value-type="float" office:value="145.526315789474">
                <text:p>145.52631578947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0">
                <text:p>130</text:p>
              </table:table-cell>
              <table:table-cell office:value-type="float" office:value="146.421052631579">
                <text:p>146.42105263157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1">
                <text:p>131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2">
                <text:p>132</text:p>
              </table:table-cell>
              <table:table-cell office:value-type="float" office:value="149.894736842105">
                <text:p>149.89473684210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52.315789473684">
                <text:p>152.31578947368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5">
                <text:p>135</text:p>
              </table:table-cell>
              <table:table-cell office:value-type="float" office:value="155.210526315789">
                <text:p>155.21052631578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6">
                <text:p>136</text:p>
              </table:table-cell>
              <table:table-cell office:value-type="float" office:value="157.421052631579">
                <text:p>157.42105263157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7">
                <text:p>137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8">
                <text:p>138</text:p>
              </table:table-cell>
              <table:table-cell office:value-type="float" office:value="161.368421052632">
                <text:p>161.36842105263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9">
                <text:p>139</text:p>
              </table:table-cell>
              <table:table-cell office:value-type="float" office:value="163.578947368421">
                <text:p>163.57894736842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0">
                <text:p>140</text:p>
              </table:table-cell>
              <table:table-cell office:value-type="float" office:value="167.631578947368">
                <text:p>167.63157894736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1">
                <text:p>141</text:p>
              </table:table-cell>
              <table:table-cell office:value-type="float" office:value="171.894736842105">
                <text:p>171.89473684210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2">
                <text:p>142</text:p>
              </table:table-cell>
              <table:table-cell office:value-type="float" office:value="177.473684210526">
                <text:p>177.47368421052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3">
                <text:p>143</text:p>
              </table:table-cell>
              <table:table-cell office:value-type="float" office:value="180.052631578947">
                <text:p>180.05263157894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4">
                <text:p>144</text:p>
              </table:table-cell>
              <table:table-cell office:value-type="float" office:value="185.421052631579">
                <text:p>185.42105263157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5">
                <text:p>145</text:p>
              </table:table-cell>
              <table:table-cell office:value-type="float" office:value="189.684210526316">
                <text:p>189.68421052631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6">
                <text:p>146</text:p>
              </table:table-cell>
              <table:table-cell office:value-type="float" office:value="194.421052631579">
                <text:p>194.42105263157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7">
                <text:p>147</text:p>
              </table:table-cell>
              <table:table-cell office:value-type="float" office:value="199.210526315789">
                <text:p>199.21052631578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8">
                <text:p>148</text:p>
              </table:table-cell>
              <table:table-cell office:value-type="float" office:value="202.894736842105">
                <text:p>202.89473684210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9">
                <text:p>149</text:p>
              </table:table-cell>
              <table:table-cell office:value-type="float" office:value="205.368421052632">
                <text:p>205.36842105263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0">
                <text:p>150</text:p>
              </table:table-cell>
              <table:table-cell office:value-type="float" office:value="207.526315789474">
                <text:p>207.52631578947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1">
                <text:p>151</text:p>
              </table:table-cell>
              <table:table-cell office:value-type="float" office:value="209.789473684211">
                <text:p>209.78947368421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2">
                <text:p>152</text:p>
              </table:table-cell>
              <table:table-cell office:value-type="float" office:value="210.947368421053">
                <text:p>210.94736842105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3">
                <text:p>153</text:p>
              </table:table-cell>
              <table:table-cell office:value-type="float" office:value="211.052631578947">
                <text:p>211.05263157894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4">
                <text:p>154</text:p>
              </table:table-cell>
              <table:table-cell office:value-type="float" office:value="212.157894736842">
                <text:p>212.15789473684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5">
                <text:p>155</text:p>
              </table:table-cell>
              <table:table-cell office:value-type="float" office:value="212.052631578947">
                <text:p>212.05263157894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6">
                <text:p>156</text:p>
              </table:table-cell>
              <table:table-cell office:value-type="float" office:value="211.315789473684">
                <text:p>211.31578947368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7">
                <text:p>157</text:p>
              </table:table-cell>
              <table:table-cell office:value-type="float" office:value="209.210526315789">
                <text:p>209.21052631578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8">
                <text:p>158</text:p>
              </table:table-cell>
              <table:table-cell office:value-type="float" office:value="207.526315789474">
                <text:p>207.52631578947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9">
                <text:p>159</text:p>
              </table:table-cell>
              <table:table-cell office:value-type="float" office:value="201.684210526316">
                <text:p>201.68421052631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0">
                <text:p>160</text:p>
              </table:table-cell>
              <table:table-cell office:value-type="float" office:value="197.789473684211">
                <text:p>197.78947368421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1">
                <text:p>161</text:p>
              </table:table-cell>
              <table:table-cell office:value-type="float" office:value="191.421052631579">
                <text:p>191.42105263157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2">
                <text:p>162</text:p>
              </table:table-cell>
              <table:table-cell office:value-type="float" office:value="187.157894736842">
                <text:p>187.15789473684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3">
                <text:p>163</text:p>
              </table:table-cell>
              <table:table-cell office:value-type="float" office:value="182.526315789474">
                <text:p>182.52631578947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4">
                <text:p>164</text:p>
              </table:table-cell>
              <table:table-cell office:value-type="float" office:value="178.421052631579">
                <text:p>178.42105263157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5">
                <text:p>165</text:p>
              </table:table-cell>
              <table:table-cell office:value-type="float" office:value="173.421052631579">
                <text:p>173.42105263157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6">
                <text:p>166</text:p>
              </table:table-cell>
              <table:table-cell office:value-type="float" office:value="169.894736842105">
                <text:p>169.89473684210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7">
                <text:p>167</text:p>
              </table:table-cell>
              <table:table-cell office:value-type="float" office:value="165.947368421053">
                <text:p>165.94736842105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8">
                <text:p>168</text:p>
              </table:table-cell>
              <table:table-cell office:value-type="float" office:value="164.473684210526">
                <text:p>164.47368421052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9">
                <text:p>169</text:p>
              </table:table-cell>
              <table:table-cell office:value-type="float" office:value="161.526315789474">
                <text:p>161.52631578947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0">
                <text:p>170</text:p>
              </table:table-cell>
              <table:table-cell office:value-type="float" office:value="158.315789473684">
                <text:p>158.31578947368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1">
                <text:p>171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2">
                <text:p>172</text:p>
              </table:table-cell>
              <table:table-cell office:value-type="float" office:value="154.368421052632">
                <text:p>154.36842105263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3">
                <text:p>173</text:p>
              </table:table-cell>
              <table:table-cell office:value-type="float" office:value="151.947368421053">
                <text:p>151.94736842105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4">
                <text:p>174</text:p>
              </table:table-cell>
              <table:table-cell office:value-type="float" office:value="148.842105263158">
                <text:p>148.84210526315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5">
                <text:p>175</text:p>
              </table:table-cell>
              <table:table-cell office:value-type="float" office:value="145.421052631579">
                <text:p>145.42105263157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6">
                <text:p>176</text:p>
              </table:table-cell>
              <table:table-cell office:value-type="float" office:value="144.684210526316">
                <text:p>144.68421052631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7">
                <text:p>177</text:p>
              </table:table-cell>
              <table:table-cell office:value-type="float" office:value="144.210526315789">
                <text:p>144.21052631578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8">
                <text:p>178</text:p>
              </table:table-cell>
              <table:table-cell office:value-type="float" office:value="145.947368421053">
                <text:p>145.94736842105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79">
                <text:p>179</text:p>
              </table:table-cell>
              <table:table-cell office:value-type="float" office:value="145.842105263158">
                <text:p>145.84210526315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0">
                <text:p>180</text:p>
              </table:table-cell>
              <table:table-cell office:value-type="float" office:value="145.894736842105">
                <text:p>145.89473684210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1">
                <text:p>181</text:p>
              </table:table-cell>
              <table:table-cell office:value-type="float" office:value="147.684210526316">
                <text:p>147.68421052631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2">
                <text:p>182</text:p>
              </table:table-cell>
              <table:table-cell office:value-type="float" office:value="146.842105263158">
                <text:p>146.84210526315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3">
                <text:p>183</text:p>
              </table:table-cell>
              <table:table-cell office:value-type="float" office:value="143.947368421053">
                <text:p>143.94736842105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4">
                <text:p>184</text:p>
              </table:table-cell>
              <table:table-cell office:value-type="float" office:value="143.052631578947">
                <text:p>143.05263157894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5">
                <text:p>185</text:p>
              </table:table-cell>
              <table:table-cell office:value-type="float" office:value="141.736842105263">
                <text:p>141.73684210526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6">
                <text:p>186</text:p>
              </table:table-cell>
              <table:table-cell office:value-type="float" office:value="140.789473684211">
                <text:p>140.78947368421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7">
                <text:p>187</text:p>
              </table:table-cell>
              <table:table-cell office:value-type="float" office:value="139.473684210526">
                <text:p>139.47368421052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8">
                <text:p>188</text:p>
              </table:table-cell>
              <table:table-cell office:value-type="float" office:value="139.842105263158">
                <text:p>139.84210526315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89">
                <text:p>189</text:p>
              </table:table-cell>
              <table:table-cell office:value-type="float" office:value="138.263157894737">
                <text:p>138.26315789473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0">
                <text:p>190</text:p>
              </table:table-cell>
              <table:table-cell office:value-type="float" office:value="136.736842105263">
                <text:p>136.73684210526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1">
                <text:p>191</text:p>
              </table:table-cell>
              <table:table-cell office:value-type="float" office:value="136.473684210526">
                <text:p>136.47368421052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2">
                <text:p>192</text:p>
              </table:table-cell>
              <table:table-cell office:value-type="float" office:value="135.578947368421">
                <text:p>135.57894736842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3">
                <text:p>193</text:p>
              </table:table-cell>
              <table:table-cell office:value-type="float" office:value="136.578947368421">
                <text:p>136.57894736842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4">
                <text:p>194</text:p>
              </table:table-cell>
              <table:table-cell office:value-type="float" office:value="136.631578947368">
                <text:p>136.63157894736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5">
                <text:p>195</text:p>
              </table:table-cell>
              <table:table-cell office:value-type="float" office:value="136.526315789474">
                <text:p>136.52631578947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6">
                <text:p>196</text:p>
              </table:table-cell>
              <table:table-cell office:value-type="float" office:value="135.894736842105">
                <text:p>135.89473684210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7">
                <text:p>197</text:p>
              </table:table-cell>
              <table:table-cell office:value-type="float" office:value="134.052631578947">
                <text:p>134.05263157894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8">
                <text:p>198</text:p>
              </table:table-cell>
              <table:table-cell office:value-type="float" office:value="133.421052631579">
                <text:p>133.42105263157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9">
                <text:p>199</text:p>
              </table:table-cell>
              <table:table-cell office:value-type="float" office:value="132.631578947368">
                <text:p>132.63157894736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0">
                <text:p>200</text:p>
              </table:table-cell>
              <table:table-cell office:value-type="float" office:value="130.210526315789">
                <text:p>130.210526315789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1">
                <text:p>201</text:p>
              </table:table-cell>
              <table:table-cell office:value-type="float" office:value="129.947368421053">
                <text:p>129.947368421053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2">
                <text:p>202</text:p>
              </table:table-cell>
              <table:table-cell office:value-type="float" office:value="130.789473684211">
                <text:p>130.78947368421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3">
                <text:p>203</text:p>
              </table:table-cell>
              <table:table-cell office:value-type="float" office:value="130.315789473684">
                <text:p>130.315789473684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4">
                <text:p>204</text:p>
              </table:table-cell>
              <table:table-cell office:value-type="float" office:value="130.789473684211">
                <text:p>130.78947368421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5">
                <text:p>205</text:p>
              </table:table-cell>
              <table:table-cell office:value-type="float" office:value="132.105263157895">
                <text:p>132.10526315789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6">
                <text:p>206</text:p>
              </table:table-cell>
              <table:table-cell office:value-type="float" office:value="132.631578947368">
                <text:p>132.631578947368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7">
                <text:p>207</text:p>
              </table:table-cell>
              <table:table-cell office:value-type="float" office:value="132.157894736842">
                <text:p>132.15789473684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8">
                <text:p>208</text:p>
              </table:table-cell>
              <table:table-cell office:value-type="float" office:value="132.789473684211">
                <text:p>132.78947368421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09">
                <text:p>209</text:p>
              </table:table-cell>
              <table:table-cell office:value-type="float" office:value="133.842105263158">
                <text:p>133.842105263158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0">
                <text:p>210</text:p>
              </table:table-cell>
              <table:table-cell office:value-type="float" office:value="134.684210526316">
                <text:p>134.68421052631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1">
                <text:p>211</text:p>
              </table:table-cell>
              <table:table-cell office:value-type="float" office:value="136.210526315789">
                <text:p>136.210526315789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2">
                <text:p>212</text:p>
              </table:table-cell>
              <table:table-cell office:value-type="float" office:value="137.578947368421">
                <text:p>137.57894736842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3">
                <text:p>213</text:p>
              </table:table-cell>
              <table:table-cell office:value-type="float" office:value="139.578947368421">
                <text:p>139.57894736842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4">
                <text:p>214</text:p>
              </table:table-cell>
              <table:table-cell office:value-type="float" office:value="140.263157894737">
                <text:p>140.263157894737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5">
                <text:p>215</text:p>
              </table:table-cell>
              <table:table-cell office:value-type="float" office:value="140.526315789474">
                <text:p>140.526315789474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6">
                <text:p>216</text:p>
              </table:table-cell>
              <table:table-cell office:value-type="float" office:value="140.631578947368">
                <text:p>140.631578947368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7">
                <text:p>217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8">
                <text:p>218</text:p>
              </table:table-cell>
              <table:table-cell office:value-type="float" office:value="143.263157894737">
                <text:p>143.263157894737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19">
                <text:p>219</text:p>
              </table:table-cell>
              <table:table-cell office:value-type="float" office:value="146.684210526316">
                <text:p>146.684210526316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0">
                <text:p>220</text:p>
              </table:table-cell>
              <table:table-cell office:value-type="float" office:value="148.631578947368">
                <text:p>148.631578947368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1">
                <text:p>221</text:p>
              </table:table-cell>
              <table:table-cell office:value-type="float" office:value="150.578947368421">
                <text:p>150.57894736842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2">
                <text:p>222</text:p>
              </table:table-cell>
              <table:table-cell office:value-type="float" office:value="153.210526315789">
                <text:p>153.210526315789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3">
                <text:p>223</text:p>
              </table:table-cell>
              <table:table-cell office:value-type="float" office:value="153.157894736842">
                <text:p>153.15789473684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4">
                <text:p>224</text:p>
              </table:table-cell>
              <table:table-cell office:value-type="float" office:value="152.578947368421">
                <text:p>152.578947368421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5">
                <text:p>225</text:p>
              </table:table-cell>
              <table:table-cell office:value-type="float" office:value="153.578947368421">
                <text:p>153.57894736842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6">
                <text:p>226</text:p>
              </table:table-cell>
              <table:table-cell office:value-type="float" office:value="156.052631578947">
                <text:p>156.052631578947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7">
                <text:p>227</text:p>
              </table:table-cell>
              <table:table-cell office:value-type="float" office:value="158.526315789474">
                <text:p>158.526315789474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8">
                <text:p>228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29">
                <text:p>229</text:p>
              </table:table-cell>
              <table:table-cell office:value-type="float" office:value="162.210526315789">
                <text:p>162.210526315789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0">
                <text:p>230</text:p>
              </table:table-cell>
              <table:table-cell office:value-type="float" office:value="164.578947368421">
                <text:p>164.578947368421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1">
                <text:p>231</text:p>
              </table:table-cell>
              <table:table-cell office:value-type="float" office:value="165.578947368421">
                <text:p>165.578947368421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2">
                <text:p>232</text:p>
              </table:table-cell>
              <table:table-cell office:value-type="float" office:value="168.105263157895">
                <text:p>168.10526315789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3">
                <text:p>233</text:p>
              </table:table-cell>
              <table:table-cell office:value-type="float" office:value="171.263157894737">
                <text:p>171.263157894737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4">
                <text:p>234</text:p>
              </table:table-cell>
              <table:table-cell office:value-type="float" office:value="174.473684210526">
                <text:p>174.473684210526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5">
                <text:p>235</text:p>
              </table:table-cell>
              <table:table-cell office:value-type="float" office:value="178.894736842105">
                <text:p>178.89473684210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6">
                <text:p>236</text:p>
              </table:table-cell>
              <table:table-cell office:value-type="float" office:value="182.421052631579">
                <text:p>182.421052631579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7">
                <text:p>237</text:p>
              </table:table-cell>
              <table:table-cell office:value-type="float" office:value="185.947368421053">
                <text:p>185.947368421053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8">
                <text:p>238</text:p>
              </table:table-cell>
              <table:table-cell office:value-type="float" office:value="188.894736842105">
                <text:p>188.89473684210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39">
                <text:p>239</text:p>
              </table:table-cell>
              <table:table-cell office:value-type="float" office:value="190.421052631579">
                <text:p>190.421052631579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0">
                <text:p>240</text:p>
              </table:table-cell>
              <table:table-cell office:value-type="float" office:value="190.210526315789">
                <text:p>190.210526315789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1">
                <text:p>241</text:p>
              </table:table-cell>
              <table:table-cell office:value-type="float" office:value="192.157894736842">
                <text:p>192.157894736842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2">
                <text:p>242</text:p>
              </table:table-cell>
              <table:table-cell office:value-type="float" office:value="197.052631578947">
                <text:p>197.052631578947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3">
                <text:p>243</text:p>
              </table:table-cell>
              <table:table-cell office:value-type="float" office:value="201.421052631579">
                <text:p>201.421052631579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4">
                <text:p>244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5">
                <text:p>245</text:p>
              </table:table-cell>
              <table:table-cell office:value-type="float" office:value="207.368421052632">
                <text:p>207.368421052632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6">
                <text:p>246</text:p>
              </table:table-cell>
              <table:table-cell office:value-type="float" office:value="209.736842105263">
                <text:p>209.736842105263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7">
                <text:p>247</text:p>
              </table:table-cell>
              <table:table-cell office:value-type="float" office:value="212.578947368421">
                <text:p>212.578947368421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8">
                <text:p>248</text:p>
              </table:table-cell>
              <table:table-cell office:value-type="float" office:value="216.263157894737">
                <text:p>216.263157894737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49">
                <text:p>249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0">
                <text:p>250</text:p>
              </table:table-cell>
              <table:table-cell office:value-type="float" office:value="222.578947368421">
                <text:p>222.578947368421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1">
                <text:p>251</text:p>
              </table:table-cell>
              <table:table-cell office:value-type="float" office:value="225.368421052632">
                <text:p>225.368421052632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2">
                <text:p>252</text:p>
              </table:table-cell>
              <table:table-cell office:value-type="float" office:value="229.105263157895">
                <text:p>229.105263157895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3">
                <text:p>253</text:p>
              </table:table-cell>
              <table:table-cell office:value-type="float" office:value="232.684210526316">
                <text:p>232.684210526316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4">
                <text:p>254</text:p>
              </table:table-cell>
              <table:table-cell office:value-type="float" office:value="235.526315789474">
                <text:p>235.526315789474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5">
                <text:p>255</text:p>
              </table:table-cell>
              <table:table-cell office:value-type="float" office:value="239.421052631579">
                <text:p>239.421052631579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6">
                <text:p>256</text:p>
              </table:table-cell>
              <table:table-cell office:value-type="float" office:value="239.526315789474">
                <text:p>239.526315789474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7">
                <text:p>257</text:p>
              </table:table-cell>
              <table:table-cell office:value-type="float" office:value="241.473684210526">
                <text:p>241.473684210526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8">
                <text:p>258</text:p>
              </table:table-cell>
              <table:table-cell office:value-type="float" office:value="245.789473684211">
                <text:p>245.789473684211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59">
                <text:p>259</text:p>
              </table:table-cell>
              <table:table-cell office:value-type="float" office:value="251.473684210526">
                <text:p>251.473684210526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0">
                <text:p>260</text:p>
              </table:table-cell>
              <table:table-cell office:value-type="float" office:value="255.052631578947">
                <text:p>255.052631578947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1">
                <text:p>261</text:p>
              </table:table-cell>
              <table:table-cell office:value-type="float" office:value="258.631578947368">
                <text:p>258.631578947368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2">
                <text:p>262</text:p>
              </table:table-cell>
              <table:table-cell office:value-type="float" office:value="261.052631578947">
                <text:p>261.052631578947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3">
                <text:p>263</text:p>
              </table:table-cell>
              <table:table-cell office:value-type="float" office:value="265.421052631579">
                <text:p>265.421052631579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4">
                <text:p>264</text:p>
              </table:table-cell>
              <table:table-cell office:value-type="float" office:value="268.473684210526">
                <text:p>268.473684210526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5">
                <text:p>265</text:p>
              </table:table-cell>
              <table:table-cell office:value-type="float" office:value="273.105263157895">
                <text:p>273.105263157895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6">
                <text:p>266</text:p>
              </table:table-cell>
              <table:table-cell office:value-type="float" office:value="278.736842105263">
                <text:p>278.736842105263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7">
                <text:p>267</text:p>
              </table:table-cell>
              <table:table-cell office:value-type="float" office:value="285.105263157895">
                <text:p>285.105263157895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8">
                <text:p>268</text:p>
              </table:table-cell>
              <table:table-cell office:value-type="float" office:value="290.052631578947">
                <text:p>290.052631578947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69">
                <text:p>269</text:p>
              </table:table-cell>
              <table:table-cell office:value-type="float" office:value="293.368421052632">
                <text:p>293.368421052632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0">
                <text:p>270</text:p>
              </table:table-cell>
              <table:table-cell office:value-type="float" office:value="295.578947368421">
                <text:p>295.578947368421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1">
                <text:p>271</text:p>
              </table:table-cell>
              <table:table-cell office:value-type="float" office:value="299.315789473684">
                <text:p>299.315789473684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2">
                <text:p>272</text:p>
              </table:table-cell>
              <table:table-cell office:value-type="float" office:value="301.894736842105">
                <text:p>301.894736842105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3">
                <text:p>273</text:p>
              </table:table-cell>
              <table:table-cell office:value-type="float" office:value="305.684210526316">
                <text:p>305.684210526316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4">
                <text:p>274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5">
                <text:p>275</text:p>
              </table:table-cell>
              <table:table-cell office:value-type="float" office:value="318.473684210526">
                <text:p>318.473684210526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6">
                <text:p>276</text:p>
              </table:table-cell>
              <table:table-cell office:value-type="float" office:value="323.631578947368">
                <text:p>323.631578947368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7">
                <text:p>277</text:p>
              </table:table-cell>
              <table:table-cell office:value-type="float" office:value="328.157894736842">
                <text:p>328.157894736842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8">
                <text:p>278</text:p>
              </table:table-cell>
              <table:table-cell office:value-type="float" office:value="335.526315789474">
                <text:p>335.526315789474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79">
                <text:p>279</text:p>
              </table:table-cell>
              <table:table-cell office:value-type="float" office:value="340.947368421053">
                <text:p>340.947368421053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0">
                <text:p>280</text:p>
              </table:table-cell>
              <table:table-cell office:value-type="float" office:value="347.736842105263">
                <text:p>347.736842105263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1">
                <text:p>281</text:p>
              </table:table-cell>
              <table:table-cell office:value-type="float" office:value="353">
                <text:p>353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2">
                <text:p>282</text:p>
              </table:table-cell>
              <table:table-cell office:value-type="float" office:value="357.105263157895">
                <text:p>357.105263157895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3">
                <text:p>283</text:p>
              </table:table-cell>
              <table:table-cell office:value-type="float" office:value="362.789473684211">
                <text:p>362.789473684211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4">
                <text:p>284</text:p>
              </table:table-cell>
              <table:table-cell office:value-type="float" office:value="366.052631578947">
                <text:p>366.052631578947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5">
                <text:p>285</text:p>
              </table:table-cell>
              <table:table-cell office:value-type="float" office:value="369.789473684211">
                <text:p>369.789473684211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6">
                <text:p>286</text:p>
              </table:table-cell>
              <table:table-cell office:value-type="float" office:value="372.421052631579">
                <text:p>372.421052631579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7">
                <text:p>287</text:p>
              </table:table-cell>
              <table:table-cell office:value-type="float" office:value="374.684210526316">
                <text:p>374.684210526316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8">
                <text:p>288</text:p>
              </table:table-cell>
              <table:table-cell office:value-type="float" office:value="378.052631578947">
                <text:p>378.052631578947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89">
                <text:p>289</text:p>
              </table:table-cell>
              <table:table-cell office:value-type="float" office:value="382.631578947368">
                <text:p>382.631578947368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0">
                <text:p>290</text:p>
              </table:table-cell>
              <table:table-cell office:value-type="float" office:value="385.263157894737">
                <text:p>385.263157894737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1">
                <text:p>291</text:p>
              </table:table-cell>
              <table:table-cell office:value-type="float" office:value="391.21052631579">
                <text:p>391.21052631579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2">
                <text:p>292</text:p>
              </table:table-cell>
              <table:table-cell office:value-type="float" office:value="396">
                <text:p>396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3">
                <text:p>293</text:p>
              </table:table-cell>
              <table:table-cell office:value-type="float" office:value="397.789473684211">
                <text:p>397.789473684211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4">
                <text:p>294</text:p>
              </table:table-cell>
              <table:table-cell office:value-type="float" office:value="400.578947368421">
                <text:p>400.578947368421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5">
                <text:p>295</text:p>
              </table:table-cell>
              <table:table-cell office:value-type="float" office:value="404.368421052632">
                <text:p>404.368421052632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6">
                <text:p>296</text:p>
              </table:table-cell>
              <table:table-cell office:value-type="float" office:value="408.052631578947">
                <text:p>408.052631578947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7">
                <text:p>297</text:p>
              </table:table-cell>
              <table:table-cell office:value-type="float" office:value="408.157894736842">
                <text:p>408.157894736842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8">
                <text:p>298</text:p>
              </table:table-cell>
              <table:table-cell office:value-type="float" office:value="412.368421052632">
                <text:p>412.368421052632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99">
                <text:p>299</text:p>
              </table:table-cell>
              <table:table-cell office:value-type="float" office:value="412.21052631579">
                <text:p>412.21052631579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0">
                <text:p>300</text:p>
              </table:table-cell>
              <table:table-cell office:value-type="float" office:value="416.21052631579">
                <text:p>416.21052631579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1">
                <text:p>301</text:p>
              </table:table-cell>
              <table:table-cell office:value-type="float" office:value="418">
                <text:p>418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2">
                <text:p>302</text:p>
              </table:table-cell>
              <table:table-cell office:value-type="float" office:value="421.842105263158">
                <text:p>421.842105263158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3">
                <text:p>303</text:p>
              </table:table-cell>
              <table:table-cell office:value-type="float" office:value="422.842105263158">
                <text:p>422.842105263158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4">
                <text:p>304</text:p>
              </table:table-cell>
              <table:table-cell office:value-type="float" office:value="422.578947368421">
                <text:p>422.578947368421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5">
                <text:p>305</text:p>
              </table:table-cell>
              <table:table-cell office:value-type="float" office:value="421.21052631579">
                <text:p>421.21052631579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6">
                <text:p>306</text:p>
              </table:table-cell>
              <table:table-cell office:value-type="float" office:value="422.578947368421">
                <text:p>422.578947368421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7">
                <text:p>307</text:p>
              </table:table-cell>
              <table:table-cell office:value-type="float" office:value="423.894736842105">
                <text:p>423.894736842105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8">
                <text:p>308</text:p>
              </table:table-cell>
              <table:table-cell office:value-type="float" office:value="425.684210526316">
                <text:p>425.684210526316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09">
                <text:p>309</text:p>
              </table:table-cell>
              <table:table-cell office:value-type="float" office:value="426.789473684211">
                <text:p>426.789473684211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0">
                <text:p>310</text:p>
              </table:table-cell>
              <table:table-cell office:value-type="float" office:value="427.631578947368">
                <text:p>427.631578947368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1">
                <text:p>311</text:p>
              </table:table-cell>
              <table:table-cell office:value-type="float" office:value="427.263157894737">
                <text:p>427.263157894737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2">
                <text:p>312</text:p>
              </table:table-cell>
              <table:table-cell office:value-type="float" office:value="429.947368421053">
                <text:p>429.947368421053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3">
                <text:p>313</text:p>
              </table:table-cell>
              <table:table-cell office:value-type="float" office:value="426.894736842105">
                <text:p>426.894736842105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4">
                <text:p>314</text:p>
              </table:table-cell>
              <table:table-cell office:value-type="float" office:value="426.789473684211">
                <text:p>426.789473684211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5">
                <text:p>315</text:p>
              </table:table-cell>
              <table:table-cell office:value-type="float" office:value="425.157894736842">
                <text:p>425.157894736842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6">
                <text:p>316</text:p>
              </table:table-cell>
              <table:table-cell office:value-type="float" office:value="424.052631578947">
                <text:p>424.052631578947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7">
                <text:p>317</text:p>
              </table:table-cell>
              <table:table-cell office:value-type="float" office:value="423.21052631579">
                <text:p>423.21052631579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8">
                <text:p>318</text:p>
              </table:table-cell>
              <table:table-cell office:value-type="float" office:value="422.21052631579">
                <text:p>422.21052631579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19">
                <text:p>319</text:p>
              </table:table-cell>
              <table:table-cell office:value-type="float" office:value="417">
                <text:p>417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0">
                <text:p>320</text:p>
              </table:table-cell>
              <table:table-cell office:value-type="float" office:value="413.105263157895">
                <text:p>413.105263157895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1">
                <text:p>321</text:p>
              </table:table-cell>
              <table:table-cell office:value-type="float" office:value="407.421052631579">
                <text:p>407.421052631579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2">
                <text:p>322</text:p>
              </table:table-cell>
              <table:table-cell office:value-type="float" office:value="406.684210526316">
                <text:p>406.684210526316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3">
                <text:p>323</text:p>
              </table:table-cell>
              <table:table-cell office:value-type="float" office:value="404.842105263158">
                <text:p>404.842105263158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4">
                <text:p>324</text:p>
              </table:table-cell>
              <table:table-cell office:value-type="float" office:value="403.473684210526">
                <text:p>403.473684210526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5">
                <text:p>325</text:p>
              </table:table-cell>
              <table:table-cell office:value-type="float" office:value="400.421052631579">
                <text:p>400.421052631579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6">
                <text:p>326</text:p>
              </table:table-cell>
              <table:table-cell office:value-type="float" office:value="398.052631578947">
                <text:p>398.052631578947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7">
                <text:p>327</text:p>
              </table:table-cell>
              <table:table-cell office:value-type="float" office:value="393.21052631579">
                <text:p>393.21052631579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8">
                <text:p>328</text:p>
              </table:table-cell>
              <table:table-cell office:value-type="float" office:value="390.421052631579">
                <text:p>390.421052631579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29">
                <text:p>329</text:p>
              </table:table-cell>
              <table:table-cell office:value-type="float" office:value="384.789473684211">
                <text:p>384.789473684211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0">
                <text:p>330</text:p>
              </table:table-cell>
              <table:table-cell office:value-type="float" office:value="382.421052631579">
                <text:p>382.421052631579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1">
                <text:p>331</text:p>
              </table:table-cell>
              <table:table-cell office:value-type="float" office:value="379.526315789474">
                <text:p>379.526315789474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2">
                <text:p>332</text:p>
              </table:table-cell>
              <table:table-cell office:value-type="float" office:value="377.947368421053">
                <text:p>377.947368421053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3">
                <text:p>333</text:p>
              </table:table-cell>
              <table:table-cell office:value-type="float" office:value="374.315789473684">
                <text:p>374.315789473684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4">
                <text:p>334</text:p>
              </table:table-cell>
              <table:table-cell office:value-type="float" office:value="369.842105263158">
                <text:p>369.842105263158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5">
                <text:p>335</text:p>
              </table:table-cell>
              <table:table-cell office:value-type="float" office:value="364.315789473684">
                <text:p>364.315789473684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6">
                <text:p>336</text:p>
              </table:table-cell>
              <table:table-cell office:value-type="float" office:value="357">
                <text:p>357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7">
                <text:p>337</text:p>
              </table:table-cell>
              <table:table-cell office:value-type="float" office:value="352.789473684211">
                <text:p>352.789473684211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8">
                <text:p>338</text:p>
              </table:table-cell>
              <table:table-cell office:value-type="float" office:value="352.578947368421">
                <text:p>352.578947368421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39">
                <text:p>339</text:p>
              </table:table-cell>
              <table:table-cell office:value-type="float" office:value="352.105263157895">
                <text:p>352.105263157895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0">
                <text:p>340</text:p>
              </table:table-cell>
              <table:table-cell office:value-type="float" office:value="351.105263157895">
                <text:p>351.105263157895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1">
                <text:p>341</text:p>
              </table:table-cell>
              <table:table-cell office:value-type="float" office:value="347.052631578947">
                <text:p>347.052631578947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2">
                <text:p>342</text:p>
              </table:table-cell>
              <table:table-cell office:value-type="float" office:value="342.894736842105">
                <text:p>342.894736842105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3">
                <text:p>343</text:p>
              </table:table-cell>
              <table:table-cell office:value-type="float" office:value="335.684210526316">
                <text:p>335.684210526316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4">
                <text:p>344</text:p>
              </table:table-cell>
              <table:table-cell office:value-type="float" office:value="327.052631578947">
                <text:p>327.052631578947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5">
                <text:p>345</text:p>
              </table:table-cell>
              <table:table-cell office:value-type="float" office:value="324">
                <text:p>324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6">
                <text:p>346</text:p>
              </table:table-cell>
              <table:table-cell office:value-type="float" office:value="323.684210526316">
                <text:p>323.684210526316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7">
                <text:p>347</text:p>
              </table:table-cell>
              <table:table-cell office:value-type="float" office:value="320.736842105263">
                <text:p>320.736842105263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8">
                <text:p>348</text:p>
              </table:table-cell>
              <table:table-cell office:value-type="float" office:value="318.894736842105">
                <text:p>318.894736842105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49">
                <text:p>349</text:p>
              </table:table-cell>
              <table:table-cell office:value-type="float" office:value="315.894736842105">
                <text:p>315.894736842105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0">
                <text:p>350</text:p>
              </table:table-cell>
              <table:table-cell office:value-type="float" office:value="309.736842105263">
                <text:p>309.736842105263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1">
                <text:p>351</text:p>
              </table:table-cell>
              <table:table-cell office:value-type="float" office:value="305.947368421053">
                <text:p>305.947368421053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2">
                <text:p>352</text:p>
              </table:table-cell>
              <table:table-cell office:value-type="float" office:value="301.947368421053">
                <text:p>301.947368421053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3">
                <text:p>353</text:p>
              </table:table-cell>
              <table:table-cell office:value-type="float" office:value="300.157894736842">
                <text:p>300.157894736842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4">
                <text:p>354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5">
                <text:p>355</text:p>
              </table:table-cell>
              <table:table-cell office:value-type="float" office:value="301.526315789474">
                <text:p>301.526315789474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6">
                <text:p>356</text:p>
              </table:table-cell>
              <table:table-cell office:value-type="float" office:value="303.526315789474">
                <text:p>303.526315789474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7">
                <text:p>357</text:p>
              </table:table-cell>
              <table:table-cell office:value-type="float" office:value="300.789473684211">
                <text:p>300.789473684211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8">
                <text:p>358</text:p>
              </table:table-cell>
              <table:table-cell office:value-type="float" office:value="298.052631578947">
                <text:p>298.052631578947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59">
                <text:p>359</text:p>
              </table:table-cell>
              <table:table-cell office:value-type="float" office:value="296.157894736842">
                <text:p>296.157894736842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0">
                <text:p>360</text:p>
              </table:table-cell>
              <table:table-cell office:value-type="float" office:value="296.631578947368">
                <text:p>296.631578947368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1">
                <text:p>361</text:p>
              </table:table-cell>
              <table:table-cell office:value-type="float" office:value="298.526315789474">
                <text:p>298.526315789474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2">
                <text:p>362</text:p>
              </table:table-cell>
              <table:table-cell office:value-type="float" office:value="303.526315789474">
                <text:p>303.526315789474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3">
                <text:p>363</text:p>
              </table:table-cell>
              <table:table-cell office:value-type="float" office:value="310.21052631579">
                <text:p>310.21052631579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4">
                <text:p>364</text:p>
              </table:table-cell>
              <table:table-cell office:value-type="float" office:value="312.21052631579">
                <text:p>312.21052631579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5">
                <text:p>365</text:p>
              </table:table-cell>
              <table:table-cell office:value-type="float" office:value="312.157894736842">
                <text:p>312.157894736842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6">
                <text:p>366</text:p>
              </table:table-cell>
              <table:table-cell office:value-type="float" office:value="313.684210526316">
                <text:p>313.684210526316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7">
                <text:p>367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8">
                <text:p>368</text:p>
              </table:table-cell>
              <table:table-cell office:value-type="float" office:value="312.526315789474">
                <text:p>312.526315789474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69">
                <text:p>369</text:p>
              </table:table-cell>
              <table:table-cell office:value-type="float" office:value="314.842105263158">
                <text:p>314.842105263158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0">
                <text:p>370</text:p>
              </table:table-cell>
              <table:table-cell office:value-type="float" office:value="317">
                <text:p>317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1">
                <text:p>371</text:p>
              </table:table-cell>
              <table:table-cell office:value-type="float" office:value="318.631578947368">
                <text:p>318.631578947368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2">
                <text:p>372</text:p>
              </table:table-cell>
              <table:table-cell office:value-type="float" office:value="320.526315789474">
                <text:p>320.526315789474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3">
                <text:p>373</text:p>
              </table:table-cell>
              <table:table-cell office:value-type="float" office:value="321.789473684211">
                <text:p>321.789473684211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4">
                <text:p>374</text:p>
              </table:table-cell>
              <table:table-cell office:value-type="float" office:value="322.473684210526">
                <text:p>322.473684210526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5">
                <text:p>375</text:p>
              </table:table-cell>
              <table:table-cell office:value-type="float" office:value="321.21052631579">
                <text:p>321.21052631579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6">
                <text:p>376</text:p>
              </table:table-cell>
              <table:table-cell office:value-type="float" office:value="324.526315789474">
                <text:p>324.526315789474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7">
                <text:p>377</text:p>
              </table:table-cell>
              <table:table-cell office:value-type="float" office:value="326.368421052632">
                <text:p>326.368421052632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8">
                <text:p>378</text:p>
              </table:table-cell>
              <table:table-cell office:value-type="float" office:value="329">
                <text:p>329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79">
                <text:p>379</text:p>
              </table:table-cell>
              <table:table-cell office:value-type="float" office:value="331.789473684211">
                <text:p>331.789473684211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0">
                <text:p>380</text:p>
              </table:table-cell>
              <table:table-cell office:value-type="float" office:value="332.631578947368">
                <text:p>332.631578947368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1">
                <text:p>381</text:p>
              </table:table-cell>
              <table:table-cell office:value-type="float" office:value="332.684210526316">
                <text:p>332.684210526316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2">
                <text:p>382</text:p>
              </table:table-cell>
              <table:table-cell office:value-type="float" office:value="333.21052631579">
                <text:p>333.21052631579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3">
                <text:p>383</text:p>
              </table:table-cell>
              <table:table-cell office:value-type="float" office:value="331.736842105263">
                <text:p>331.736842105263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4">
                <text:p>384</text:p>
              </table:table-cell>
              <table:table-cell office:value-type="float" office:value="333.21052631579">
                <text:p>333.21052631579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5">
                <text:p>385</text:p>
              </table:table-cell>
              <table:table-cell office:value-type="float" office:value="333.263157894737">
                <text:p>333.263157894737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6">
                <text:p>386</text:p>
              </table:table-cell>
              <table:table-cell office:value-type="float" office:value="335.526315789474">
                <text:p>335.526315789474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7">
                <text:p>387</text:p>
              </table:table-cell>
              <table:table-cell office:value-type="float" office:value="339.894736842105">
                <text:p>339.894736842105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8">
                <text:p>388</text:p>
              </table:table-cell>
              <table:table-cell office:value-type="float" office:value="342.736842105263">
                <text:p>342.736842105263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89">
                <text:p>389</text:p>
              </table:table-cell>
              <table:table-cell office:value-type="float" office:value="344.631578947368">
                <text:p>344.631578947368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0">
                <text:p>390</text:p>
              </table:table-cell>
              <table:table-cell office:value-type="float" office:value="347.736842105263">
                <text:p>347.736842105263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1">
                <text:p>391</text:p>
              </table:table-cell>
              <table:table-cell office:value-type="float" office:value="349.421052631579">
                <text:p>349.421052631579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2">
                <text:p>392</text:p>
              </table:table-cell>
              <table:table-cell office:value-type="float" office:value="351.473684210526">
                <text:p>351.473684210526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3">
                <text:p>393</text:p>
              </table:table-cell>
              <table:table-cell office:value-type="float" office:value="355.473684210526">
                <text:p>355.473684210526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4">
                <text:p>394</text:p>
              </table:table-cell>
              <table:table-cell office:value-type="float" office:value="358.157894736842">
                <text:p>358.157894736842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5">
                <text:p>395</text:p>
              </table:table-cell>
              <table:table-cell office:value-type="float" office:value="361">
                <text:p>361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6">
                <text:p>396</text:p>
              </table:table-cell>
              <table:table-cell office:value-type="float" office:value="363.736842105263">
                <text:p>363.736842105263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7">
                <text:p>397</text:p>
              </table:table-cell>
              <table:table-cell office:value-type="float" office:value="369.21052631579">
                <text:p>369.21052631579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8">
                <text:p>398</text:p>
              </table:table-cell>
              <table:table-cell office:value-type="float" office:value="372.21052631579">
                <text:p>372.21052631579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399">
                <text:p>399</text:p>
              </table:table-cell>
              <table:table-cell office:value-type="float" office:value="375.105263157895">
                <text:p>375.105263157895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00">
                <text:p>400</text:p>
              </table:table-cell>
              <table:table-cell office:value-type="float" office:value="376.578947368421">
                <text:p>376.578947368421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01">
                <text:p>401</text:p>
              </table:table-cell>
              <table:table-cell office:value-type="float" office:value="380.473684210526">
                <text:p>380.473684210526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02">
                <text:p>402</text:p>
              </table:table-cell>
              <table:table-cell office:value-type="float" office:value="387.21052631579">
                <text:p>387.21052631579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03">
                <text:p>403</text:p>
              </table:table-cell>
              <table:table-cell office:value-type="float" office:value="392.421052631579">
                <text:p>392.421052631579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04">
                <text:p>404</text:p>
              </table:table-cell>
              <table:table-cell office:value-type="float" office:value="397.052631578947">
                <text:p>397.052631578947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05">
                <text:p>405</text:p>
              </table:table-cell>
              <table:table-cell office:value-type="float" office:value="399.736842105263">
                <text:p>399.736842105263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06">
                <text:p>406</text:p>
              </table:table-cell>
              <table:table-cell office:value-type="float" office:value="402.789473684211">
                <text:p>402.789473684211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07">
                <text:p>407</text:p>
              </table:table-cell>
              <table:table-cell office:value-type="float" office:value="406.315789473684">
                <text:p>406.315789473684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08">
                <text:p>408</text:p>
              </table:table-cell>
              <table:table-cell office:value-type="float" office:value="409.631578947368">
                <text:p>409.631578947368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09">
                <text:p>409</text:p>
              </table:table-cell>
              <table:table-cell office:value-type="float" office:value="412.315789473684">
                <text:p>412.315789473684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10">
                <text:p>410</text:p>
              </table:table-cell>
              <table:table-cell office:value-type="float" office:value="415.842105263158">
                <text:p>415.842105263158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11">
                <text:p>411</text:p>
              </table:table-cell>
              <table:table-cell office:value-type="float" office:value="417.21052631579">
                <text:p>417.21052631579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12">
                <text:p>412</text:p>
              </table:table-cell>
              <table:table-cell office:value-type="float" office:value="420.684210526316">
                <text:p>420.684210526316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13">
                <text:p>413</text:p>
              </table:table-cell>
              <table:table-cell office:value-type="float" office:value="422.578947368421">
                <text:p>422.578947368421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14">
                <text:p>414</text:p>
              </table:table-cell>
              <table:table-cell office:value-type="float" office:value="424.894736842105">
                <text:p>424.894736842105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15">
                <text:p>415</text:p>
              </table:table-cell>
              <table:table-cell office:value-type="float" office:value="424.736842105263">
                <text:p>424.736842105263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16">
                <text:p>416</text:p>
              </table:table-cell>
              <table:table-cell office:value-type="float" office:value="421">
                <text:p>421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17">
                <text:p>417</text:p>
              </table:table-cell>
              <table:table-cell office:value-type="float" office:value="420.263157894737">
                <text:p>420.263157894737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18">
                <text:p>418</text:p>
              </table:table-cell>
              <table:table-cell office:value-type="float" office:value="422.052631578947">
                <text:p>422.052631578947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19">
                <text:p>419</text:p>
              </table:table-cell>
              <table:table-cell office:value-type="float" office:value="426.947368421053">
                <text:p>426.947368421053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20">
                <text:p>420</text:p>
              </table:table-cell>
              <table:table-cell office:value-type="float" office:value="431">
                <text:p>431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21">
                <text:p>421</text:p>
              </table:table-cell>
              <table:table-cell office:value-type="float" office:value="430.315789473684">
                <text:p>430.315789473684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22">
                <text:p>422</text:p>
              </table:table-cell>
              <table:table-cell office:value-type="float" office:value="430.21052631579">
                <text:p>430.21052631579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23">
                <text:p>423</text:p>
              </table:table-cell>
              <table:table-cell office:value-type="float" office:value="431.263157894737">
                <text:p>431.263157894737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24">
                <text:p>424</text:p>
              </table:table-cell>
              <table:table-cell office:value-type="float" office:value="432.947368421053">
                <text:p>432.947368421053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25">
                <text:p>425</text:p>
              </table:table-cell>
              <table:table-cell office:value-type="float" office:value="436.105263157895">
                <text:p>436.105263157895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26">
                <text:p>426</text:p>
              </table:table-cell>
              <table:table-cell office:value-type="float" office:value="436.947368421053">
                <text:p>436.947368421053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27">
                <text:p>427</text:p>
              </table:table-cell>
              <table:table-cell office:value-type="float" office:value="440.578947368421">
                <text:p>440.578947368421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28">
                <text:p>428</text:p>
              </table:table-cell>
              <table:table-cell office:value-type="float" office:value="443.052631578947">
                <text:p>443.052631578947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29">
                <text:p>429</text:p>
              </table:table-cell>
              <table:table-cell office:value-type="float" office:value="444.736842105263">
                <text:p>444.736842105263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30">
                <text:p>430</text:p>
              </table:table-cell>
              <table:table-cell office:value-type="float" office:value="448.684210526316">
                <text:p>448.684210526316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31">
                <text:p>431</text:p>
              </table:table-cell>
              <table:table-cell office:value-type="float" office:value="445.263157894737">
                <text:p>445.263157894737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32">
                <text:p>432</text:p>
              </table:table-cell>
              <table:table-cell office:value-type="float" office:value="444.105263157895">
                <text:p>444.105263157895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33">
                <text:p>433</text:p>
              </table:table-cell>
              <table:table-cell office:value-type="float" office:value="442.421052631579">
                <text:p>442.421052631579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34">
                <text:p>434</text:p>
              </table:table-cell>
              <table:table-cell office:value-type="float" office:value="446.684210526316">
                <text:p>446.684210526316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35">
                <text:p>435</text:p>
              </table:table-cell>
              <table:table-cell office:value-type="float" office:value="449.052631578947">
                <text:p>449.052631578947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36">
                <text:p>436</text:p>
              </table:table-cell>
              <table:table-cell office:value-type="float" office:value="450.421052631579">
                <text:p>450.421052631579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37">
                <text:p>437</text:p>
              </table:table-cell>
              <table:table-cell office:value-type="float" office:value="450.631578947368">
                <text:p>450.631578947368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38">
                <text:p>438</text:p>
              </table:table-cell>
              <table:table-cell office:value-type="float" office:value="447.894736842105">
                <text:p>447.894736842105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39">
                <text:p>439</text:p>
              </table:table-cell>
              <table:table-cell office:value-type="float" office:value="446.263157894737">
                <text:p>446.263157894737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40">
                <text:p>440</text:p>
              </table:table-cell>
              <table:table-cell office:value-type="float" office:value="445.578947368421">
                <text:p>445.578947368421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41">
                <text:p>441</text:p>
              </table:table-cell>
              <table:table-cell office:value-type="float" office:value="443">
                <text:p>443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42">
                <text:p>442</text:p>
              </table:table-cell>
              <table:table-cell office:value-type="float" office:value="440.315789473684">
                <text:p>440.315789473684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43">
                <text:p>443</text:p>
              </table:table-cell>
              <table:table-cell office:value-type="float" office:value="436.526315789474">
                <text:p>436.526315789474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44">
                <text:p>444</text:p>
              </table:table-cell>
              <table:table-cell office:value-type="float" office:value="432.631578947368">
                <text:p>432.631578947368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45">
                <text:p>445</text:p>
              </table:table-cell>
              <table:table-cell office:value-type="float" office:value="428.526315789474">
                <text:p>428.526315789474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46">
                <text:p>446</text:p>
              </table:table-cell>
              <table:table-cell office:value-type="float" office:value="422.736842105263">
                <text:p>422.736842105263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47">
                <text:p>447</text:p>
              </table:table-cell>
              <table:table-cell office:value-type="float" office:value="415.368421052632">
                <text:p>415.368421052632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48">
                <text:p>448</text:p>
              </table:table-cell>
              <table:table-cell office:value-type="float" office:value="410.842105263158">
                <text:p>410.842105263158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49">
                <text:p>449</text:p>
              </table:table-cell>
              <table:table-cell office:value-type="float" office:value="404.789473684211">
                <text:p>404.789473684211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50">
                <text:p>450</text:p>
              </table:table-cell>
              <table:table-cell office:value-type="float" office:value="405.421052631579">
                <text:p>405.421052631579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51">
                <text:p>451</text:p>
              </table:table-cell>
              <table:table-cell office:value-type="float" office:value="404.105263157895">
                <text:p>404.105263157895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52">
                <text:p>452</text:p>
              </table:table-cell>
              <table:table-cell office:value-type="float" office:value="400.684210526316">
                <text:p>400.684210526316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53">
                <text:p>453</text:p>
              </table:table-cell>
              <table:table-cell office:value-type="float" office:value="396.263157894737">
                <text:p>396.263157894737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54">
                <text:p>454</text:p>
              </table:table-cell>
              <table:table-cell office:value-type="float" office:value="394">
                <text:p>394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55">
                <text:p>455</text:p>
              </table:table-cell>
              <table:table-cell office:value-type="float" office:value="389.368421052632">
                <text:p>389.368421052632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56">
                <text:p>456</text:p>
              </table:table-cell>
              <table:table-cell office:value-type="float" office:value="385.789473684211">
                <text:p>385.789473684211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57">
                <text:p>457</text:p>
              </table:table-cell>
              <table:table-cell office:value-type="float" office:value="383.842105263158">
                <text:p>383.842105263158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58">
                <text:p>458</text:p>
              </table:table-cell>
              <table:table-cell office:value-type="float" office:value="378.578947368421">
                <text:p>378.578947368421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59">
                <text:p>459</text:p>
              </table:table-cell>
              <table:table-cell office:value-type="float" office:value="376.105263157895">
                <text:p>376.105263157895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60">
                <text:p>460</text:p>
              </table:table-cell>
              <table:table-cell office:value-type="float" office:value="371.894736842105">
                <text:p>371.894736842105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61">
                <text:p>461</text:p>
              </table:table-cell>
              <table:table-cell office:value-type="float" office:value="368.736842105263">
                <text:p>368.736842105263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62">
                <text:p>462</text:p>
              </table:table-cell>
              <table:table-cell office:value-type="float" office:value="365">
                <text:p>365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63">
                <text:p>463</text:p>
              </table:table-cell>
              <table:table-cell office:value-type="float" office:value="360.157894736842">
                <text:p>360.157894736842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64">
                <text:p>464</text:p>
              </table:table-cell>
              <table:table-cell office:value-type="float" office:value="355.526315789474">
                <text:p>355.526315789474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65">
                <text:p>465</text:p>
              </table:table-cell>
              <table:table-cell office:value-type="float" office:value="352.578947368421">
                <text:p>352.578947368421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66">
                <text:p>466</text:p>
              </table:table-cell>
              <table:table-cell office:value-type="float" office:value="351.315789473684">
                <text:p>351.315789473684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67">
                <text:p>467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68">
                <text:p>468</text:p>
              </table:table-cell>
              <table:table-cell office:value-type="float" office:value="345.105263157895">
                <text:p>345.105263157895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69">
                <text:p>469</text:p>
              </table:table-cell>
              <table:table-cell office:value-type="float" office:value="341.368421052632">
                <text:p>341.368421052632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70">
                <text:p>470</text:p>
              </table:table-cell>
              <table:table-cell office:value-type="float" office:value="337.21052631579">
                <text:p>337.21052631579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71">
                <text:p>471</text:p>
              </table:table-cell>
              <table:table-cell office:value-type="float" office:value="330.157894736842">
                <text:p>330.157894736842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72">
                <text:p>472</text:p>
              </table:table-cell>
              <table:table-cell office:value-type="float" office:value="324.21052631579">
                <text:p>324.21052631579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73">
                <text:p>473</text:p>
              </table:table-cell>
              <table:table-cell office:value-type="float" office:value="318.947368421053">
                <text:p>318.947368421053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74">
                <text:p>474</text:p>
              </table:table-cell>
              <table:table-cell office:value-type="float" office:value="315.105263157895">
                <text:p>315.105263157895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75">
                <text:p>475</text:p>
              </table:table-cell>
              <table:table-cell office:value-type="float" office:value="310.421052631579">
                <text:p>310.421052631579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76">
                <text:p>476</text:p>
              </table:table-cell>
              <table:table-cell office:value-type="float" office:value="304.842105263158">
                <text:p>304.842105263158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77">
                <text:p>477</text:p>
              </table:table-cell>
              <table:table-cell office:value-type="float" office:value="300.842105263158">
                <text:p>300.842105263158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78">
                <text:p>478</text:p>
              </table:table-cell>
              <table:table-cell office:value-type="float" office:value="296.368421052632">
                <text:p>296.368421052632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79">
                <text:p>479</text:p>
              </table:table-cell>
              <table:table-cell office:value-type="float" office:value="292.684210526316">
                <text:p>292.684210526316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80">
                <text:p>480</text:p>
              </table:table-cell>
              <table:table-cell office:value-type="float" office:value="286.263157894737">
                <text:p>286.263157894737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81">
                <text:p>481</text:p>
              </table:table-cell>
              <table:table-cell office:value-type="float" office:value="283.842105263158">
                <text:p>283.842105263158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82">
                <text:p>482</text:p>
              </table:table-cell>
              <table:table-cell office:value-type="float" office:value="280.578947368421">
                <text:p>280.578947368421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83">
                <text:p>483</text:p>
              </table:table-cell>
              <table:table-cell office:value-type="float" office:value="279">
                <text:p>279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84">
                <text:p>484</text:p>
              </table:table-cell>
              <table:table-cell office:value-type="float" office:value="274.578947368421">
                <text:p>274.578947368421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85">
                <text:p>485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86">
                <text:p>486</text:p>
              </table:table-cell>
              <table:table-cell office:value-type="float" office:value="266.526315789474">
                <text:p>266.526315789474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87">
                <text:p>487</text:p>
              </table:table-cell>
              <table:table-cell office:value-type="float" office:value="261.842105263158">
                <text:p>261.842105263158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88">
                <text:p>488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89">
                <text:p>489</text:p>
              </table:table-cell>
              <table:table-cell office:value-type="float" office:value="252.105263157895">
                <text:p>252.105263157895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90">
                <text:p>490</text:p>
              </table:table-cell>
              <table:table-cell office:value-type="float" office:value="252.210526315789">
                <text:p>252.210526315789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91">
                <text:p>491</text:p>
              </table:table-cell>
              <table:table-cell office:value-type="float" office:value="250.157894736842">
                <text:p>250.157894736842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92">
                <text:p>492</text:p>
              </table:table-cell>
              <table:table-cell office:value-type="float" office:value="246.684210526316">
                <text:p>246.684210526316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93">
                <text:p>493</text:p>
              </table:table-cell>
              <table:table-cell office:value-type="float" office:value="243.736842105263">
                <text:p>243.736842105263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94">
                <text:p>494</text:p>
              </table:table-cell>
              <table:table-cell office:value-type="float" office:value="240.736842105263">
                <text:p>240.736842105263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95">
                <text:p>495</text:p>
              </table:table-cell>
              <table:table-cell office:value-type="float" office:value="236.473684210526">
                <text:p>236.473684210526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96">
                <text:p>496</text:p>
              </table:table-cell>
              <table:table-cell office:value-type="float" office:value="232.105263157895">
                <text:p>232.105263157895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97">
                <text:p>497</text:p>
              </table:table-cell>
              <table:table-cell office:value-type="float" office:value="227.473684210526">
                <text:p>227.473684210526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98">
                <text:p>498</text:p>
              </table:table-cell>
              <table:table-cell office:value-type="float" office:value="223.315789473684">
                <text:p>223.315789473684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499">
                <text:p>499</text:p>
              </table:table-cell>
              <table:table-cell office:value-type="float" office:value="222.947368421053">
                <text:p>222.947368421053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500">
                <text:p>500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501">
                <text:p>501</text:p>
              </table:table-cell>
              <table:table-cell office:value-type="float" office:value="215.684210526316">
                <text:p>215.684210526316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502">
                <text:p>502</text:p>
              </table:table-cell>
              <table:table-cell office:value-type="float" office:value="211.631578947368">
                <text:p>211.631578947368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503">
                <text:p>503</text:p>
              </table:table-cell>
              <table:table-cell office:value-type="float" office:value="207.526315789474">
                <text:p>207.526315789474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504">
                <text:p>504</text:p>
              </table:table-cell>
              <table:table-cell office:value-type="float" office:value="205.789473684211">
                <text:p>205.789473684211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505">
                <text:p>505</text:p>
              </table:table-cell>
              <table:table-cell office:value-type="float" office:value="203.263157894737">
                <text:p>203.263157894737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506">
                <text:p>506</text:p>
              </table:table-cell>
              <table:table-cell office:value-type="float" office:value="200.842105263158">
                <text:p>200.842105263158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507">
                <text:p>507</text:p>
              </table:table-cell>
              <table:table-cell office:value-type="float" office:value="197.526315789474">
                <text:p>197.526315789474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508">
                <text:p>508</text:p>
              </table:table-cell>
              <table:table-cell office:value-type="float" office:value="194.789473684211">
                <text:p>194.789473684211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509">
                <text:p>509</text:p>
              </table:table-cell>
              <table:table-cell office:value-type="float" office:value="190.473684210526">
                <text:p>190.473684210526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510">
                <text:p>510</text:p>
              </table:table-cell>
              <table:table-cell office:value-type="float" office:value="188.526315789474">
                <text:p>188.526315789474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511">
                <text:p>511</text:p>
              </table:table-cell>
              <table:table-cell office:value-type="float" office:value="185.210526315789">
                <text:p>185.210526315789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512">
                <text:p>512</text:p>
              </table:table-cell>
              <table:table-cell office:value-type="float" office:value="180.578947368421">
                <text:p>180.578947368421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513">
                <text:p>513</text:p>
              </table:table-cell>
              <table:table-cell office:value-type="float" office:value="176.421052631579">
                <text:p>176.421052631579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514">
                <text:p>514</text:p>
              </table:table-cell>
              <table:table-cell office:value-type="float" office:value="175.842105263158">
                <text:p>175.842105263158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515">
                <text:p>515</text:p>
              </table:table-cell>
              <table:table-cell office:value-type="float" office:value="174.684210526316">
                <text:p>174.684210526316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516">
                <text:p>516</text:p>
              </table:table-cell>
              <table:table-cell office:value-type="float" office:value="172.368421052632">
                <text:p>172.368421052632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517">
                <text:p>517</text:p>
              </table:table-cell>
              <table:table-cell office:value-type="float" office:value="171.842105263158">
                <text:p>171.842105263158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518">
                <text:p>518</text:p>
              </table:table-cell>
              <table:table-cell office:value-type="float" office:value="169.526315789474">
                <text:p>169.526315789474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519">
                <text:p>519</text:p>
              </table:table-cell>
              <table:table-cell office:value-type="float" office:value="166.684210526316">
                <text:p>166.684210526316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520">
                <text:p>520</text:p>
              </table:table-cell>
              <table:table-cell office:value-type="float" office:value="165.263157894737">
                <text:p>165.263157894737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521">
                <text:p>521</text:p>
              </table:table-cell>
              <table:table-cell office:value-type="float" office:value="162.526315789474">
                <text:p>162.526315789474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522">
                <text:p>522</text:p>
              </table:table-cell>
              <table:table-cell office:value-type="float" office:value="162.052631578947">
                <text:p>162.052631578947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523">
                <text:p>523</text:p>
              </table:table-cell>
              <table:table-cell office:value-type="float" office:value="159.421052631579">
                <text:p>159.421052631579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524">
                <text:p>524</text:p>
              </table:table-cell>
              <table:table-cell office:value-type="float" office:value="157.315789473684">
                <text:p>157.315789473684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525">
                <text:p>525</text:p>
              </table:table-cell>
              <table:table-cell office:value-type="float" office:value="156.736842105263">
                <text:p>156.736842105263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526">
                <text:p>526</text:p>
              </table:table-cell>
              <table:table-cell office:value-type="float" office:value="155.736842105263">
                <text:p>155.736842105263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527">
                <text:p>527</text:p>
              </table:table-cell>
              <table:table-cell office:value-type="float" office:value="153.947368421053">
                <text:p>153.947368421053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528">
                <text:p>528</text:p>
              </table:table-cell>
              <table:table-cell office:value-type="float" office:value="153.105263157895">
                <text:p>153.105263157895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529">
                <text:p>529</text:p>
              </table:table-cell>
              <table:table-cell office:value-type="float" office:value="150.315789473684">
                <text:p>150.315789473684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530">
                <text:p>530</text:p>
              </table:table-cell>
              <table:table-cell office:value-type="float" office:value="149.210526315789">
                <text:p>149.210526315789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531">
                <text:p>531</text:p>
              </table:table-cell>
              <table:table-cell office:value-type="float" office:value="149.631578947368">
                <text:p>149.631578947368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532">
                <text:p>532</text:p>
              </table:table-cell>
              <table:table-cell office:value-type="float" office:value="148.473684210526">
                <text:p>148.473684210526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533">
                <text:p>533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534">
                <text:p>534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535">
                <text:p>535</text:p>
              </table:table-cell>
              <table:table-cell office:value-type="float" office:value="144.315789473684">
                <text:p>144.315789473684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536">
                <text:p>536</text:p>
              </table:table-cell>
              <table:table-cell office:value-type="float" office:value="143.736842105263">
                <text:p>143.736842105263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537">
                <text:p>537</text:p>
              </table:table-cell>
              <table:table-cell office:value-type="float" office:value="141.842105263158">
                <text:p>141.842105263158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538">
                <text:p>538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539">
                <text:p>539</text:p>
              </table:table-cell>
              <table:table-cell office:value-type="float" office:value="142.368421052632">
                <text:p>142.368421052632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540">
                <text:p>540</text:p>
              </table:table-cell>
              <table:table-cell office:value-type="float" office:value="142.473684210526">
                <text:p>142.473684210526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541">
                <text:p>541</text:p>
              </table:table-cell>
              <table:table-cell office:value-type="float" office:value="141.421052631579">
                <text:p>141.421052631579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542">
                <text:p>542</text:p>
              </table:table-cell>
              <table:table-cell office:value-type="float" office:value="140.894736842105">
                <text:p>140.894736842105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543">
                <text:p>543</text:p>
              </table:table-cell>
              <table:table-cell office:value-type="float" office:value="140.263157894737">
                <text:p>140.263157894737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544">
                <text:p>544</text:p>
              </table:table-cell>
              <table:table-cell office:value-type="float" office:value="137.736842105263">
                <text:p>137.736842105263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545">
                <text:p>545</text:p>
              </table:table-cell>
              <table:table-cell office:value-type="float" office:value="136.263157894737">
                <text:p>136.263157894737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546">
                <text:p>546</text:p>
              </table:table-cell>
              <table:table-cell office:value-type="float" office:value="135.842105263158">
                <text:p>135.842105263158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547">
                <text:p>547</text:p>
              </table:table-cell>
              <table:table-cell office:value-type="float" office:value="134.526315789474">
                <text:p>134.526315789474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548">
                <text:p>548</text:p>
              </table:table-cell>
              <table:table-cell office:value-type="float" office:value="134.526315789474">
                <text:p>134.526315789474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549">
                <text:p>549</text:p>
              </table:table-cell>
              <table:table-cell office:value-type="float" office:value="133.947368421053">
                <text:p>133.947368421053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550">
                <text:p>550</text:p>
              </table:table-cell>
              <table:table-cell office:value-type="float" office:value="133.315789473684">
                <text:p>133.315789473684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551">
                <text:p>551</text:p>
              </table:table-cell>
              <table:table-cell office:value-type="float" office:value="132.947368421053">
                <text:p>132.947368421053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552">
                <text:p>552</text:p>
              </table:table-cell>
              <table:table-cell office:value-type="float" office:value="131.736842105263">
                <text:p>131.736842105263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553">
                <text:p>553</text:p>
              </table:table-cell>
              <table:table-cell office:value-type="float" office:value="129.526315789474">
                <text:p>129.526315789474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554">
                <text:p>554</text:p>
              </table:table-cell>
              <table:table-cell office:value-type="float" office:value="127.157894736842">
                <text:p>127.157894736842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555">
                <text:p>555</text:p>
              </table:table-cell>
              <table:table-cell office:value-type="float" office:value="125.473684210526">
                <text:p>125.473684210526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556">
                <text:p>556</text:p>
              </table:table-cell>
              <table:table-cell office:value-type="float" office:value="124.315789473684">
                <text:p>124.315789473684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557">
                <text:p>557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558">
                <text:p>558</text:p>
              </table:table-cell>
              <table:table-cell office:value-type="float" office:value="121.157894736842">
                <text:p>121.157894736842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559">
                <text:p>559</text:p>
              </table:table-cell>
              <table:table-cell office:value-type="float" office:value="118.578947368421">
                <text:p>118.578947368421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560">
                <text:p>560</text:p>
              </table:table-cell>
              <table:table-cell office:value-type="float" office:value="116.578947368421">
                <text:p>116.578947368421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561">
                <text:p>561</text:p>
              </table:table-cell>
              <table:table-cell office:value-type="float" office:value="115.315789473684">
                <text:p>115.315789473684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562">
                <text:p>562</text:p>
              </table:table-cell>
              <table:table-cell office:value-type="float" office:value="114.368421052632">
                <text:p>114.368421052632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563">
                <text:p>563</text:p>
              </table:table-cell>
              <table:table-cell office:value-type="float" office:value="114.368421052632">
                <text:p>114.368421052632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564">
                <text:p>564</text:p>
              </table:table-cell>
              <table:table-cell office:value-type="float" office:value="113.631578947368">
                <text:p>113.631578947368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565">
                <text:p>565</text:p>
              </table:table-cell>
              <table:table-cell office:value-type="float" office:value="110.894736842105">
                <text:p>110.894736842105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566">
                <text:p>566</text:p>
              </table:table-cell>
              <table:table-cell office:value-type="float" office:value="111.105263157895">
                <text:p>111.105263157895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567">
                <text:p>567</text:p>
              </table:table-cell>
              <table:table-cell office:value-type="float" office:value="110.105263157895">
                <text:p>110.105263157895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568">
                <text:p>568</text:p>
              </table:table-cell>
              <table:table-cell office:value-type="float" office:value="109.052631578947">
                <text:p>109.052631578947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569">
                <text:p>569</text:p>
              </table:table-cell>
              <table:table-cell office:value-type="float" office:value="107.789473684211">
                <text:p>107.789473684211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570">
                <text:p>570</text:p>
              </table:table-cell>
              <table:table-cell office:value-type="float" office:value="107.894736842105">
                <text:p>107.894736842105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571">
                <text:p>571</text:p>
              </table:table-cell>
              <table:table-cell office:value-type="float" office:value="106.631578947368">
                <text:p>106.631578947368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572">
                <text:p>572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573">
                <text:p>573</text:p>
              </table:table-cell>
              <table:table-cell office:value-type="float" office:value="109.736842105263">
                <text:p>109.736842105263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574">
                <text:p>574</text:p>
              </table:table-cell>
              <table:table-cell office:value-type="float" office:value="108.578947368421">
                <text:p>108.578947368421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575">
                <text:p>575</text:p>
              </table:table-cell>
              <table:table-cell office:value-type="float" office:value="107.473684210526">
                <text:p>107.473684210526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576">
                <text:p>576</text:p>
              </table:table-cell>
              <table:table-cell office:value-type="float" office:value="105.631578947368">
                <text:p>105.631578947368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577">
                <text:p>577</text:p>
              </table:table-cell>
              <table:table-cell office:value-type="float" office:value="105.105263157895">
                <text:p>105.105263157895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578">
                <text:p>578</text:p>
              </table:table-cell>
              <table:table-cell office:value-type="float" office:value="105.526315789474">
                <text:p>105.526315789474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579">
                <text:p>579</text:p>
              </table:table-cell>
              <table:table-cell office:value-type="float" office:value="105.789473684211">
                <text:p>105.789473684211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580">
                <text:p>580</text:p>
              </table:table-cell>
              <table:table-cell office:value-type="float" office:value="106.210526315789">
                <text:p>106.210526315789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581">
                <text:p>581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582">
                <text:p>582</text:p>
              </table:table-cell>
              <table:table-cell office:value-type="float" office:value="104.631578947368">
                <text:p>104.631578947368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583">
                <text:p>583</text:p>
              </table:table-cell>
              <table:table-cell office:value-type="float" office:value="104.263157894737">
                <text:p>104.263157894737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584">
                <text:p>584</text:p>
              </table:table-cell>
              <table:table-cell office:value-type="float" office:value="105.842105263158">
                <text:p>105.842105263158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585">
                <text:p>585</text:p>
              </table:table-cell>
              <table:table-cell office:value-type="float" office:value="104.631578947368">
                <text:p>104.631578947368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586">
                <text:p>586</text:p>
              </table:table-cell>
              <table:table-cell office:value-type="float" office:value="104.263157894737">
                <text:p>104.263157894737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587">
                <text:p>587</text:p>
              </table:table-cell>
              <table:table-cell office:value-type="float" office:value="101.894736842105">
                <text:p>101.894736842105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588">
                <text:p>588</text:p>
              </table:table-cell>
              <table:table-cell office:value-type="float" office:value="101.578947368421">
                <text:p>101.578947368421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589">
                <text:p>589</text:p>
              </table:table-cell>
              <table:table-cell office:value-type="float" office:value="100.684210526316">
                <text:p>100.684210526316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590">
                <text:p>590</text:p>
              </table:table-cell>
              <table:table-cell office:value-type="float" office:value="100.736842105263">
                <text:p>100.736842105263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591">
                <text:p>591</text:p>
              </table:table-cell>
              <table:table-cell office:value-type="float" office:value="99.2105263157895">
                <text:p>99.2105263157895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592">
                <text:p>592</text:p>
              </table:table-cell>
              <table:table-cell office:value-type="float" office:value="97.5263157894737">
                <text:p>97.5263157894737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593">
                <text:p>593</text:p>
              </table:table-cell>
              <table:table-cell office:value-type="float" office:value="97.5789473684211">
                <text:p>97.5789473684211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594">
                <text:p>594</text:p>
              </table:table-cell>
              <table:table-cell office:value-type="float" office:value="99.6315789473684">
                <text:p>99.6315789473684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595">
                <text:p>595</text:p>
              </table:table-cell>
              <table:table-cell office:value-type="float" office:value="100.789473684211">
                <text:p>100.789473684211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596">
                <text:p>596</text:p>
              </table:table-cell>
              <table:table-cell office:value-type="float" office:value="101.315789473684">
                <text:p>101.315789473684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597">
                <text:p>597</text:p>
              </table:table-cell>
              <table:table-cell office:value-type="float" office:value="101.526315789474">
                <text:p>101.526315789474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598">
                <text:p>598</text:p>
              </table:table-cell>
              <table:table-cell office:value-type="float" office:value="101.578947368421">
                <text:p>101.578947368421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599">
                <text:p>599</text:p>
              </table:table-cell>
              <table:table-cell office:value-type="float" office:value="100.315789473684">
                <text:p>100.315789473684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600">
                <text:p>600</text:p>
              </table:table-cell>
              <table:table-cell office:value-type="float" office:value="100.157894736842">
                <text:p>100.157894736842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601">
                <text:p>601</text:p>
              </table:table-cell>
              <table:table-cell office:value-type="float" office:value="99.8421052631579">
                <text:p>99.8421052631579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602">
                <text:p>602</text:p>
              </table:table-cell>
              <table:table-cell office:value-type="float" office:value="99.3684210526316">
                <text:p>99.3684210526316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603">
                <text:p>603</text:p>
              </table:table-cell>
              <table:table-cell office:value-type="float" office:value="98.1578947368421">
                <text:p>98.1578947368421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604">
                <text:p>604</text:p>
              </table:table-cell>
              <table:table-cell office:value-type="float" office:value="97.6315789473684">
                <text:p>97.6315789473684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605">
                <text:p>605</text:p>
              </table:table-cell>
              <table:table-cell office:value-type="float" office:value="96.7368421052632">
                <text:p>96.7368421052632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606">
                <text:p>606</text:p>
              </table:table-cell>
              <table:table-cell office:value-type="float" office:value="98.5263157894737">
                <text:p>98.5263157894737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607">
                <text:p>607</text:p>
              </table:table-cell>
              <table:table-cell office:value-type="float" office:value="97.421052631579">
                <text:p>97.421052631579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608">
                <text:p>608</text:p>
              </table:table-cell>
              <table:table-cell office:value-type="float" office:value="97.1052631578947">
                <text:p>97.1052631578947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609">
                <text:p>609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610">
                <text:p>610</text:p>
              </table:table-cell>
              <table:table-cell office:value-type="float" office:value="95.9473684210526">
                <text:p>95.9473684210526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611">
                <text:p>611</text:p>
              </table:table-cell>
              <table:table-cell office:value-type="float" office:value="95.3684210526316">
                <text:p>95.3684210526316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612">
                <text:p>612</text:p>
              </table:table-cell>
              <table:table-cell office:value-type="float" office:value="94.2631578947368">
                <text:p>94.2631578947368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613">
                <text:p>613</text:p>
              </table:table-cell>
              <table:table-cell office:value-type="float" office:value="92.6842105263158">
                <text:p>92.6842105263158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614">
                <text:p>614</text:p>
              </table:table-cell>
              <table:table-cell office:value-type="float" office:value="91.3684210526316">
                <text:p>91.3684210526316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615">
                <text:p>615</text:p>
              </table:table-cell>
              <table:table-cell office:value-type="float" office:value="90.1578947368421">
                <text:p>90.1578947368421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616">
                <text:p>616</text:p>
              </table:table-cell>
              <table:table-cell office:value-type="float" office:value="89.5263157894737">
                <text:p>89.5263157894737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617">
                <text:p>617</text:p>
              </table:table-cell>
              <table:table-cell office:value-type="float" office:value="88.7368421052632">
                <text:p>88.7368421052632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618">
                <text:p>618</text:p>
              </table:table-cell>
              <table:table-cell office:value-type="float" office:value="88.421052631579">
                <text:p>88.421052631579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619">
                <text:p>619</text:p>
              </table:table-cell>
              <table:table-cell office:value-type="float" office:value="87.8947368421053">
                <text:p>87.8947368421053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620">
                <text:p>620</text:p>
              </table:table-cell>
              <table:table-cell office:value-type="float" office:value="87.0526315789474">
                <text:p>87.0526315789474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621">
                <text:p>621</text:p>
              </table:table-cell>
              <table:table-cell office:value-type="float" office:value="87.1578947368421">
                <text:p>87.1578947368421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622">
                <text:p>622</text:p>
              </table:table-cell>
              <table:table-cell office:value-type="float" office:value="87.8421052631579">
                <text:p>87.8421052631579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623">
                <text:p>623</text:p>
              </table:table-cell>
              <table:table-cell office:value-type="float" office:value="88.8421052631579">
                <text:p>88.8421052631579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624">
                <text:p>624</text:p>
              </table:table-cell>
              <table:table-cell office:value-type="float" office:value="89.7894736842105">
                <text:p>89.7894736842105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625">
                <text:p>625</text:p>
              </table:table-cell>
              <table:table-cell office:value-type="float" office:value="88.9473684210526">
                <text:p>88.9473684210526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626">
                <text:p>626</text:p>
              </table:table-cell>
              <table:table-cell office:value-type="float" office:value="89.421052631579">
                <text:p>89.421052631579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627">
                <text:p>627</text:p>
              </table:table-cell>
              <table:table-cell office:value-type="float" office:value="89.3684210526316">
                <text:p>89.3684210526316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628">
                <text:p>628</text:p>
              </table:table-cell>
              <table:table-cell office:value-type="float" office:value="90.3157894736842">
                <text:p>90.3157894736842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629">
                <text:p>629</text:p>
              </table:table-cell>
              <table:table-cell office:value-type="float" office:value="91.2105263157895">
                <text:p>91.2105263157895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630">
                <text:p>630</text:p>
              </table:table-cell>
              <table:table-cell office:value-type="float" office:value="91.5263157894737">
                <text:p>91.5263157894737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631">
                <text:p>631</text:p>
              </table:table-cell>
              <table:table-cell office:value-type="float" office:value="91.8947368421053">
                <text:p>91.8947368421053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632">
                <text:p>632</text:p>
              </table:table-cell>
              <table:table-cell office:value-type="float" office:value="91.8947368421053">
                <text:p>91.8947368421053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633">
                <text:p>633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634">
                <text:p>634</text:p>
              </table:table-cell>
              <table:table-cell office:value-type="float" office:value="91.8421052631579">
                <text:p>91.8421052631579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635">
                <text:p>635</text:p>
              </table:table-cell>
              <table:table-cell office:value-type="float" office:value="92.2631578947368">
                <text:p>92.2631578947368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636">
                <text:p>636</text:p>
              </table:table-cell>
              <table:table-cell office:value-type="float" office:value="92.3684210526316">
                <text:p>92.3684210526316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637">
                <text:p>637</text:p>
              </table:table-cell>
              <table:table-cell office:value-type="float" office:value="92.7894736842105">
                <text:p>92.7894736842105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638">
                <text:p>638</text:p>
              </table:table-cell>
              <table:table-cell office:value-type="float" office:value="92.8947368421053">
                <text:p>92.8947368421053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639">
                <text:p>639</text:p>
              </table:table-cell>
              <table:table-cell office:value-type="float" office:value="93.2631578947368">
                <text:p>93.2631578947368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640">
                <text:p>640</text:p>
              </table:table-cell>
              <table:table-cell office:value-type="float" office:value="92.3157894736842">
                <text:p>92.3157894736842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641">
                <text:p>641</text:p>
              </table:table-cell>
              <table:table-cell office:value-type="float" office:value="92.2105263157895">
                <text:p>92.2105263157895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642">
                <text:p>642</text:p>
              </table:table-cell>
              <table:table-cell office:value-type="float" office:value="92.1052631578947">
                <text:p>92.1052631578947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643">
                <text:p>643</text:p>
              </table:table-cell>
              <table:table-cell office:value-type="float" office:value="91.2631578947368">
                <text:p>91.2631578947368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644">
                <text:p>644</text:p>
              </table:table-cell>
              <table:table-cell office:value-type="float" office:value="92.3157894736842">
                <text:p>92.3157894736842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645">
                <text:p>645</text:p>
              </table:table-cell>
              <table:table-cell office:value-type="float" office:value="92.4736842105263">
                <text:p>92.4736842105263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646">
                <text:p>646</text:p>
              </table:table-cell>
              <table:table-cell office:value-type="float" office:value="92.0526315789474">
                <text:p>92.0526315789474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647">
                <text:p>647</text:p>
              </table:table-cell>
              <table:table-cell office:value-type="float" office:value="92.2631578947368">
                <text:p>92.2631578947368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648">
                <text:p>648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649">
                <text:p>649</text:p>
              </table:table-cell>
              <table:table-cell office:value-type="float" office:value="92.0526315789474">
                <text:p>92.0526315789474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650">
                <text:p>650</text:p>
              </table:table-cell>
              <table:table-cell office:value-type="float" office:value="91.6315789473684">
                <text:p>91.6315789473684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651">
                <text:p>651</text:p>
              </table:table-cell>
              <table:table-cell office:value-type="float" office:value="90.6315789473684">
                <text:p>90.6315789473684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652">
                <text:p>652</text:p>
              </table:table-cell>
              <table:table-cell office:value-type="float" office:value="89.5789473684211">
                <text:p>89.5789473684211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653">
                <text:p>653</text:p>
              </table:table-cell>
              <table:table-cell office:value-type="float" office:value="89.6842105263158">
                <text:p>89.6842105263158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654">
                <text:p>654</text:p>
              </table:table-cell>
              <table:table-cell office:value-type="float" office:value="89.421052631579">
                <text:p>89.421052631579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655">
                <text:p>655</text:p>
              </table:table-cell>
              <table:table-cell office:value-type="float" office:value="88.8947368421053">
                <text:p>88.8947368421053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656">
                <text:p>656</text:p>
              </table:table-cell>
              <table:table-cell office:value-type="float" office:value="87.8947368421053">
                <text:p>87.8947368421053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657">
                <text:p>657</text:p>
              </table:table-cell>
              <table:table-cell office:value-type="float" office:value="87.6842105263158">
                <text:p>87.6842105263158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658">
                <text:p>658</text:p>
              </table:table-cell>
              <table:table-cell office:value-type="float" office:value="86.8947368421053">
                <text:p>86.8947368421053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659">
                <text:p>659</text:p>
              </table:table-cell>
              <table:table-cell office:value-type="float" office:value="87.421052631579">
                <text:p>87.421052631579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660">
                <text:p>660</text:p>
              </table:table-cell>
              <table:table-cell office:value-type="float" office:value="86.8421052631579">
                <text:p>86.8421052631579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661">
                <text:p>661</text:p>
              </table:table-cell>
              <table:table-cell office:value-type="float" office:value="85.6315789473684">
                <text:p>85.6315789473684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662">
                <text:p>662</text:p>
              </table:table-cell>
              <table:table-cell office:value-type="float" office:value="85.7894736842105">
                <text:p>85.7894736842105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663">
                <text:p>663</text:p>
              </table:table-cell>
              <table:table-cell office:value-type="float" office:value="85.3684210526316">
                <text:p>85.3684210526316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664">
                <text:p>664</text:p>
              </table:table-cell>
              <table:table-cell office:value-type="float" office:value="84.8421052631579">
                <text:p>84.8421052631579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665">
                <text:p>665</text:p>
              </table:table-cell>
              <table:table-cell office:value-type="float" office:value="84.5789473684211">
                <text:p>84.5789473684211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666">
                <text:p>666</text:p>
              </table:table-cell>
              <table:table-cell office:value-type="float" office:value="82.8421052631579">
                <text:p>82.8421052631579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667">
                <text:p>667</text:p>
              </table:table-cell>
              <table:table-cell office:value-type="float" office:value="82.2631578947368">
                <text:p>82.2631578947368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668">
                <text:p>668</text:p>
              </table:table-cell>
              <table:table-cell office:value-type="float" office:value="81.5263157894737">
                <text:p>81.5263157894737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669">
                <text:p>669</text:p>
              </table:table-cell>
              <table:table-cell office:value-type="float" office:value="81.3684210526316">
                <text:p>81.3684210526316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670">
                <text:p>670</text:p>
              </table:table-cell>
              <table:table-cell office:value-type="float" office:value="81.7368421052632">
                <text:p>81.7368421052632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671">
                <text:p>671</text:p>
              </table:table-cell>
              <table:table-cell office:value-type="float" office:value="81.421052631579">
                <text:p>81.421052631579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672">
                <text:p>672</text:p>
              </table:table-cell>
              <table:table-cell office:value-type="float" office:value="80.6842105263158">
                <text:p>80.6842105263158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673">
                <text:p>673</text:p>
              </table:table-cell>
              <table:table-cell office:value-type="float" office:value="79.9473684210526">
                <text:p>79.9473684210526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674">
                <text:p>674</text:p>
              </table:table-cell>
              <table:table-cell office:value-type="float" office:value="80.3684210526316">
                <text:p>80.3684210526316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675">
                <text:p>675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676">
                <text:p>676</text:p>
              </table:table-cell>
              <table:table-cell office:value-type="float" office:value="79.8421052631579">
                <text:p>79.8421052631579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677">
                <text:p>677</text:p>
              </table:table-cell>
              <table:table-cell office:value-type="float" office:value="79.6842105263158">
                <text:p>79.6842105263158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678">
                <text:p>678</text:p>
              </table:table-cell>
              <table:table-cell office:value-type="float" office:value="79.0526315789474">
                <text:p>79.0526315789474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679">
                <text:p>679</text:p>
              </table:table-cell>
              <table:table-cell office:value-type="float" office:value="77.9473684210526">
                <text:p>77.9473684210526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680">
                <text:p>680</text:p>
              </table:table-cell>
              <table:table-cell office:value-type="float" office:value="78.6315789473684">
                <text:p>78.6315789473684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681">
                <text:p>681</text:p>
              </table:table-cell>
              <table:table-cell office:value-type="float" office:value="77.2631578947368">
                <text:p>77.2631578947368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682">
                <text:p>682</text:p>
              </table:table-cell>
              <table:table-cell office:value-type="float" office:value="76.0526315789474">
                <text:p>76.0526315789474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683">
                <text:p>683</text:p>
              </table:table-cell>
              <table:table-cell office:value-type="float" office:value="75.421052631579">
                <text:p>75.421052631579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684">
                <text:p>684</text:p>
              </table:table-cell>
              <table:table-cell office:value-type="float" office:value="74.9473684210526">
                <text:p>74.9473684210526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685">
                <text:p>685</text:p>
              </table:table-cell>
              <table:table-cell office:value-type="float" office:value="74.7368421052632">
                <text:p>74.7368421052632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686">
                <text:p>686</text:p>
              </table:table-cell>
              <table:table-cell office:value-type="float" office:value="74.1052631578947">
                <text:p>74.1052631578947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687">
                <text:p>687</text:p>
              </table:table-cell>
              <table:table-cell office:value-type="float" office:value="73.421052631579">
                <text:p>73.421052631579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688">
                <text:p>688</text:p>
              </table:table-cell>
              <table:table-cell office:value-type="float" office:value="73.2631578947368">
                <text:p>73.2631578947368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689">
                <text:p>689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690">
                <text:p>690</text:p>
              </table:table-cell>
              <table:table-cell office:value-type="float" office:value="72.7894736842105">
                <text:p>72.7894736842105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691">
                <text:p>691</text:p>
              </table:table-cell>
              <table:table-cell office:value-type="float" office:value="72.8421052631579">
                <text:p>72.8421052631579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692">
                <text:p>692</text:p>
              </table:table-cell>
              <table:table-cell office:value-type="float" office:value="72.6315789473684">
                <text:p>72.6315789473684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693">
                <text:p>693</text:p>
              </table:table-cell>
              <table:table-cell office:value-type="float" office:value="72.1052631578947">
                <text:p>72.1052631578947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694">
                <text:p>694</text:p>
              </table:table-cell>
              <table:table-cell office:value-type="float" office:value="70.0526315789474">
                <text:p>70.0526315789474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695">
                <text:p>695</text:p>
              </table:table-cell>
              <table:table-cell office:value-type="float" office:value="70.5789473684211">
                <text:p>70.5789473684211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696">
                <text:p>696</text:p>
              </table:table-cell>
              <table:table-cell office:value-type="float" office:value="70.1052631578947">
                <text:p>70.1052631578947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697">
                <text:p>697</text:p>
              </table:table-cell>
              <table:table-cell office:value-type="float" office:value="70.3157894736842">
                <text:p>70.3157894736842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698">
                <text:p>698</text:p>
              </table:table-cell>
              <table:table-cell office:value-type="float" office:value="70.7368421052632">
                <text:p>70.7368421052632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699">
                <text:p>699</text:p>
              </table:table-cell>
              <table:table-cell office:value-type="float" office:value="70.1052631578947">
                <text:p>70.1052631578947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700">
                <text:p>700</text:p>
              </table:table-cell>
              <table:table-cell office:value-type="float" office:value="70.4736842105263">
                <text:p>70.4736842105263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701">
                <text:p>701</text:p>
              </table:table-cell>
              <table:table-cell office:value-type="float" office:value="69.7894736842105">
                <text:p>69.7894736842105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702">
                <text:p>702</text:p>
              </table:table-cell>
              <table:table-cell office:value-type="float" office:value="69.7368421052632">
                <text:p>69.7368421052632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703">
                <text:p>703</text:p>
              </table:table-cell>
              <table:table-cell office:value-type="float" office:value="69.5263157894737">
                <text:p>69.5263157894737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704">
                <text:p>704</text:p>
              </table:table-cell>
              <table:table-cell office:value-type="float" office:value="69.4736842105263">
                <text:p>69.4736842105263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705">
                <text:p>705</text:p>
              </table:table-cell>
              <table:table-cell office:value-type="float" office:value="68.8947368421053">
                <text:p>68.8947368421053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706">
                <text:p>706</text:p>
              </table:table-cell>
              <table:table-cell office:value-type="float" office:value="69.4736842105263">
                <text:p>69.4736842105263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707">
                <text:p>707</text:p>
              </table:table-cell>
              <table:table-cell office:value-type="float" office:value="69.3157894736842">
                <text:p>69.3157894736842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708">
                <text:p>708</text:p>
              </table:table-cell>
              <table:table-cell office:value-type="float" office:value="68.2105263157895">
                <text:p>68.2105263157895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709">
                <text:p>709</text:p>
              </table:table-cell>
              <table:table-cell office:value-type="float" office:value="68.421052631579">
                <text:p>68.421052631579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710">
                <text:p>710</text:p>
              </table:table-cell>
              <table:table-cell office:value-type="float" office:value="68.9473684210526">
                <text:p>68.9473684210526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711">
                <text:p>711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712">
                <text:p>712</text:p>
              </table:table-cell>
              <table:table-cell office:value-type="float" office:value="68.0526315789474">
                <text:p>68.0526315789474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713">
                <text:p>713</text:p>
              </table:table-cell>
              <table:table-cell office:value-type="float" office:value="69.2105263157895">
                <text:p>69.2105263157895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714">
                <text:p>714</text:p>
              </table:table-cell>
              <table:table-cell office:value-type="float" office:value="69.2631578947368">
                <text:p>69.2631578947368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715">
                <text:p>715</text:p>
              </table:table-cell>
              <table:table-cell office:value-type="float" office:value="69.2631578947368">
                <text:p>69.2631578947368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716">
                <text:p>716</text:p>
              </table:table-cell>
              <table:table-cell office:value-type="float" office:value="68.7894736842105">
                <text:p>68.7894736842105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717">
                <text:p>717</text:p>
              </table:table-cell>
              <table:table-cell office:value-type="float" office:value="68.1578947368421">
                <text:p>68.1578947368421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718">
                <text:p>718</text:p>
              </table:table-cell>
              <table:table-cell office:value-type="float" office:value="67.5263157894737">
                <text:p>67.5263157894737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719">
                <text:p>719</text:p>
              </table:table-cell>
              <table:table-cell office:value-type="float" office:value="66.6315789473684">
                <text:p>66.6315789473684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720">
                <text:p>720</text:p>
              </table:table-cell>
              <table:table-cell office:value-type="float" office:value="66.3157894736842">
                <text:p>66.3157894736842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721">
                <text:p>721</text:p>
              </table:table-cell>
              <table:table-cell office:value-type="float" office:value="66.4736842105263">
                <text:p>66.4736842105263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722">
                <text:p>722</text:p>
              </table:table-cell>
              <table:table-cell office:value-type="float" office:value="66.5263157894737">
                <text:p>66.5263157894737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723">
                <text:p>723</text:p>
              </table:table-cell>
              <table:table-cell office:value-type="float" office:value="66.6315789473684">
                <text:p>66.6315789473684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724">
                <text:p>724</text:p>
              </table:table-cell>
              <table:table-cell office:value-type="float" office:value="66.421052631579">
                <text:p>66.421052631579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725">
                <text:p>725</text:p>
              </table:table-cell>
              <table:table-cell office:value-type="float" office:value="65.7894736842105">
                <text:p>65.7894736842105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726">
                <text:p>726</text:p>
              </table:table-cell>
              <table:table-cell office:value-type="float" office:value="65.4736842105263">
                <text:p>65.4736842105263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727">
                <text:p>727</text:p>
              </table:table-cell>
              <table:table-cell office:value-type="float" office:value="65.0526315789474">
                <text:p>65.0526315789474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728">
                <text:p>728</text:p>
              </table:table-cell>
              <table:table-cell office:value-type="float" office:value="63.3684210526316">
                <text:p>63.3684210526316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729">
                <text:p>729</text:p>
              </table:table-cell>
              <table:table-cell office:value-type="float" office:value="62.1578947368421">
                <text:p>62.1578947368421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730">
                <text:p>730</text:p>
              </table:table-cell>
              <table:table-cell office:value-type="float" office:value="62.1578947368421">
                <text:p>62.1578947368421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731">
                <text:p>731</text:p>
              </table:table-cell>
              <table:table-cell office:value-type="float" office:value="63.4736842105263">
                <text:p>63.4736842105263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732">
                <text:p>732</text:p>
              </table:table-cell>
              <table:table-cell office:value-type="float" office:value="62.5789473684211">
                <text:p>62.5789473684211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733">
                <text:p>733</text:p>
              </table:table-cell>
              <table:table-cell office:value-type="float" office:value="62.2105263157895">
                <text:p>62.2105263157895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734">
                <text:p>734</text:p>
              </table:table-cell>
              <table:table-cell office:value-type="float" office:value="62.1052631578947">
                <text:p>62.1052631578947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735">
                <text:p>735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736">
                <text:p>736</text:p>
              </table:table-cell>
              <table:table-cell office:value-type="float" office:value="61.3684210526316">
                <text:p>61.3684210526316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737">
                <text:p>737</text:p>
              </table:table-cell>
              <table:table-cell office:value-type="float" office:value="61.3157894736842">
                <text:p>61.3157894736842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738">
                <text:p>738</text:p>
              </table:table-cell>
              <table:table-cell office:value-type="float" office:value="62.6842105263158">
                <text:p>62.6842105263158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739">
                <text:p>739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740">
                <text:p>740</text:p>
              </table:table-cell>
              <table:table-cell office:value-type="float" office:value="62.6842105263158">
                <text:p>62.6842105263158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741">
                <text:p>741</text:p>
              </table:table-cell>
              <table:table-cell office:value-type="float" office:value="62.4210526315789">
                <text:p>62.4210526315789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742">
                <text:p>742</text:p>
              </table:table-cell>
              <table:table-cell office:value-type="float" office:value="61.7894736842105">
                <text:p>61.7894736842105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743">
                <text:p>743</text:p>
              </table:table-cell>
              <table:table-cell office:value-type="float" office:value="61.7894736842105">
                <text:p>61.7894736842105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744">
                <text:p>744</text:p>
              </table:table-cell>
              <table:table-cell office:value-type="float" office:value="61.8421052631579">
                <text:p>61.8421052631579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745">
                <text:p>745</text:p>
              </table:table-cell>
              <table:table-cell office:value-type="float" office:value="61.7368421052632">
                <text:p>61.7368421052632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746">
                <text:p>746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747">
                <text:p>747</text:p>
              </table:table-cell>
              <table:table-cell office:value-type="float" office:value="64.421052631579">
                <text:p>64.421052631579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748">
                <text:p>748</text:p>
              </table:table-cell>
              <table:table-cell office:value-type="float" office:value="65.3684210526316">
                <text:p>65.3684210526316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749">
                <text:p>749</text:p>
              </table:table-cell>
              <table:table-cell office:value-type="float" office:value="65.3684210526316">
                <text:p>65.3684210526316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750">
                <text:p>750</text:p>
              </table:table-cell>
              <table:table-cell office:value-type="float" office:value="64.6315789473684">
                <text:p>64.6315789473684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751">
                <text:p>751</text:p>
              </table:table-cell>
              <table:table-cell office:value-type="float" office:value="64.1578947368421">
                <text:p>64.1578947368421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752">
                <text:p>752</text:p>
              </table:table-cell>
              <table:table-cell office:value-type="float" office:value="62.8947368421053">
                <text:p>62.8947368421053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753">
                <text:p>753</text:p>
              </table:table-cell>
              <table:table-cell office:value-type="float" office:value="62.5263157894737">
                <text:p>62.5263157894737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754">
                <text:p>754</text:p>
              </table:table-cell>
              <table:table-cell office:value-type="float" office:value="61.6315789473684">
                <text:p>61.6315789473684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755">
                <text:p>755</text:p>
              </table:table-cell>
              <table:table-cell office:value-type="float" office:value="62.3684210526316">
                <text:p>62.3684210526316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756">
                <text:p>756</text:p>
              </table:table-cell>
              <table:table-cell office:value-type="float" office:value="63.2105263157895">
                <text:p>63.2105263157895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757">
                <text:p>757</text:p>
              </table:table-cell>
              <table:table-cell office:value-type="float" office:value="62.0526315789474">
                <text:p>62.0526315789474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758">
                <text:p>758</text:p>
              </table:table-cell>
              <table:table-cell office:value-type="float" office:value="61.6315789473684">
                <text:p>61.6315789473684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759">
                <text:p>759</text:p>
              </table:table-cell>
              <table:table-cell office:value-type="float" office:value="62.3157894736842">
                <text:p>62.3157894736842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760">
                <text:p>760</text:p>
              </table:table-cell>
              <table:table-cell office:value-type="float" office:value="62.1578947368421">
                <text:p>62.1578947368421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761">
                <text:p>761</text:p>
              </table:table-cell>
              <table:table-cell office:value-type="float" office:value="62.1578947368421">
                <text:p>62.1578947368421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762">
                <text:p>762</text:p>
              </table:table-cell>
              <table:table-cell office:value-type="float" office:value="62.4210526315789">
                <text:p>62.4210526315789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763">
                <text:p>763</text:p>
              </table:table-cell>
              <table:table-cell office:value-type="float" office:value="62.8947368421053">
                <text:p>62.8947368421053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764">
                <text:p>764</text:p>
              </table:table-cell>
              <table:table-cell office:value-type="float" office:value="63.3157894736842">
                <text:p>63.3157894736842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765">
                <text:p>765</text:p>
              </table:table-cell>
              <table:table-cell office:value-type="float" office:value="63.0526315789474">
                <text:p>63.0526315789474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766">
                <text:p>766</text:p>
              </table:table-cell>
              <table:table-cell office:value-type="float" office:value="62.5789473684211">
                <text:p>62.5789473684211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767">
                <text:p>767</text:p>
              </table:table-cell>
              <table:table-cell office:value-type="float" office:value="62.2105263157895">
                <text:p>62.2105263157895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768">
                <text:p>768</text:p>
              </table:table-cell>
              <table:table-cell office:value-type="float" office:value="61.0526315789474">
                <text:p>61.0526315789474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769">
                <text:p>769</text:p>
              </table:table-cell>
              <table:table-cell office:value-type="float" office:value="61.4210526315789">
                <text:p>61.4210526315789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770">
                <text:p>770</text:p>
              </table:table-cell>
              <table:table-cell office:value-type="float" office:value="61.9473684210526">
                <text:p>61.9473684210526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771">
                <text:p>771</text:p>
              </table:table-cell>
              <table:table-cell office:value-type="float" office:value="62.8947368421053">
                <text:p>62.8947368421053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772">
                <text:p>772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773">
                <text:p>773</text:p>
              </table:table-cell>
              <table:table-cell office:value-type="float" office:value="64.6842105263158">
                <text:p>64.6842105263158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774">
                <text:p>774</text:p>
              </table:table-cell>
              <table:table-cell office:value-type="float" office:value="64.8421052631579">
                <text:p>64.8421052631579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775">
                <text:p>775</text:p>
              </table:table-cell>
              <table:table-cell office:value-type="float" office:value="63.8421052631579">
                <text:p>63.8421052631579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776">
                <text:p>776</text:p>
              </table:table-cell>
              <table:table-cell office:value-type="float" office:value="64.1052631578947">
                <text:p>64.1052631578947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777">
                <text:p>777</text:p>
              </table:table-cell>
              <table:table-cell office:value-type="float" office:value="65.4736842105263">
                <text:p>65.4736842105263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778">
                <text:p>778</text:p>
              </table:table-cell>
              <table:table-cell office:value-type="float" office:value="65.421052631579">
                <text:p>65.421052631579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779">
                <text:p>779</text:p>
              </table:table-cell>
              <table:table-cell office:value-type="float" office:value="65.8947368421053">
                <text:p>65.8947368421053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780">
                <text:p>780</text:p>
              </table:table-cell>
              <table:table-cell office:value-type="float" office:value="66.7368421052632">
                <text:p>66.7368421052632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781">
                <text:p>781</text:p>
              </table:table-cell>
              <table:table-cell office:value-type="float" office:value="66.9473684210526">
                <text:p>66.9473684210526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782">
                <text:p>782</text:p>
              </table:table-cell>
              <table:table-cell office:value-type="float" office:value="65.8421052631579">
                <text:p>65.8421052631579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783">
                <text:p>783</text:p>
              </table:table-cell>
              <table:table-cell office:value-type="float" office:value="65.7368421052632">
                <text:p>65.7368421052632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784">
                <text:p>784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785">
                <text:p>785</text:p>
              </table:table-cell>
              <table:table-cell office:value-type="float" office:value="65.5263157894737">
                <text:p>65.5263157894737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786">
                <text:p>786</text:p>
              </table:table-cell>
              <table:table-cell office:value-type="float" office:value="65.1052631578947">
                <text:p>65.1052631578947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787">
                <text:p>787</text:p>
              </table:table-cell>
              <table:table-cell office:value-type="float" office:value="65.8947368421053">
                <text:p>65.8947368421053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788">
                <text:p>788</text:p>
              </table:table-cell>
              <table:table-cell office:value-type="float" office:value="65.7894736842105">
                <text:p>65.7894736842105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789">
                <text:p>789</text:p>
              </table:table-cell>
              <table:table-cell office:value-type="float" office:value="66.3157894736842">
                <text:p>66.3157894736842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790">
                <text:p>790</text:p>
              </table:table-cell>
              <table:table-cell office:value-type="float" office:value="67.1052631578947">
                <text:p>67.1052631578947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791">
                <text:p>791</text:p>
              </table:table-cell>
              <table:table-cell office:value-type="float" office:value="67.1578947368421">
                <text:p>67.1578947368421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792">
                <text:p>792</text:p>
              </table:table-cell>
              <table:table-cell office:value-type="float" office:value="67.3684210526316">
                <text:p>67.3684210526316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793">
                <text:p>793</text:p>
              </table:table-cell>
              <table:table-cell office:value-type="float" office:value="67.3157894736842">
                <text:p>67.3157894736842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794">
                <text:p>794</text:p>
              </table:table-cell>
              <table:table-cell office:value-type="float" office:value="67.8421052631579">
                <text:p>67.8421052631579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795">
                <text:p>795</text:p>
              </table:table-cell>
              <table:table-cell office:value-type="float" office:value="68.2105263157895">
                <text:p>68.2105263157895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796">
                <text:p>796</text:p>
              </table:table-cell>
              <table:table-cell office:value-type="float" office:value="67.5789473684211">
                <text:p>67.5789473684211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797">
                <text:p>797</text:p>
              </table:table-cell>
              <table:table-cell office:value-type="float" office:value="67.5789473684211">
                <text:p>67.5789473684211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798">
                <text:p>798</text:p>
              </table:table-cell>
              <table:table-cell office:value-type="float" office:value="67.8421052631579">
                <text:p>67.8421052631579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799">
                <text:p>799</text:p>
              </table:table-cell>
              <table:table-cell office:value-type="float" office:value="67.6842105263158">
                <text:p>67.6842105263158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800">
                <text:p>800</text:p>
              </table:table-cell>
              <table:table-cell office:value-type="float" office:value="67.6315789473684">
                <text:p>67.6315789473684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801">
                <text:p>801</text:p>
              </table:table-cell>
              <table:table-cell office:value-type="float" office:value="68.5263157894737">
                <text:p>68.5263157894737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802">
                <text:p>802</text:p>
              </table:table-cell>
              <table:table-cell office:value-type="float" office:value="67.8421052631579">
                <text:p>67.8421052631579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803">
                <text:p>803</text:p>
              </table:table-cell>
              <table:table-cell office:value-type="float" office:value="68.2105263157895">
                <text:p>68.2105263157895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804">
                <text:p>804</text:p>
              </table:table-cell>
              <table:table-cell office:value-type="float" office:value="67.8421052631579">
                <text:p>67.8421052631579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805">
                <text:p>805</text:p>
              </table:table-cell>
              <table:table-cell office:value-type="float" office:value="68.2631578947368">
                <text:p>68.2631578947368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806">
                <text:p>806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807">
                <text:p>807</text:p>
              </table:table-cell>
              <table:table-cell office:value-type="float" office:value="68.0526315789474">
                <text:p>68.0526315789474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808">
                <text:p>808</text:p>
              </table:table-cell>
              <table:table-cell office:value-type="float" office:value="67.1052631578947">
                <text:p>67.1052631578947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809">
                <text:p>809</text:p>
              </table:table-cell>
              <table:table-cell office:value-type="float" office:value="66.6315789473684">
                <text:p>66.6315789473684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810">
                <text:p>810</text:p>
              </table:table-cell>
              <table:table-cell office:value-type="float" office:value="66.1052631578947">
                <text:p>66.1052631578947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811">
                <text:p>811</text:p>
              </table:table-cell>
              <table:table-cell office:value-type="float" office:value="66.5789473684211">
                <text:p>66.5789473684211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812">
                <text:p>812</text:p>
              </table:table-cell>
              <table:table-cell office:value-type="float" office:value="67.4736842105263">
                <text:p>67.4736842105263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813">
                <text:p>813</text:p>
              </table:table-cell>
              <table:table-cell office:value-type="float" office:value="67.8421052631579">
                <text:p>67.8421052631579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814">
                <text:p>814</text:p>
              </table:table-cell>
              <table:table-cell office:value-type="float" office:value="67.7368421052632">
                <text:p>67.7368421052632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815">
                <text:p>815</text:p>
              </table:table-cell>
              <table:table-cell office:value-type="float" office:value="68.4736842105263">
                <text:p>68.4736842105263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816">
                <text:p>816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817">
                <text:p>817</text:p>
              </table:table-cell>
              <table:table-cell office:value-type="float" office:value="67.9473684210526">
                <text:p>67.9473684210526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818">
                <text:p>818</text:p>
              </table:table-cell>
              <table:table-cell office:value-type="float" office:value="68.5789473684211">
                <text:p>68.5789473684211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819">
                <text:p>819</text:p>
              </table:table-cell>
              <table:table-cell office:value-type="float" office:value="68.7894736842105">
                <text:p>68.7894736842105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820">
                <text:p>820</text:p>
              </table:table-cell>
              <table:table-cell office:value-type="float" office:value="68.0526315789474">
                <text:p>68.0526315789474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821">
                <text:p>821</text:p>
              </table:table-cell>
              <table:table-cell office:value-type="float" office:value="68.7368421052632">
                <text:p>68.7368421052632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822">
                <text:p>822</text:p>
              </table:table-cell>
              <table:table-cell office:value-type="float" office:value="68.6315789473684">
                <text:p>68.6315789473684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823">
                <text:p>823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824">
                <text:p>824</text:p>
              </table:table-cell>
              <table:table-cell office:value-type="float" office:value="67.6842105263158">
                <text:p>67.6842105263158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825">
                <text:p>825</text:p>
              </table:table-cell>
              <table:table-cell office:value-type="float" office:value="66.8947368421053">
                <text:p>66.8947368421053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826">
                <text:p>826</text:p>
              </table:table-cell>
              <table:table-cell office:value-type="float" office:value="67.1578947368421">
                <text:p>67.1578947368421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827">
                <text:p>827</text:p>
              </table:table-cell>
              <table:table-cell office:value-type="float" office:value="67.421052631579">
                <text:p>67.421052631579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828">
                <text:p>828</text:p>
              </table:table-cell>
              <table:table-cell office:value-type="float" office:value="67.1052631578947">
                <text:p>67.1052631578947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829">
                <text:p>829</text:p>
              </table:table-cell>
              <table:table-cell office:value-type="float" office:value="67.0526315789474">
                <text:p>67.0526315789474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830">
                <text:p>830</text:p>
              </table:table-cell>
              <table:table-cell office:value-type="float" office:value="65.5789473684211">
                <text:p>65.5789473684211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831">
                <text:p>831</text:p>
              </table:table-cell>
              <table:table-cell office:value-type="float" office:value="64.2631578947368">
                <text:p>64.2631578947368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832">
                <text:p>832</text:p>
              </table:table-cell>
              <table:table-cell office:value-type="float" office:value="63.5789473684211">
                <text:p>63.5789473684211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833">
                <text:p>833</text:p>
              </table:table-cell>
              <table:table-cell office:value-type="float" office:value="63.9473684210526">
                <text:p>63.9473684210526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834">
                <text:p>834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835">
                <text:p>835</text:p>
              </table:table-cell>
              <table:table-cell office:value-type="float" office:value="62.6315789473684">
                <text:p>62.6315789473684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836">
                <text:p>836</text:p>
              </table:table-cell>
              <table:table-cell office:value-type="float" office:value="62.1052631578947">
                <text:p>62.1052631578947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837">
                <text:p>837</text:p>
              </table:table-cell>
              <table:table-cell office:value-type="float" office:value="61.8947368421053">
                <text:p>61.8947368421053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838">
                <text:p>838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839">
                <text:p>839</text:p>
              </table:table-cell>
              <table:table-cell office:value-type="float" office:value="61.4210526315789">
                <text:p>61.4210526315789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840">
                <text:p>840</text:p>
              </table:table-cell>
              <table:table-cell office:value-type="float" office:value="60.5789473684211">
                <text:p>60.5789473684211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841">
                <text:p>841</text:p>
              </table:table-cell>
              <table:table-cell office:value-type="float" office:value="60.7368421052632">
                <text:p>60.7368421052632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842">
                <text:p>842</text:p>
              </table:table-cell>
              <table:table-cell office:value-type="float" office:value="61.2631578947368">
                <text:p>61.2631578947368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843">
                <text:p>843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844">
                <text:p>844</text:p>
              </table:table-cell>
              <table:table-cell office:value-type="float" office:value="62.4210526315789">
                <text:p>62.4210526315789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845">
                <text:p>845</text:p>
              </table:table-cell>
              <table:table-cell office:value-type="float" office:value="62.6315789473684">
                <text:p>62.6315789473684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846">
                <text:p>846</text:p>
              </table:table-cell>
              <table:table-cell office:value-type="float" office:value="63.4210526315789">
                <text:p>63.4210526315789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847">
                <text:p>847</text:p>
              </table:table-cell>
              <table:table-cell office:value-type="float" office:value="63.7368421052632">
                <text:p>63.7368421052632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848">
                <text:p>848</text:p>
              </table:table-cell>
              <table:table-cell office:value-type="float" office:value="63.2105263157895">
                <text:p>63.2105263157895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849">
                <text:p>849</text:p>
              </table:table-cell>
              <table:table-cell office:value-type="float" office:value="63.4736842105263">
                <text:p>63.4736842105263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850">
                <text:p>850</text:p>
              </table:table-cell>
              <table:table-cell office:value-type="float" office:value="63.2105263157895">
                <text:p>63.2105263157895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851">
                <text:p>851</text:p>
              </table:table-cell>
              <table:table-cell office:value-type="float" office:value="61.9473684210526">
                <text:p>61.9473684210526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852">
                <text:p>852</text:p>
              </table:table-cell>
              <table:table-cell office:value-type="float" office:value="60.3684210526316">
                <text:p>60.3684210526316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853">
                <text:p>853</text:p>
              </table:table-cell>
              <table:table-cell office:value-type="float" office:value="59.6842105263158">
                <text:p>59.6842105263158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854">
                <text:p>854</text:p>
              </table:table-cell>
              <table:table-cell office:value-type="float" office:value="59.4736842105263">
                <text:p>59.4736842105263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855">
                <text:p>855</text:p>
              </table:table-cell>
              <table:table-cell office:value-type="float" office:value="58.7368421052632">
                <text:p>58.7368421052632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856">
                <text:p>856</text:p>
              </table:table-cell>
              <table:table-cell office:value-type="float" office:value="58.6315789473684">
                <text:p>58.6315789473684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857">
                <text:p>857</text:p>
              </table:table-cell>
              <table:table-cell office:value-type="float" office:value="58.8947368421053">
                <text:p>58.8947368421053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858">
                <text:p>858</text:p>
              </table:table-cell>
              <table:table-cell office:value-type="float" office:value="57.5789473684211">
                <text:p>57.5789473684211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859">
                <text:p>859</text:p>
              </table:table-cell>
              <table:table-cell office:value-type="float" office:value="57.1578947368421">
                <text:p>57.1578947368421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860">
                <text:p>860</text:p>
              </table:table-cell>
              <table:table-cell office:value-type="float" office:value="56.2631578947368">
                <text:p>56.2631578947368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861">
                <text:p>861</text:p>
              </table:table-cell>
              <table:table-cell office:value-type="float" office:value="55.3684210526316">
                <text:p>55.3684210526316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862">
                <text:p>862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863">
                <text:p>863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864">
                <text:p>864</text:p>
              </table:table-cell>
              <table:table-cell office:value-type="float" office:value="51.5263157894737">
                <text:p>51.5263157894737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865">
                <text:p>865</text:p>
              </table:table-cell>
              <table:table-cell office:value-type="float" office:value="50.1578947368421">
                <text:p>50.1578947368421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866">
                <text:p>866</text:p>
              </table:table-cell>
              <table:table-cell office:value-type="float" office:value="49.5263157894737">
                <text:p>49.5263157894737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867">
                <text:p>867</text:p>
              </table:table-cell>
              <table:table-cell office:value-type="float" office:value="49.4736842105263">
                <text:p>49.4736842105263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868">
                <text:p>868</text:p>
              </table:table-cell>
              <table:table-cell office:value-type="float" office:value="49.7368421052632">
                <text:p>49.7368421052632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869">
                <text:p>869</text:p>
              </table:table-cell>
              <table:table-cell office:value-type="float" office:value="49.5789473684211">
                <text:p>49.5789473684211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870">
                <text:p>870</text:p>
              </table:table-cell>
              <table:table-cell office:value-type="float" office:value="49.7894736842105">
                <text:p>49.7894736842105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871">
                <text:p>871</text:p>
              </table:table-cell>
              <table:table-cell office:value-type="float" office:value="49.3684210526316">
                <text:p>49.3684210526316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872">
                <text:p>872</text:p>
              </table:table-cell>
              <table:table-cell office:value-type="float" office:value="49.5263157894737">
                <text:p>49.5263157894737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873">
                <text:p>873</text:p>
              </table:table-cell>
              <table:table-cell office:value-type="float" office:value="49.4210526315789">
                <text:p>49.4210526315789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874">
                <text:p>874</text:p>
              </table:table-cell>
              <table:table-cell office:value-type="float" office:value="49.4210526315789">
                <text:p>49.4210526315789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875">
                <text:p>875</text:p>
              </table:table-cell>
              <table:table-cell office:value-type="float" office:value="48.4210526315789">
                <text:p>48.4210526315789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876">
                <text:p>876</text:p>
              </table:table-cell>
              <table:table-cell office:value-type="float" office:value="47.7894736842105">
                <text:p>47.7894736842105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877">
                <text:p>877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878">
                <text:p>878</text:p>
              </table:table-cell>
              <table:table-cell office:value-type="float" office:value="47.7894736842105">
                <text:p>47.7894736842105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879">
                <text:p>879</text:p>
              </table:table-cell>
              <table:table-cell office:value-type="float" office:value="47.4736842105263">
                <text:p>47.4736842105263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880">
                <text:p>880</text:p>
              </table:table-cell>
              <table:table-cell office:value-type="float" office:value="47.2631578947368">
                <text:p>47.2631578947368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881">
                <text:p>881</text:p>
              </table:table-cell>
              <table:table-cell office:value-type="float" office:value="46.7368421052632">
                <text:p>46.7368421052632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882">
                <text:p>882</text:p>
              </table:table-cell>
              <table:table-cell office:value-type="float" office:value="45.7894736842105">
                <text:p>45.7894736842105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883">
                <text:p>883</text:p>
              </table:table-cell>
              <table:table-cell office:value-type="float" office:value="45.5263157894737">
                <text:p>45.5263157894737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884">
                <text:p>884</text:p>
              </table:table-cell>
              <table:table-cell office:value-type="float" office:value="45.3157894736842">
                <text:p>45.3157894736842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885">
                <text:p>885</text:p>
              </table:table-cell>
              <table:table-cell office:value-type="float" office:value="44.6842105263158">
                <text:p>44.6842105263158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886">
                <text:p>886</text:p>
              </table:table-cell>
              <table:table-cell office:value-type="float" office:value="44.1578947368421">
                <text:p>44.1578947368421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887">
                <text:p>887</text:p>
              </table:table-cell>
              <table:table-cell office:value-type="float" office:value="43.2105263157895">
                <text:p>43.2105263157895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888">
                <text:p>888</text:p>
              </table:table-cell>
              <table:table-cell office:value-type="float" office:value="42.6842105263158">
                <text:p>42.6842105263158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889">
                <text:p>889</text:p>
              </table:table-cell>
              <table:table-cell office:value-type="float" office:value="42.2631578947368">
                <text:p>42.2631578947368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890">
                <text:p>890</text:p>
              </table:table-cell>
              <table:table-cell office:value-type="float" office:value="42.1578947368421">
                <text:p>42.1578947368421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891">
                <text:p>891</text:p>
              </table:table-cell>
              <table:table-cell office:value-type="float" office:value="41.5263157894737">
                <text:p>41.5263157894737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892">
                <text:p>892</text:p>
              </table:table-cell>
              <table:table-cell office:value-type="float" office:value="40.2631578947368">
                <text:p>40.2631578947368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893">
                <text:p>893</text:p>
              </table:table-cell>
              <table:table-cell office:value-type="float" office:value="39.6842105263158">
                <text:p>39.6842105263158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894">
                <text:p>894</text:p>
              </table:table-cell>
              <table:table-cell office:value-type="float" office:value="38.9473684210526">
                <text:p>38.9473684210526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895">
                <text:p>895</text:p>
              </table:table-cell>
              <table:table-cell office:value-type="float" office:value="37.8421052631579">
                <text:p>37.8421052631579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896">
                <text:p>896</text:p>
              </table:table-cell>
              <table:table-cell office:value-type="float" office:value="37.5263157894737">
                <text:p>37.5263157894737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897">
                <text:p>897</text:p>
              </table:table-cell>
              <table:table-cell office:value-type="float" office:value="37.4210526315789">
                <text:p>37.4210526315789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898">
                <text:p>898</text:p>
              </table:table-cell>
              <table:table-cell office:value-type="float" office:value="37.4210526315789">
                <text:p>37.4210526315789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899">
                <text:p>899</text:p>
              </table:table-cell>
              <table:table-cell office:value-type="float" office:value="37.2105263157895">
                <text:p>37.2105263157895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900">
                <text:p>900</text:p>
              </table:table-cell>
              <table:table-cell office:value-type="float" office:value="36.8947368421053">
                <text:p>36.8947368421053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901">
                <text:p>901</text:p>
              </table:table-cell>
              <table:table-cell office:value-type="float" office:value="36.6315789473684">
                <text:p>36.6315789473684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902">
                <text:p>902</text:p>
              </table:table-cell>
              <table:table-cell office:value-type="float" office:value="36.7368421052632">
                <text:p>36.7368421052632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903">
                <text:p>903</text:p>
              </table:table-cell>
              <table:table-cell office:value-type="float" office:value="35.9473684210526">
                <text:p>35.9473684210526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904">
                <text:p>904</text:p>
              </table:table-cell>
              <table:table-cell office:value-type="float" office:value="35.2105263157895">
                <text:p>35.2105263157895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905">
                <text:p>905</text:p>
              </table:table-cell>
              <table:table-cell office:value-type="float" office:value="34.6842105263158">
                <text:p>34.6842105263158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906">
                <text:p>906</text:p>
              </table:table-cell>
              <table:table-cell office:value-type="float" office:value="34.7894736842105">
                <text:p>34.7894736842105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907">
                <text:p>907</text:p>
              </table:table-cell>
              <table:table-cell office:value-type="float" office:value="34.1052631578947">
                <text:p>34.1052631578947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908">
                <text:p>908</text:p>
              </table:table-cell>
              <table:table-cell office:value-type="float" office:value="34.0526315789474">
                <text:p>34.0526315789474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909">
                <text:p>909</text:p>
              </table:table-cell>
              <table:table-cell office:value-type="float" office:value="33.9473684210526">
                <text:p>33.9473684210526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910">
                <text:p>910</text:p>
              </table:table-cell>
              <table:table-cell office:value-type="float" office:value="33.8421052631579">
                <text:p>33.8421052631579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911">
                <text:p>911</text:p>
              </table:table-cell>
              <table:table-cell office:value-type="float" office:value="34.1578947368421">
                <text:p>34.1578947368421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912">
                <text:p>912</text:p>
              </table:table-cell>
              <table:table-cell office:value-type="float" office:value="33.6842105263158">
                <text:p>33.6842105263158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913">
                <text:p>913</text:p>
              </table:table-cell>
              <table:table-cell office:value-type="float" office:value="33.9473684210526">
                <text:p>33.9473684210526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914">
                <text:p>914</text:p>
              </table:table-cell>
              <table:table-cell office:value-type="float" office:value="34.1578947368421">
                <text:p>34.1578947368421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915">
                <text:p>915</text:p>
              </table:table-cell>
              <table:table-cell office:value-type="float" office:value="33.2105263157895">
                <text:p>33.2105263157895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916">
                <text:p>916</text:p>
              </table:table-cell>
              <table:table-cell office:value-type="float" office:value="32.6842105263158">
                <text:p>32.6842105263158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917">
                <text:p>917</text:p>
              </table:table-cell>
              <table:table-cell office:value-type="float" office:value="32.3157894736842">
                <text:p>32.3157894736842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918">
                <text:p>918</text:p>
              </table:table-cell>
              <table:table-cell office:value-type="float" office:value="32.0526315789474">
                <text:p>32.0526315789474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919">
                <text:p>919</text:p>
              </table:table-cell>
              <table:table-cell office:value-type="float" office:value="31.7368421052632">
                <text:p>31.7368421052632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920">
                <text:p>920</text:p>
              </table:table-cell>
              <table:table-cell office:value-type="float" office:value="32.2105263157895">
                <text:p>32.2105263157895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921">
                <text:p>921</text:p>
              </table:table-cell>
              <table:table-cell office:value-type="float" office:value="31.8421052631579">
                <text:p>31.8421052631579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922">
                <text:p>922</text:p>
              </table:table-cell>
              <table:table-cell office:value-type="float" office:value="31.5789473684211">
                <text:p>31.5789473684211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923">
                <text:p>923</text:p>
              </table:table-cell>
              <table:table-cell office:value-type="float" office:value="31.7894736842105">
                <text:p>31.7894736842105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924">
                <text:p>924</text:p>
              </table:table-cell>
              <table:table-cell office:value-type="float" office:value="30.7368421052632">
                <text:p>30.7368421052632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925">
                <text:p>925</text:p>
              </table:table-cell>
              <table:table-cell office:value-type="float" office:value="30.1578947368421">
                <text:p>30.1578947368421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926">
                <text:p>926</text:p>
              </table:table-cell>
              <table:table-cell office:value-type="float" office:value="30.2631578947368">
                <text:p>30.2631578947368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927">
                <text:p>927</text:p>
              </table:table-cell>
              <table:table-cell office:value-type="float" office:value="30.3157894736842">
                <text:p>30.3157894736842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928">
                <text:p>928</text:p>
              </table:table-cell>
              <table:table-cell office:value-type="float" office:value="29.5789473684211">
                <text:p>29.5789473684211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929">
                <text:p>929</text:p>
              </table:table-cell>
              <table:table-cell office:value-type="float" office:value="28.7368421052632">
                <text:p>28.7368421052632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930">
                <text:p>930</text:p>
              </table:table-cell>
              <table:table-cell office:value-type="float" office:value="28.5263157894737">
                <text:p>28.5263157894737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931">
                <text:p>931</text:p>
              </table:table-cell>
              <table:table-cell office:value-type="float" office:value="28.6315789473684">
                <text:p>28.6315789473684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932">
                <text:p>932</text:p>
              </table:table-cell>
              <table:table-cell office:value-type="float" office:value="27.7368421052632">
                <text:p>27.7368421052632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933">
                <text:p>93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934">
                <text:p>934</text:p>
              </table:table-cell>
              <table:table-cell office:value-type="float" office:value="28.2105263157895">
                <text:p>28.2105263157895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935">
                <text:p>93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936">
                <text:p>936</text:p>
              </table:table-cell>
              <table:table-cell office:value-type="float" office:value="27.4736842105263">
                <text:p>27.4736842105263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937">
                <text:p>937</text:p>
              </table:table-cell>
              <table:table-cell office:value-type="float" office:value="27.3684210526316">
                <text:p>27.3684210526316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938">
                <text:p>938</text:p>
              </table:table-cell>
              <table:table-cell office:value-type="float" office:value="27.2105263157895">
                <text:p>27.2105263157895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939">
                <text:p>939</text:p>
              </table:table-cell>
              <table:table-cell office:value-type="float" office:value="26.421052631579">
                <text:p>26.421052631579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940">
                <text:p>940</text:p>
              </table:table-cell>
              <table:table-cell office:value-type="float" office:value="26.2631578947368">
                <text:p>26.2631578947368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941">
                <text:p>941</text:p>
              </table:table-cell>
              <table:table-cell office:value-type="float" office:value="26.2105263157895">
                <text:p>26.2105263157895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942">
                <text:p>942</text:p>
              </table:table-cell>
              <table:table-cell office:value-type="float" office:value="25.8421052631579">
                <text:p>25.8421052631579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943">
                <text:p>943</text:p>
              </table:table-cell>
              <table:table-cell office:value-type="float" office:value="26.0526315789474">
                <text:p>26.0526315789474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944">
                <text:p>944</text:p>
              </table:table-cell>
              <table:table-cell office:value-type="float" office:value="25.7368421052632">
                <text:p>25.7368421052632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945">
                <text:p>945</text:p>
              </table:table-cell>
              <table:table-cell office:value-type="float" office:value="25.421052631579">
                <text:p>25.421052631579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946">
                <text:p>946</text:p>
              </table:table-cell>
              <table:table-cell office:value-type="float" office:value="24.9473684210526">
                <text:p>24.9473684210526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947">
                <text:p>947</text:p>
              </table:table-cell>
              <table:table-cell office:value-type="float" office:value="25.2105263157895">
                <text:p>25.2105263157895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948">
                <text:p>948</text:p>
              </table:table-cell>
              <table:table-cell office:value-type="float" office:value="25.7894736842105">
                <text:p>25.7894736842105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949">
                <text:p>949</text:p>
              </table:table-cell>
              <table:table-cell office:value-type="float" office:value="25.1052631578947">
                <text:p>25.1052631578947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950">
                <text:p>950</text:p>
              </table:table-cell>
              <table:table-cell office:value-type="float" office:value="24.4736842105263">
                <text:p>24.4736842105263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951">
                <text:p>951</text:p>
              </table:table-cell>
              <table:table-cell office:value-type="float" office:value="24.2631578947368">
                <text:p>24.2631578947368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952">
                <text:p>952</text:p>
              </table:table-cell>
              <table:table-cell office:value-type="float" office:value="23.5789473684211">
                <text:p>23.5789473684211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953">
                <text:p>953</text:p>
              </table:table-cell>
              <table:table-cell office:value-type="float" office:value="23.6842105263158">
                <text:p>23.6842105263158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954">
                <text:p>954</text:p>
              </table:table-cell>
              <table:table-cell office:value-type="float" office:value="24.2105263157895">
                <text:p>24.2105263157895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955">
                <text:p>955</text:p>
              </table:table-cell>
              <table:table-cell office:value-type="float" office:value="23.9473684210526">
                <text:p>23.9473684210526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956">
                <text:p>956</text:p>
              </table:table-cell>
              <table:table-cell office:value-type="float" office:value="23.4736842105263">
                <text:p>23.4736842105263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957">
                <text:p>95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958">
                <text:p>958</text:p>
              </table:table-cell>
              <table:table-cell office:value-type="float" office:value="24.0526315789474">
                <text:p>24.0526315789474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959">
                <text:p>959</text:p>
              </table:table-cell>
              <table:table-cell office:value-type="float" office:value="23.7894736842105">
                <text:p>23.7894736842105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960">
                <text:p>960</text:p>
              </table:table-cell>
              <table:table-cell office:value-type="float" office:value="23.6842105263158">
                <text:p>23.6842105263158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961">
                <text:p>961</text:p>
              </table:table-cell>
              <table:table-cell office:value-type="float" office:value="23.1578947368421">
                <text:p>23.1578947368421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962">
                <text:p>962</text:p>
              </table:table-cell>
              <table:table-cell office:value-type="float" office:value="23.421052631579">
                <text:p>23.421052631579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963">
                <text:p>963</text:p>
              </table:table-cell>
              <table:table-cell office:value-type="float" office:value="22.8421052631579">
                <text:p>22.8421052631579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964">
                <text:p>964</text:p>
              </table:table-cell>
              <table:table-cell office:value-type="float" office:value="22.6842105263158">
                <text:p>22.6842105263158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965">
                <text:p>965</text:p>
              </table:table-cell>
              <table:table-cell office:value-type="float" office:value="21.9473684210526">
                <text:p>21.9473684210526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966">
                <text:p>966</text:p>
              </table:table-cell>
              <table:table-cell office:value-type="float" office:value="22.0526315789474">
                <text:p>22.0526315789474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967">
                <text:p>967</text:p>
              </table:table-cell>
              <table:table-cell office:value-type="float" office:value="21.2631578947368">
                <text:p>21.2631578947368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968">
                <text:p>968</text:p>
              </table:table-cell>
              <table:table-cell office:value-type="float" office:value="21.5263157894737">
                <text:p>21.5263157894737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969">
                <text:p>969</text:p>
              </table:table-cell>
              <table:table-cell office:value-type="float" office:value="21.5263157894737">
                <text:p>21.5263157894737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970">
                <text:p>970</text:p>
              </table:table-cell>
              <table:table-cell office:value-type="float" office:value="21.9473684210526">
                <text:p>21.9473684210526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971">
                <text:p>971</text:p>
              </table:table-cell>
              <table:table-cell office:value-type="float" office:value="22.1578947368421">
                <text:p>22.1578947368421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972">
                <text:p>972</text:p>
              </table:table-cell>
              <table:table-cell office:value-type="float" office:value="21.2105263157895">
                <text:p>21.2105263157895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973">
                <text:p>973</text:p>
              </table:table-cell>
              <table:table-cell office:value-type="float" office:value="20.2105263157895">
                <text:p>20.2105263157895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974">
                <text:p>974</text:p>
              </table:table-cell>
              <table:table-cell office:value-type="float" office:value="20.421052631579">
                <text:p>20.421052631579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975">
                <text:p>975</text:p>
              </table:table-cell>
              <table:table-cell office:value-type="float" office:value="20.5263157894737">
                <text:p>20.5263157894737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976">
                <text:p>976</text:p>
              </table:table-cell>
              <table:table-cell office:value-type="float" office:value="19.5263157894737">
                <text:p>19.5263157894737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977">
                <text:p>977</text:p>
              </table:table-cell>
              <table:table-cell office:value-type="float" office:value="19.4736842105263">
                <text:p>19.4736842105263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978">
                <text:p>978</text:p>
              </table:table-cell>
              <table:table-cell office:value-type="float" office:value="19.3684210526316">
                <text:p>19.3684210526316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979">
                <text:p>979</text:p>
              </table:table-cell>
              <table:table-cell office:value-type="float" office:value="19.2105263157895">
                <text:p>19.2105263157895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980">
                <text:p>980</text:p>
              </table:table-cell>
              <table:table-cell office:value-type="float" office:value="19.421052631579">
                <text:p>19.421052631579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981">
                <text:p>981</text:p>
              </table:table-cell>
              <table:table-cell office:value-type="float" office:value="19.3684210526316">
                <text:p>19.3684210526316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982">
                <text:p>982</text:p>
              </table:table-cell>
              <table:table-cell office:value-type="float" office:value="19.6842105263158">
                <text:p>19.6842105263158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983">
                <text:p>983</text:p>
              </table:table-cell>
              <table:table-cell office:value-type="float" office:value="19.7894736842105">
                <text:p>19.7894736842105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984">
                <text:p>98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985">
                <text:p>985</text:p>
              </table:table-cell>
              <table:table-cell office:value-type="float" office:value="19.2105263157895">
                <text:p>19.2105263157895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986">
                <text:p>986</text:p>
              </table:table-cell>
              <table:table-cell office:value-type="float" office:value="19.1578947368421">
                <text:p>19.1578947368421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987">
                <text:p>987</text:p>
              </table:table-cell>
              <table:table-cell office:value-type="float" office:value="19.2105263157895">
                <text:p>19.2105263157895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988">
                <text:p>988</text:p>
              </table:table-cell>
              <table:table-cell office:value-type="float" office:value="19.0526315789474">
                <text:p>19.0526315789474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989">
                <text:p>989</text:p>
              </table:table-cell>
              <table:table-cell office:value-type="float" office:value="18.2631578947368">
                <text:p>18.2631578947368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990">
                <text:p>990</text:p>
              </table:table-cell>
              <table:table-cell office:value-type="float" office:value="18.1052631578947">
                <text:p>18.1052631578947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991">
                <text:p>991</text:p>
              </table:table-cell>
              <table:table-cell office:value-type="float" office:value="19.3684210526316">
                <text:p>19.3684210526316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992">
                <text:p>992</text:p>
              </table:table-cell>
              <table:table-cell office:value-type="float" office:value="19.1578947368421">
                <text:p>19.1578947368421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993">
                <text:p>993</text:p>
              </table:table-cell>
              <table:table-cell office:value-type="float" office:value="18.8947368421053">
                <text:p>18.8947368421053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994">
                <text:p>994</text:p>
              </table:table-cell>
              <table:table-cell office:value-type="float" office:value="18.8947368421053">
                <text:p>18.8947368421053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995">
                <text:p>995</text:p>
              </table:table-cell>
              <table:table-cell office:value-type="float" office:value="19.2105263157895">
                <text:p>19.2105263157895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996">
                <text:p>996</text:p>
              </table:table-cell>
              <table:table-cell office:value-type="float" office:value="18.8947368421053">
                <text:p>18.8947368421053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997">
                <text:p>997</text:p>
              </table:table-cell>
              <table:table-cell office:value-type="float" office:value="19.4736842105263">
                <text:p>19.4736842105263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998">
                <text:p>998</text:p>
              </table:table-cell>
              <table:table-cell office:value-type="float" office:value="19.8421052631579">
                <text:p>19.8421052631579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999">
                <text:p>999</text:p>
              </table:table-cell>
              <table:table-cell office:value-type="float" office:value="19.421052631579">
                <text:p>19.421052631579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1000">
                <text:p>1000</text:p>
              </table:table-cell>
              <table:table-cell office:value-type="float" office:value="19.6842105263158">
                <text:p>19.6842105263158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1001">
                <text:p>1001</text:p>
              </table:table-cell>
              <table:table-cell office:value-type="float" office:value="19.9473684210526">
                <text:p>19.9473684210526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1002">
                <text:p>1002</text:p>
              </table:table-cell>
              <table:table-cell office:value-type="float" office:value="19.4736842105263">
                <text:p>19.4736842105263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1003">
                <text:p>1003</text:p>
              </table:table-cell>
              <table:table-cell office:value-type="float" office:value="19.3157894736842">
                <text:p>19.3157894736842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1004">
                <text:p>1004</text:p>
              </table:table-cell>
              <table:table-cell office:value-type="float" office:value="19.8947368421053">
                <text:p>19.8947368421053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1005">
                <text:p>1005</text:p>
              </table:table-cell>
              <table:table-cell office:value-type="float" office:value="19.8421052631579">
                <text:p>19.8421052631579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1006">
                <text:p>1006</text:p>
              </table:table-cell>
              <table:table-cell office:value-type="float" office:value="19.2631578947368">
                <text:p>19.2631578947368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1007">
                <text:p>1007</text:p>
              </table:table-cell>
              <table:table-cell office:value-type="float" office:value="19.1578947368421">
                <text:p>19.1578947368421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1008">
                <text:p>1008</text:p>
              </table:table-cell>
              <table:table-cell office:value-type="float" office:value="19.2631578947368">
                <text:p>19.2631578947368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1009">
                <text:p>1009</text:p>
              </table:table-cell>
              <table:table-cell office:value-type="float" office:value="18.8947368421053">
                <text:p>18.8947368421053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1010">
                <text:p>1010</text:p>
              </table:table-cell>
              <table:table-cell office:value-type="float" office:value="18.3157894736842">
                <text:p>18.3157894736842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1011">
                <text:p>1011</text:p>
              </table:table-cell>
              <table:table-cell office:value-type="float" office:value="18.7368421052632">
                <text:p>18.7368421052632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1012">
                <text:p>1012</text:p>
              </table:table-cell>
              <table:table-cell office:value-type="float" office:value="19.1578947368421">
                <text:p>19.1578947368421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1013">
                <text:p>1013</text:p>
              </table:table-cell>
              <table:table-cell office:value-type="float" office:value="18.7368421052632">
                <text:p>18.7368421052632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1014">
                <text:p>1014</text:p>
              </table:table-cell>
              <table:table-cell office:value-type="float" office:value="18.3684210526316">
                <text:p>18.3684210526316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1015">
                <text:p>1015</text:p>
              </table:table-cell>
              <table:table-cell office:value-type="float" office:value="17.9473684210526">
                <text:p>17.9473684210526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1016">
                <text:p>101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1017">
                <text:p>1017</text:p>
              </table:table-cell>
              <table:table-cell office:value-type="float" office:value="16.3684210526316">
                <text:p>16.3684210526316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1018">
                <text:p>1018</text:p>
              </table:table-cell>
              <table:table-cell office:value-type="float" office:value="16.7894736842105">
                <text:p>16.7894736842105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1019">
                <text:p>1019</text:p>
              </table:table-cell>
              <table:table-cell office:value-type="float" office:value="15.8421052631579">
                <text:p>15.8421052631579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1020">
                <text:p>1020</text:p>
              </table:table-cell>
              <table:table-cell office:value-type="float" office:value="15.2105263157895">
                <text:p>15.2105263157895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1021">
                <text:p>1021</text:p>
              </table:table-cell>
              <table:table-cell office:value-type="float" office:value="15.0526315789474">
                <text:p>15.0526315789474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1022">
                <text:p>1022</text:p>
              </table:table-cell>
              <table:table-cell office:value-type="float" office:value="15.3684210526316">
                <text:p>15.3684210526316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1023">
                <text:p>1023</text:p>
              </table:table-cell>
              <table:table-cell office:value-type="float" office:value="14.8947368421053">
                <text:p>14.8947368421053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1024">
                <text:p>1024</text:p>
              </table:table-cell>
              <table:table-cell office:value-type="float" office:value="14.6842105263158">
                <text:p>14.6842105263158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1025">
                <text:p>102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1026">
                <text:p>1026</text:p>
              </table:table-cell>
              <table:table-cell office:value-type="float" office:value="15.4736842105263">
                <text:p>15.4736842105263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1027">
                <text:p>1027</text:p>
              </table:table-cell>
              <table:table-cell office:value-type="float" office:value="15.4210526315789">
                <text:p>15.4210526315789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1028">
                <text:p>102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1029">
                <text:p>1029</text:p>
              </table:table-cell>
              <table:table-cell office:value-type="float" office:value="15.8421052631579">
                <text:p>15.8421052631579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1030">
                <text:p>1030</text:p>
              </table:table-cell>
              <table:table-cell office:value-type="float" office:value="15.5263157894737">
                <text:p>15.5263157894737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1031">
                <text:p>1031</text:p>
              </table:table-cell>
              <table:table-cell office:value-type="float" office:value="14.8947368421053">
                <text:p>14.8947368421053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1032">
                <text:p>1032</text:p>
              </table:table-cell>
              <table:table-cell office:value-type="float" office:value="14.6315789473684">
                <text:p>14.6315789473684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1033">
                <text:p>1033</text:p>
              </table:table-cell>
              <table:table-cell office:value-type="float" office:value="14.8421052631579">
                <text:p>14.8421052631579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1034">
                <text:p>1034</text:p>
              </table:table-cell>
              <table:table-cell office:value-type="float" office:value="14.8947368421053">
                <text:p>14.8947368421053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1035">
                <text:p>1035</text:p>
              </table:table-cell>
              <table:table-cell office:value-type="float" office:value="14.6842105263158">
                <text:p>14.6842105263158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1036">
                <text:p>1036</text:p>
              </table:table-cell>
              <table:table-cell office:value-type="float" office:value="14.7368421052632">
                <text:p>14.7368421052632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1037">
                <text:p>1037</text:p>
              </table:table-cell>
              <table:table-cell office:value-type="float" office:value="14.5263157894737">
                <text:p>14.5263157894737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1038">
                <text:p>1038</text:p>
              </table:table-cell>
              <table:table-cell office:value-type="float" office:value="14.5789473684211">
                <text:p>14.5789473684211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1039">
                <text:p>1039</text:p>
              </table:table-cell>
              <table:table-cell office:value-type="float" office:value="14.8421052631579">
                <text:p>14.8421052631579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1040">
                <text:p>104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1041">
                <text:p>1041</text:p>
              </table:table-cell>
              <table:table-cell office:value-type="float" office:value="15.1052631578947">
                <text:p>15.1052631578947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1042">
                <text:p>1042</text:p>
              </table:table-cell>
              <table:table-cell office:value-type="float" office:value="15.3157894736842">
                <text:p>15.3157894736842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1043">
                <text:p>1043</text:p>
              </table:table-cell>
              <table:table-cell office:value-type="float" office:value="15.7894736842105">
                <text:p>15.7894736842105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1044">
                <text:p>1044</text:p>
              </table:table-cell>
              <table:table-cell office:value-type="float" office:value="15.4736842105263">
                <text:p>15.4736842105263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1045">
                <text:p>1045</text:p>
              </table:table-cell>
              <table:table-cell office:value-type="float" office:value="15.1578947368421">
                <text:p>15.1578947368421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1046">
                <text:p>1046</text:p>
              </table:table-cell>
              <table:table-cell office:value-type="float" office:value="15.4736842105263">
                <text:p>15.4736842105263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1047">
                <text:p>104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1048">
                <text:p>1048</text:p>
              </table:table-cell>
              <table:table-cell office:value-type="float" office:value="14.5789473684211">
                <text:p>14.5789473684211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1049">
                <text:p>1049</text:p>
              </table:table-cell>
              <table:table-cell office:value-type="float" office:value="14.8947368421053">
                <text:p>14.8947368421053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1050">
                <text:p>1050</text:p>
              </table:table-cell>
              <table:table-cell office:value-type="float" office:value="15.3157894736842">
                <text:p>15.3157894736842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1051">
                <text:p>1051</text:p>
              </table:table-cell>
              <table:table-cell office:value-type="float" office:value="15.6315789473684">
                <text:p>15.6315789473684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1052">
                <text:p>1052</text:p>
              </table:table-cell>
              <table:table-cell office:value-type="float" office:value="15.5789473684211">
                <text:p>15.5789473684211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1053">
                <text:p>1053</text:p>
              </table:table-cell>
              <table:table-cell office:value-type="float" office:value="15.7368421052632">
                <text:p>15.7368421052632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1054">
                <text:p>1054</text:p>
              </table:table-cell>
              <table:table-cell office:value-type="float" office:value="16.2631578947368">
                <text:p>16.2631578947368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1055">
                <text:p>1055</text:p>
              </table:table-cell>
              <table:table-cell office:value-type="float" office:value="16.4736842105263">
                <text:p>16.4736842105263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1056">
                <text:p>1056</text:p>
              </table:table-cell>
              <table:table-cell office:value-type="float" office:value="16.8947368421053">
                <text:p>16.8947368421053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1057">
                <text:p>1057</text:p>
              </table:table-cell>
              <table:table-cell office:value-type="float" office:value="17.2105263157895">
                <text:p>17.2105263157895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1058">
                <text:p>1058</text:p>
              </table:table-cell>
              <table:table-cell office:value-type="float" office:value="16.8947368421053">
                <text:p>16.8947368421053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1059">
                <text:p>1059</text:p>
              </table:table-cell>
              <table:table-cell office:value-type="float" office:value="16.9473684210526">
                <text:p>16.9473684210526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1060">
                <text:p>1060</text:p>
              </table:table-cell>
              <table:table-cell office:value-type="float" office:value="16.3157894736842">
                <text:p>16.3157894736842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1061">
                <text:p>1061</text:p>
              </table:table-cell>
              <table:table-cell office:value-type="float" office:value="16.7368421052632">
                <text:p>16.7368421052632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1062">
                <text:p>1062</text:p>
              </table:table-cell>
              <table:table-cell office:value-type="float" office:value="16.5263157894737">
                <text:p>16.5263157894737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1063">
                <text:p>1063</text:p>
              </table:table-cell>
              <table:table-cell office:value-type="float" office:value="16.1578947368421">
                <text:p>16.1578947368421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1064">
                <text:p>1064</text:p>
              </table:table-cell>
              <table:table-cell office:value-type="float" office:value="15.7368421052632">
                <text:p>15.7368421052632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1065">
                <text:p>1065</text:p>
              </table:table-cell>
              <table:table-cell office:value-type="float" office:value="15.4736842105263">
                <text:p>15.4736842105263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1066">
                <text:p>1066</text:p>
              </table:table-cell>
              <table:table-cell office:value-type="float" office:value="15.2105263157895">
                <text:p>15.2105263157895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1067">
                <text:p>1067</text:p>
              </table:table-cell>
              <table:table-cell office:value-type="float" office:value="15.2631578947368">
                <text:p>15.2631578947368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1068">
                <text:p>1068</text:p>
              </table:table-cell>
              <table:table-cell office:value-type="float" office:value="15.0526315789474">
                <text:p>15.0526315789474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1069">
                <text:p>1069</text:p>
              </table:table-cell>
              <table:table-cell office:value-type="float" office:value="14.5263157894737">
                <text:p>14.5263157894737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1070">
                <text:p>1070</text:p>
              </table:table-cell>
              <table:table-cell office:value-type="float" office:value="14.4736842105263">
                <text:p>14.4736842105263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1071">
                <text:p>1071</text:p>
              </table:table-cell>
              <table:table-cell office:value-type="float" office:value="14.6842105263158">
                <text:p>14.6842105263158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1072">
                <text:p>1072</text:p>
              </table:table-cell>
              <table:table-cell office:value-type="float" office:value="14.7368421052632">
                <text:p>14.7368421052632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1073">
                <text:p>1073</text:p>
              </table:table-cell>
              <table:table-cell office:value-type="float" office:value="14.3157894736842">
                <text:p>14.3157894736842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1074">
                <text:p>1074</text:p>
              </table:table-cell>
              <table:table-cell office:value-type="float" office:value="14.1052631578947">
                <text:p>14.1052631578947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1075">
                <text:p>1075</text:p>
              </table:table-cell>
              <table:table-cell office:value-type="float" office:value="13.8421052631579">
                <text:p>13.8421052631579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1076">
                <text:p>1076</text:p>
              </table:table-cell>
              <table:table-cell office:value-type="float" office:value="13.3684210526316">
                <text:p>13.3684210526316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1077">
                <text:p>1077</text:p>
              </table:table-cell>
              <table:table-cell office:value-type="float" office:value="13.7368421052632">
                <text:p>13.7368421052632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1078">
                <text:p>1078</text:p>
              </table:table-cell>
              <table:table-cell office:value-type="float" office:value="13.5789473684211">
                <text:p>13.5789473684211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1079">
                <text:p>1079</text:p>
              </table:table-cell>
              <table:table-cell office:value-type="float" office:value="13.8947368421053">
                <text:p>13.8947368421053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1080">
                <text:p>1080</text:p>
              </table:table-cell>
              <table:table-cell office:value-type="float" office:value="12.8947368421053">
                <text:p>12.8947368421053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1081">
                <text:p>1081</text:p>
              </table:table-cell>
              <table:table-cell office:value-type="float" office:value="12.7368421052632">
                <text:p>12.7368421052632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1082">
                <text:p>1082</text:p>
              </table:table-cell>
              <table:table-cell office:value-type="float" office:value="13.1578947368421">
                <text:p>13.1578947368421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1083">
                <text:p>1083</text:p>
              </table:table-cell>
              <table:table-cell office:value-type="float" office:value="13.6315789473684">
                <text:p>13.6315789473684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1084">
                <text:p>1084</text:p>
              </table:table-cell>
              <table:table-cell office:value-type="float" office:value="13.5789473684211">
                <text:p>13.5789473684211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1085">
                <text:p>1085</text:p>
              </table:table-cell>
              <table:table-cell office:value-type="float" office:value="13.7894736842105">
                <text:p>13.7894736842105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1086">
                <text:p>1086</text:p>
              </table:table-cell>
              <table:table-cell office:value-type="float" office:value="14.1578947368421">
                <text:p>14.1578947368421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1087">
                <text:p>1087</text:p>
              </table:table-cell>
              <table:table-cell office:value-type="float" office:value="14.0526315789474">
                <text:p>14.0526315789474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1088">
                <text:p>1088</text:p>
              </table:table-cell>
              <table:table-cell office:value-type="float" office:value="14.3157894736842">
                <text:p>14.3157894736842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1089">
                <text:p>1089</text:p>
              </table:table-cell>
              <table:table-cell office:value-type="float" office:value="14.3157894736842">
                <text:p>14.3157894736842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1090">
                <text:p>1090</text:p>
              </table:table-cell>
              <table:table-cell office:value-type="float" office:value="13.9473684210526">
                <text:p>13.9473684210526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1091">
                <text:p>1091</text:p>
              </table:table-cell>
              <table:table-cell office:value-type="float" office:value="13.6842105263158">
                <text:p>13.6842105263158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1092">
                <text:p>1092</text:p>
              </table:table-cell>
              <table:table-cell office:value-type="float" office:value="14.0526315789474">
                <text:p>14.0526315789474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1093">
                <text:p>1093</text:p>
              </table:table-cell>
              <table:table-cell office:value-type="float" office:value="13.9473684210526">
                <text:p>13.9473684210526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1094">
                <text:p>1094</text:p>
              </table:table-cell>
              <table:table-cell office:value-type="float" office:value="13.8947368421053">
                <text:p>13.8947368421053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1095">
                <text:p>1095</text:p>
              </table:table-cell>
              <table:table-cell office:value-type="float" office:value="14.1052631578947">
                <text:p>14.1052631578947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1096">
                <text:p>109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1097">
                <text:p>1097</text:p>
              </table:table-cell>
              <table:table-cell office:value-type="float" office:value="13.7894736842105">
                <text:p>13.7894736842105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1098">
                <text:p>1098</text:p>
              </table:table-cell>
              <table:table-cell office:value-type="float" office:value="13.5789473684211">
                <text:p>13.5789473684211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1099">
                <text:p>1099</text:p>
              </table:table-cell>
              <table:table-cell office:value-type="float" office:value="13.6842105263158">
                <text:p>13.6842105263158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1100">
                <text:p>1100</text:p>
              </table:table-cell>
              <table:table-cell office:value-type="float" office:value="13.4736842105263">
                <text:p>13.4736842105263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1101">
                <text:p>1101</text:p>
              </table:table-cell>
              <table:table-cell office:value-type="float" office:value="13.3684210526316">
                <text:p>13.3684210526316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1102">
                <text:p>1102</text:p>
              </table:table-cell>
              <table:table-cell office:value-type="float" office:value="13.4736842105263">
                <text:p>13.4736842105263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1103">
                <text:p>1103</text:p>
              </table:table-cell>
              <table:table-cell office:value-type="float" office:value="13.2105263157895">
                <text:p>13.2105263157895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1104">
                <text:p>1104</text:p>
              </table:table-cell>
              <table:table-cell office:value-type="float" office:value="12.8421052631579">
                <text:p>12.8421052631579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1105">
                <text:p>1105</text:p>
              </table:table-cell>
              <table:table-cell office:value-type="float" office:value="12.8421052631579">
                <text:p>12.8421052631579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1106">
                <text:p>1106</text:p>
              </table:table-cell>
              <table:table-cell office:value-type="float" office:value="13.1052631578947">
                <text:p>13.1052631578947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1107">
                <text:p>1107</text:p>
              </table:table-cell>
              <table:table-cell office:value-type="float" office:value="13.3684210526316">
                <text:p>13.3684210526316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1108">
                <text:p>1108</text:p>
              </table:table-cell>
              <table:table-cell office:value-type="float" office:value="13.1052631578947">
                <text:p>13.1052631578947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1109">
                <text:p>1109</text:p>
              </table:table-cell>
              <table:table-cell office:value-type="float" office:value="13.2105263157895">
                <text:p>13.2105263157895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1110">
                <text:p>1110</text:p>
              </table:table-cell>
              <table:table-cell office:value-type="float" office:value="13.2105263157895">
                <text:p>13.2105263157895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1111">
                <text:p>1111</text:p>
              </table:table-cell>
              <table:table-cell office:value-type="float" office:value="13.2631578947368">
                <text:p>13.2631578947368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1112">
                <text:p>1112</text:p>
              </table:table-cell>
              <table:table-cell office:value-type="float" office:value="13.3684210526316">
                <text:p>13.3684210526316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1113">
                <text:p>1113</text:p>
              </table:table-cell>
              <table:table-cell office:value-type="float" office:value="13.2631578947368">
                <text:p>13.2631578947368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1114">
                <text:p>1114</text:p>
              </table:table-cell>
              <table:table-cell office:value-type="float" office:value="13.1578947368421">
                <text:p>13.1578947368421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1115">
                <text:p>111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1116">
                <text:p>111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1117">
                <text:p>1117</text:p>
              </table:table-cell>
              <table:table-cell office:value-type="float" office:value="13.0526315789474">
                <text:p>13.0526315789474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1118">
                <text:p>1118</text:p>
              </table:table-cell>
              <table:table-cell office:value-type="float" office:value="13.2105263157895">
                <text:p>13.2105263157895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1119">
                <text:p>1119</text:p>
              </table:table-cell>
              <table:table-cell office:value-type="float" office:value="13.1578947368421">
                <text:p>13.1578947368421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1120">
                <text:p>1120</text:p>
              </table:table-cell>
              <table:table-cell office:value-type="float" office:value="12.8421052631579">
                <text:p>12.8421052631579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1121">
                <text:p>1121</text:p>
              </table:table-cell>
              <table:table-cell office:value-type="float" office:value="12.1578947368421">
                <text:p>12.1578947368421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1122">
                <text:p>1122</text:p>
              </table:table-cell>
              <table:table-cell office:value-type="float" office:value="12.2631578947368">
                <text:p>12.2631578947368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1123">
                <text:p>1123</text:p>
              </table:table-cell>
              <table:table-cell office:value-type="float" office:value="12.5789473684211">
                <text:p>12.5789473684211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1124">
                <text:p>1124</text:p>
              </table:table-cell>
              <table:table-cell office:value-type="float" office:value="12.0526315789474">
                <text:p>12.0526315789474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1125">
                <text:p>1125</text:p>
              </table:table-cell>
              <table:table-cell office:value-type="float" office:value="11.7894736842105">
                <text:p>11.7894736842105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1126">
                <text:p>1126</text:p>
              </table:table-cell>
              <table:table-cell office:value-type="float" office:value="11.2105263157895">
                <text:p>11.2105263157895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1127">
                <text:p>1127</text:p>
              </table:table-cell>
              <table:table-cell office:value-type="float" office:value="11.6842105263158">
                <text:p>11.6842105263158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1128">
                <text:p>1128</text:p>
              </table:table-cell>
              <table:table-cell office:value-type="float" office:value="11.2631578947368">
                <text:p>11.2631578947368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1129">
                <text:p>1129</text:p>
              </table:table-cell>
              <table:table-cell office:value-type="float" office:value="11.5263157894737">
                <text:p>11.5263157894737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1130">
                <text:p>1130</text:p>
              </table:table-cell>
              <table:table-cell office:value-type="float" office:value="11.3684210526316">
                <text:p>11.3684210526316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1131">
                <text:p>1131</text:p>
              </table:table-cell>
              <table:table-cell office:value-type="float" office:value="11.4210526315789">
                <text:p>11.4210526315789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1132">
                <text:p>1132</text:p>
              </table:table-cell>
              <table:table-cell office:value-type="float" office:value="11.1052631578947">
                <text:p>11.1052631578947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1133">
                <text:p>1133</text:p>
              </table:table-cell>
              <table:table-cell office:value-type="float" office:value="11.1578947368421">
                <text:p>11.1578947368421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1134">
                <text:p>113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1135">
                <text:p>1135</text:p>
              </table:table-cell>
              <table:table-cell office:value-type="float" office:value="11.2105263157895">
                <text:p>11.2105263157895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1136">
                <text:p>1136</text:p>
              </table:table-cell>
              <table:table-cell office:value-type="float" office:value="11.0526315789474">
                <text:p>11.0526315789474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1137">
                <text:p>1137</text:p>
              </table:table-cell>
              <table:table-cell office:value-type="float" office:value="10.8947368421053">
                <text:p>10.8947368421053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1138">
                <text:p>1138</text:p>
              </table:table-cell>
              <table:table-cell office:value-type="float" office:value="11.2105263157895">
                <text:p>11.2105263157895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1139">
                <text:p>1139</text:p>
              </table:table-cell>
              <table:table-cell office:value-type="float" office:value="11.3157894736842">
                <text:p>11.3157894736842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1140">
                <text:p>1140</text:p>
              </table:table-cell>
              <table:table-cell office:value-type="float" office:value="11.4210526315789">
                <text:p>11.4210526315789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1141">
                <text:p>1141</text:p>
              </table:table-cell>
              <table:table-cell office:value-type="float" office:value="11.3684210526316">
                <text:p>11.3684210526316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1142">
                <text:p>1142</text:p>
              </table:table-cell>
              <table:table-cell office:value-type="float" office:value="11.1052631578947">
                <text:p>11.1052631578947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1143">
                <text:p>1143</text:p>
              </table:table-cell>
              <table:table-cell office:value-type="float" office:value="11.3684210526316">
                <text:p>11.3684210526316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1144">
                <text:p>1144</text:p>
              </table:table-cell>
              <table:table-cell office:value-type="float" office:value="11.3684210526316">
                <text:p>11.3684210526316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1145">
                <text:p>1145</text:p>
              </table:table-cell>
              <table:table-cell office:value-type="float" office:value="11.5263157894737">
                <text:p>11.5263157894737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1146">
                <text:p>1146</text:p>
              </table:table-cell>
              <table:table-cell office:value-type="float" office:value="11.2631578947368">
                <text:p>11.2631578947368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1147">
                <text:p>1147</text:p>
              </table:table-cell>
              <table:table-cell office:value-type="float" office:value="11.6842105263158">
                <text:p>11.6842105263158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1148">
                <text:p>1148</text:p>
              </table:table-cell>
              <table:table-cell office:value-type="float" office:value="11.5263157894737">
                <text:p>11.5263157894737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1149">
                <text:p>1149</text:p>
              </table:table-cell>
              <table:table-cell office:value-type="float" office:value="11.6315789473684">
                <text:p>11.6315789473684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1150">
                <text:p>1150</text:p>
              </table:table-cell>
              <table:table-cell office:value-type="float" office:value="11.3684210526316">
                <text:p>11.3684210526316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1151">
                <text:p>1151</text:p>
              </table:table-cell>
              <table:table-cell office:value-type="float" office:value="11.5263157894737">
                <text:p>11.5263157894737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1152">
                <text:p>1152</text:p>
              </table:table-cell>
              <table:table-cell office:value-type="float" office:value="11.5789473684211">
                <text:p>11.5789473684211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1153">
                <text:p>1153</text:p>
              </table:table-cell>
              <table:table-cell office:value-type="float" office:value="11.5789473684211">
                <text:p>11.5789473684211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1154">
                <text:p>1154</text:p>
              </table:table-cell>
              <table:table-cell office:value-type="float" office:value="11.6842105263158">
                <text:p>11.6842105263158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1155">
                <text:p>1155</text:p>
              </table:table-cell>
              <table:table-cell office:value-type="float" office:value="11.8421052631579">
                <text:p>11.8421052631579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1156">
                <text:p>1156</text:p>
              </table:table-cell>
              <table:table-cell office:value-type="float" office:value="11.8947368421053">
                <text:p>11.8947368421053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1157">
                <text:p>1157</text:p>
              </table:table-cell>
              <table:table-cell office:value-type="float" office:value="11.5789473684211">
                <text:p>11.5789473684211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1158">
                <text:p>1158</text:p>
              </table:table-cell>
              <table:table-cell office:value-type="float" office:value="12.0526315789474">
                <text:p>12.0526315789474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1159">
                <text:p>1159</text:p>
              </table:table-cell>
              <table:table-cell office:value-type="float" office:value="12.1052631578947">
                <text:p>12.1052631578947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1160">
                <text:p>1160</text:p>
              </table:table-cell>
              <table:table-cell office:value-type="float" office:value="12.4736842105263">
                <text:p>12.4736842105263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1161">
                <text:p>1161</text:p>
              </table:table-cell>
              <table:table-cell office:value-type="float" office:value="12.6315789473684">
                <text:p>12.6315789473684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1162">
                <text:p>1162</text:p>
              </table:table-cell>
              <table:table-cell office:value-type="float" office:value="12.6315789473684">
                <text:p>12.6315789473684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1163">
                <text:p>1163</text:p>
              </table:table-cell>
              <table:table-cell office:value-type="float" office:value="12.3684210526316">
                <text:p>12.3684210526316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1164">
                <text:p>1164</text:p>
              </table:table-cell>
              <table:table-cell office:value-type="float" office:value="12.6315789473684">
                <text:p>12.6315789473684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1165">
                <text:p>1165</text:p>
              </table:table-cell>
              <table:table-cell office:value-type="float" office:value="12.6842105263158">
                <text:p>12.6842105263158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1166">
                <text:p>1166</text:p>
              </table:table-cell>
              <table:table-cell office:value-type="float" office:value="12.3684210526316">
                <text:p>12.3684210526316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1167">
                <text:p>1167</text:p>
              </table:table-cell>
              <table:table-cell office:value-type="float" office:value="12.0526315789474">
                <text:p>12.0526315789474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1168">
                <text:p>1168</text:p>
              </table:table-cell>
              <table:table-cell office:value-type="float" office:value="11.8947368421053">
                <text:p>11.8947368421053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1169">
                <text:p>1169</text:p>
              </table:table-cell>
              <table:table-cell office:value-type="float" office:value="12.0526315789474">
                <text:p>12.0526315789474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1170">
                <text:p>1170</text:p>
              </table:table-cell>
              <table:table-cell office:value-type="float" office:value="11.7894736842105">
                <text:p>11.7894736842105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1171">
                <text:p>1171</text:p>
              </table:table-cell>
              <table:table-cell office:value-type="float" office:value="12.1052631578947">
                <text:p>12.1052631578947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1172">
                <text:p>1172</text:p>
              </table:table-cell>
              <table:table-cell office:value-type="float" office:value="12.2631578947368">
                <text:p>12.2631578947368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1173">
                <text:p>1173</text:p>
              </table:table-cell>
              <table:table-cell office:value-type="float" office:value="12.1052631578947">
                <text:p>12.1052631578947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1174">
                <text:p>1174</text:p>
              </table:table-cell>
              <table:table-cell office:value-type="float" office:value="12.3157894736842">
                <text:p>12.3157894736842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1175">
                <text:p>1175</text:p>
              </table:table-cell>
              <table:table-cell office:value-type="float" office:value="12.3684210526316">
                <text:p>12.3684210526316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1176">
                <text:p>1176</text:p>
              </table:table-cell>
              <table:table-cell office:value-type="float" office:value="12.5263157894737">
                <text:p>12.5263157894737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1177">
                <text:p>1177</text:p>
              </table:table-cell>
              <table:table-cell office:value-type="float" office:value="12.1052631578947">
                <text:p>12.1052631578947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1178">
                <text:p>1178</text:p>
              </table:table-cell>
              <table:table-cell office:value-type="float" office:value="12.1052631578947">
                <text:p>12.1052631578947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1179">
                <text:p>1179</text:p>
              </table:table-cell>
              <table:table-cell office:value-type="float" office:value="11.8947368421053">
                <text:p>11.8947368421053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1180">
                <text:p>1180</text:p>
              </table:table-cell>
              <table:table-cell office:value-type="float" office:value="11.6842105263158">
                <text:p>11.6842105263158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1181">
                <text:p>1181</text:p>
              </table:table-cell>
              <table:table-cell office:value-type="float" office:value="11.4736842105263">
                <text:p>11.4736842105263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1182">
                <text:p>1182</text:p>
              </table:table-cell>
              <table:table-cell office:value-type="float" office:value="11.5263157894737">
                <text:p>11.5263157894737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1183">
                <text:p>1183</text:p>
              </table:table-cell>
              <table:table-cell office:value-type="float" office:value="10.8947368421053">
                <text:p>10.8947368421053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1184">
                <text:p>1184</text:p>
              </table:table-cell>
              <table:table-cell office:value-type="float" office:value="10.6315789473684">
                <text:p>10.6315789473684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1185">
                <text:p>1185</text:p>
              </table:table-cell>
              <table:table-cell office:value-type="float" office:value="10.8947368421053">
                <text:p>10.8947368421053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1186">
                <text:p>1186</text:p>
              </table:table-cell>
              <table:table-cell office:value-type="float" office:value="11.1578947368421">
                <text:p>11.1578947368421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1187">
                <text:p>1187</text:p>
              </table:table-cell>
              <table:table-cell office:value-type="float" office:value="11.2105263157895">
                <text:p>11.2105263157895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1188">
                <text:p>1188</text:p>
              </table:table-cell>
              <table:table-cell office:value-type="float" office:value="11.1578947368421">
                <text:p>11.1578947368421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1189">
                <text:p>1189</text:p>
              </table:table-cell>
              <table:table-cell office:value-type="float" office:value="11.1052631578947">
                <text:p>11.1052631578947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1190">
                <text:p>1190</text:p>
              </table:table-cell>
              <table:table-cell office:value-type="float" office:value="10.5263157894737">
                <text:p>10.5263157894737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1191">
                <text:p>1191</text:p>
              </table:table-cell>
              <table:table-cell office:value-type="float" office:value="10.4210526315789">
                <text:p>10.4210526315789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1192">
                <text:p>1192</text:p>
              </table:table-cell>
              <table:table-cell office:value-type="float" office:value="10.5263157894737">
                <text:p>10.5263157894737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1193">
                <text:p>1193</text:p>
              </table:table-cell>
              <table:table-cell office:value-type="float" office:value="10.1052631578947">
                <text:p>10.1052631578947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1194">
                <text:p>1194</text:p>
              </table:table-cell>
              <table:table-cell office:value-type="float" office:value="10.2631578947368">
                <text:p>10.2631578947368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1195">
                <text:p>1195</text:p>
              </table:table-cell>
              <table:table-cell office:value-type="float" office:value="10.3684210526316">
                <text:p>10.3684210526316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1196">
                <text:p>1196</text:p>
              </table:table-cell>
              <table:table-cell office:value-type="float" office:value="10.4736842105263">
                <text:p>10.4736842105263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1197">
                <text:p>1197</text:p>
              </table:table-cell>
              <table:table-cell office:value-type="float" office:value="10.5263157894737">
                <text:p>10.5263157894737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1198">
                <text:p>1198</text:p>
              </table:table-cell>
              <table:table-cell office:value-type="float" office:value="10.6315789473684">
                <text:p>10.6315789473684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1199">
                <text:p>1199</text:p>
              </table:table-cell>
              <table:table-cell office:value-type="float" office:value="10.4210526315789">
                <text:p>10.4210526315789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1200">
                <text:p>1200</text:p>
              </table:table-cell>
              <table:table-cell office:value-type="float" office:value="10.2105263157895">
                <text:p>10.2105263157895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1201">
                <text:p>1201</text:p>
              </table:table-cell>
              <table:table-cell office:value-type="float" office:value="10.4210526315789">
                <text:p>10.4210526315789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1202">
                <text:p>1202</text:p>
              </table:table-cell>
              <table:table-cell office:value-type="float" office:value="10.5263157894737">
                <text:p>10.5263157894737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1203">
                <text:p>1203</text:p>
              </table:table-cell>
              <table:table-cell office:value-type="float" office:value="10.7894736842105">
                <text:p>10.7894736842105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1204">
                <text:p>1204</text:p>
              </table:table-cell>
              <table:table-cell office:value-type="float" office:value="10.5789473684211">
                <text:p>10.5789473684211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1205">
                <text:p>1205</text:p>
              </table:table-cell>
              <table:table-cell office:value-type="float" office:value="10.4736842105263">
                <text:p>10.4736842105263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1206">
                <text:p>1206</text:p>
              </table:table-cell>
              <table:table-cell office:value-type="float" office:value="10.1578947368421">
                <text:p>10.1578947368421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1207">
                <text:p>120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209</text:p>
              </table:table-cell>
              <table:table-cell office:value-type="float" office:value="1208">
                <text:p>1208</text:p>
              </table:table-cell>
              <table:table-cell office:value-type="float" office:value="10.1052631578947">
                <text:p>10.1052631578947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1209">
                <text:p>1209</text:p>
              </table:table-cell>
              <table:table-cell office:value-type="float" office:value="10.4736842105263">
                <text:p>10.4736842105263</text:p>
              </table:table-cell>
            </table:table-row>
            <table:table-row>
              <table:table-cell office:value-type="string">
                <text:p>1211</text:p>
              </table:table-cell>
              <table:table-cell office:value-type="float" office:value="1210">
                <text:p>1210</text:p>
              </table:table-cell>
              <table:table-cell office:value-type="float" office:value="10.3157894736842">
                <text:p>10.3157894736842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1211">
                <text:p>1211</text:p>
              </table:table-cell>
              <table:table-cell office:value-type="float" office:value="10.1578947368421">
                <text:p>10.1578947368421</text:p>
              </table:table-cell>
            </table:table-row>
            <table:table-row>
              <table:table-cell office:value-type="string">
                <text:p>1213</text:p>
              </table:table-cell>
              <table:table-cell office:value-type="float" office:value="1212">
                <text:p>1212</text:p>
              </table:table-cell>
              <table:table-cell office:value-type="float" office:value="10.1052631578947">
                <text:p>10.1052631578947</text:p>
              </table:table-cell>
            </table:table-row>
            <table:table-row>
              <table:table-cell office:value-type="string">
                <text:p>1214</text:p>
              </table:table-cell>
              <table:table-cell office:value-type="float" office:value="1213">
                <text:p>1213</text:p>
              </table:table-cell>
              <table:table-cell office:value-type="float" office:value="9.94736842105263">
                <text:p>9.94736842105263</text:p>
              </table:table-cell>
            </table:table-row>
            <table:table-row>
              <table:table-cell office:value-type="string">
                <text:p>1215</text:p>
              </table:table-cell>
              <table:table-cell office:value-type="float" office:value="1214">
                <text:p>1214</text:p>
              </table:table-cell>
              <table:table-cell office:value-type="float" office:value="9.63157894736842">
                <text:p>9.63157894736842</text:p>
              </table:table-cell>
            </table:table-row>
            <table:table-row>
              <table:table-cell office:value-type="string">
                <text:p>1216</text:p>
              </table:table-cell>
              <table:table-cell office:value-type="float" office:value="1215">
                <text:p>1215</text:p>
              </table:table-cell>
              <table:table-cell office:value-type="float" office:value="9.57894736842105">
                <text:p>9.57894736842105</text:p>
              </table:table-cell>
            </table:table-row>
            <table:table-row>
              <table:table-cell office:value-type="string">
                <text:p>1217</text:p>
              </table:table-cell>
              <table:table-cell office:value-type="float" office:value="1216">
                <text:p>1216</text:p>
              </table:table-cell>
              <table:table-cell office:value-type="float" office:value="9.47368421052632">
                <text:p>9.47368421052632</text:p>
              </table:table-cell>
            </table:table-row>
            <table:table-row>
              <table:table-cell office:value-type="string">
                <text:p>1218</text:p>
              </table:table-cell>
              <table:table-cell office:value-type="float" office:value="1217">
                <text:p>1217</text:p>
              </table:table-cell>
              <table:table-cell office:value-type="float" office:value="9.1578947368421">
                <text:p>9.1578947368421</text:p>
              </table:table-cell>
            </table:table-row>
            <table:table-row>
              <table:table-cell office:value-type="string">
                <text:p>1219</text:p>
              </table:table-cell>
              <table:table-cell office:value-type="float" office:value="1218">
                <text:p>1218</text:p>
              </table:table-cell>
              <table:table-cell office:value-type="float" office:value="9.47368421052632">
                <text:p>9.47368421052632</text:p>
              </table:table-cell>
            </table:table-row>
            <table:table-row>
              <table:table-cell office:value-type="string">
                <text:p>1220</text:p>
              </table:table-cell>
              <table:table-cell office:value-type="float" office:value="1219">
                <text:p>1219</text:p>
              </table:table-cell>
              <table:table-cell office:value-type="float" office:value="9.52631578947369">
                <text:p>9.52631578947369</text:p>
              </table:table-cell>
            </table:table-row>
            <table:table-row>
              <table:table-cell office:value-type="string">
                <text:p>1221</text:p>
              </table:table-cell>
              <table:table-cell office:value-type="float" office:value="1220">
                <text:p>1220</text:p>
              </table:table-cell>
              <table:table-cell office:value-type="float" office:value="9.52631578947369">
                <text:p>9.52631578947369</text:p>
              </table:table-cell>
            </table:table-row>
            <table:table-row>
              <table:table-cell office:value-type="string">
                <text:p>1222</text:p>
              </table:table-cell>
              <table:table-cell office:value-type="float" office:value="1221">
                <text:p>1221</text:p>
              </table:table-cell>
              <table:table-cell office:value-type="float" office:value="9.57894736842105">
                <text:p>9.57894736842105</text:p>
              </table:table-cell>
            </table:table-row>
            <table:table-row>
              <table:table-cell office:value-type="string">
                <text:p>1223</text:p>
              </table:table-cell>
              <table:table-cell office:value-type="float" office:value="1222">
                <text:p>1222</text:p>
              </table:table-cell>
              <table:table-cell office:value-type="float" office:value="9.36842105263158">
                <text:p>9.36842105263158</text:p>
              </table:table-cell>
            </table:table-row>
            <table:table-row>
              <table:table-cell office:value-type="string">
                <text:p>1224</text:p>
              </table:table-cell>
              <table:table-cell office:value-type="float" office:value="1223">
                <text:p>1223</text:p>
              </table:table-cell>
              <table:table-cell office:value-type="float" office:value="9.57894736842105">
                <text:p>9.57894736842105</text:p>
              </table:table-cell>
            </table:table-row>
            <table:table-row>
              <table:table-cell office:value-type="string">
                <text:p>1225</text:p>
              </table:table-cell>
              <table:table-cell office:value-type="float" office:value="1224">
                <text:p>1224</text:p>
              </table:table-cell>
              <table:table-cell office:value-type="float" office:value="9.57894736842105">
                <text:p>9.57894736842105</text:p>
              </table:table-cell>
            </table:table-row>
            <table:table-row>
              <table:table-cell office:value-type="string">
                <text:p>1226</text:p>
              </table:table-cell>
              <table:table-cell office:value-type="float" office:value="1225">
                <text:p>1225</text:p>
              </table:table-cell>
              <table:table-cell office:value-type="float" office:value="9.52631578947369">
                <text:p>9.52631578947369</text:p>
              </table:table-cell>
            </table:table-row>
            <table:table-row>
              <table:table-cell office:value-type="string">
                <text:p>1227</text:p>
              </table:table-cell>
              <table:table-cell office:value-type="float" office:value="1226">
                <text:p>1226</text:p>
              </table:table-cell>
              <table:table-cell office:value-type="float" office:value="9.57894736842105">
                <text:p>9.57894736842105</text:p>
              </table:table-cell>
            </table:table-row>
            <table:table-row>
              <table:table-cell office:value-type="string">
                <text:p>1228</text:p>
              </table:table-cell>
              <table:table-cell office:value-type="float" office:value="1227">
                <text:p>1227</text:p>
              </table:table-cell>
              <table:table-cell office:value-type="float" office:value="9.68421052631579">
                <text:p>9.68421052631579</text:p>
              </table:table-cell>
            </table:table-row>
            <table:table-row>
              <table:table-cell office:value-type="string">
                <text:p>1229</text:p>
              </table:table-cell>
              <table:table-cell office:value-type="float" office:value="1228">
                <text:p>1228</text:p>
              </table:table-cell>
              <table:table-cell office:value-type="float" office:value="9.21052631578947">
                <text:p>9.21052631578947</text:p>
              </table:table-cell>
            </table:table-row>
            <table:table-row>
              <table:table-cell office:value-type="string">
                <text:p>1230</text:p>
              </table:table-cell>
              <table:table-cell office:value-type="float" office:value="1229">
                <text:p>1229</text:p>
              </table:table-cell>
              <table:table-cell office:value-type="float" office:value="9.31578947368421">
                <text:p>9.31578947368421</text:p>
              </table:table-cell>
            </table:table-row>
            <table:table-row>
              <table:table-cell office:value-type="string">
                <text:p>1231</text:p>
              </table:table-cell>
              <table:table-cell office:value-type="float" office:value="1230">
                <text:p>1230</text:p>
              </table:table-cell>
              <table:table-cell office:value-type="float" office:value="9.42105263157895">
                <text:p>9.42105263157895</text:p>
              </table:table-cell>
            </table:table-row>
            <table:table-row>
              <table:table-cell office:value-type="string">
                <text:p>1232</text:p>
              </table:table-cell>
              <table:table-cell office:value-type="float" office:value="1231">
                <text:p>1231</text:p>
              </table:table-cell>
              <table:table-cell office:value-type="float" office:value="9.36842105263158">
                <text:p>9.36842105263158</text:p>
              </table:table-cell>
            </table:table-row>
            <table:table-row>
              <table:table-cell office:value-type="string">
                <text:p>1233</text:p>
              </table:table-cell>
              <table:table-cell office:value-type="float" office:value="1232">
                <text:p>1232</text:p>
              </table:table-cell>
              <table:table-cell office:value-type="float" office:value="9.26315789473684">
                <text:p>9.26315789473684</text:p>
              </table:table-cell>
            </table:table-row>
            <table:table-row>
              <table:table-cell office:value-type="string">
                <text:p>1234</text:p>
              </table:table-cell>
              <table:table-cell office:value-type="float" office:value="1233">
                <text:p>1233</text:p>
              </table:table-cell>
              <table:table-cell office:value-type="float" office:value="9.31578947368421">
                <text:p>9.31578947368421</text:p>
              </table:table-cell>
            </table:table-row>
            <table:table-row>
              <table:table-cell office:value-type="string">
                <text:p>1235</text:p>
              </table:table-cell>
              <table:table-cell office:value-type="float" office:value="1234">
                <text:p>1234</text:p>
              </table:table-cell>
              <table:table-cell office:value-type="float" office:value="9.1578947368421">
                <text:p>9.1578947368421</text:p>
              </table:table-cell>
            </table:table-row>
            <table:table-row>
              <table:table-cell office:value-type="string">
                <text:p>1236</text:p>
              </table:table-cell>
              <table:table-cell office:value-type="float" office:value="1235">
                <text:p>1235</text:p>
              </table:table-cell>
              <table:table-cell office:value-type="float" office:value="9.1578947368421">
                <text:p>9.1578947368421</text:p>
              </table:table-cell>
            </table:table-row>
            <table:table-row>
              <table:table-cell office:value-type="string">
                <text:p>1237</text:p>
              </table:table-cell>
              <table:table-cell office:value-type="float" office:value="1236">
                <text:p>1236</text:p>
              </table:table-cell>
              <table:table-cell office:value-type="float" office:value="9.26315789473684">
                <text:p>9.26315789473684</text:p>
              </table:table-cell>
            </table:table-row>
            <table:table-row>
              <table:table-cell office:value-type="string">
                <text:p>1238</text:p>
              </table:table-cell>
              <table:table-cell office:value-type="float" office:value="1237">
                <text:p>1237</text:p>
              </table:table-cell>
              <table:table-cell office:value-type="float" office:value="9.52631578947369">
                <text:p>9.52631578947369</text:p>
              </table:table-cell>
            </table:table-row>
            <table:table-row>
              <table:table-cell office:value-type="string">
                <text:p>1239</text:p>
              </table:table-cell>
              <table:table-cell office:value-type="float" office:value="1238">
                <text:p>1238</text:p>
              </table:table-cell>
              <table:table-cell office:value-type="float" office:value="10.0526315789474">
                <text:p>10.0526315789474</text:p>
              </table:table-cell>
            </table:table-row>
            <table:table-row>
              <table:table-cell office:value-type="string">
                <text:p>1240</text:p>
              </table:table-cell>
              <table:table-cell office:value-type="float" office:value="1239">
                <text:p>1239</text:p>
              </table:table-cell>
              <table:table-cell office:value-type="float" office:value="9.89473684210526">
                <text:p>9.89473684210526</text:p>
              </table:table-cell>
            </table:table-row>
            <table:table-row>
              <table:table-cell office:value-type="string">
                <text:p>1241</text:p>
              </table:table-cell>
              <table:table-cell office:value-type="float" office:value="1240">
                <text:p>1240</text:p>
              </table:table-cell>
              <table:table-cell office:value-type="float" office:value="9.73684210526316">
                <text:p>9.73684210526316</text:p>
              </table:table-cell>
            </table:table-row>
            <table:table-row>
              <table:table-cell office:value-type="string">
                <text:p>1242</text:p>
              </table:table-cell>
              <table:table-cell office:value-type="float" office:value="1241">
                <text:p>1241</text:p>
              </table:table-cell>
              <table:table-cell office:value-type="float" office:value="9.57894736842105">
                <text:p>9.57894736842105</text:p>
              </table:table-cell>
            </table:table-row>
            <table:table-row>
              <table:table-cell office:value-type="string">
                <text:p>1243</text:p>
              </table:table-cell>
              <table:table-cell office:value-type="float" office:value="1242">
                <text:p>1242</text:p>
              </table:table-cell>
              <table:table-cell office:value-type="float" office:value="9.26315789473684">
                <text:p>9.26315789473684</text:p>
              </table:table-cell>
            </table:table-row>
            <table:table-row>
              <table:table-cell office:value-type="string">
                <text:p>1244</text:p>
              </table:table-cell>
              <table:table-cell office:value-type="float" office:value="1243">
                <text:p>1243</text:p>
              </table:table-cell>
              <table:table-cell office:value-type="float" office:value="9.21052631578947">
                <text:p>9.21052631578947</text:p>
              </table:table-cell>
            </table:table-row>
            <table:table-row>
              <table:table-cell office:value-type="string">
                <text:p>1245</text:p>
              </table:table-cell>
              <table:table-cell office:value-type="float" office:value="1244">
                <text:p>1244</text:p>
              </table:table-cell>
              <table:table-cell office:value-type="float" office:value="9.31578947368421">
                <text:p>9.31578947368421</text:p>
              </table:table-cell>
            </table:table-row>
            <table:table-row>
              <table:table-cell office:value-type="string">
                <text:p>1246</text:p>
              </table:table-cell>
              <table:table-cell office:value-type="float" office:value="1245">
                <text:p>1245</text:p>
              </table:table-cell>
              <table:table-cell office:value-type="float" office:value="9.47368421052632">
                <text:p>9.47368421052632</text:p>
              </table:table-cell>
            </table:table-row>
            <table:table-row>
              <table:table-cell office:value-type="string">
                <text:p>1247</text:p>
              </table:table-cell>
              <table:table-cell office:value-type="float" office:value="1246">
                <text:p>1246</text:p>
              </table:table-cell>
              <table:table-cell office:value-type="float" office:value="9.42105263157895">
                <text:p>9.42105263157895</text:p>
              </table:table-cell>
            </table:table-row>
            <table:table-row>
              <table:table-cell office:value-type="string">
                <text:p>1248</text:p>
              </table:table-cell>
              <table:table-cell office:value-type="float" office:value="1247">
                <text:p>1247</text:p>
              </table:table-cell>
              <table:table-cell office:value-type="float" office:value="9.52631578947369">
                <text:p>9.52631578947369</text:p>
              </table:table-cell>
            </table:table-row>
            <table:table-row>
              <table:table-cell office:value-type="string">
                <text:p>1249</text:p>
              </table:table-cell>
              <table:table-cell office:value-type="float" office:value="1248">
                <text:p>1248</text:p>
              </table:table-cell>
              <table:table-cell office:value-type="float" office:value="9.31578947368421">
                <text:p>9.31578947368421</text:p>
              </table:table-cell>
            </table:table-row>
            <table:table-row>
              <table:table-cell office:value-type="string">
                <text:p>1250</text:p>
              </table:table-cell>
              <table:table-cell office:value-type="float" office:value="1249">
                <text:p>1249</text:p>
              </table:table-cell>
              <table:table-cell office:value-type="float" office:value="8.8421052631579">
                <text:p>8.8421052631579</text:p>
              </table:table-cell>
            </table:table-row>
            <table:table-row>
              <table:table-cell office:value-type="string">
                <text:p>1251</text:p>
              </table:table-cell>
              <table:table-cell office:value-type="float" office:value="1250">
                <text:p>125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252</text:p>
              </table:table-cell>
              <table:table-cell office:value-type="float" office:value="1251">
                <text:p>1251</text:p>
              </table:table-cell>
              <table:table-cell office:value-type="float" office:value="8.78947368421053">
                <text:p>8.78947368421053</text:p>
              </table:table-cell>
            </table:table-row>
            <table:table-row>
              <table:table-cell office:value-type="string">
                <text:p>1253</text:p>
              </table:table-cell>
              <table:table-cell office:value-type="float" office:value="1252">
                <text:p>1252</text:p>
              </table:table-cell>
              <table:table-cell office:value-type="float" office:value="8.8421052631579">
                <text:p>8.8421052631579</text:p>
              </table:table-cell>
            </table:table-row>
            <table:table-row>
              <table:table-cell office:value-type="string">
                <text:p>1254</text:p>
              </table:table-cell>
              <table:table-cell office:value-type="float" office:value="1253">
                <text:p>1253</text:p>
              </table:table-cell>
              <table:table-cell office:value-type="float" office:value="8.78947368421053">
                <text:p>8.78947368421053</text:p>
              </table:table-cell>
            </table:table-row>
            <table:table-row>
              <table:table-cell office:value-type="string">
                <text:p>1255</text:p>
              </table:table-cell>
              <table:table-cell office:value-type="float" office:value="1254">
                <text:p>1254</text:p>
              </table:table-cell>
              <table:table-cell office:value-type="float" office:value="8.52631578947369">
                <text:p>8.52631578947369</text:p>
              </table:table-cell>
            </table:table-row>
            <table:table-row>
              <table:table-cell office:value-type="string">
                <text:p>1256</text:p>
              </table:table-cell>
              <table:table-cell office:value-type="float" office:value="1255">
                <text:p>1255</text:p>
              </table:table-cell>
              <table:table-cell office:value-type="float" office:value="8.21052631578947">
                <text:p>8.21052631578947</text:p>
              </table:table-cell>
            </table:table-row>
            <table:table-row>
              <table:table-cell office:value-type="string">
                <text:p>1257</text:p>
              </table:table-cell>
              <table:table-cell office:value-type="float" office:value="1256">
                <text:p>1256</text:p>
              </table:table-cell>
              <table:table-cell office:value-type="float" office:value="7.89473684210526">
                <text:p>7.89473684210526</text:p>
              </table:table-cell>
            </table:table-row>
            <table:table-row>
              <table:table-cell office:value-type="string">
                <text:p>1258</text:p>
              </table:table-cell>
              <table:table-cell office:value-type="float" office:value="1257">
                <text:p>1257</text:p>
              </table:table-cell>
              <table:table-cell office:value-type="float" office:value="7.63157894736842">
                <text:p>7.63157894736842</text:p>
              </table:table-cell>
            </table:table-row>
            <table:table-row>
              <table:table-cell office:value-type="string">
                <text:p>1259</text:p>
              </table:table-cell>
              <table:table-cell office:value-type="float" office:value="1258">
                <text:p>1258</text:p>
              </table:table-cell>
              <table:table-cell office:value-type="float" office:value="7.36842105263158">
                <text:p>7.36842105263158</text:p>
              </table:table-cell>
            </table:table-row>
            <table:table-row>
              <table:table-cell office:value-type="string">
                <text:p>1260</text:p>
              </table:table-cell>
              <table:table-cell office:value-type="float" office:value="1259">
                <text:p>1259</text:p>
              </table:table-cell>
              <table:table-cell office:value-type="float" office:value="7.31578947368421">
                <text:p>7.31578947368421</text:p>
              </table:table-cell>
            </table:table-row>
            <table:table-row>
              <table:table-cell office:value-type="string">
                <text:p>1261</text:p>
              </table:table-cell>
              <table:table-cell office:value-type="float" office:value="1260">
                <text:p>1260</text:p>
              </table:table-cell>
              <table:table-cell office:value-type="float" office:value="7.78947368421053">
                <text:p>7.78947368421053</text:p>
              </table:table-cell>
            </table:table-row>
            <table:table-row>
              <table:table-cell office:value-type="string">
                <text:p>1262</text:p>
              </table:table-cell>
              <table:table-cell office:value-type="float" office:value="1261">
                <text:p>126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263</text:p>
              </table:table-cell>
              <table:table-cell office:value-type="float" office:value="1262">
                <text:p>1262</text:p>
              </table:table-cell>
              <table:table-cell office:value-type="float" office:value="8.1578947368421">
                <text:p>8.1578947368421</text:p>
              </table:table-cell>
            </table:table-row>
            <table:table-row>
              <table:table-cell office:value-type="string">
                <text:p>1264</text:p>
              </table:table-cell>
              <table:table-cell office:value-type="float" office:value="1263">
                <text:p>1263</text:p>
              </table:table-cell>
              <table:table-cell office:value-type="float" office:value="7.89473684210526">
                <text:p>7.89473684210526</text:p>
              </table:table-cell>
            </table:table-row>
            <table:table-row>
              <table:table-cell office:value-type="string">
                <text:p>1265</text:p>
              </table:table-cell>
              <table:table-cell office:value-type="float" office:value="1264">
                <text:p>1264</text:p>
              </table:table-cell>
              <table:table-cell office:value-type="float" office:value="7.78947368421053">
                <text:p>7.78947368421053</text:p>
              </table:table-cell>
            </table:table-row>
            <table:table-row>
              <table:table-cell office:value-type="string">
                <text:p>1266</text:p>
              </table:table-cell>
              <table:table-cell office:value-type="float" office:value="1265">
                <text:p>1265</text:p>
              </table:table-cell>
              <table:table-cell office:value-type="float" office:value="7.63157894736842">
                <text:p>7.63157894736842</text:p>
              </table:table-cell>
            </table:table-row>
            <table:table-row>
              <table:table-cell office:value-type="string">
                <text:p>1267</text:p>
              </table:table-cell>
              <table:table-cell office:value-type="float" office:value="1266">
                <text:p>1266</text:p>
              </table:table-cell>
              <table:table-cell office:value-type="float" office:value="7.68421052631579">
                <text:p>7.68421052631579</text:p>
              </table:table-cell>
            </table:table-row>
            <table:table-row>
              <table:table-cell office:value-type="string">
                <text:p>1268</text:p>
              </table:table-cell>
              <table:table-cell office:value-type="float" office:value="1267">
                <text:p>1267</text:p>
              </table:table-cell>
              <table:table-cell office:value-type="float" office:value="7.73684210526316">
                <text:p>7.73684210526316</text:p>
              </table:table-cell>
            </table:table-row>
            <table:table-row>
              <table:table-cell office:value-type="string">
                <text:p>1269</text:p>
              </table:table-cell>
              <table:table-cell office:value-type="float" office:value="1268">
                <text:p>1268</text:p>
              </table:table-cell>
              <table:table-cell office:value-type="float" office:value="7.94736842105263">
                <text:p>7.94736842105263</text:p>
              </table:table-cell>
            </table:table-row>
            <table:table-row>
              <table:table-cell office:value-type="string">
                <text:p>1270</text:p>
              </table:table-cell>
              <table:table-cell office:value-type="float" office:value="1269">
                <text:p>1269</text:p>
              </table:table-cell>
              <table:table-cell office:value-type="float" office:value="7.89473684210526">
                <text:p>7.89473684210526</text:p>
              </table:table-cell>
            </table:table-row>
            <table:table-row>
              <table:table-cell office:value-type="string">
                <text:p>1271</text:p>
              </table:table-cell>
              <table:table-cell office:value-type="float" office:value="1270">
                <text:p>1270</text:p>
              </table:table-cell>
              <table:table-cell office:value-type="float" office:value="8.1578947368421">
                <text:p>8.1578947368421</text:p>
              </table:table-cell>
            </table:table-row>
            <table:table-row>
              <table:table-cell office:value-type="string">
                <text:p>1272</text:p>
              </table:table-cell>
              <table:table-cell office:value-type="float" office:value="1271">
                <text:p>1271</text:p>
              </table:table-cell>
              <table:table-cell office:value-type="float" office:value="8.1578947368421">
                <text:p>8.1578947368421</text:p>
              </table:table-cell>
            </table:table-row>
            <table:table-row>
              <table:table-cell office:value-type="string">
                <text:p>1273</text:p>
              </table:table-cell>
              <table:table-cell office:value-type="float" office:value="1272">
                <text:p>1272</text:p>
              </table:table-cell>
              <table:table-cell office:value-type="float" office:value="8.05263157894737">
                <text:p>8.05263157894737</text:p>
              </table:table-cell>
            </table:table-row>
            <table:table-row>
              <table:table-cell office:value-type="string">
                <text:p>1274</text:p>
              </table:table-cell>
              <table:table-cell office:value-type="float" office:value="1273">
                <text:p>1273</text:p>
              </table:table-cell>
              <table:table-cell office:value-type="float" office:value="8.26315789473684">
                <text:p>8.26315789473684</text:p>
              </table:table-cell>
            </table:table-row>
            <table:table-row>
              <table:table-cell office:value-type="string">
                <text:p>1275</text:p>
              </table:table-cell>
              <table:table-cell office:value-type="float" office:value="1274">
                <text:p>1274</text:p>
              </table:table-cell>
              <table:table-cell office:value-type="float" office:value="8.42105263157895">
                <text:p>8.42105263157895</text:p>
              </table:table-cell>
            </table:table-row>
            <table:table-row>
              <table:table-cell office:value-type="string">
                <text:p>1276</text:p>
              </table:table-cell>
              <table:table-cell office:value-type="float" office:value="1275">
                <text:p>1275</text:p>
              </table:table-cell>
              <table:table-cell office:value-type="float" office:value="8.47368421052632">
                <text:p>8.47368421052632</text:p>
              </table:table-cell>
            </table:table-row>
            <table:table-row>
              <table:table-cell office:value-type="string">
                <text:p>1277</text:p>
              </table:table-cell>
              <table:table-cell office:value-type="float" office:value="1276">
                <text:p>1276</text:p>
              </table:table-cell>
              <table:table-cell office:value-type="float" office:value="8.10526315789474">
                <text:p>8.10526315789474</text:p>
              </table:table-cell>
            </table:table-row>
            <table:table-row>
              <table:table-cell office:value-type="string">
                <text:p>1278</text:p>
              </table:table-cell>
              <table:table-cell office:value-type="float" office:value="1277">
                <text:p>1277</text:p>
              </table:table-cell>
              <table:table-cell office:value-type="float" office:value="8.47368421052632">
                <text:p>8.47368421052632</text:p>
              </table:table-cell>
            </table:table-row>
            <table:table-row>
              <table:table-cell office:value-type="string">
                <text:p>1279</text:p>
              </table:table-cell>
              <table:table-cell office:value-type="float" office:value="1278">
                <text:p>1278</text:p>
              </table:table-cell>
              <table:table-cell office:value-type="float" office:value="8.73684210526316">
                <text:p>8.73684210526316</text:p>
              </table:table-cell>
            </table:table-row>
            <table:table-row>
              <table:table-cell office:value-type="string">
                <text:p>1280</text:p>
              </table:table-cell>
              <table:table-cell office:value-type="float" office:value="1279">
                <text:p>1279</text:p>
              </table:table-cell>
              <table:table-cell office:value-type="float" office:value="8.1578947368421">
                <text:p>8.1578947368421</text:p>
              </table:table-cell>
            </table:table-row>
            <table:table-row>
              <table:table-cell office:value-type="string">
                <text:p>1281</text:p>
              </table:table-cell>
              <table:table-cell office:value-type="float" office:value="1280">
                <text:p>1280</text:p>
              </table:table-cell>
              <table:table-cell office:value-type="float" office:value="7.73684210526316">
                <text:p>7.73684210526316</text:p>
              </table:table-cell>
            </table:table-row>
            <table:table-row>
              <table:table-cell office:value-type="string">
                <text:p>1282</text:p>
              </table:table-cell>
              <table:table-cell office:value-type="float" office:value="1281">
                <text:p>1281</text:p>
              </table:table-cell>
              <table:table-cell office:value-type="float" office:value="7.52631578947368">
                <text:p>7.52631578947368</text:p>
              </table:table-cell>
            </table:table-row>
            <table:table-row>
              <table:table-cell office:value-type="string">
                <text:p>1283</text:p>
              </table:table-cell>
              <table:table-cell office:value-type="float" office:value="1282">
                <text:p>1282</text:p>
              </table:table-cell>
              <table:table-cell office:value-type="float" office:value="7.8421052631579">
                <text:p>7.8421052631579</text:p>
              </table:table-cell>
            </table:table-row>
            <table:table-row>
              <table:table-cell office:value-type="string">
                <text:p>1284</text:p>
              </table:table-cell>
              <table:table-cell office:value-type="float" office:value="1283">
                <text:p>1283</text:p>
              </table:table-cell>
              <table:table-cell office:value-type="float" office:value="7.94736842105263">
                <text:p>7.94736842105263</text:p>
              </table:table-cell>
            </table:table-row>
            <table:table-row>
              <table:table-cell office:value-type="string">
                <text:p>1285</text:p>
              </table:table-cell>
              <table:table-cell office:value-type="float" office:value="1284">
                <text:p>1284</text:p>
              </table:table-cell>
              <table:table-cell office:value-type="float" office:value="8.1578947368421">
                <text:p>8.1578947368421</text:p>
              </table:table-cell>
            </table:table-row>
            <table:table-row>
              <table:table-cell office:value-type="string">
                <text:p>1286</text:p>
              </table:table-cell>
              <table:table-cell office:value-type="float" office:value="1285">
                <text:p>1285</text:p>
              </table:table-cell>
              <table:table-cell office:value-type="float" office:value="8.36842105263158">
                <text:p>8.36842105263158</text:p>
              </table:table-cell>
            </table:table-row>
            <table:table-row>
              <table:table-cell office:value-type="string">
                <text:p>1287</text:p>
              </table:table-cell>
              <table:table-cell office:value-type="float" office:value="1286">
                <text:p>1286</text:p>
              </table:table-cell>
              <table:table-cell office:value-type="float" office:value="8.47368421052632">
                <text:p>8.47368421052632</text:p>
              </table:table-cell>
            </table:table-row>
            <table:table-row>
              <table:table-cell office:value-type="string">
                <text:p>1288</text:p>
              </table:table-cell>
              <table:table-cell office:value-type="float" office:value="1287">
                <text:p>1287</text:p>
              </table:table-cell>
              <table:table-cell office:value-type="float" office:value="8.73684210526316">
                <text:p>8.73684210526316</text:p>
              </table:table-cell>
            </table:table-row>
            <table:table-row>
              <table:table-cell office:value-type="string">
                <text:p>1289</text:p>
              </table:table-cell>
              <table:table-cell office:value-type="float" office:value="1288">
                <text:p>1288</text:p>
              </table:table-cell>
              <table:table-cell office:value-type="float" office:value="8.8421052631579">
                <text:p>8.8421052631579</text:p>
              </table:table-cell>
            </table:table-row>
            <table:table-row>
              <table:table-cell office:value-type="string">
                <text:p>1290</text:p>
              </table:table-cell>
              <table:table-cell office:value-type="float" office:value="1289">
                <text:p>1289</text:p>
              </table:table-cell>
              <table:table-cell office:value-type="float" office:value="8.68421052631579">
                <text:p>8.68421052631579</text:p>
              </table:table-cell>
            </table:table-row>
            <table:table-row>
              <table:table-cell office:value-type="string">
                <text:p>1291</text:p>
              </table:table-cell>
              <table:table-cell office:value-type="float" office:value="1290">
                <text:p>1290</text:p>
              </table:table-cell>
              <table:table-cell office:value-type="float" office:value="8.68421052631579">
                <text:p>8.68421052631579</text:p>
              </table:table-cell>
            </table:table-row>
            <table:table-row>
              <table:table-cell office:value-type="string">
                <text:p>1292</text:p>
              </table:table-cell>
              <table:table-cell office:value-type="float" office:value="1291">
                <text:p>129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293</text:p>
              </table:table-cell>
              <table:table-cell office:value-type="float" office:value="1292">
                <text:p>1292</text:p>
              </table:table-cell>
              <table:table-cell office:value-type="float" office:value="9.10526315789474">
                <text:p>9.10526315789474</text:p>
              </table:table-cell>
            </table:table-row>
            <table:table-row>
              <table:table-cell office:value-type="string">
                <text:p>1294</text:p>
              </table:table-cell>
              <table:table-cell office:value-type="float" office:value="1293">
                <text:p>1293</text:p>
              </table:table-cell>
              <table:table-cell office:value-type="float" office:value="9.26315789473684">
                <text:p>9.26315789473684</text:p>
              </table:table-cell>
            </table:table-row>
            <table:table-row>
              <table:table-cell office:value-type="string">
                <text:p>1295</text:p>
              </table:table-cell>
              <table:table-cell office:value-type="float" office:value="1294">
                <text:p>1294</text:p>
              </table:table-cell>
              <table:table-cell office:value-type="float" office:value="8.89473684210526">
                <text:p>8.89473684210526</text:p>
              </table:table-cell>
            </table:table-row>
            <table:table-row>
              <table:table-cell office:value-type="string">
                <text:p>1296</text:p>
              </table:table-cell>
              <table:table-cell office:value-type="float" office:value="1295">
                <text:p>129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297</text:p>
              </table:table-cell>
              <table:table-cell office:value-type="float" office:value="1296">
                <text:p>1296</text:p>
              </table:table-cell>
              <table:table-cell office:value-type="float" office:value="8.78947368421053">
                <text:p>8.78947368421053</text:p>
              </table:table-cell>
            </table:table-row>
            <table:table-row>
              <table:table-cell office:value-type="string">
                <text:p>1298</text:p>
              </table:table-cell>
              <table:table-cell office:value-type="float" office:value="1297">
                <text:p>1297</text:p>
              </table:table-cell>
              <table:table-cell office:value-type="float" office:value="8.57894736842105">
                <text:p>8.57894736842105</text:p>
              </table:table-cell>
            </table:table-row>
            <table:table-row>
              <table:table-cell office:value-type="string">
                <text:p>1299</text:p>
              </table:table-cell>
              <table:table-cell office:value-type="float" office:value="1298">
                <text:p>1298</text:p>
              </table:table-cell>
              <table:table-cell office:value-type="float" office:value="8.8421052631579">
                <text:p>8.8421052631579</text:p>
              </table:table-cell>
            </table:table-row>
            <table:table-row>
              <table:table-cell office:value-type="string">
                <text:p>1300</text:p>
              </table:table-cell>
              <table:table-cell office:value-type="float" office:value="1299">
                <text:p>1299</text:p>
              </table:table-cell>
              <table:table-cell office:value-type="float" office:value="9.1578947368421">
                <text:p>9.1578947368421</text:p>
              </table:table-cell>
            </table:table-row>
            <table:table-row>
              <table:table-cell office:value-type="string">
                <text:p>1301</text:p>
              </table:table-cell>
              <table:table-cell office:value-type="float" office:value="1300">
                <text:p>130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302</text:p>
              </table:table-cell>
              <table:table-cell office:value-type="float" office:value="1301">
                <text:p>1301</text:p>
              </table:table-cell>
              <table:table-cell office:value-type="float" office:value="8.89473684210526">
                <text:p>8.89473684210526</text:p>
              </table:table-cell>
            </table:table-row>
            <table:table-row>
              <table:table-cell office:value-type="string">
                <text:p>1303</text:p>
              </table:table-cell>
              <table:table-cell office:value-type="float" office:value="1302">
                <text:p>1302</text:p>
              </table:table-cell>
              <table:table-cell office:value-type="float" office:value="8.57894736842105">
                <text:p>8.57894736842105</text:p>
              </table:table-cell>
            </table:table-row>
            <table:table-row>
              <table:table-cell office:value-type="string">
                <text:p>1304</text:p>
              </table:table-cell>
              <table:table-cell office:value-type="float" office:value="1303">
                <text:p>1303</text:p>
              </table:table-cell>
              <table:table-cell office:value-type="float" office:value="8.57894736842105">
                <text:p>8.57894736842105</text:p>
              </table:table-cell>
            </table:table-row>
            <table:table-row>
              <table:table-cell office:value-type="string">
                <text:p>1305</text:p>
              </table:table-cell>
              <table:table-cell office:value-type="float" office:value="1304">
                <text:p>1304</text:p>
              </table:table-cell>
              <table:table-cell office:value-type="float" office:value="8.42105263157895">
                <text:p>8.42105263157895</text:p>
              </table:table-cell>
            </table:table-row>
            <table:table-row>
              <table:table-cell office:value-type="string">
                <text:p>1306</text:p>
              </table:table-cell>
              <table:table-cell office:value-type="float" office:value="1305">
                <text:p>1305</text:p>
              </table:table-cell>
              <table:table-cell office:value-type="float" office:value="8.47368421052632">
                <text:p>8.47368421052632</text:p>
              </table:table-cell>
            </table:table-row>
            <table:table-row>
              <table:table-cell office:value-type="string">
                <text:p>1307</text:p>
              </table:table-cell>
              <table:table-cell office:value-type="float" office:value="1306">
                <text:p>1306</text:p>
              </table:table-cell>
              <table:table-cell office:value-type="float" office:value="8.21052631578947">
                <text:p>8.21052631578947</text:p>
              </table:table-cell>
            </table:table-row>
            <table:table-row>
              <table:table-cell office:value-type="string">
                <text:p>1308</text:p>
              </table:table-cell>
              <table:table-cell office:value-type="float" office:value="1307">
                <text:p>1307</text:p>
              </table:table-cell>
              <table:table-cell office:value-type="float" office:value="8.05263157894737">
                <text:p>8.05263157894737</text:p>
              </table:table-cell>
            </table:table-row>
            <table:table-row>
              <table:table-cell office:value-type="string">
                <text:p>1309</text:p>
              </table:table-cell>
              <table:table-cell office:value-type="float" office:value="1308">
                <text:p>1308</text:p>
              </table:table-cell>
              <table:table-cell office:value-type="float" office:value="8.1578947368421">
                <text:p>8.1578947368421</text:p>
              </table:table-cell>
            </table:table-row>
            <table:table-row>
              <table:table-cell office:value-type="string">
                <text:p>1310</text:p>
              </table:table-cell>
              <table:table-cell office:value-type="float" office:value="1309">
                <text:p>1309</text:p>
              </table:table-cell>
              <table:table-cell office:value-type="float" office:value="8.21052631578947">
                <text:p>8.21052631578947</text:p>
              </table:table-cell>
            </table:table-row>
            <table:table-row>
              <table:table-cell office:value-type="string">
                <text:p>1311</text:p>
              </table:table-cell>
              <table:table-cell office:value-type="float" office:value="1310">
                <text:p>1310</text:p>
              </table:table-cell>
              <table:table-cell office:value-type="float" office:value="8.31578947368421">
                <text:p>8.31578947368421</text:p>
              </table:table-cell>
            </table:table-row>
            <table:table-row>
              <table:table-cell office:value-type="string">
                <text:p>1312</text:p>
              </table:table-cell>
              <table:table-cell office:value-type="float" office:value="1311">
                <text:p>1311</text:p>
              </table:table-cell>
              <table:table-cell office:value-type="float" office:value="7.94736842105263">
                <text:p>7.94736842105263</text:p>
              </table:table-cell>
            </table:table-row>
            <table:table-row>
              <table:table-cell office:value-type="string">
                <text:p>1313</text:p>
              </table:table-cell>
              <table:table-cell office:value-type="float" office:value="1312">
                <text:p>1312</text:p>
              </table:table-cell>
              <table:table-cell office:value-type="float" office:value="7.47368421052632">
                <text:p>7.47368421052632</text:p>
              </table:table-cell>
            </table:table-row>
            <table:table-row>
              <table:table-cell office:value-type="string">
                <text:p>1314</text:p>
              </table:table-cell>
              <table:table-cell office:value-type="float" office:value="1313">
                <text:p>1313</text:p>
              </table:table-cell>
              <table:table-cell office:value-type="float" office:value="7.47368421052632">
                <text:p>7.47368421052632</text:p>
              </table:table-cell>
            </table:table-row>
            <table:table-row>
              <table:table-cell office:value-type="string">
                <text:p>1315</text:p>
              </table:table-cell>
              <table:table-cell office:value-type="float" office:value="1314">
                <text:p>1314</text:p>
              </table:table-cell>
              <table:table-cell office:value-type="float" office:value="7.52631578947368">
                <text:p>7.52631578947368</text:p>
              </table:table-cell>
            </table:table-row>
            <table:table-row>
              <table:table-cell office:value-type="string">
                <text:p>1316</text:p>
              </table:table-cell>
              <table:table-cell office:value-type="float" office:value="1315">
                <text:p>1315</text:p>
              </table:table-cell>
              <table:table-cell office:value-type="float" office:value="7.57894736842105">
                <text:p>7.57894736842105</text:p>
              </table:table-cell>
            </table:table-row>
            <table:table-row>
              <table:table-cell office:value-type="string">
                <text:p>1317</text:p>
              </table:table-cell>
              <table:table-cell office:value-type="float" office:value="1316">
                <text:p>131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318</text:p>
              </table:table-cell>
              <table:table-cell office:value-type="float" office:value="1317">
                <text:p>1317</text:p>
              </table:table-cell>
              <table:table-cell office:value-type="float" office:value="7.78947368421053">
                <text:p>7.78947368421053</text:p>
              </table:table-cell>
            </table:table-row>
            <table:table-row>
              <table:table-cell office:value-type="string">
                <text:p>1319</text:p>
              </table:table-cell>
              <table:table-cell office:value-type="float" office:value="1318">
                <text:p>1318</text:p>
              </table:table-cell>
              <table:table-cell office:value-type="float" office:value="7.63157894736842">
                <text:p>7.63157894736842</text:p>
              </table:table-cell>
            </table:table-row>
            <table:table-row>
              <table:table-cell office:value-type="string">
                <text:p>1320</text:p>
              </table:table-cell>
              <table:table-cell office:value-type="float" office:value="1319">
                <text:p>1319</text:p>
              </table:table-cell>
              <table:table-cell office:value-type="float" office:value="7.94736842105263">
                <text:p>7.94736842105263</text:p>
              </table:table-cell>
            </table:table-row>
            <table:table-row>
              <table:table-cell office:value-type="string">
                <text:p>1321</text:p>
              </table:table-cell>
              <table:table-cell office:value-type="float" office:value="1320">
                <text:p>1320</text:p>
              </table:table-cell>
              <table:table-cell office:value-type="float" office:value="8.1578947368421">
                <text:p>8.1578947368421</text:p>
              </table:table-cell>
            </table:table-row>
            <table:table-row>
              <table:table-cell office:value-type="string">
                <text:p>1322</text:p>
              </table:table-cell>
              <table:table-cell office:value-type="float" office:value="1321">
                <text:p>1321</text:p>
              </table:table-cell>
              <table:table-cell office:value-type="float" office:value="8.36842105263158">
                <text:p>8.36842105263158</text:p>
              </table:table-cell>
            </table:table-row>
            <table:table-row>
              <table:table-cell office:value-type="string">
                <text:p>1323</text:p>
              </table:table-cell>
              <table:table-cell office:value-type="float" office:value="1322">
                <text:p>1322</text:p>
              </table:table-cell>
              <table:table-cell office:value-type="float" office:value="8.31578947368421">
                <text:p>8.31578947368421</text:p>
              </table:table-cell>
            </table:table-row>
            <table:table-row>
              <table:table-cell office:value-type="string">
                <text:p>1324</text:p>
              </table:table-cell>
              <table:table-cell office:value-type="float" office:value="1323">
                <text:p>1323</text:p>
              </table:table-cell>
              <table:table-cell office:value-type="float" office:value="8.1578947368421">
                <text:p>8.1578947368421</text:p>
              </table:table-cell>
            </table:table-row>
            <table:table-row>
              <table:table-cell office:value-type="string">
                <text:p>1325</text:p>
              </table:table-cell>
              <table:table-cell office:value-type="float" office:value="1324">
                <text:p>1324</text:p>
              </table:table-cell>
              <table:table-cell office:value-type="float" office:value="7.94736842105263">
                <text:p>7.94736842105263</text:p>
              </table:table-cell>
            </table:table-row>
            <table:table-row>
              <table:table-cell office:value-type="string">
                <text:p>1326</text:p>
              </table:table-cell>
              <table:table-cell office:value-type="float" office:value="1325">
                <text:p>1325</text:p>
              </table:table-cell>
              <table:table-cell office:value-type="float" office:value="8.05263157894737">
                <text:p>8.05263157894737</text:p>
              </table:table-cell>
            </table:table-row>
            <table:table-row>
              <table:table-cell office:value-type="string">
                <text:p>1327</text:p>
              </table:table-cell>
              <table:table-cell office:value-type="float" office:value="1326">
                <text:p>132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328</text:p>
              </table:table-cell>
              <table:table-cell office:value-type="float" office:value="1327">
                <text:p>132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329</text:p>
              </table:table-cell>
              <table:table-cell office:value-type="float" office:value="1328">
                <text:p>1328</text:p>
              </table:table-cell>
              <table:table-cell office:value-type="float" office:value="7.94736842105263">
                <text:p>7.94736842105263</text:p>
              </table:table-cell>
            </table:table-row>
            <table:table-row>
              <table:table-cell office:value-type="string">
                <text:p>1330</text:p>
              </table:table-cell>
              <table:table-cell office:value-type="float" office:value="1329">
                <text:p>1329</text:p>
              </table:table-cell>
              <table:table-cell office:value-type="float" office:value="7.94736842105263">
                <text:p>7.94736842105263</text:p>
              </table:table-cell>
            </table:table-row>
            <table:table-row>
              <table:table-cell office:value-type="string">
                <text:p>1331</text:p>
              </table:table-cell>
              <table:table-cell office:value-type="float" office:value="1330">
                <text:p>1330</text:p>
              </table:table-cell>
              <table:table-cell office:value-type="float" office:value="8.42105263157895">
                <text:p>8.42105263157895</text:p>
              </table:table-cell>
            </table:table-row>
            <table:table-row>
              <table:table-cell office:value-type="string">
                <text:p>1332</text:p>
              </table:table-cell>
              <table:table-cell office:value-type="float" office:value="1331">
                <text:p>133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333</text:p>
              </table:table-cell>
              <table:table-cell office:value-type="float" office:value="1332">
                <text:p>1332</text:p>
              </table:table-cell>
              <table:table-cell office:value-type="float" office:value="9.42105263157895">
                <text:p>9.42105263157895</text:p>
              </table:table-cell>
            </table:table-row>
            <table:table-row>
              <table:table-cell office:value-type="string">
                <text:p>1334</text:p>
              </table:table-cell>
              <table:table-cell office:value-type="float" office:value="1333">
                <text:p>1333</text:p>
              </table:table-cell>
              <table:table-cell office:value-type="float" office:value="9.31578947368421">
                <text:p>9.31578947368421</text:p>
              </table:table-cell>
            </table:table-row>
            <table:table-row>
              <table:table-cell office:value-type="string">
                <text:p>1335</text:p>
              </table:table-cell>
              <table:table-cell office:value-type="float" office:value="1334">
                <text:p>1334</text:p>
              </table:table-cell>
              <table:table-cell office:value-type="float" office:value="9.36842105263158">
                <text:p>9.36842105263158</text:p>
              </table:table-cell>
            </table:table-row>
            <table:table-row>
              <table:table-cell office:value-type="string">
                <text:p>1336</text:p>
              </table:table-cell>
              <table:table-cell office:value-type="float" office:value="1335">
                <text:p>1335</text:p>
              </table:table-cell>
              <table:table-cell office:value-type="float" office:value="9.05263157894737">
                <text:p>9.05263157894737</text:p>
              </table:table-cell>
            </table:table-row>
            <table:table-row>
              <table:table-cell office:value-type="string">
                <text:p>1337</text:p>
              </table:table-cell>
              <table:table-cell office:value-type="float" office:value="1336">
                <text:p>1336</text:p>
              </table:table-cell>
              <table:table-cell office:value-type="float" office:value="9.10526315789474">
                <text:p>9.10526315789474</text:p>
              </table:table-cell>
            </table:table-row>
            <table:table-row>
              <table:table-cell office:value-type="string">
                <text:p>1338</text:p>
              </table:table-cell>
              <table:table-cell office:value-type="float" office:value="1337">
                <text:p>1337</text:p>
              </table:table-cell>
              <table:table-cell office:value-type="float" office:value="9.36842105263158">
                <text:p>9.36842105263158</text:p>
              </table:table-cell>
            </table:table-row>
            <table:table-row>
              <table:table-cell office:value-type="string">
                <text:p>1339</text:p>
              </table:table-cell>
              <table:table-cell office:value-type="float" office:value="1338">
                <text:p>1338</text:p>
              </table:table-cell>
              <table:table-cell office:value-type="float" office:value="9.31578947368421">
                <text:p>9.31578947368421</text:p>
              </table:table-cell>
            </table:table-row>
            <table:table-row>
              <table:table-cell office:value-type="string">
                <text:p>1340</text:p>
              </table:table-cell>
              <table:table-cell office:value-type="float" office:value="1339">
                <text:p>1339</text:p>
              </table:table-cell>
              <table:table-cell office:value-type="float" office:value="9.05263157894737">
                <text:p>9.05263157894737</text:p>
              </table:table-cell>
            </table:table-row>
            <table:table-row>
              <table:table-cell office:value-type="string">
                <text:p>1341</text:p>
              </table:table-cell>
              <table:table-cell office:value-type="float" office:value="1340">
                <text:p>1340</text:p>
              </table:table-cell>
              <table:table-cell office:value-type="float" office:value="9.1578947368421">
                <text:p>9.1578947368421</text:p>
              </table:table-cell>
            </table:table-row>
            <table:table-row>
              <table:table-cell office:value-type="string">
                <text:p>1342</text:p>
              </table:table-cell>
              <table:table-cell office:value-type="float" office:value="1341">
                <text:p>1341</text:p>
              </table:table-cell>
              <table:table-cell office:value-type="float" office:value="8.94736842105263">
                <text:p>8.94736842105263</text:p>
              </table:table-cell>
            </table:table-row>
            <table:table-row>
              <table:table-cell office:value-type="string">
                <text:p>1343</text:p>
              </table:table-cell>
              <table:table-cell office:value-type="float" office:value="1342">
                <text:p>1342</text:p>
              </table:table-cell>
              <table:table-cell office:value-type="float" office:value="9.21052631578947">
                <text:p>9.21052631578947</text:p>
              </table:table-cell>
            </table:table-row>
            <table:table-row>
              <table:table-cell office:value-type="string">
                <text:p>1344</text:p>
              </table:table-cell>
              <table:table-cell office:value-type="float" office:value="1343">
                <text:p>1343</text:p>
              </table:table-cell>
              <table:table-cell office:value-type="float" office:value="9.21052631578947">
                <text:p>9.21052631578947</text:p>
              </table:table-cell>
            </table:table-row>
            <table:table-row>
              <table:table-cell office:value-type="string">
                <text:p>1345</text:p>
              </table:table-cell>
              <table:table-cell office:value-type="float" office:value="1344">
                <text:p>1344</text:p>
              </table:table-cell>
              <table:table-cell office:value-type="float" office:value="9.1578947368421">
                <text:p>9.1578947368421</text:p>
              </table:table-cell>
            </table:table-row>
            <table:table-row>
              <table:table-cell office:value-type="string">
                <text:p>1346</text:p>
              </table:table-cell>
              <table:table-cell office:value-type="float" office:value="1345">
                <text:p>1345</text:p>
              </table:table-cell>
              <table:table-cell office:value-type="float" office:value="9.36842105263158">
                <text:p>9.36842105263158</text:p>
              </table:table-cell>
            </table:table-row>
            <table:table-row>
              <table:table-cell office:value-type="string">
                <text:p>1347</text:p>
              </table:table-cell>
              <table:table-cell office:value-type="float" office:value="1346">
                <text:p>1346</text:p>
              </table:table-cell>
              <table:table-cell office:value-type="float" office:value="9.31578947368421">
                <text:p>9.31578947368421</text:p>
              </table:table-cell>
            </table:table-row>
            <table:table-row>
              <table:table-cell office:value-type="string">
                <text:p>1348</text:p>
              </table:table-cell>
              <table:table-cell office:value-type="float" office:value="1347">
                <text:p>1347</text:p>
              </table:table-cell>
              <table:table-cell office:value-type="float" office:value="9.10526315789474">
                <text:p>9.10526315789474</text:p>
              </table:table-cell>
            </table:table-row>
            <table:table-row>
              <table:table-cell office:value-type="string">
                <text:p>1349</text:p>
              </table:table-cell>
              <table:table-cell office:value-type="float" office:value="1348">
                <text:p>1348</text:p>
              </table:table-cell>
              <table:table-cell office:value-type="float" office:value="8.63157894736842">
                <text:p>8.63157894736842</text:p>
              </table:table-cell>
            </table:table-row>
            <table:table-row>
              <table:table-cell office:value-type="string">
                <text:p>1350</text:p>
              </table:table-cell>
              <table:table-cell office:value-type="float" office:value="1349">
                <text:p>1349</text:p>
              </table:table-cell>
              <table:table-cell office:value-type="float" office:value="8.31578947368421">
                <text:p>8.31578947368421</text:p>
              </table:table-cell>
            </table:table-row>
            <table:table-row>
              <table:table-cell office:value-type="string">
                <text:p>1351</text:p>
              </table:table-cell>
              <table:table-cell office:value-type="float" office:value="1350">
                <text:p>135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352</text:p>
              </table:table-cell>
              <table:table-cell office:value-type="float" office:value="1351">
                <text:p>1351</text:p>
              </table:table-cell>
              <table:table-cell office:value-type="float" office:value="7.89473684210526">
                <text:p>7.89473684210526</text:p>
              </table:table-cell>
            </table:table-row>
            <table:table-row>
              <table:table-cell office:value-type="string">
                <text:p>1353</text:p>
              </table:table-cell>
              <table:table-cell office:value-type="float" office:value="1352">
                <text:p>1352</text:p>
              </table:table-cell>
              <table:table-cell office:value-type="float" office:value="8.05263157894737">
                <text:p>8.05263157894737</text:p>
              </table:table-cell>
            </table:table-row>
            <table:table-row>
              <table:table-cell office:value-type="string">
                <text:p>1354</text:p>
              </table:table-cell>
              <table:table-cell office:value-type="float" office:value="1353">
                <text:p>1353</text:p>
              </table:table-cell>
              <table:table-cell office:value-type="float" office:value="8.10526315789474">
                <text:p>8.10526315789474</text:p>
              </table:table-cell>
            </table:table-row>
            <table:table-row>
              <table:table-cell office:value-type="string">
                <text:p>1355</text:p>
              </table:table-cell>
              <table:table-cell office:value-type="float" office:value="1354">
                <text:p>1354</text:p>
              </table:table-cell>
              <table:table-cell office:value-type="float" office:value="8.21052631578947">
                <text:p>8.21052631578947</text:p>
              </table:table-cell>
            </table:table-row>
            <table:table-row>
              <table:table-cell office:value-type="string">
                <text:p>1356</text:p>
              </table:table-cell>
              <table:table-cell office:value-type="float" office:value="1355">
                <text:p>1355</text:p>
              </table:table-cell>
              <table:table-cell office:value-type="float" office:value="8.10526315789474">
                <text:p>8.10526315789474</text:p>
              </table:table-cell>
            </table:table-row>
            <table:table-row>
              <table:table-cell office:value-type="string">
                <text:p>1357</text:p>
              </table:table-cell>
              <table:table-cell office:value-type="float" office:value="1356">
                <text:p>1356</text:p>
              </table:table-cell>
              <table:table-cell office:value-type="float" office:value="7.94736842105263">
                <text:p>7.94736842105263</text:p>
              </table:table-cell>
            </table:table-row>
            <table:table-row>
              <table:table-cell office:value-type="string">
                <text:p>1358</text:p>
              </table:table-cell>
              <table:table-cell office:value-type="float" office:value="1357">
                <text:p>135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359</text:p>
              </table:table-cell>
              <table:table-cell office:value-type="float" office:value="1358">
                <text:p>1358</text:p>
              </table:table-cell>
              <table:table-cell office:value-type="float" office:value="7.94736842105263">
                <text:p>7.94736842105263</text:p>
              </table:table-cell>
            </table:table-row>
            <table:table-row>
              <table:table-cell office:value-type="string">
                <text:p>1360</text:p>
              </table:table-cell>
              <table:table-cell office:value-type="float" office:value="1359">
                <text:p>1359</text:p>
              </table:table-cell>
              <table:table-cell office:value-type="float" office:value="7.68421052631579">
                <text:p>7.68421052631579</text:p>
              </table:table-cell>
            </table:table-row>
            <table:table-row>
              <table:table-cell office:value-type="string">
                <text:p>1361</text:p>
              </table:table-cell>
              <table:table-cell office:value-type="float" office:value="1360">
                <text:p>1360</text:p>
              </table:table-cell>
              <table:table-cell office:value-type="float" office:value="7.8421052631579">
                <text:p>7.8421052631579</text:p>
              </table:table-cell>
            </table:table-row>
            <table:table-row>
              <table:table-cell office:value-type="string">
                <text:p>1362</text:p>
              </table:table-cell>
              <table:table-cell office:value-type="float" office:value="1361">
                <text:p>1361</text:p>
              </table:table-cell>
              <table:table-cell office:value-type="float" office:value="7.63157894736842">
                <text:p>7.63157894736842</text:p>
              </table:table-cell>
            </table:table-row>
            <table:table-row>
              <table:table-cell office:value-type="string">
                <text:p>1363</text:p>
              </table:table-cell>
              <table:table-cell office:value-type="float" office:value="1362">
                <text:p>1362</text:p>
              </table:table-cell>
              <table:table-cell office:value-type="float" office:value="7.8421052631579">
                <text:p>7.8421052631579</text:p>
              </table:table-cell>
            </table:table-row>
            <table:table-row>
              <table:table-cell office:value-type="string">
                <text:p>1364</text:p>
              </table:table-cell>
              <table:table-cell office:value-type="float" office:value="1363">
                <text:p>1363</text:p>
              </table:table-cell>
              <table:table-cell office:value-type="float" office:value="7.68421052631579">
                <text:p>7.68421052631579</text:p>
              </table:table-cell>
            </table:table-row>
            <table:table-row>
              <table:table-cell office:value-type="string">
                <text:p>1365</text:p>
              </table:table-cell>
              <table:table-cell office:value-type="float" office:value="1364">
                <text:p>1364</text:p>
              </table:table-cell>
              <table:table-cell office:value-type="float" office:value="7.57894736842105">
                <text:p>7.57894736842105</text:p>
              </table:table-cell>
            </table:table-row>
            <table:table-row>
              <table:table-cell office:value-type="string">
                <text:p>1366</text:p>
              </table:table-cell>
              <table:table-cell office:value-type="float" office:value="1365">
                <text:p>1365</text:p>
              </table:table-cell>
              <table:table-cell office:value-type="float" office:value="7.52631578947368">
                <text:p>7.52631578947368</text:p>
              </table:table-cell>
            </table:table-row>
            <table:table-row>
              <table:table-cell office:value-type="string">
                <text:p>1367</text:p>
              </table:table-cell>
              <table:table-cell office:value-type="float" office:value="1366">
                <text:p>1366</text:p>
              </table:table-cell>
              <table:table-cell office:value-type="float" office:value="7.89473684210526">
                <text:p>7.89473684210526</text:p>
              </table:table-cell>
            </table:table-row>
            <table:table-row>
              <table:table-cell office:value-type="string">
                <text:p>1368</text:p>
              </table:table-cell>
              <table:table-cell office:value-type="float" office:value="1367">
                <text:p>1367</text:p>
              </table:table-cell>
              <table:table-cell office:value-type="float" office:value="7.89473684210526">
                <text:p>7.89473684210526</text:p>
              </table:table-cell>
            </table:table-row>
            <table:table-row>
              <table:table-cell office:value-type="string">
                <text:p>1369</text:p>
              </table:table-cell>
              <table:table-cell office:value-type="float" office:value="1368">
                <text:p>136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370</text:p>
              </table:table-cell>
              <table:table-cell office:value-type="float" office:value="1369">
                <text:p>1369</text:p>
              </table:table-cell>
              <table:table-cell office:value-type="float" office:value="7.8421052631579">
                <text:p>7.8421052631579</text:p>
              </table:table-cell>
            </table:table-row>
            <table:table-row>
              <table:table-cell office:value-type="string">
                <text:p>1371</text:p>
              </table:table-cell>
              <table:table-cell office:value-type="float" office:value="1370">
                <text:p>1370</text:p>
              </table:table-cell>
              <table:table-cell office:value-type="float" office:value="7.78947368421053">
                <text:p>7.78947368421053</text:p>
              </table:table-cell>
            </table:table-row>
            <table:table-row>
              <table:table-cell office:value-type="string">
                <text:p>1372</text:p>
              </table:table-cell>
              <table:table-cell office:value-type="float" office:value="1371">
                <text:p>1371</text:p>
              </table:table-cell>
              <table:table-cell office:value-type="float" office:value="7.63157894736842">
                <text:p>7.63157894736842</text:p>
              </table:table-cell>
            </table:table-row>
            <table:table-row>
              <table:table-cell office:value-type="string">
                <text:p>1373</text:p>
              </table:table-cell>
              <table:table-cell office:value-type="float" office:value="1372">
                <text:p>1372</text:p>
              </table:table-cell>
              <table:table-cell office:value-type="float" office:value="7.68421052631579">
                <text:p>7.68421052631579</text:p>
              </table:table-cell>
            </table:table-row>
            <table:table-row>
              <table:table-cell office:value-type="string">
                <text:p>1374</text:p>
              </table:table-cell>
              <table:table-cell office:value-type="float" office:value="1373">
                <text:p>1373</text:p>
              </table:table-cell>
              <table:table-cell office:value-type="float" office:value="7.68421052631579">
                <text:p>7.68421052631579</text:p>
              </table:table-cell>
            </table:table-row>
            <table:table-row>
              <table:table-cell office:value-type="string">
                <text:p>1375</text:p>
              </table:table-cell>
              <table:table-cell office:value-type="float" office:value="1374">
                <text:p>1374</text:p>
              </table:table-cell>
              <table:table-cell office:value-type="float" office:value="7.68421052631579">
                <text:p>7.68421052631579</text:p>
              </table:table-cell>
            </table:table-row>
            <table:table-row>
              <table:table-cell office:value-type="string">
                <text:p>1376</text:p>
              </table:table-cell>
              <table:table-cell office:value-type="float" office:value="1375">
                <text:p>1375</text:p>
              </table:table-cell>
              <table:table-cell office:value-type="float" office:value="7.8421052631579">
                <text:p>7.8421052631579</text:p>
              </table:table-cell>
            </table:table-row>
            <table:table-row>
              <table:table-cell office:value-type="string">
                <text:p>1377</text:p>
              </table:table-cell>
              <table:table-cell office:value-type="float" office:value="1376">
                <text:p>1376</text:p>
              </table:table-cell>
              <table:table-cell office:value-type="float" office:value="7.47368421052632">
                <text:p>7.47368421052632</text:p>
              </table:table-cell>
            </table:table-row>
            <table:table-row>
              <table:table-cell office:value-type="string">
                <text:p>1378</text:p>
              </table:table-cell>
              <table:table-cell office:value-type="float" office:value="1377">
                <text:p>1377</text:p>
              </table:table-cell>
              <table:table-cell office:value-type="float" office:value="7.63157894736842">
                <text:p>7.63157894736842</text:p>
              </table:table-cell>
            </table:table-row>
            <table:table-row>
              <table:table-cell office:value-type="string">
                <text:p>1379</text:p>
              </table:table-cell>
              <table:table-cell office:value-type="float" office:value="1378">
                <text:p>1378</text:p>
              </table:table-cell>
              <table:table-cell office:value-type="float" office:value="7.63157894736842">
                <text:p>7.63157894736842</text:p>
              </table:table-cell>
            </table:table-row>
            <table:table-row>
              <table:table-cell office:value-type="string">
                <text:p>1380</text:p>
              </table:table-cell>
              <table:table-cell office:value-type="float" office:value="1379">
                <text:p>1379</text:p>
              </table:table-cell>
              <table:table-cell office:value-type="float" office:value="7.47368421052632">
                <text:p>7.47368421052632</text:p>
              </table:table-cell>
            </table:table-row>
            <table:table-row>
              <table:table-cell office:value-type="string">
                <text:p>1381</text:p>
              </table:table-cell>
              <table:table-cell office:value-type="float" office:value="1380">
                <text:p>1380</text:p>
              </table:table-cell>
              <table:table-cell office:value-type="float" office:value="7.47368421052632">
                <text:p>7.47368421052632</text:p>
              </table:table-cell>
            </table:table-row>
            <table:table-row>
              <table:table-cell office:value-type="string">
                <text:p>1382</text:p>
              </table:table-cell>
              <table:table-cell office:value-type="float" office:value="1381">
                <text:p>1381</text:p>
              </table:table-cell>
              <table:table-cell office:value-type="float" office:value="7.52631578947368">
                <text:p>7.52631578947368</text:p>
              </table:table-cell>
            </table:table-row>
            <table:table-row>
              <table:table-cell office:value-type="string">
                <text:p>1383</text:p>
              </table:table-cell>
              <table:table-cell office:value-type="float" office:value="1382">
                <text:p>1382</text:p>
              </table:table-cell>
              <table:table-cell office:value-type="float" office:value="7.47368421052632">
                <text:p>7.47368421052632</text:p>
              </table:table-cell>
            </table:table-row>
            <table:table-row>
              <table:table-cell office:value-type="string">
                <text:p>1384</text:p>
              </table:table-cell>
              <table:table-cell office:value-type="float" office:value="1383">
                <text:p>1383</text:p>
              </table:table-cell>
              <table:table-cell office:value-type="float" office:value="7.42105263157895">
                <text:p>7.42105263157895</text:p>
              </table:table-cell>
            </table:table-row>
            <table:table-row>
              <table:table-cell office:value-type="string">
                <text:p>1385</text:p>
              </table:table-cell>
              <table:table-cell office:value-type="float" office:value="1384">
                <text:p>1384</text:p>
              </table:table-cell>
              <table:table-cell office:value-type="float" office:value="7.68421052631579">
                <text:p>7.68421052631579</text:p>
              </table:table-cell>
            </table:table-row>
            <table:table-row>
              <table:table-cell office:value-type="string">
                <text:p>1386</text:p>
              </table:table-cell>
              <table:table-cell office:value-type="float" office:value="1385">
                <text:p>1385</text:p>
              </table:table-cell>
              <table:table-cell office:value-type="float" office:value="7.68421052631579">
                <text:p>7.68421052631579</text:p>
              </table:table-cell>
            </table:table-row>
            <table:table-row>
              <table:table-cell office:value-type="string">
                <text:p>1387</text:p>
              </table:table-cell>
              <table:table-cell office:value-type="float" office:value="1386">
                <text:p>138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388</text:p>
              </table:table-cell>
              <table:table-cell office:value-type="float" office:value="1387">
                <text:p>1387</text:p>
              </table:table-cell>
              <table:table-cell office:value-type="float" office:value="8.10526315789474">
                <text:p>8.10526315789474</text:p>
              </table:table-cell>
            </table:table-row>
            <table:table-row>
              <table:table-cell office:value-type="string">
                <text:p>1389</text:p>
              </table:table-cell>
              <table:table-cell office:value-type="float" office:value="1388">
                <text:p>1388</text:p>
              </table:table-cell>
              <table:table-cell office:value-type="float" office:value="8.21052631578947">
                <text:p>8.21052631578947</text:p>
              </table:table-cell>
            </table:table-row>
            <table:table-row>
              <table:table-cell office:value-type="string">
                <text:p>1390</text:p>
              </table:table-cell>
              <table:table-cell office:value-type="float" office:value="1389">
                <text:p>1389</text:p>
              </table:table-cell>
              <table:table-cell office:value-type="float" office:value="8.10526315789474">
                <text:p>8.10526315789474</text:p>
              </table:table-cell>
            </table:table-row>
            <table:table-row>
              <table:table-cell office:value-type="string">
                <text:p>1391</text:p>
              </table:table-cell>
              <table:table-cell office:value-type="float" office:value="1390">
                <text:p>1390</text:p>
              </table:table-cell>
              <table:table-cell office:value-type="float" office:value="8.26315789473684">
                <text:p>8.26315789473684</text:p>
              </table:table-cell>
            </table:table-row>
            <table:table-row>
              <table:table-cell office:value-type="string">
                <text:p>1392</text:p>
              </table:table-cell>
              <table:table-cell office:value-type="float" office:value="1391">
                <text:p>1391</text:p>
              </table:table-cell>
              <table:table-cell office:value-type="float" office:value="8.05263157894737">
                <text:p>8.05263157894737</text:p>
              </table:table-cell>
            </table:table-row>
            <table:table-row>
              <table:table-cell office:value-type="string">
                <text:p>1393</text:p>
              </table:table-cell>
              <table:table-cell office:value-type="float" office:value="1392">
                <text:p>1392</text:p>
              </table:table-cell>
              <table:table-cell office:value-type="float" office:value="7.89473684210526">
                <text:p>7.89473684210526</text:p>
              </table:table-cell>
            </table:table-row>
            <table:table-row>
              <table:table-cell office:value-type="string">
                <text:p>1394</text:p>
              </table:table-cell>
              <table:table-cell office:value-type="float" office:value="1393">
                <text:p>1393</text:p>
              </table:table-cell>
              <table:table-cell office:value-type="float" office:value="7.73684210526316">
                <text:p>7.73684210526316</text:p>
              </table:table-cell>
            </table:table-row>
            <table:table-row>
              <table:table-cell office:value-type="string">
                <text:p>1395</text:p>
              </table:table-cell>
              <table:table-cell office:value-type="float" office:value="1394">
                <text:p>1394</text:p>
              </table:table-cell>
              <table:table-cell office:value-type="float" office:value="7.57894736842105">
                <text:p>7.57894736842105</text:p>
              </table:table-cell>
            </table:table-row>
            <table:table-row>
              <table:table-cell office:value-type="string">
                <text:p>1396</text:p>
              </table:table-cell>
              <table:table-cell office:value-type="float" office:value="1395">
                <text:p>1395</text:p>
              </table:table-cell>
              <table:table-cell office:value-type="float" office:value="7.63157894736842">
                <text:p>7.63157894736842</text:p>
              </table:table-cell>
            </table:table-row>
            <table:table-row>
              <table:table-cell office:value-type="string">
                <text:p>1397</text:p>
              </table:table-cell>
              <table:table-cell office:value-type="float" office:value="1396">
                <text:p>1396</text:p>
              </table:table-cell>
              <table:table-cell office:value-type="float" office:value="7.68421052631579">
                <text:p>7.68421052631579</text:p>
              </table:table-cell>
            </table:table-row>
            <table:table-row>
              <table:table-cell office:value-type="string">
                <text:p>1398</text:p>
              </table:table-cell>
              <table:table-cell office:value-type="float" office:value="1397">
                <text:p>1397</text:p>
              </table:table-cell>
              <table:table-cell office:value-type="float" office:value="7.89473684210526">
                <text:p>7.89473684210526</text:p>
              </table:table-cell>
            </table:table-row>
            <table:table-row>
              <table:table-cell office:value-type="string">
                <text:p>1399</text:p>
              </table:table-cell>
              <table:table-cell office:value-type="float" office:value="1398">
                <text:p>1398</text:p>
              </table:table-cell>
              <table:table-cell office:value-type="float" office:value="7.94736842105263">
                <text:p>7.94736842105263</text:p>
              </table:table-cell>
            </table:table-row>
            <table:table-row>
              <table:table-cell office:value-type="string">
                <text:p>1400</text:p>
              </table:table-cell>
              <table:table-cell office:value-type="float" office:value="1399">
                <text:p>1399</text:p>
              </table:table-cell>
              <table:table-cell office:value-type="float" office:value="7.63157894736842">
                <text:p>7.63157894736842</text:p>
              </table:table-cell>
            </table:table-row>
            <table:table-row>
              <table:table-cell office:value-type="string">
                <text:p>1401</text:p>
              </table:table-cell>
              <table:table-cell office:value-type="float" office:value="1400">
                <text:p>1400</text:p>
              </table:table-cell>
              <table:table-cell office:value-type="float" office:value="7.15789473684211">
                <text:p>7.15789473684211</text:p>
              </table:table-cell>
            </table:table-row>
            <table:table-row>
              <table:table-cell office:value-type="string">
                <text:p>1402</text:p>
              </table:table-cell>
              <table:table-cell office:value-type="float" office:value="1401">
                <text:p>1401</text:p>
              </table:table-cell>
              <table:table-cell office:value-type="float" office:value="7.31578947368421">
                <text:p>7.31578947368421</text:p>
              </table:table-cell>
            </table:table-row>
            <table:table-row>
              <table:table-cell office:value-type="string">
                <text:p>1403</text:p>
              </table:table-cell>
              <table:table-cell office:value-type="float" office:value="1402">
                <text:p>1402</text:p>
              </table:table-cell>
              <table:table-cell office:value-type="float" office:value="7.36842105263158">
                <text:p>7.36842105263158</text:p>
              </table:table-cell>
            </table:table-row>
            <table:table-row>
              <table:table-cell office:value-type="string">
                <text:p>1404</text:p>
              </table:table-cell>
              <table:table-cell office:value-type="float" office:value="1403">
                <text:p>1403</text:p>
              </table:table-cell>
              <table:table-cell office:value-type="float" office:value="7.63157894736842">
                <text:p>7.63157894736842</text:p>
              </table:table-cell>
            </table:table-row>
            <table:table-row>
              <table:table-cell office:value-type="string">
                <text:p>1405</text:p>
              </table:table-cell>
              <table:table-cell office:value-type="float" office:value="1404">
                <text:p>1404</text:p>
              </table:table-cell>
              <table:table-cell office:value-type="float" office:value="7.21052631578947">
                <text:p>7.21052631578947</text:p>
              </table:table-cell>
            </table:table-row>
            <table:table-row>
              <table:table-cell office:value-type="string">
                <text:p>1406</text:p>
              </table:table-cell>
              <table:table-cell office:value-type="float" office:value="1405">
                <text:p>1405</text:p>
              </table:table-cell>
              <table:table-cell office:value-type="float" office:value="6.94736842105263">
                <text:p>6.94736842105263</text:p>
              </table:table-cell>
            </table:table-row>
            <table:table-row>
              <table:table-cell office:value-type="string">
                <text:p>1407</text:p>
              </table:table-cell>
              <table:table-cell office:value-type="float" office:value="1406">
                <text:p>140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408</text:p>
              </table:table-cell>
              <table:table-cell office:value-type="float" office:value="1407">
                <text:p>1407</text:p>
              </table:table-cell>
              <table:table-cell office:value-type="float" office:value="6.73684210526316">
                <text:p>6.73684210526316</text:p>
              </table:table-cell>
            </table:table-row>
            <table:table-row>
              <table:table-cell office:value-type="string">
                <text:p>1409</text:p>
              </table:table-cell>
              <table:table-cell office:value-type="float" office:value="1408">
                <text:p>140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410</text:p>
              </table:table-cell>
              <table:table-cell office:value-type="float" office:value="1409">
                <text:p>1409</text:p>
              </table:table-cell>
              <table:table-cell office:value-type="float" office:value="7.05263157894737">
                <text:p>7.05263157894737</text:p>
              </table:table-cell>
            </table:table-row>
            <table:table-row>
              <table:table-cell office:value-type="string">
                <text:p>1411</text:p>
              </table:table-cell>
              <table:table-cell office:value-type="float" office:value="1410">
                <text:p>1410</text:p>
              </table:table-cell>
              <table:table-cell office:value-type="float" office:value="6.94736842105263">
                <text:p>6.94736842105263</text:p>
              </table:table-cell>
            </table:table-row>
            <table:table-row>
              <table:table-cell office:value-type="string">
                <text:p>1412</text:p>
              </table:table-cell>
              <table:table-cell office:value-type="float" office:value="1411">
                <text:p>1411</text:p>
              </table:table-cell>
              <table:table-cell office:value-type="float" office:value="7.10526315789474">
                <text:p>7.10526315789474</text:p>
              </table:table-cell>
            </table:table-row>
            <table:table-row>
              <table:table-cell office:value-type="string">
                <text:p>1413</text:p>
              </table:table-cell>
              <table:table-cell office:value-type="float" office:value="1412">
                <text:p>1412</text:p>
              </table:table-cell>
              <table:table-cell office:value-type="float" office:value="7.52631578947368">
                <text:p>7.52631578947368</text:p>
              </table:table-cell>
            </table:table-row>
            <table:table-row>
              <table:table-cell office:value-type="string">
                <text:p>1414</text:p>
              </table:table-cell>
              <table:table-cell office:value-type="float" office:value="1413">
                <text:p>1413</text:p>
              </table:table-cell>
              <table:table-cell office:value-type="float" office:value="7.52631578947368">
                <text:p>7.52631578947368</text:p>
              </table:table-cell>
            </table:table-row>
            <table:table-row>
              <table:table-cell office:value-type="string">
                <text:p>1415</text:p>
              </table:table-cell>
              <table:table-cell office:value-type="float" office:value="1414">
                <text:p>1414</text:p>
              </table:table-cell>
              <table:table-cell office:value-type="float" office:value="7.52631578947368">
                <text:p>7.52631578947368</text:p>
              </table:table-cell>
            </table:table-row>
            <table:table-row>
              <table:table-cell office:value-type="string">
                <text:p>1416</text:p>
              </table:table-cell>
              <table:table-cell office:value-type="float" office:value="1415">
                <text:p>1415</text:p>
              </table:table-cell>
              <table:table-cell office:value-type="float" office:value="7.36842105263158">
                <text:p>7.36842105263158</text:p>
              </table:table-cell>
            </table:table-row>
            <table:table-row>
              <table:table-cell office:value-type="string">
                <text:p>1417</text:p>
              </table:table-cell>
              <table:table-cell office:value-type="float" office:value="1416">
                <text:p>1416</text:p>
              </table:table-cell>
              <table:table-cell office:value-type="float" office:value="7.15789473684211">
                <text:p>7.15789473684211</text:p>
              </table:table-cell>
            </table:table-row>
            <table:table-row>
              <table:table-cell office:value-type="string">
                <text:p>1418</text:p>
              </table:table-cell>
              <table:table-cell office:value-type="float" office:value="1417">
                <text:p>1417</text:p>
              </table:table-cell>
              <table:table-cell office:value-type="float" office:value="7.26315789473684">
                <text:p>7.26315789473684</text:p>
              </table:table-cell>
            </table:table-row>
            <table:table-row>
              <table:table-cell office:value-type="string">
                <text:p>1419</text:p>
              </table:table-cell>
              <table:table-cell office:value-type="float" office:value="1418">
                <text:p>1418</text:p>
              </table:table-cell>
              <table:table-cell office:value-type="float" office:value="7.31578947368421">
                <text:p>7.31578947368421</text:p>
              </table:table-cell>
            </table:table-row>
            <table:table-row>
              <table:table-cell office:value-type="string">
                <text:p>1420</text:p>
              </table:table-cell>
              <table:table-cell office:value-type="float" office:value="1419">
                <text:p>1419</text:p>
              </table:table-cell>
              <table:table-cell office:value-type="float" office:value="7.52631578947368">
                <text:p>7.52631578947368</text:p>
              </table:table-cell>
            </table:table-row>
            <table:table-row>
              <table:table-cell office:value-type="string">
                <text:p>1421</text:p>
              </table:table-cell>
              <table:table-cell office:value-type="float" office:value="1420">
                <text:p>1420</text:p>
              </table:table-cell>
              <table:table-cell office:value-type="float" office:value="7.68421052631579">
                <text:p>7.68421052631579</text:p>
              </table:table-cell>
            </table:table-row>
            <table:table-row>
              <table:table-cell office:value-type="string">
                <text:p>1422</text:p>
              </table:table-cell>
              <table:table-cell office:value-type="float" office:value="1421">
                <text:p>1421</text:p>
              </table:table-cell>
              <table:table-cell office:value-type="float" office:value="7.68421052631579">
                <text:p>7.68421052631579</text:p>
              </table:table-cell>
            </table:table-row>
            <table:table-row>
              <table:table-cell office:value-type="string">
                <text:p>1423</text:p>
              </table:table-cell>
              <table:table-cell office:value-type="float" office:value="1422">
                <text:p>1422</text:p>
              </table:table-cell>
              <table:table-cell office:value-type="float" office:value="7.21052631578947">
                <text:p>7.21052631578947</text:p>
              </table:table-cell>
            </table:table-row>
            <table:table-row>
              <table:table-cell office:value-type="string">
                <text:p>1424</text:p>
              </table:table-cell>
              <table:table-cell office:value-type="float" office:value="1423">
                <text:p>1423</text:p>
              </table:table-cell>
              <table:table-cell office:value-type="float" office:value="7.36842105263158">
                <text:p>7.36842105263158</text:p>
              </table:table-cell>
            </table:table-row>
            <table:table-row>
              <table:table-cell office:value-type="string">
                <text:p>1425</text:p>
              </table:table-cell>
              <table:table-cell office:value-type="float" office:value="1424">
                <text:p>1424</text:p>
              </table:table-cell>
              <table:table-cell office:value-type="float" office:value="7.57894736842105">
                <text:p>7.57894736842105</text:p>
              </table:table-cell>
            </table:table-row>
            <table:table-row>
              <table:table-cell office:value-type="string">
                <text:p>1426</text:p>
              </table:table-cell>
              <table:table-cell office:value-type="float" office:value="1425">
                <text:p>1425</text:p>
              </table:table-cell>
              <table:table-cell office:value-type="float" office:value="7.31578947368421">
                <text:p>7.31578947368421</text:p>
              </table:table-cell>
            </table:table-row>
            <table:table-row>
              <table:table-cell office:value-type="string">
                <text:p>1427</text:p>
              </table:table-cell>
              <table:table-cell office:value-type="float" office:value="1426">
                <text:p>1426</text:p>
              </table:table-cell>
              <table:table-cell office:value-type="float" office:value="7.73684210526316">
                <text:p>7.73684210526316</text:p>
              </table:table-cell>
            </table:table-row>
            <table:table-row>
              <table:table-cell office:value-type="string">
                <text:p>1428</text:p>
              </table:table-cell>
              <table:table-cell office:value-type="float" office:value="1427">
                <text:p>1427</text:p>
              </table:table-cell>
              <table:table-cell office:value-type="float" office:value="7.47368421052632">
                <text:p>7.47368421052632</text:p>
              </table:table-cell>
            </table:table-row>
            <table:table-row>
              <table:table-cell office:value-type="string">
                <text:p>1429</text:p>
              </table:table-cell>
              <table:table-cell office:value-type="float" office:value="1428">
                <text:p>1428</text:p>
              </table:table-cell>
              <table:table-cell office:value-type="float" office:value="7.21052631578947">
                <text:p>7.21052631578947</text:p>
              </table:table-cell>
            </table:table-row>
            <table:table-row>
              <table:table-cell office:value-type="string">
                <text:p>1430</text:p>
              </table:table-cell>
              <table:table-cell office:value-type="float" office:value="1429">
                <text:p>1429</text:p>
              </table:table-cell>
              <table:table-cell office:value-type="float" office:value="7.21052631578947">
                <text:p>7.21052631578947</text:p>
              </table:table-cell>
            </table:table-row>
            <table:table-row>
              <table:table-cell office:value-type="string">
                <text:p>1431</text:p>
              </table:table-cell>
              <table:table-cell office:value-type="float" office:value="1430">
                <text:p>1430</text:p>
              </table:table-cell>
              <table:table-cell office:value-type="float" office:value="6.94736842105263">
                <text:p>6.94736842105263</text:p>
              </table:table-cell>
            </table:table-row>
            <table:table-row>
              <table:table-cell office:value-type="string">
                <text:p>1432</text:p>
              </table:table-cell>
              <table:table-cell office:value-type="float" office:value="1431">
                <text:p>1431</text:p>
              </table:table-cell>
              <table:table-cell office:value-type="float" office:value="6.63157894736842">
                <text:p>6.63157894736842</text:p>
              </table:table-cell>
            </table:table-row>
            <table:table-row>
              <table:table-cell office:value-type="string">
                <text:p>1433</text:p>
              </table:table-cell>
              <table:table-cell office:value-type="float" office:value="1432">
                <text:p>1432</text:p>
              </table:table-cell>
              <table:table-cell office:value-type="float" office:value="6.47368421052632">
                <text:p>6.47368421052632</text:p>
              </table:table-cell>
            </table:table-row>
            <table:table-row>
              <table:table-cell office:value-type="string">
                <text:p>1434</text:p>
              </table:table-cell>
              <table:table-cell office:value-type="float" office:value="1433">
                <text:p>1433</text:p>
              </table:table-cell>
              <table:table-cell office:value-type="float" office:value="6.47368421052632">
                <text:p>6.47368421052632</text:p>
              </table:table-cell>
            </table:table-row>
            <table:table-row>
              <table:table-cell office:value-type="string">
                <text:p>1435</text:p>
              </table:table-cell>
              <table:table-cell office:value-type="float" office:value="1434">
                <text:p>1434</text:p>
              </table:table-cell>
              <table:table-cell office:value-type="float" office:value="6.52631578947368">
                <text:p>6.52631578947368</text:p>
              </table:table-cell>
            </table:table-row>
            <table:table-row>
              <table:table-cell office:value-type="string">
                <text:p>1436</text:p>
              </table:table-cell>
              <table:table-cell office:value-type="float" office:value="1435">
                <text:p>1435</text:p>
              </table:table-cell>
              <table:table-cell office:value-type="float" office:value="6.8421052631579">
                <text:p>6.8421052631579</text:p>
              </table:table-cell>
            </table:table-row>
            <table:table-row>
              <table:table-cell office:value-type="string">
                <text:p>1437</text:p>
              </table:table-cell>
              <table:table-cell office:value-type="float" office:value="1436">
                <text:p>1436</text:p>
              </table:table-cell>
              <table:table-cell office:value-type="float" office:value="6.78947368421053">
                <text:p>6.78947368421053</text:p>
              </table:table-cell>
            </table:table-row>
            <table:table-row>
              <table:table-cell office:value-type="string">
                <text:p>1438</text:p>
              </table:table-cell>
              <table:table-cell office:value-type="float" office:value="1437">
                <text:p>143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439</text:p>
              </table:table-cell>
              <table:table-cell office:value-type="float" office:value="1438">
                <text:p>1438</text:p>
              </table:table-cell>
              <table:table-cell office:value-type="float" office:value="7.05263157894737">
                <text:p>7.05263157894737</text:p>
              </table:table-cell>
            </table:table-row>
            <table:table-row>
              <table:table-cell office:value-type="string">
                <text:p>1440</text:p>
              </table:table-cell>
              <table:table-cell office:value-type="float" office:value="1439">
                <text:p>1439</text:p>
              </table:table-cell>
              <table:table-cell office:value-type="float" office:value="6.89473684210526">
                <text:p>6.89473684210526</text:p>
              </table:table-cell>
            </table:table-row>
            <table:table-row>
              <table:table-cell office:value-type="string">
                <text:p>1441</text:p>
              </table:table-cell>
              <table:table-cell office:value-type="float" office:value="1440">
                <text:p>1440</text:p>
              </table:table-cell>
              <table:table-cell office:value-type="float" office:value="6.78947368421053">
                <text:p>6.78947368421053</text:p>
              </table:table-cell>
            </table:table-row>
            <table:table-row>
              <table:table-cell office:value-type="string">
                <text:p>1442</text:p>
              </table:table-cell>
              <table:table-cell office:value-type="float" office:value="1441">
                <text:p>1441</text:p>
              </table:table-cell>
              <table:table-cell office:value-type="float" office:value="6.63157894736842">
                <text:p>6.63157894736842</text:p>
              </table:table-cell>
            </table:table-row>
            <table:table-row>
              <table:table-cell office:value-type="string">
                <text:p>1443</text:p>
              </table:table-cell>
              <table:table-cell office:value-type="float" office:value="1442">
                <text:p>1442</text:p>
              </table:table-cell>
              <table:table-cell office:value-type="float" office:value="6.73684210526316">
                <text:p>6.73684210526316</text:p>
              </table:table-cell>
            </table:table-row>
            <table:table-row>
              <table:table-cell office:value-type="string">
                <text:p>1444</text:p>
              </table:table-cell>
              <table:table-cell office:value-type="float" office:value="1443">
                <text:p>1443</text:p>
              </table:table-cell>
              <table:table-cell office:value-type="float" office:value="6.68421052631579">
                <text:p>6.68421052631579</text:p>
              </table:table-cell>
            </table:table-row>
            <table:table-row>
              <table:table-cell office:value-type="string">
                <text:p>1445</text:p>
              </table:table-cell>
              <table:table-cell office:value-type="float" office:value="1444">
                <text:p>1444</text:p>
              </table:table-cell>
              <table:table-cell office:value-type="float" office:value="6.8421052631579">
                <text:p>6.8421052631579</text:p>
              </table:table-cell>
            </table:table-row>
            <table:table-row>
              <table:table-cell office:value-type="string">
                <text:p>1446</text:p>
              </table:table-cell>
              <table:table-cell office:value-type="float" office:value="1445">
                <text:p>1445</text:p>
              </table:table-cell>
              <table:table-cell office:value-type="float" office:value="6.63157894736842">
                <text:p>6.63157894736842</text:p>
              </table:table-cell>
            </table:table-row>
            <table:table-row>
              <table:table-cell office:value-type="string">
                <text:p>1447</text:p>
              </table:table-cell>
              <table:table-cell office:value-type="float" office:value="1446">
                <text:p>1446</text:p>
              </table:table-cell>
              <table:table-cell office:value-type="float" office:value="6.78947368421053">
                <text:p>6.78947368421053</text:p>
              </table:table-cell>
            </table:table-row>
            <table:table-row>
              <table:table-cell office:value-type="string">
                <text:p>1448</text:p>
              </table:table-cell>
              <table:table-cell office:value-type="float" office:value="1447">
                <text:p>1447</text:p>
              </table:table-cell>
              <table:table-cell office:value-type="float" office:value="6.94736842105263">
                <text:p>6.94736842105263</text:p>
              </table:table-cell>
            </table:table-row>
            <table:table-row>
              <table:table-cell office:value-type="string">
                <text:p>1449</text:p>
              </table:table-cell>
              <table:table-cell office:value-type="float" office:value="1448">
                <text:p>1448</text:p>
              </table:table-cell>
              <table:table-cell office:value-type="float" office:value="6.89473684210526">
                <text:p>6.89473684210526</text:p>
              </table:table-cell>
            </table:table-row>
            <table:table-row>
              <table:table-cell office:value-type="string">
                <text:p>1450</text:p>
              </table:table-cell>
              <table:table-cell office:value-type="float" office:value="1449">
                <text:p>1449</text:p>
              </table:table-cell>
              <table:table-cell office:value-type="float" office:value="7.21052631578947">
                <text:p>7.21052631578947</text:p>
              </table:table-cell>
            </table:table-row>
            <table:table-row>
              <table:table-cell office:value-type="string">
                <text:p>1451</text:p>
              </table:table-cell>
              <table:table-cell office:value-type="float" office:value="1450">
                <text:p>1450</text:p>
              </table:table-cell>
              <table:table-cell office:value-type="float" office:value="7.21052631578947">
                <text:p>7.21052631578947</text:p>
              </table:table-cell>
            </table:table-row>
            <table:table-row>
              <table:table-cell office:value-type="string">
                <text:p>1452</text:p>
              </table:table-cell>
              <table:table-cell office:value-type="float" office:value="1451">
                <text:p>1451</text:p>
              </table:table-cell>
              <table:table-cell office:value-type="float" office:value="7.47368421052632">
                <text:p>7.47368421052632</text:p>
              </table:table-cell>
            </table:table-row>
            <table:table-row>
              <table:table-cell office:value-type="string">
                <text:p>1453</text:p>
              </table:table-cell>
              <table:table-cell office:value-type="float" office:value="1452">
                <text:p>1452</text:p>
              </table:table-cell>
              <table:table-cell office:value-type="float" office:value="7.52631578947368">
                <text:p>7.52631578947368</text:p>
              </table:table-cell>
            </table:table-row>
            <table:table-row>
              <table:table-cell office:value-type="string">
                <text:p>1454</text:p>
              </table:table-cell>
              <table:table-cell office:value-type="float" office:value="1453">
                <text:p>1453</text:p>
              </table:table-cell>
              <table:table-cell office:value-type="float" office:value="7.42105263157895">
                <text:p>7.42105263157895</text:p>
              </table:table-cell>
            </table:table-row>
            <table:table-row>
              <table:table-cell office:value-type="string">
                <text:p>1455</text:p>
              </table:table-cell>
              <table:table-cell office:value-type="float" office:value="1454">
                <text:p>1454</text:p>
              </table:table-cell>
              <table:table-cell office:value-type="float" office:value="7.05263157894737">
                <text:p>7.05263157894737</text:p>
              </table:table-cell>
            </table:table-row>
            <table:table-row>
              <table:table-cell office:value-type="string">
                <text:p>1456</text:p>
              </table:table-cell>
              <table:table-cell office:value-type="float" office:value="1455">
                <text:p>1455</text:p>
              </table:table-cell>
              <table:table-cell office:value-type="float" office:value="7.05263157894737">
                <text:p>7.05263157894737</text:p>
              </table:table-cell>
            </table:table-row>
            <table:table-row>
              <table:table-cell office:value-type="string">
                <text:p>1457</text:p>
              </table:table-cell>
              <table:table-cell office:value-type="float" office:value="1456">
                <text:p>1456</text:p>
              </table:table-cell>
              <table:table-cell office:value-type="float" office:value="6.94736842105263">
                <text:p>6.94736842105263</text:p>
              </table:table-cell>
            </table:table-row>
            <table:table-row>
              <table:table-cell office:value-type="string">
                <text:p>1458</text:p>
              </table:table-cell>
              <table:table-cell office:value-type="float" office:value="1457">
                <text:p>1457</text:p>
              </table:table-cell>
              <table:table-cell office:value-type="float" office:value="7.05263157894737">
                <text:p>7.05263157894737</text:p>
              </table:table-cell>
            </table:table-row>
            <table:table-row>
              <table:table-cell office:value-type="string">
                <text:p>1459</text:p>
              </table:table-cell>
              <table:table-cell office:value-type="float" office:value="1458">
                <text:p>1458</text:p>
              </table:table-cell>
              <table:table-cell office:value-type="float" office:value="6.8421052631579">
                <text:p>6.8421052631579</text:p>
              </table:table-cell>
            </table:table-row>
            <table:table-row>
              <table:table-cell office:value-type="string">
                <text:p>1460</text:p>
              </table:table-cell>
              <table:table-cell office:value-type="float" office:value="1459">
                <text:p>1459</text:p>
              </table:table-cell>
              <table:table-cell office:value-type="float" office:value="6.89473684210526">
                <text:p>6.89473684210526</text:p>
              </table:table-cell>
            </table:table-row>
            <table:table-row>
              <table:table-cell office:value-type="string">
                <text:p>1461</text:p>
              </table:table-cell>
              <table:table-cell office:value-type="float" office:value="1460">
                <text:p>1460</text:p>
              </table:table-cell>
              <table:table-cell office:value-type="float" office:value="6.94736842105263">
                <text:p>6.94736842105263</text:p>
              </table:table-cell>
            </table:table-row>
            <table:table-row>
              <table:table-cell office:value-type="string">
                <text:p>1462</text:p>
              </table:table-cell>
              <table:table-cell office:value-type="float" office:value="1461">
                <text:p>1461</text:p>
              </table:table-cell>
              <table:table-cell office:value-type="float" office:value="6.89473684210526">
                <text:p>6.89473684210526</text:p>
              </table:table-cell>
            </table:table-row>
            <table:table-row>
              <table:table-cell office:value-type="string">
                <text:p>1463</text:p>
              </table:table-cell>
              <table:table-cell office:value-type="float" office:value="1462">
                <text:p>1462</text:p>
              </table:table-cell>
              <table:table-cell office:value-type="float" office:value="6.94736842105263">
                <text:p>6.94736842105263</text:p>
              </table:table-cell>
            </table:table-row>
            <table:table-row>
              <table:table-cell office:value-type="string">
                <text:p>1464</text:p>
              </table:table-cell>
              <table:table-cell office:value-type="float" office:value="1463">
                <text:p>1463</text:p>
              </table:table-cell>
              <table:table-cell office:value-type="float" office:value="7.10526315789474">
                <text:p>7.10526315789474</text:p>
              </table:table-cell>
            </table:table-row>
            <table:table-row>
              <table:table-cell office:value-type="string">
                <text:p>1465</text:p>
              </table:table-cell>
              <table:table-cell office:value-type="float" office:value="1464">
                <text:p>1464</text:p>
              </table:table-cell>
              <table:table-cell office:value-type="float" office:value="7.26315789473684">
                <text:p>7.26315789473684</text:p>
              </table:table-cell>
            </table:table-row>
            <table:table-row>
              <table:table-cell office:value-type="string">
                <text:p>1466</text:p>
              </table:table-cell>
              <table:table-cell office:value-type="float" office:value="1465">
                <text:p>1465</text:p>
              </table:table-cell>
              <table:table-cell office:value-type="float" office:value="7.26315789473684">
                <text:p>7.26315789473684</text:p>
              </table:table-cell>
            </table:table-row>
            <table:table-row>
              <table:table-cell office:value-type="string">
                <text:p>1467</text:p>
              </table:table-cell>
              <table:table-cell office:value-type="float" office:value="1466">
                <text:p>1466</text:p>
              </table:table-cell>
              <table:table-cell office:value-type="float" office:value="7.21052631578947">
                <text:p>7.21052631578947</text:p>
              </table:table-cell>
            </table:table-row>
            <table:table-row>
              <table:table-cell office:value-type="string">
                <text:p>1468</text:p>
              </table:table-cell>
              <table:table-cell office:value-type="float" office:value="1467">
                <text:p>1467</text:p>
              </table:table-cell>
              <table:table-cell office:value-type="float" office:value="7.10526315789474">
                <text:p>7.10526315789474</text:p>
              </table:table-cell>
            </table:table-row>
            <table:table-row>
              <table:table-cell office:value-type="string">
                <text:p>1469</text:p>
              </table:table-cell>
              <table:table-cell office:value-type="float" office:value="1468">
                <text:p>1468</text:p>
              </table:table-cell>
              <table:table-cell office:value-type="float" office:value="6.94736842105263">
                <text:p>6.94736842105263</text:p>
              </table:table-cell>
            </table:table-row>
            <table:table-row>
              <table:table-cell office:value-type="string">
                <text:p>1470</text:p>
              </table:table-cell>
              <table:table-cell office:value-type="float" office:value="1469">
                <text:p>146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471</text:p>
              </table:table-cell>
              <table:table-cell office:value-type="float" office:value="1470">
                <text:p>1470</text:p>
              </table:table-cell>
              <table:table-cell office:value-type="float" office:value="6.94736842105263">
                <text:p>6.94736842105263</text:p>
              </table:table-cell>
            </table:table-row>
            <table:table-row>
              <table:table-cell office:value-type="string">
                <text:p>1472</text:p>
              </table:table-cell>
              <table:table-cell office:value-type="float" office:value="1471">
                <text:p>1471</text:p>
              </table:table-cell>
              <table:table-cell office:value-type="float" office:value="6.89473684210526">
                <text:p>6.89473684210526</text:p>
              </table:table-cell>
            </table:table-row>
            <table:table-row>
              <table:table-cell office:value-type="string">
                <text:p>1473</text:p>
              </table:table-cell>
              <table:table-cell office:value-type="float" office:value="1472">
                <text:p>1472</text:p>
              </table:table-cell>
              <table:table-cell office:value-type="float" office:value="6.8421052631579">
                <text:p>6.8421052631579</text:p>
              </table:table-cell>
            </table:table-row>
            <table:table-row>
              <table:table-cell office:value-type="string">
                <text:p>1474</text:p>
              </table:table-cell>
              <table:table-cell office:value-type="float" office:value="1473">
                <text:p>1473</text:p>
              </table:table-cell>
              <table:table-cell office:value-type="float" office:value="6.73684210526316">
                <text:p>6.73684210526316</text:p>
              </table:table-cell>
            </table:table-row>
            <table:table-row>
              <table:table-cell office:value-type="string">
                <text:p>1475</text:p>
              </table:table-cell>
              <table:table-cell office:value-type="float" office:value="1474">
                <text:p>1474</text:p>
              </table:table-cell>
              <table:table-cell office:value-type="float" office:value="6.68421052631579">
                <text:p>6.68421052631579</text:p>
              </table:table-cell>
            </table:table-row>
            <table:table-row>
              <table:table-cell office:value-type="string">
                <text:p>1476</text:p>
              </table:table-cell>
              <table:table-cell office:value-type="float" office:value="1475">
                <text:p>1475</text:p>
              </table:table-cell>
              <table:table-cell office:value-type="float" office:value="6.78947368421053">
                <text:p>6.78947368421053</text:p>
              </table:table-cell>
            </table:table-row>
            <table:table-row>
              <table:table-cell office:value-type="string">
                <text:p>1477</text:p>
              </table:table-cell>
              <table:table-cell office:value-type="float" office:value="1476">
                <text:p>1476</text:p>
              </table:table-cell>
              <table:table-cell office:value-type="float" office:value="6.89473684210526">
                <text:p>6.89473684210526</text:p>
              </table:table-cell>
            </table:table-row>
            <table:table-row>
              <table:table-cell office:value-type="string">
                <text:p>1478</text:p>
              </table:table-cell>
              <table:table-cell office:value-type="float" office:value="1477">
                <text:p>1477</text:p>
              </table:table-cell>
              <table:table-cell office:value-type="float" office:value="6.94736842105263">
                <text:p>6.94736842105263</text:p>
              </table:table-cell>
            </table:table-row>
            <table:table-row>
              <table:table-cell office:value-type="string">
                <text:p>1479</text:p>
              </table:table-cell>
              <table:table-cell office:value-type="float" office:value="1478">
                <text:p>1478</text:p>
              </table:table-cell>
              <table:table-cell office:value-type="float" office:value="6.73684210526316">
                <text:p>6.73684210526316</text:p>
              </table:table-cell>
            </table:table-row>
            <table:table-row>
              <table:table-cell office:value-type="string">
                <text:p>1480</text:p>
              </table:table-cell>
              <table:table-cell office:value-type="float" office:value="1479">
                <text:p>1479</text:p>
              </table:table-cell>
              <table:table-cell office:value-type="float" office:value="6.73684210526316">
                <text:p>6.73684210526316</text:p>
              </table:table-cell>
            </table:table-row>
            <table:table-row>
              <table:table-cell office:value-type="string">
                <text:p>1481</text:p>
              </table:table-cell>
              <table:table-cell office:value-type="float" office:value="1480">
                <text:p>1480</text:p>
              </table:table-cell>
              <table:table-cell office:value-type="float" office:value="6.68421052631579">
                <text:p>6.68421052631579</text:p>
              </table:table-cell>
            </table:table-row>
            <table:table-row>
              <table:table-cell office:value-type="string">
                <text:p>1482</text:p>
              </table:table-cell>
              <table:table-cell office:value-type="float" office:value="1481">
                <text:p>1481</text:p>
              </table:table-cell>
              <table:table-cell office:value-type="float" office:value="6.68421052631579">
                <text:p>6.68421052631579</text:p>
              </table:table-cell>
            </table:table-row>
            <table:table-row>
              <table:table-cell office:value-type="string">
                <text:p>1483</text:p>
              </table:table-cell>
              <table:table-cell office:value-type="float" office:value="1482">
                <text:p>1482</text:p>
              </table:table-cell>
              <table:table-cell office:value-type="float" office:value="6.52631578947368">
                <text:p>6.52631578947368</text:p>
              </table:table-cell>
            </table:table-row>
            <table:table-row>
              <table:table-cell office:value-type="string">
                <text:p>1484</text:p>
              </table:table-cell>
              <table:table-cell office:value-type="float" office:value="1483">
                <text:p>1483</text:p>
              </table:table-cell>
              <table:table-cell office:value-type="float" office:value="6.42105263157895">
                <text:p>6.42105263157895</text:p>
              </table:table-cell>
            </table:table-row>
            <table:table-row>
              <table:table-cell office:value-type="string">
                <text:p>1485</text:p>
              </table:table-cell>
              <table:table-cell office:value-type="float" office:value="1484">
                <text:p>1484</text:p>
              </table:table-cell>
              <table:table-cell office:value-type="float" office:value="6.05263157894737">
                <text:p>6.05263157894737</text:p>
              </table:table-cell>
            </table:table-row>
            <table:table-row>
              <table:table-cell office:value-type="string">
                <text:p>1486</text:p>
              </table:table-cell>
              <table:table-cell office:value-type="float" office:value="1485">
                <text:p>1485</text:p>
              </table:table-cell>
              <table:table-cell office:value-type="float" office:value="6.42105263157895">
                <text:p>6.42105263157895</text:p>
              </table:table-cell>
            </table:table-row>
            <table:table-row>
              <table:table-cell office:value-type="string">
                <text:p>1487</text:p>
              </table:table-cell>
              <table:table-cell office:value-type="float" office:value="1486">
                <text:p>1486</text:p>
              </table:table-cell>
              <table:table-cell office:value-type="float" office:value="6.73684210526316">
                <text:p>6.73684210526316</text:p>
              </table:table-cell>
            </table:table-row>
            <table:table-row>
              <table:table-cell office:value-type="string">
                <text:p>1488</text:p>
              </table:table-cell>
              <table:table-cell office:value-type="float" office:value="1487">
                <text:p>1487</text:p>
              </table:table-cell>
              <table:table-cell office:value-type="float" office:value="6.63157894736842">
                <text:p>6.63157894736842</text:p>
              </table:table-cell>
            </table:table-row>
            <table:table-row>
              <table:table-cell office:value-type="string">
                <text:p>1489</text:p>
              </table:table-cell>
              <table:table-cell office:value-type="float" office:value="1488">
                <text:p>1488</text:p>
              </table:table-cell>
              <table:table-cell office:value-type="float" office:value="6.63157894736842">
                <text:p>6.63157894736842</text:p>
              </table:table-cell>
            </table:table-row>
            <table:table-row>
              <table:table-cell office:value-type="string">
                <text:p>1490</text:p>
              </table:table-cell>
              <table:table-cell office:value-type="float" office:value="1489">
                <text:p>1489</text:p>
              </table:table-cell>
              <table:table-cell office:value-type="float" office:value="6.47368421052632">
                <text:p>6.47368421052632</text:p>
              </table:table-cell>
            </table:table-row>
            <table:table-row>
              <table:table-cell office:value-type="string">
                <text:p>1491</text:p>
              </table:table-cell>
              <table:table-cell office:value-type="float" office:value="1490">
                <text:p>1490</text:p>
              </table:table-cell>
              <table:table-cell office:value-type="float" office:value="6.31578947368421">
                <text:p>6.31578947368421</text:p>
              </table:table-cell>
            </table:table-row>
            <table:table-row>
              <table:table-cell office:value-type="string">
                <text:p>1492</text:p>
              </table:table-cell>
              <table:table-cell office:value-type="float" office:value="1491">
                <text:p>1491</text:p>
              </table:table-cell>
              <table:table-cell office:value-type="float" office:value="6.57894736842105">
                <text:p>6.57894736842105</text:p>
              </table:table-cell>
            </table:table-row>
            <table:table-row>
              <table:table-cell office:value-type="string">
                <text:p>1493</text:p>
              </table:table-cell>
              <table:table-cell office:value-type="float" office:value="1492">
                <text:p>1492</text:p>
              </table:table-cell>
              <table:table-cell office:value-type="float" office:value="6.73684210526316">
                <text:p>6.73684210526316</text:p>
              </table:table-cell>
            </table:table-row>
            <table:table-row>
              <table:table-cell office:value-type="string">
                <text:p>1494</text:p>
              </table:table-cell>
              <table:table-cell office:value-type="float" office:value="1493">
                <text:p>1493</text:p>
              </table:table-cell>
              <table:table-cell office:value-type="float" office:value="6.73684210526316">
                <text:p>6.73684210526316</text:p>
              </table:table-cell>
            </table:table-row>
            <table:table-row>
              <table:table-cell office:value-type="string">
                <text:p>1495</text:p>
              </table:table-cell>
              <table:table-cell office:value-type="float" office:value="1494">
                <text:p>1494</text:p>
              </table:table-cell>
              <table:table-cell office:value-type="float" office:value="6.68421052631579">
                <text:p>6.68421052631579</text:p>
              </table:table-cell>
            </table:table-row>
            <table:table-row>
              <table:table-cell office:value-type="string">
                <text:p>1496</text:p>
              </table:table-cell>
              <table:table-cell office:value-type="float" office:value="1495">
                <text:p>1495</text:p>
              </table:table-cell>
              <table:table-cell office:value-type="float" office:value="6.36842105263158">
                <text:p>6.36842105263158</text:p>
              </table:table-cell>
            </table:table-row>
            <table:table-row>
              <table:table-cell office:value-type="string">
                <text:p>1497</text:p>
              </table:table-cell>
              <table:table-cell office:value-type="float" office:value="1496">
                <text:p>1496</text:p>
              </table:table-cell>
              <table:table-cell office:value-type="float" office:value="6.47368421052632">
                <text:p>6.47368421052632</text:p>
              </table:table-cell>
            </table:table-row>
            <table:table-row>
              <table:table-cell office:value-type="string">
                <text:p>1498</text:p>
              </table:table-cell>
              <table:table-cell office:value-type="float" office:value="1497">
                <text:p>1497</text:p>
              </table:table-cell>
              <table:table-cell office:value-type="float" office:value="6.8421052631579">
                <text:p>6.8421052631579</text:p>
              </table:table-cell>
            </table:table-row>
            <table:table-row>
              <table:table-cell office:value-type="string">
                <text:p>1499</text:p>
              </table:table-cell>
              <table:table-cell office:value-type="float" office:value="1498">
                <text:p>1498</text:p>
              </table:table-cell>
              <table:table-cell office:value-type="float" office:value="6.89473684210526">
                <text:p>6.8947368421052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8.5.2$Linux_X86_64 LibreOffice_project/58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